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0" style:family="table-column">
      <style:table-column-properties fo:break-before="auto" style:column-width="113.44pt"/>
    </style:style>
    <style:style style:name="co31" style:family="table-column">
      <style:table-column-properties fo:break-before="auto" style:column-width="115.74pt"/>
    </style:style>
    <style:style style:name="co29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31.86pt"/>
    </style:style>
    <style:style style:name="co7" style:family="table-column">
      <style:table-column-properties fo:break-before="auto" style:column-width="16.44pt"/>
    </style:style>
    <style:style style:name="co8" style:family="table-column">
      <style:table-column-properties fo:break-before="auto" style:column-width="19.5pt"/>
    </style:style>
    <style:style style:name="co9" style:family="table-column">
      <style:table-column-properties fo:break-before="auto" style:column-width="17.21pt"/>
    </style:style>
    <style:style style:name="co10" style:family="table-column">
      <style:table-column-properties fo:break-before="auto" style:column-width="38.81pt"/>
    </style:style>
    <style:style style:name="co11" style:family="table-column">
      <style:table-column-properties fo:break-before="auto" style:column-width="35.74pt"/>
    </style:style>
    <style:style style:name="co12" style:family="table-column">
      <style:table-column-properties fo:break-before="auto" style:column-width="40.34pt"/>
    </style:style>
    <style:style style:name="co13" style:family="table-column">
      <style:table-column-properties fo:break-before="auto" style:column-width="36.51pt"/>
    </style:style>
    <style:style style:name="co14" style:family="table-column">
      <style:table-column-properties fo:break-before="auto" style:column-width="47.31pt"/>
    </style:style>
    <style:style style:name="co15" style:family="table-column">
      <style:table-column-properties fo:break-before="auto" style:column-width="45.01pt"/>
    </style:style>
    <style:style style:name="co16" style:family="table-column">
      <style:table-column-properties fo:break-before="auto" style:column-width="28.01pt"/>
    </style:style>
    <style:style style:name="co17" style:family="table-column">
      <style:table-column-properties fo:break-before="auto" style:column-width="29.54pt"/>
    </style:style>
    <style:style style:name="co18" style:family="table-column">
      <style:table-column-properties fo:break-before="auto" style:column-width="20.3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55.05pt"/>
    </style:style>
    <style:style style:name="co21" style:family="table-column">
      <style:table-column-properties fo:break-before="auto" style:column-width="61.99pt"/>
    </style:style>
    <style:style style:name="co22" style:family="table-column">
      <style:table-column-properties fo:break-before="auto" style:column-width="55.81pt"/>
    </style:style>
    <style:style style:name="co23" style:family="table-column">
      <style:table-column-properties fo:break-before="auto" style:column-width="50.4pt"/>
    </style:style>
    <style:style style:name="co24" style:family="table-column">
      <style:table-column-properties fo:break-before="auto" style:column-width="51.14pt"/>
    </style:style>
    <style:style style:name="co25" style:family="table-column">
      <style:table-column-properties fo:break-before="auto" style:column-width="24.89pt"/>
    </style:style>
    <style:style style:name="co26" style:family="table-column">
      <style:table-column-properties fo:break-before="auto" style:column-width="34.21pt"/>
    </style:style>
    <style:style style:name="co27" style:family="table-column">
      <style:table-column-properties fo:break-before="auto" style:column-width="49.66pt"/>
    </style:style>
    <style:style style:name="co28" style:family="table-column">
      <style:table-column-properties fo:break-before="auto" style:column-width="51.96pt"/>
    </style:style>
    <style:style style:name="co32" style:family="table-column">
      <style:table-column-properties fo:break-before="auto" style:column-width="44.19pt"/>
    </style:style>
    <style:style style:name="co33" style:family="table-column">
      <style:table-column-properties fo:break-before="auto" style:column-width="32.66pt"/>
    </style:style>
    <style:style style:name="co34" style:family="table-column">
      <style:table-column-properties fo:break-before="auto" style:column-width="38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5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50"/>
    <style:style style:name="ce4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23" table:number-columns-repeated="2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string" calcext:value-type="string">
            <text:p>2019-10-08 09:46:34</text:p>
          </table:table-cell>
          <table:table-cell office:value-type="float" office:value="10614732" calcext:value-type="float">
            <text:p>106147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739300" calcext:value-type="float">
            <text:p>5739300</text:p>
          </table:table-cell>
          <table:table-cell office:value-type="float" office:value="33264" calcext:value-type="float">
            <text:p>33264</text:p>
          </table:table-cell>
          <table:table-cell office:value-type="float" office:value="9584" calcext:value-type="float">
            <text:p>9584</text:p>
          </table:table-cell>
          <table:table-cell office:value-type="float" office:value="23680" calcext:value-type="float">
            <text:p>236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82" calcext:value-type="float">
            <text:p>1382</text:p>
          </table:table-cell>
          <table:table-cell office:value-type="float" office:value="4480" calcext:value-type="float">
            <text:p>4480</text:p>
          </table:table-cell>
          <table:table-cell office:value-type="float" office:value="102" calcext:value-type="float">
            <text:p>102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-10-08 09:46:35</text:p>
          </table:table-cell>
          <table:table-cell office:value-type="float" office:value="10571032" calcext:value-type="float">
            <text:p>10571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7240" calcext:value-type="float">
            <text:p>6147240</text:p>
          </table:table-cell>
          <table:table-cell office:value-type="float" office:value="74212" calcext:value-type="float">
            <text:p>74212</text:p>
          </table:table-cell>
          <table:table-cell office:value-type="float" office:value="37856" calcext:value-type="float">
            <text:p>37856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47" calcext:value-type="float">
            <text:p>3847</text:p>
          </table:table-cell>
          <table:table-cell office:value-type="float" office:value="13440" calcext:value-type="float">
            <text:p>13440</text:p>
          </table:table-cell>
          <table:table-cell office:value-type="float" office:value="11220" calcext:value-type="float">
            <text:p>11220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2400" calcext:value-type="float">
            <text:p>22400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36</text:p>
          </table:table-cell>
          <table:table-cell office:value-type="float" office:value="10571032" calcext:value-type="float">
            <text:p>10571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7240" calcext:value-type="float">
            <text:p>6147240</text:p>
          </table:table-cell>
          <table:table-cell office:value-type="float" office:value="74212" calcext:value-type="float">
            <text:p>74212</text:p>
          </table:table-cell>
          <table:table-cell office:value-type="float" office:value="37856" calcext:value-type="float">
            <text:p>3785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47" calcext:value-type="float">
            <text:p>3847</text:p>
          </table:table-cell>
          <table:table-cell office:value-type="float" office:value="13440" calcext:value-type="float">
            <text:p>13440</text:p>
          </table:table-cell>
          <table:table-cell office:value-type="float" office:value="11220" calcext:value-type="float">
            <text:p>11220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2400" calcext:value-type="float">
            <text:p>22400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37</text:p>
          </table:table-cell>
          <table:table-cell office:value-type="float" office:value="10599940" calcext:value-type="float">
            <text:p>10599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7240" calcext:value-type="float">
            <text:p>6147240</text:p>
          </table:table-cell>
          <table:table-cell office:value-type="float" office:value="74212" calcext:value-type="float">
            <text:p>74212</text:p>
          </table:table-cell>
          <table:table-cell office:value-type="float" office:value="37856" calcext:value-type="float">
            <text:p>3785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47" calcext:value-type="float">
            <text:p>3847</text:p>
          </table:table-cell>
          <table:table-cell office:value-type="float" office:value="13440" calcext:value-type="float">
            <text:p>13440</text:p>
          </table:table-cell>
          <table:table-cell office:value-type="float" office:value="11220" calcext:value-type="float">
            <text:p>11220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2400" calcext:value-type="float">
            <text:p>22400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38</text:p>
          </table:table-cell>
          <table:table-cell office:value-type="float" office:value="10600064" calcext:value-type="float">
            <text:p>1060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7240" calcext:value-type="float">
            <text:p>6147240</text:p>
          </table:table-cell>
          <table:table-cell office:value-type="float" office:value="74212" calcext:value-type="float">
            <text:p>74212</text:p>
          </table:table-cell>
          <table:table-cell office:value-type="float" office:value="37856" calcext:value-type="float">
            <text:p>3785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47" calcext:value-type="float">
            <text:p>3847</text:p>
          </table:table-cell>
          <table:table-cell office:value-type="float" office:value="13440" calcext:value-type="float">
            <text:p>13440</text:p>
          </table:table-cell>
          <table:table-cell office:value-type="float" office:value="11220" calcext:value-type="float">
            <text:p>11220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2400" calcext:value-type="float">
            <text:p>22400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39</text:p>
          </table:table-cell>
          <table:table-cell office:value-type="float" office:value="10554436" calcext:value-type="float">
            <text:p>10554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3624" calcext:value-type="float">
            <text:p>6163624</text:p>
          </table:table-cell>
          <table:table-cell office:value-type="float" office:value="105632" calcext:value-type="float">
            <text:p>105632</text:p>
          </table:table-cell>
          <table:table-cell office:value-type="float" office:value="69276" calcext:value-type="float">
            <text:p>69276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9492" calcext:value-type="float">
            <text:p>9492</text:p>
          </table:table-cell>
          <table:table-cell office:value-type="float" office:value="32768" calcext:value-type="float">
            <text:p>32768</text:p>
          </table:table-cell>
          <table:table-cell office:value-type="float" office:value="28567" calcext:value-type="float">
            <text:p>28567</text:p>
          </table:table-cell>
          <table:table-cell office:value-type="float" office:value="4352" calcext:value-type="float">
            <text:p>4352</text:p>
          </table:table-cell>
          <table:table-cell office:value-type="float" office:value="2347" calcext:value-type="float">
            <text:p>2347</text:p>
          </table:table-cell>
          <table:table-cell office:value-type="float" office:value="38316" calcext:value-type="float">
            <text:p>3831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588" calcext:value-type="float">
            <text:p>1588</text:p>
          </table:table-cell>
          <table:table-cell office:value-type="float" office:value="208" calcext:value-type="float">
            <text:p>208</text:p>
          </table:table-cell>
          <table:table-cell office:value-type="float" office:value="4359" calcext:value-type="float">
            <text:p>4359</text:p>
          </table:table-cell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40</text:p>
          </table:table-cell>
          <table:table-cell office:value-type="float" office:value="10401052" calcext:value-type="float">
            <text:p>10401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41448" calcext:value-type="float">
            <text:p>6241448</text:p>
          </table:table-cell>
          <table:table-cell office:value-type="float" office:value="258340" calcext:value-type="float">
            <text:p>258340</text:p>
          </table:table-cell>
          <table:table-cell office:value-type="float" office:value="221984" calcext:value-type="float">
            <text:p>221984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15229" calcext:value-type="float">
            <text:p>15229</text:p>
          </table:table-cell>
          <table:table-cell office:value-type="float" office:value="123544" calcext:value-type="float">
            <text:p>123544</text:p>
          </table:table-cell>
          <table:table-cell office:value-type="float" office:value="110086" calcext:value-type="float">
            <text:p>110086</text:p>
          </table:table-cell>
          <table:table-cell office:value-type="float" office:value="17304" calcext:value-type="float">
            <text:p>17304</text:p>
          </table:table-cell>
          <table:table-cell office:value-type="float" office:value="7262" calcext:value-type="float">
            <text:p>7262</text:p>
          </table:table-cell>
          <table:table-cell office:value-type="float" office:value="174976" calcext:value-type="float">
            <text:p>17497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072" calcext:value-type="float">
            <text:p>8072</text:p>
          </table:table-cell>
          <table:table-cell office:value-type="float" office:value="208" calcext:value-type="float">
            <text:p>208</text:p>
          </table:table-cell>
          <table:table-cell office:value-type="float" office:value="10843" calcext:value-type="float">
            <text:p>10843</text:p>
          </table:table-cell>
          <table:table-cell office:value-type="float" office:value="6484" calcext:value-type="float">
            <text:p>6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41</text:p>
          </table:table-cell>
          <table:table-cell office:value-type="float" office:value="10253168" calcext:value-type="float">
            <text:p>10253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3000" calcext:value-type="float">
            <text:p>6393000</text:p>
          </table:table-cell>
          <table:table-cell office:value-type="float" office:value="420556" calcext:value-type="float">
            <text:p>420556</text:p>
          </table:table-cell>
          <table:table-cell office:value-type="float" office:value="384200" calcext:value-type="float">
            <text:p>384200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9568" calcext:value-type="float">
            <text:p>109568</text:p>
          </table:table-cell>
          <table:table-cell office:value-type="float" office:value="43790" calcext:value-type="float">
            <text:p>43790</text:p>
          </table:table-cell>
          <table:table-cell office:value-type="float" office:value="223640" calcext:value-type="float">
            <text:p>223640</text:p>
          </table:table-cell>
          <table:table-cell office:value-type="float" office:value="200075" calcext:value-type="float">
            <text:p>200075</text:p>
          </table:table-cell>
          <table:table-cell office:value-type="float" office:value="31640" calcext:value-type="float">
            <text:p>31640</text:p>
          </table:table-cell>
          <table:table-cell office:value-type="float" office:value="12687" calcext:value-type="float">
            <text:p>12687</text:p>
          </table:table-cell>
          <table:table-cell office:value-type="float" office:value="248788" calcext:value-type="float">
            <text:p>24878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5231" calcext:value-type="float">
            <text:p>15231</text:p>
          </table:table-cell>
          <table:table-cell office:value-type="float" office:value="208" calcext:value-type="float">
            <text:p>208</text:p>
          </table:table-cell>
          <table:table-cell office:value-type="float" office:value="18002" calcext:value-type="float">
            <text:p>18002</text:p>
          </table:table-cell>
          <table:table-cell office:value-type="float" office:value="7159" calcext:value-type="float">
            <text:p>7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42</text:p>
          </table:table-cell>
          <table:table-cell office:value-type="float" office:value="10112568" calcext:value-type="float">
            <text:p>10112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9016" calcext:value-type="float">
            <text:p>6479016</text:p>
          </table:table-cell>
          <table:table-cell office:value-type="float" office:value="560368" calcext:value-type="float">
            <text:p>560368</text:p>
          </table:table-cell>
          <table:table-cell office:value-type="float" office:value="524012" calcext:value-type="float">
            <text:p>524012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6016" calcext:value-type="float">
            <text:p>86016</text:p>
          </table:table-cell>
          <table:table-cell office:value-type="float" office:value="54705" calcext:value-type="float">
            <text:p>54705</text:p>
          </table:table-cell>
          <table:table-cell office:value-type="float" office:value="324328" calcext:value-type="float">
            <text:p>324328</text:p>
          </table:table-cell>
          <table:table-cell office:value-type="float" office:value="290330" calcext:value-type="float">
            <text:p>290330</text:p>
          </table:table-cell>
          <table:table-cell office:value-type="float" office:value="46056" calcext:value-type="float">
            <text:p>46056</text:p>
          </table:table-cell>
          <table:table-cell office:value-type="float" office:value="18128" calcext:value-type="float">
            <text:p>18128</text:p>
          </table:table-cell>
          <table:table-cell office:value-type="float" office:value="419076" calcext:value-type="float">
            <text:p>41907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2411" calcext:value-type="float">
            <text:p>22411</text:p>
          </table:table-cell>
          <table:table-cell office:value-type="float" office:value="208" calcext:value-type="float">
            <text:p>208</text:p>
          </table:table-cell>
          <table:table-cell office:value-type="float" office:value="25182" calcext:value-type="float">
            <text:p>25182</text:p>
          </table:table-cell>
          <table:table-cell office:value-type="float" office:value="7180" calcext:value-type="float">
            <text:p>7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43</text:p>
          </table:table-cell>
          <table:table-cell office:value-type="float" office:value="9971888" calcext:value-type="float">
            <text:p>9971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2984" calcext:value-type="float">
            <text:p>6562984</text:p>
          </table:table-cell>
          <table:table-cell office:value-type="float" office:value="701076" calcext:value-type="float">
            <text:p>701076</text:p>
          </table:table-cell>
          <table:table-cell office:value-type="float" office:value="664720" calcext:value-type="float">
            <text:p>664720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6016" calcext:value-type="float">
            <text:p>86016</text:p>
          </table:table-cell>
          <table:table-cell office:value-type="float" office:value="34737" calcext:value-type="float">
            <text:p>34737</text:p>
          </table:table-cell>
          <table:table-cell office:value-type="float" office:value="422248" calcext:value-type="float">
            <text:p>422248</text:p>
          </table:table-cell>
          <table:table-cell office:value-type="float" office:value="378167" calcext:value-type="float">
            <text:p>378167</text:p>
          </table:table-cell>
          <table:table-cell office:value-type="float" office:value="60008" calcext:value-type="float">
            <text:p>60008</text:p>
          </table:table-cell>
          <table:table-cell office:value-type="float" office:value="23423" calcext:value-type="float">
            <text:p>23423</text:p>
          </table:table-cell>
          <table:table-cell office:value-type="float" office:value="593668" calcext:value-type="float">
            <text:p>59366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399" calcext:value-type="float">
            <text:p>29399</text:p>
          </table:table-cell>
          <table:table-cell office:value-type="float" office:value="208" calcext:value-type="float">
            <text:p>208</text:p>
          </table:table-cell>
          <table:table-cell office:value-type="float" office:value="32170" calcext:value-type="float">
            <text:p>32170</text:p>
          </table:table-cell>
          <table:table-cell office:value-type="float" office:value="6988" calcext:value-type="float">
            <text:p>6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44</text:p>
          </table:table-cell>
          <table:table-cell office:value-type="float" office:value="9829412" calcext:value-type="float">
            <text:p>9829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2488" calcext:value-type="float">
            <text:p>6712488</text:p>
          </table:table-cell>
          <table:table-cell office:value-type="float" office:value="843200" calcext:value-type="float">
            <text:p>843200</text:p>
          </table:table-cell>
          <table:table-cell office:value-type="float" office:value="806844" calcext:value-type="float">
            <text:p>806844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5168" calcext:value-type="float">
            <text:p>135168</text:p>
          </table:table-cell>
          <table:table-cell office:value-type="float" office:value="55217" calcext:value-type="float">
            <text:p>55217</text:p>
          </table:table-cell>
          <table:table-cell office:value-type="float" office:value="520424" calcext:value-type="float">
            <text:p>520424</text:p>
          </table:table-cell>
          <table:table-cell office:value-type="float" office:value="466458" calcext:value-type="float">
            <text:p>466458</text:p>
          </table:table-cell>
          <table:table-cell office:value-type="float" office:value="73960" calcext:value-type="float">
            <text:p>73960</text:p>
          </table:table-cell>
          <table:table-cell office:value-type="float" office:value="28746" calcext:value-type="float">
            <text:p>28746</text:p>
          </table:table-cell>
          <table:table-cell office:value-type="float" office:value="593668" calcext:value-type="float">
            <text:p>59366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6423" calcext:value-type="float">
            <text:p>36423</text:p>
          </table:table-cell>
          <table:table-cell office:value-type="float" office:value="208" calcext:value-type="float">
            <text:p>208</text:p>
          </table:table-cell>
          <table:table-cell office:value-type="float" office:value="39194" calcext:value-type="float">
            <text:p>39194</text:p>
          </table:table-cell>
          <table:table-cell office:value-type="float" office:value="7024" calcext:value-type="float">
            <text:p>7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45</text:p>
          </table:table-cell>
          <table:table-cell office:value-type="float" office:value="9735048" calcext:value-type="float">
            <text:p>9735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440" calcext:value-type="float">
            <text:p>923440</text:p>
          </table:table-cell>
          <table:table-cell office:value-type="float" office:value="887084" calcext:value-type="float">
            <text:p>887084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5168" calcext:value-type="float">
            <text:p>135168</text:p>
          </table:table-cell>
          <table:table-cell office:value-type="float" office:value="42440" calcext:value-type="float">
            <text:p>42440</text:p>
          </table:table-cell>
          <table:table-cell office:value-type="float" office:value="573416" calcext:value-type="float">
            <text:p>573416</text:p>
          </table:table-cell>
          <table:table-cell office:value-type="float" office:value="514085" calcext:value-type="float">
            <text:p>514085</text:p>
          </table:table-cell>
          <table:table-cell office:value-type="float" office:value="81640" calcext:value-type="float">
            <text:p>81640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office:value-type="float" office:value="3788" calcext:value-type="float">
            <text:p>3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46</text:p>
          </table:table-cell>
          <table:table-cell office:value-type="float" office:value="9735048" calcext:value-type="float">
            <text:p>9735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440" calcext:value-type="float">
            <text:p>923440</text:p>
          </table:table-cell>
          <table:table-cell office:value-type="float" office:value="887084" calcext:value-type="float">
            <text:p>887084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5168" calcext:value-type="float">
            <text:p>135168</text:p>
          </table:table-cell>
          <table:table-cell office:value-type="float" office:value="42440" calcext:value-type="float">
            <text:p>42440</text:p>
          </table:table-cell>
          <table:table-cell office:value-type="float" office:value="573416" calcext:value-type="float">
            <text:p>573416</text:p>
          </table:table-cell>
          <table:table-cell office:value-type="float" office:value="514085" calcext:value-type="float">
            <text:p>514085</text:p>
          </table:table-cell>
          <table:table-cell office:value-type="float" office:value="81640" calcext:value-type="float">
            <text:p>81640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47</text:p>
          </table:table-cell>
          <table:table-cell office:value-type="float" office:value="9735048" calcext:value-type="float">
            <text:p>9735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440" calcext:value-type="float">
            <text:p>923440</text:p>
          </table:table-cell>
          <table:table-cell office:value-type="float" office:value="887084" calcext:value-type="float">
            <text:p>887084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5168" calcext:value-type="float">
            <text:p>135168</text:p>
          </table:table-cell>
          <table:table-cell office:value-type="float" office:value="42440" calcext:value-type="float">
            <text:p>42440</text:p>
          </table:table-cell>
          <table:table-cell office:value-type="float" office:value="573416" calcext:value-type="float">
            <text:p>573416</text:p>
          </table:table-cell>
          <table:table-cell office:value-type="float" office:value="514085" calcext:value-type="float">
            <text:p>514085</text:p>
          </table:table-cell>
          <table:table-cell office:value-type="float" office:value="81640" calcext:value-type="float">
            <text:p>81640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48</text:p>
          </table:table-cell>
          <table:table-cell office:value-type="float" office:value="9735048" calcext:value-type="float">
            <text:p>9735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440" calcext:value-type="float">
            <text:p>923440</text:p>
          </table:table-cell>
          <table:table-cell office:value-type="float" office:value="887084" calcext:value-type="float">
            <text:p>887084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5168" calcext:value-type="float">
            <text:p>135168</text:p>
          </table:table-cell>
          <table:table-cell office:value-type="float" office:value="42440" calcext:value-type="float">
            <text:p>42440</text:p>
          </table:table-cell>
          <table:table-cell office:value-type="float" office:value="573416" calcext:value-type="float">
            <text:p>573416</text:p>
          </table:table-cell>
          <table:table-cell office:value-type="float" office:value="514085" calcext:value-type="float">
            <text:p>514085</text:p>
          </table:table-cell>
          <table:table-cell office:value-type="float" office:value="81640" calcext:value-type="float">
            <text:p>81640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49</text:p>
          </table:table-cell>
          <table:table-cell office:value-type="float" office:value="9734800" calcext:value-type="float">
            <text:p>9734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440" calcext:value-type="float">
            <text:p>923440</text:p>
          </table:table-cell>
          <table:table-cell office:value-type="float" office:value="887084" calcext:value-type="float">
            <text:p>887084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5168" calcext:value-type="float">
            <text:p>135168</text:p>
          </table:table-cell>
          <table:table-cell office:value-type="float" office:value="42440" calcext:value-type="float">
            <text:p>42440</text:p>
          </table:table-cell>
          <table:table-cell office:value-type="float" office:value="573416" calcext:value-type="float">
            <text:p>573416</text:p>
          </table:table-cell>
          <table:table-cell office:value-type="float" office:value="514085" calcext:value-type="float">
            <text:p>514085</text:p>
          </table:table-cell>
          <table:table-cell office:value-type="float" office:value="81640" calcext:value-type="float">
            <text:p>81640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50</text:p>
          </table:table-cell>
          <table:table-cell office:value-type="float" office:value="9735072" calcext:value-type="float">
            <text:p>9735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440" calcext:value-type="float">
            <text:p>923440</text:p>
          </table:table-cell>
          <table:table-cell office:value-type="float" office:value="887084" calcext:value-type="float">
            <text:p>887084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5168" calcext:value-type="float">
            <text:p>135168</text:p>
          </table:table-cell>
          <table:table-cell office:value-type="float" office:value="42440" calcext:value-type="float">
            <text:p>42440</text:p>
          </table:table-cell>
          <table:table-cell office:value-type="float" office:value="573416" calcext:value-type="float">
            <text:p>573416</text:p>
          </table:table-cell>
          <table:table-cell office:value-type="float" office:value="514085" calcext:value-type="float">
            <text:p>514085</text:p>
          </table:table-cell>
          <table:table-cell office:value-type="float" office:value="81640" calcext:value-type="float">
            <text:p>81640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51</text:p>
          </table:table-cell>
          <table:table-cell office:value-type="float" office:value="9749456" calcext:value-type="float">
            <text:p>9749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440" calcext:value-type="float">
            <text:p>923440</text:p>
          </table:table-cell>
          <table:table-cell office:value-type="float" office:value="887084" calcext:value-type="float">
            <text:p>887084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5168" calcext:value-type="float">
            <text:p>135168</text:p>
          </table:table-cell>
          <table:table-cell office:value-type="float" office:value="42440" calcext:value-type="float">
            <text:p>42440</text:p>
          </table:table-cell>
          <table:table-cell office:value-type="float" office:value="573416" calcext:value-type="float">
            <text:p>573416</text:p>
          </table:table-cell>
          <table:table-cell office:value-type="float" office:value="514085" calcext:value-type="float">
            <text:p>514085</text:p>
          </table:table-cell>
          <table:table-cell office:value-type="float" office:value="81640" calcext:value-type="float">
            <text:p>81640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52</text:p>
          </table:table-cell>
          <table:table-cell office:value-type="float" office:value="9749456" calcext:value-type="float">
            <text:p>9749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440" calcext:value-type="float">
            <text:p>923440</text:p>
          </table:table-cell>
          <table:table-cell office:value-type="float" office:value="887084" calcext:value-type="float">
            <text:p>887084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5168" calcext:value-type="float">
            <text:p>135168</text:p>
          </table:table-cell>
          <table:table-cell office:value-type="float" office:value="42440" calcext:value-type="float">
            <text:p>42440</text:p>
          </table:table-cell>
          <table:table-cell office:value-type="float" office:value="573416" calcext:value-type="float">
            <text:p>573416</text:p>
          </table:table-cell>
          <table:table-cell office:value-type="float" office:value="514085" calcext:value-type="float">
            <text:p>514085</text:p>
          </table:table-cell>
          <table:table-cell office:value-type="float" office:value="81640" calcext:value-type="float">
            <text:p>81640</text:p>
          </table:table-cell>
          <table:table-cell office:value-type="float" office:value="31617" calcext:value-type="float">
            <text:p>3161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53</text:p>
          </table:table-cell>
          <table:table-cell office:value-type="float" office:value="9746488" calcext:value-type="float">
            <text:p>9746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12096" calcext:value-type="float">
            <text:p>912096</text:p>
          </table:table-cell>
          <table:table-cell office:value-type="float" office:value="875740" calcext:value-type="float">
            <text:p>875740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8" calcext:value-type="float">
            <text:p>34878</text:p>
          </table:table-cell>
          <table:table-cell office:value-type="float" office:value="573416" calcext:value-type="float">
            <text:p>573416</text:p>
          </table:table-cell>
          <table:table-cell office:value-type="float" office:value="413523" calcext:value-type="float">
            <text:p>413523</text:p>
          </table:table-cell>
          <table:table-cell office:value-type="float" office:value="81640" calcext:value-type="float">
            <text:p>81640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46:54</text:p>
          </table:table-cell>
          <table:table-cell office:value-type="float" office:value="9746488" calcext:value-type="float">
            <text:p>9746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12096" calcext:value-type="float">
            <text:p>912096</text:p>
          </table:table-cell>
          <table:table-cell office:value-type="float" office:value="875740" calcext:value-type="float">
            <text:p>875740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8" calcext:value-type="float">
            <text:p>34878</text:p>
          </table:table-cell>
          <table:table-cell office:value-type="float" office:value="573416" calcext:value-type="float">
            <text:p>573416</text:p>
          </table:table-cell>
          <table:table-cell office:value-type="float" office:value="413523" calcext:value-type="float">
            <text:p>413523</text:p>
          </table:table-cell>
          <table:table-cell office:value-type="float" office:value="81640" calcext:value-type="float">
            <text:p>81640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55</text:p>
          </table:table-cell>
          <table:table-cell office:value-type="float" office:value="9746612" calcext:value-type="float">
            <text:p>9746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12096" calcext:value-type="float">
            <text:p>912096</text:p>
          </table:table-cell>
          <table:table-cell office:value-type="float" office:value="875740" calcext:value-type="float">
            <text:p>875740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8" calcext:value-type="float">
            <text:p>34878</text:p>
          </table:table-cell>
          <table:table-cell office:value-type="float" office:value="573416" calcext:value-type="float">
            <text:p>573416</text:p>
          </table:table-cell>
          <table:table-cell office:value-type="float" office:value="413523" calcext:value-type="float">
            <text:p>413523</text:p>
          </table:table-cell>
          <table:table-cell office:value-type="float" office:value="81640" calcext:value-type="float">
            <text:p>81640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56</text:p>
          </table:table-cell>
          <table:table-cell office:value-type="float" office:value="9760996" calcext:value-type="float">
            <text:p>9760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12096" calcext:value-type="float">
            <text:p>912096</text:p>
          </table:table-cell>
          <table:table-cell office:value-type="float" office:value="875740" calcext:value-type="float">
            <text:p>875740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8" calcext:value-type="float">
            <text:p>34878</text:p>
          </table:table-cell>
          <table:table-cell office:value-type="float" office:value="573416" calcext:value-type="float">
            <text:p>573416</text:p>
          </table:table-cell>
          <table:table-cell office:value-type="float" office:value="413523" calcext:value-type="float">
            <text:p>413523</text:p>
          </table:table-cell>
          <table:table-cell office:value-type="float" office:value="81640" calcext:value-type="float">
            <text:p>81640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57</text:p>
          </table:table-cell>
          <table:table-cell office:value-type="float" office:value="9746488" calcext:value-type="float">
            <text:p>9746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12096" calcext:value-type="float">
            <text:p>912096</text:p>
          </table:table-cell>
          <table:table-cell office:value-type="float" office:value="875740" calcext:value-type="float">
            <text:p>875740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8" calcext:value-type="float">
            <text:p>34878</text:p>
          </table:table-cell>
          <table:table-cell office:value-type="float" office:value="573416" calcext:value-type="float">
            <text:p>573416</text:p>
          </table:table-cell>
          <table:table-cell office:value-type="float" office:value="413523" calcext:value-type="float">
            <text:p>413523</text:p>
          </table:table-cell>
          <table:table-cell office:value-type="float" office:value="81640" calcext:value-type="float">
            <text:p>81640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58</text:p>
          </table:table-cell>
          <table:table-cell office:value-type="float" office:value="9746488" calcext:value-type="float">
            <text:p>9746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12096" calcext:value-type="float">
            <text:p>912096</text:p>
          </table:table-cell>
          <table:table-cell office:value-type="float" office:value="875740" calcext:value-type="float">
            <text:p>875740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8" calcext:value-type="float">
            <text:p>34878</text:p>
          </table:table-cell>
          <table:table-cell office:value-type="float" office:value="573416" calcext:value-type="float">
            <text:p>573416</text:p>
          </table:table-cell>
          <table:table-cell office:value-type="float" office:value="413523" calcext:value-type="float">
            <text:p>413523</text:p>
          </table:table-cell>
          <table:table-cell office:value-type="float" office:value="81640" calcext:value-type="float">
            <text:p>81640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6:59</text:p>
          </table:table-cell>
          <table:table-cell office:value-type="float" office:value="9760500" calcext:value-type="float">
            <text:p>9760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12096" calcext:value-type="float">
            <text:p>912096</text:p>
          </table:table-cell>
          <table:table-cell office:value-type="float" office:value="875740" calcext:value-type="float">
            <text:p>875740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8" calcext:value-type="float">
            <text:p>34878</text:p>
          </table:table-cell>
          <table:table-cell office:value-type="float" office:value="573416" calcext:value-type="float">
            <text:p>573416</text:p>
          </table:table-cell>
          <table:table-cell office:value-type="float" office:value="413523" calcext:value-type="float">
            <text:p>413523</text:p>
          </table:table-cell>
          <table:table-cell office:value-type="float" office:value="81640" calcext:value-type="float">
            <text:p>81640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00</text:p>
          </table:table-cell>
          <table:table-cell office:value-type="float" office:value="9760500" calcext:value-type="float">
            <text:p>9760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12096" calcext:value-type="float">
            <text:p>912096</text:p>
          </table:table-cell>
          <table:table-cell office:value-type="float" office:value="875740" calcext:value-type="float">
            <text:p>875740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8" calcext:value-type="float">
            <text:p>34878</text:p>
          </table:table-cell>
          <table:table-cell office:value-type="float" office:value="573416" calcext:value-type="float">
            <text:p>573416</text:p>
          </table:table-cell>
          <table:table-cell office:value-type="float" office:value="413523" calcext:value-type="float">
            <text:p>413523</text:p>
          </table:table-cell>
          <table:table-cell office:value-type="float" office:value="81640" calcext:value-type="float">
            <text:p>81640</text:p>
          </table:table-cell>
          <table:table-cell office:value-type="float" office:value="25554" calcext:value-type="float">
            <text:p>25554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01</text:p>
          </table:table-cell>
          <table:table-cell office:value-type="float" office:value="9772936" calcext:value-type="float">
            <text:p>9772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84948" calcext:value-type="float">
            <text:p>884948</text:p>
          </table:table-cell>
          <table:table-cell office:value-type="float" office:value="848592" calcext:value-type="float">
            <text:p>848592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6" calcext:value-type="float">
            <text:p>27316</text:p>
          </table:table-cell>
          <table:table-cell office:value-type="float" office:value="573416" calcext:value-type="float">
            <text:p>573416</text:p>
          </table:table-cell>
          <table:table-cell office:value-type="float" office:value="312961" calcext:value-type="float">
            <text:p>312961</text:p>
          </table:table-cell>
          <table:table-cell office:value-type="float" office:value="81640" calcext:value-type="float">
            <text:p>81640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47:02</text:p>
          </table:table-cell>
          <table:table-cell office:value-type="float" office:value="9759012" calcext:value-type="float">
            <text:p>9759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84948" calcext:value-type="float">
            <text:p>884948</text:p>
          </table:table-cell>
          <table:table-cell office:value-type="float" office:value="848592" calcext:value-type="float">
            <text:p>848592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6" calcext:value-type="float">
            <text:p>27316</text:p>
          </table:table-cell>
          <table:table-cell office:value-type="float" office:value="573416" calcext:value-type="float">
            <text:p>573416</text:p>
          </table:table-cell>
          <table:table-cell office:value-type="float" office:value="312961" calcext:value-type="float">
            <text:p>312961</text:p>
          </table:table-cell>
          <table:table-cell office:value-type="float" office:value="81640" calcext:value-type="float">
            <text:p>81640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03</text:p>
          </table:table-cell>
          <table:table-cell office:value-type="float" office:value="9773320" calcext:value-type="float">
            <text:p>9773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84948" calcext:value-type="float">
            <text:p>884948</text:p>
          </table:table-cell>
          <table:table-cell office:value-type="float" office:value="848592" calcext:value-type="float">
            <text:p>848592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6" calcext:value-type="float">
            <text:p>27316</text:p>
          </table:table-cell>
          <table:table-cell office:value-type="float" office:value="573416" calcext:value-type="float">
            <text:p>573416</text:p>
          </table:table-cell>
          <table:table-cell office:value-type="float" office:value="312961" calcext:value-type="float">
            <text:p>312961</text:p>
          </table:table-cell>
          <table:table-cell office:value-type="float" office:value="81640" calcext:value-type="float">
            <text:p>81640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04</text:p>
          </table:table-cell>
          <table:table-cell office:value-type="float" office:value="9787284" calcext:value-type="float">
            <text:p>9787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84948" calcext:value-type="float">
            <text:p>884948</text:p>
          </table:table-cell>
          <table:table-cell office:value-type="float" office:value="848592" calcext:value-type="float">
            <text:p>848592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6" calcext:value-type="float">
            <text:p>27316</text:p>
          </table:table-cell>
          <table:table-cell office:value-type="float" office:value="573416" calcext:value-type="float">
            <text:p>573416</text:p>
          </table:table-cell>
          <table:table-cell office:value-type="float" office:value="312961" calcext:value-type="float">
            <text:p>312961</text:p>
          </table:table-cell>
          <table:table-cell office:value-type="float" office:value="81640" calcext:value-type="float">
            <text:p>81640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05</text:p>
          </table:table-cell>
          <table:table-cell office:value-type="float" office:value="9787284" calcext:value-type="float">
            <text:p>9787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84948" calcext:value-type="float">
            <text:p>884948</text:p>
          </table:table-cell>
          <table:table-cell office:value-type="float" office:value="848592" calcext:value-type="float">
            <text:p>848592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6" calcext:value-type="float">
            <text:p>27316</text:p>
          </table:table-cell>
          <table:table-cell office:value-type="float" office:value="573416" calcext:value-type="float">
            <text:p>573416</text:p>
          </table:table-cell>
          <table:table-cell office:value-type="float" office:value="312962" calcext:value-type="float">
            <text:p>312962</text:p>
          </table:table-cell>
          <table:table-cell office:value-type="float" office:value="81640" calcext:value-type="float">
            <text:p>81640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06</text:p>
          </table:table-cell>
          <table:table-cell office:value-type="float" office:value="9772156" calcext:value-type="float">
            <text:p>9772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84948" calcext:value-type="float">
            <text:p>884948</text:p>
          </table:table-cell>
          <table:table-cell office:value-type="float" office:value="848592" calcext:value-type="float">
            <text:p>848592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6" calcext:value-type="float">
            <text:p>27316</text:p>
          </table:table-cell>
          <table:table-cell office:value-type="float" office:value="573416" calcext:value-type="float">
            <text:p>573416</text:p>
          </table:table-cell>
          <table:table-cell office:value-type="float" office:value="312962" calcext:value-type="float">
            <text:p>312962</text:p>
          </table:table-cell>
          <table:table-cell office:value-type="float" office:value="81640" calcext:value-type="float">
            <text:p>81640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07</text:p>
          </table:table-cell>
          <table:table-cell office:value-type="float" office:value="9772900" calcext:value-type="float">
            <text:p>9772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84948" calcext:value-type="float">
            <text:p>884948</text:p>
          </table:table-cell>
          <table:table-cell office:value-type="float" office:value="848592" calcext:value-type="float">
            <text:p>848592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6" calcext:value-type="float">
            <text:p>27316</text:p>
          </table:table-cell>
          <table:table-cell office:value-type="float" office:value="573416" calcext:value-type="float">
            <text:p>573416</text:p>
          </table:table-cell>
          <table:table-cell office:value-type="float" office:value="312962" calcext:value-type="float">
            <text:p>312962</text:p>
          </table:table-cell>
          <table:table-cell office:value-type="float" office:value="81640" calcext:value-type="float">
            <text:p>81640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08</text:p>
          </table:table-cell>
          <table:table-cell office:value-type="float" office:value="9787160" calcext:value-type="float">
            <text:p>9787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84948" calcext:value-type="float">
            <text:p>884948</text:p>
          </table:table-cell>
          <table:table-cell office:value-type="float" office:value="848592" calcext:value-type="float">
            <text:p>848592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6" calcext:value-type="float">
            <text:p>27316</text:p>
          </table:table-cell>
          <table:table-cell office:value-type="float" office:value="573416" calcext:value-type="float">
            <text:p>573416</text:p>
          </table:table-cell>
          <table:table-cell office:value-type="float" office:value="312962" calcext:value-type="float">
            <text:p>312962</text:p>
          </table:table-cell>
          <table:table-cell office:value-type="float" office:value="81640" calcext:value-type="float">
            <text:p>81640</text:p>
          </table:table-cell>
          <table:table-cell office:value-type="float" office:value="19492" calcext:value-type="float">
            <text:p>19492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09</text:p>
          </table:table-cell>
          <table:table-cell office:value-type="float" office:value="9787856" calcext:value-type="float">
            <text:p>9787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0024" calcext:value-type="float">
            <text:p>870024</text:p>
          </table:table-cell>
          <table:table-cell office:value-type="float" office:value="833668" calcext:value-type="float">
            <text:p>833668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242" calcext:value-type="float">
            <text:p>19242</text:p>
          </table:table-cell>
          <table:table-cell office:value-type="float" office:value="573416" calcext:value-type="float">
            <text:p>573416</text:p>
          </table:table-cell>
          <table:table-cell office:value-type="float" office:value="212399" calcext:value-type="float">
            <text:p>212399</text:p>
          </table:table-cell>
          <table:table-cell office:value-type="float" office:value="81640" calcext:value-type="float">
            <text:p>81640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47:10</text:p>
          </table:table-cell>
          <table:table-cell office:value-type="float" office:value="9773776" calcext:value-type="float">
            <text:p>9773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0024" calcext:value-type="float">
            <text:p>870024</text:p>
          </table:table-cell>
          <table:table-cell office:value-type="float" office:value="833668" calcext:value-type="float">
            <text:p>833668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573416" calcext:value-type="float">
            <text:p>573416</text:p>
          </table:table-cell>
          <table:table-cell office:value-type="float" office:value="212399" calcext:value-type="float">
            <text:p>212399</text:p>
          </table:table-cell>
          <table:table-cell office:value-type="float" office:value="81640" calcext:value-type="float">
            <text:p>81640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11</text:p>
          </table:table-cell>
          <table:table-cell office:value-type="float" office:value="9787496" calcext:value-type="float">
            <text:p>9787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0024" calcext:value-type="float">
            <text:p>870024</text:p>
          </table:table-cell>
          <table:table-cell office:value-type="float" office:value="833668" calcext:value-type="float">
            <text:p>833668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573416" calcext:value-type="float">
            <text:p>573416</text:p>
          </table:table-cell>
          <table:table-cell office:value-type="float" office:value="212399" calcext:value-type="float">
            <text:p>212399</text:p>
          </table:table-cell>
          <table:table-cell office:value-type="float" office:value="81640" calcext:value-type="float">
            <text:p>81640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12</text:p>
          </table:table-cell>
          <table:table-cell office:value-type="float" office:value="9802048" calcext:value-type="float">
            <text:p>9802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0024" calcext:value-type="float">
            <text:p>870024</text:p>
          </table:table-cell>
          <table:table-cell office:value-type="float" office:value="833668" calcext:value-type="float">
            <text:p>833668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573416" calcext:value-type="float">
            <text:p>573416</text:p>
          </table:table-cell>
          <table:table-cell office:value-type="float" office:value="212399" calcext:value-type="float">
            <text:p>212399</text:p>
          </table:table-cell>
          <table:table-cell office:value-type="float" office:value="81640" calcext:value-type="float">
            <text:p>81640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13</text:p>
          </table:table-cell>
          <table:table-cell office:value-type="float" office:value="9802048" calcext:value-type="float">
            <text:p>9802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0024" calcext:value-type="float">
            <text:p>870024</text:p>
          </table:table-cell>
          <table:table-cell office:value-type="float" office:value="833668" calcext:value-type="float">
            <text:p>833668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573416" calcext:value-type="float">
            <text:p>573416</text:p>
          </table:table-cell>
          <table:table-cell office:value-type="float" office:value="212399" calcext:value-type="float">
            <text:p>212399</text:p>
          </table:table-cell>
          <table:table-cell office:value-type="float" office:value="81640" calcext:value-type="float">
            <text:p>81640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14</text:p>
          </table:table-cell>
          <table:table-cell office:value-type="float" office:value="9788044" calcext:value-type="float">
            <text:p>9788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0024" calcext:value-type="float">
            <text:p>870024</text:p>
          </table:table-cell>
          <table:table-cell office:value-type="float" office:value="833668" calcext:value-type="float">
            <text:p>833668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573416" calcext:value-type="float">
            <text:p>573416</text:p>
          </table:table-cell>
          <table:table-cell office:value-type="float" office:value="212400" calcext:value-type="float">
            <text:p>212400</text:p>
          </table:table-cell>
          <table:table-cell office:value-type="float" office:value="81640" calcext:value-type="float">
            <text:p>81640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15</text:p>
          </table:table-cell>
          <table:table-cell office:value-type="float" office:value="9788044" calcext:value-type="float">
            <text:p>9788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0024" calcext:value-type="float">
            <text:p>870024</text:p>
          </table:table-cell>
          <table:table-cell office:value-type="float" office:value="833668" calcext:value-type="float">
            <text:p>833668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573416" calcext:value-type="float">
            <text:p>573416</text:p>
          </table:table-cell>
          <table:table-cell office:value-type="float" office:value="212400" calcext:value-type="float">
            <text:p>212400</text:p>
          </table:table-cell>
          <table:table-cell office:value-type="float" office:value="81640" calcext:value-type="float">
            <text:p>81640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16</text:p>
          </table:table-cell>
          <table:table-cell office:value-type="float" office:value="9802436" calcext:value-type="float">
            <text:p>9802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0024" calcext:value-type="float">
            <text:p>870024</text:p>
          </table:table-cell>
          <table:table-cell office:value-type="float" office:value="833668" calcext:value-type="float">
            <text:p>833668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573416" calcext:value-type="float">
            <text:p>573416</text:p>
          </table:table-cell>
          <table:table-cell office:value-type="float" office:value="212400" calcext:value-type="float">
            <text:p>212400</text:p>
          </table:table-cell>
          <table:table-cell office:value-type="float" office:value="81640" calcext:value-type="float">
            <text:p>81640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17</text:p>
          </table:table-cell>
          <table:table-cell office:value-type="float" office:value="9803180" calcext:value-type="float">
            <text:p>9803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0024" calcext:value-type="float">
            <text:p>870024</text:p>
          </table:table-cell>
          <table:table-cell office:value-type="float" office:value="833668" calcext:value-type="float">
            <text:p>833668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573416" calcext:value-type="float">
            <text:p>573416</text:p>
          </table:table-cell>
          <table:table-cell office:value-type="float" office:value="212400" calcext:value-type="float">
            <text:p>212400</text:p>
          </table:table-cell>
          <table:table-cell office:value-type="float" office:value="81640" calcext:value-type="float">
            <text:p>81640</text:p>
          </table:table-cell>
          <table:table-cell office:value-type="float" office:value="13429" calcext:value-type="float">
            <text:p>13429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18</text:p>
          </table:table-cell>
          <table:table-cell office:value-type="float" office:value="9798352" calcext:value-type="float">
            <text:p>9798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47:19</text:p>
          </table:table-cell>
          <table:table-cell office:value-type="float" office:value="9798352" calcext:value-type="float">
            <text:p>9798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20</text:p>
          </table:table-cell>
          <table:table-cell office:value-type="float" office:value="9826624" calcext:value-type="float">
            <text:p>9826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21</text:p>
          </table:table-cell>
          <table:table-cell office:value-type="float" office:value="9826624" calcext:value-type="float">
            <text:p>9826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22</text:p>
          </table:table-cell>
          <table:table-cell office:value-type="float" office:value="9812612" calcext:value-type="float">
            <text:p>9812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23</text:p>
          </table:table-cell>
          <table:table-cell office:value-type="float" office:value="9812612" calcext:value-type="float">
            <text:p>9812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24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25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26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27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28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29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30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31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32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33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34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35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36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37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38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39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40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41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42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43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44</text:p>
          </table:table-cell>
          <table:table-cell office:value-type="float" office:value="9826872" calcext:value-type="float">
            <text:p>9826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45</text:p>
          </table:table-cell>
          <table:table-cell office:value-type="float" office:value="9826872" calcext:value-type="float">
            <text:p>9826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46</text:p>
          </table:table-cell>
          <table:table-cell office:value-type="float" office:value="9826872" calcext:value-type="float">
            <text:p>9826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47</text:p>
          </table:table-cell>
          <table:table-cell office:value-type="float" office:value="9826872" calcext:value-type="float">
            <text:p>9826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48</text:p>
          </table:table-cell>
          <table:table-cell office:value-type="float" office:value="9826872" calcext:value-type="float">
            <text:p>9826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49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50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51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52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53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54</text:p>
          </table:table-cell>
          <table:table-cell office:value-type="float" office:value="9826996" calcext:value-type="float">
            <text:p>982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55</text:p>
          </table:table-cell>
          <table:table-cell office:value-type="float" office:value="9827120" calcext:value-type="float">
            <text:p>9827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56</text:p>
          </table:table-cell>
          <table:table-cell office:value-type="float" office:value="9827120" calcext:value-type="float">
            <text:p>9827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57</text:p>
          </table:table-cell>
          <table:table-cell office:value-type="float" office:value="9827120" calcext:value-type="float">
            <text:p>9827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58</text:p>
          </table:table-cell>
          <table:table-cell office:value-type="float" office:value="9827120" calcext:value-type="float">
            <text:p>9827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7:59</text:p>
          </table:table-cell>
          <table:table-cell office:value-type="float" office:value="9827120" calcext:value-type="float">
            <text:p>9827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00</text:p>
          </table:table-cell>
          <table:table-cell office:value-type="float" office:value="9827124" calcext:value-type="float">
            <text:p>982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01</text:p>
          </table:table-cell>
          <table:table-cell office:value-type="float" office:value="9827124" calcext:value-type="float">
            <text:p>982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02</text:p>
          </table:table-cell>
          <table:table-cell office:value-type="float" office:value="9827124" calcext:value-type="float">
            <text:p>982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03</text:p>
          </table:table-cell>
          <table:table-cell office:value-type="float" office:value="9827124" calcext:value-type="float">
            <text:p>982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04</text:p>
          </table:table-cell>
          <table:table-cell office:value-type="float" office:value="9827124" calcext:value-type="float">
            <text:p>982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05</text:p>
          </table:table-cell>
          <table:table-cell office:value-type="float" office:value="9827124" calcext:value-type="float">
            <text:p>982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06</text:p>
          </table:table-cell>
          <table:table-cell office:value-type="float" office:value="9827124" calcext:value-type="float">
            <text:p>982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07</text:p>
          </table:table-cell>
          <table:table-cell office:value-type="float" office:value="9827124" calcext:value-type="float">
            <text:p>982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08</text:p>
          </table:table-cell>
          <table:table-cell office:value-type="float" office:value="9827124" calcext:value-type="float">
            <text:p>982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09</text:p>
          </table:table-cell>
          <table:table-cell office:value-type="float" office:value="9827124" calcext:value-type="float">
            <text:p>982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10</text:p>
          </table:table-cell>
          <table:table-cell office:value-type="float" office:value="9827124" calcext:value-type="float">
            <text:p>982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11</text:p>
          </table:table-cell>
          <table:table-cell office:value-type="float" office:value="9827124" calcext:value-type="float">
            <text:p>982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12</text:p>
          </table:table-cell>
          <table:table-cell office:value-type="float" office:value="9827124" calcext:value-type="float">
            <text:p>982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13</text:p>
          </table:table-cell>
          <table:table-cell office:value-type="float" office:value="9827124" calcext:value-type="float">
            <text:p>982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14</text:p>
          </table:table-cell>
          <table:table-cell office:value-type="float" office:value="9826752" calcext:value-type="float">
            <text:p>9826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15</text:p>
          </table:table-cell>
          <table:table-cell office:value-type="float" office:value="9826876" calcext:value-type="float">
            <text:p>9826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16</text:p>
          </table:table-cell>
          <table:table-cell office:value-type="float" office:value="9826876" calcext:value-type="float">
            <text:p>9826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17</text:p>
          </table:table-cell>
          <table:table-cell office:value-type="float" office:value="9826876" calcext:value-type="float">
            <text:p>9826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18</text:p>
          </table:table-cell>
          <table:table-cell office:value-type="float" office:value="9826876" calcext:value-type="float">
            <text:p>9826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19</text:p>
          </table:table-cell>
          <table:table-cell office:value-type="float" office:value="9826876" calcext:value-type="float">
            <text:p>9826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20</text:p>
          </table:table-cell>
          <table:table-cell office:value-type="float" office:value="9826876" calcext:value-type="float">
            <text:p>9826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21</text:p>
          </table:table-cell>
          <table:table-cell office:value-type="float" office:value="9826876" calcext:value-type="float">
            <text:p>9826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083" calcext:value-type="float">
            <text:p>12083</text:p>
          </table:table-cell>
          <table:table-cell office:value-type="float" office:value="573416" calcext:value-type="float">
            <text:p>573416</text:p>
          </table:table-cell>
          <table:table-cell office:value-type="float" office:value="111838" calcext:value-type="float">
            <text:p>111838</text:p>
          </table:table-cell>
          <table:table-cell office:value-type="float" office:value="81640" calcext:value-type="float">
            <text:p>81640</text:p>
          </table:table-cell>
          <table:table-cell office:value-type="float" office:value="7367" calcext:value-type="float">
            <text:p>7367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2" calcext:value-type="float">
            <text:p>8212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22</text:p>
          </table:table-cell>
          <table:table-cell office:value-type="float" office:value="9812136" calcext:value-type="float">
            <text:p>981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5632" calcext:value-type="float">
            <text:p>845632</text:p>
          </table:table-cell>
          <table:table-cell office:value-type="float" office:value="809276" calcext:value-type="float">
            <text:p>809276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25430" calcext:value-type="float">
            <text:p>25430</text:p>
          </table:table-cell>
          <table:table-cell office:value-type="float" office:value="573416" calcext:value-type="float">
            <text:p>573416</text:p>
          </table:table-cell>
          <table:table-cell office:value-type="float" office:value="201564" calcext:value-type="float">
            <text:p>201564</text:p>
          </table:table-cell>
          <table:table-cell office:value-type="float" office:value="81640" calcext:value-type="float">
            <text:p>81640</text:p>
          </table:table-cell>
          <table:table-cell office:value-type="float" office:value="12776" calcext:value-type="float">
            <text:p>12776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5349" calcext:value-type="float">
            <text:p>15349</text:p>
          </table:table-cell>
          <table:table-cell office:value-type="float" office:value="208" calcext:value-type="float">
            <text:p>208</text:p>
          </table:table-cell>
          <table:table-cell office:value-type="float" office:value="18120" calcext:value-type="float">
            <text:p>18120</text:p>
          </table:table-cell>
          <table:table-cell office:value-type="float" office:value="7138" calcext:value-type="float">
            <text:p>7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23</text:p>
          </table:table-cell>
          <table:table-cell office:value-type="float" office:value="9824492" calcext:value-type="float">
            <text:p>9824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8288" calcext:value-type="float">
            <text:p>848288</text:p>
          </table:table-cell>
          <table:table-cell office:value-type="float" office:value="811932" calcext:value-type="float">
            <text:p>811932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0176" calcext:value-type="float">
            <text:p>50176</text:p>
          </table:table-cell>
          <table:table-cell office:value-type="float" office:value="28500" calcext:value-type="float">
            <text:p>28500</text:p>
          </table:table-cell>
          <table:table-cell office:value-type="float" office:value="573416" calcext:value-type="float">
            <text:p>573416</text:p>
          </table:table-cell>
          <table:table-cell office:value-type="float" office:value="295654" calcext:value-type="float">
            <text:p>295654</text:p>
          </table:table-cell>
          <table:table-cell office:value-type="float" office:value="81640" calcext:value-type="float">
            <text:p>81640</text:p>
          </table:table-cell>
          <table:table-cell office:value-type="float" office:value="18448" calcext:value-type="float">
            <text:p>18448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2834" calcext:value-type="float">
            <text:p>22834</text:p>
          </table:table-cell>
          <table:table-cell office:value-type="float" office:value="208" calcext:value-type="float">
            <text:p>208</text:p>
          </table:table-cell>
          <table:table-cell office:value-type="float" office:value="25605" calcext:value-type="float">
            <text:p>25605</text:p>
          </table:table-cell>
          <table:table-cell office:value-type="float" office:value="7485" calcext:value-type="float">
            <text:p>7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24</text:p>
          </table:table-cell>
          <table:table-cell office:value-type="float" office:value="9817976" calcext:value-type="float">
            <text:p>9817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54944" calcext:value-type="float">
            <text:p>854944</text:p>
          </table:table-cell>
          <table:table-cell office:value-type="float" office:value="818588" calcext:value-type="float">
            <text:p>818588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536" calcext:value-type="float">
            <text:p>65536</text:p>
          </table:table-cell>
          <table:table-cell office:value-type="float" office:value="38317" calcext:value-type="float">
            <text:p>38317</text:p>
          </table:table-cell>
          <table:table-cell office:value-type="float" office:value="573416" calcext:value-type="float">
            <text:p>573416</text:p>
          </table:table-cell>
          <table:table-cell office:value-type="float" office:value="389510" calcext:value-type="float">
            <text:p>389510</text:p>
          </table:table-cell>
          <table:table-cell office:value-type="float" office:value="81640" calcext:value-type="float">
            <text:p>81640</text:p>
          </table:table-cell>
          <table:table-cell office:value-type="float" office:value="24106" calcext:value-type="float">
            <text:p>24106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0301" calcext:value-type="float">
            <text:p>30301</text:p>
          </table:table-cell>
          <table:table-cell office:value-type="float" office:value="208" calcext:value-type="float">
            <text:p>208</text:p>
          </table:table-cell>
          <table:table-cell office:value-type="float" office:value="33072" calcext:value-type="float">
            <text:p>33072</text:p>
          </table:table-cell>
          <table:table-cell office:value-type="float" office:value="7467" calcext:value-type="float">
            <text:p>7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25</text:p>
          </table:table-cell>
          <table:table-cell office:value-type="float" office:value="9810288" calcext:value-type="float">
            <text:p>9810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63472" calcext:value-type="float">
            <text:p>863472</text:p>
          </table:table-cell>
          <table:table-cell office:value-type="float" office:value="827116" calcext:value-type="float">
            <text:p>827116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47149" calcext:value-type="float">
            <text:p>47149</text:p>
          </table:table-cell>
          <table:table-cell office:value-type="float" office:value="573416" calcext:value-type="float">
            <text:p>573416</text:p>
          </table:table-cell>
          <table:table-cell office:value-type="float" office:value="481429" calcext:value-type="float">
            <text:p>481429</text:p>
          </table:table-cell>
          <table:table-cell office:value-type="float" office:value="81640" calcext:value-type="float">
            <text:p>81640</text:p>
          </table:table-cell>
          <table:table-cell office:value-type="float" office:value="29648" calcext:value-type="float">
            <text:p>29648</text:p>
          </table:table-cell>
          <table:table-cell office:value-type="float" office:value="955696" calcext:value-type="float">
            <text:p>95569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613" calcext:value-type="float">
            <text:p>37613</text:p>
          </table:table-cell>
          <table:table-cell office:value-type="float" office:value="208" calcext:value-type="float">
            <text:p>208</text:p>
          </table:table-cell>
          <table:table-cell office:value-type="float" office:value="40384" calcext:value-type="float">
            <text:p>40384</text:p>
          </table:table-cell>
          <table:table-cell office:value-type="float" office:value="7312" calcext:value-type="float">
            <text:p>7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26</text:p>
          </table:table-cell>
          <table:table-cell office:value-type="float" office:value="9703648" calcext:value-type="float">
            <text:p>9703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12840" calcext:value-type="float">
            <text:p>6812840</text:p>
          </table:table-cell>
          <table:table-cell office:value-type="float" office:value="969552" calcext:value-type="float">
            <text:p>969552</text:p>
          </table:table-cell>
          <table:table-cell office:value-type="float" office:value="933196" calcext:value-type="float">
            <text:p>933196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63697" calcext:value-type="float">
            <text:p>63697</text:p>
          </table:table-cell>
          <table:table-cell office:value-type="float" office:value="636648" calcext:value-type="float">
            <text:p>636648</text:p>
          </table:table-cell>
          <table:table-cell office:value-type="float" office:value="570717" calcext:value-type="float">
            <text:p>570717</text:p>
          </table:table-cell>
          <table:table-cell office:value-type="float" office:value="90600" calcext:value-type="float">
            <text:p>90600</text:p>
          </table:table-cell>
          <table:table-cell office:value-type="float" office:value="35031" calcext:value-type="float">
            <text:p>35031</text:p>
          </table:table-cell>
          <table:table-cell office:value-type="float" office:value="1010948" calcext:value-type="float">
            <text:p>10109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4716" calcext:value-type="float">
            <text:p>44716</text:p>
          </table:table-cell>
          <table:table-cell office:value-type="float" office:value="208" calcext:value-type="float">
            <text:p>208</text:p>
          </table:table-cell>
          <table:table-cell office:value-type="float" office:value="47487" calcext:value-type="float">
            <text:p>47487</text:p>
          </table:table-cell>
          <table:table-cell office:value-type="float" office:value="7103" calcext:value-type="float">
            <text:p>7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27</text:p>
          </table:table-cell>
          <table:table-cell office:value-type="float" office:value="9604820" calcext:value-type="float">
            <text:p>9604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880" calcext:value-type="float">
            <text:p>1053880</text:p>
          </table:table-cell>
          <table:table-cell office:value-type="float" office:value="1017524" calcext:value-type="float">
            <text:p>1017524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50094" calcext:value-type="float">
            <text:p>50094</text:p>
          </table:table-cell>
          <table:table-cell office:value-type="float" office:value="685416" calcext:value-type="float">
            <text:p>685416</text:p>
          </table:table-cell>
          <table:table-cell office:value-type="float" office:value="614651" calcext:value-type="float">
            <text:p>614651</text:p>
          </table:table-cell>
          <table:table-cell office:value-type="float" office:value="97640" calcext:value-type="float">
            <text:p>97640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office:value-type="float" office:value="3495" calcext:value-type="float">
            <text:p>3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28</text:p>
          </table:table-cell>
          <table:table-cell office:value-type="float" office:value="9604820" calcext:value-type="float">
            <text:p>9604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880" calcext:value-type="float">
            <text:p>1053880</text:p>
          </table:table-cell>
          <table:table-cell office:value-type="float" office:value="1017524" calcext:value-type="float">
            <text:p>1017524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50094" calcext:value-type="float">
            <text:p>50094</text:p>
          </table:table-cell>
          <table:table-cell office:value-type="float" office:value="685416" calcext:value-type="float">
            <text:p>685416</text:p>
          </table:table-cell>
          <table:table-cell office:value-type="float" office:value="614651" calcext:value-type="float">
            <text:p>614651</text:p>
          </table:table-cell>
          <table:table-cell office:value-type="float" office:value="97640" calcext:value-type="float">
            <text:p>97640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29</text:p>
          </table:table-cell>
          <table:table-cell office:value-type="float" office:value="9604824" calcext:value-type="float">
            <text:p>9604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880" calcext:value-type="float">
            <text:p>1053880</text:p>
          </table:table-cell>
          <table:table-cell office:value-type="float" office:value="1017524" calcext:value-type="float">
            <text:p>1017524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50094" calcext:value-type="float">
            <text:p>50094</text:p>
          </table:table-cell>
          <table:table-cell office:value-type="float" office:value="685416" calcext:value-type="float">
            <text:p>685416</text:p>
          </table:table-cell>
          <table:table-cell office:value-type="float" office:value="614651" calcext:value-type="float">
            <text:p>614651</text:p>
          </table:table-cell>
          <table:table-cell office:value-type="float" office:value="97640" calcext:value-type="float">
            <text:p>97640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30</text:p>
          </table:table-cell>
          <table:table-cell office:value-type="float" office:value="9618960" calcext:value-type="float">
            <text:p>9618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880" calcext:value-type="float">
            <text:p>1053880</text:p>
          </table:table-cell>
          <table:table-cell office:value-type="float" office:value="1017524" calcext:value-type="float">
            <text:p>1017524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50094" calcext:value-type="float">
            <text:p>50094</text:p>
          </table:table-cell>
          <table:table-cell office:value-type="float" office:value="685416" calcext:value-type="float">
            <text:p>685416</text:p>
          </table:table-cell>
          <table:table-cell office:value-type="float" office:value="614651" calcext:value-type="float">
            <text:p>614651</text:p>
          </table:table-cell>
          <table:table-cell office:value-type="float" office:value="97640" calcext:value-type="float">
            <text:p>97640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31</text:p>
          </table:table-cell>
          <table:table-cell office:value-type="float" office:value="9604456" calcext:value-type="float">
            <text:p>9604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952" calcext:value-type="float">
            <text:p>1053952</text:p>
          </table:table-cell>
          <table:table-cell office:value-type="float" office:value="1017596" calcext:value-type="float">
            <text:p>101759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50094" calcext:value-type="float">
            <text:p>50094</text:p>
          </table:table-cell>
          <table:table-cell office:value-type="float" office:value="685416" calcext:value-type="float">
            <text:p>685416</text:p>
          </table:table-cell>
          <table:table-cell office:value-type="float" office:value="614651" calcext:value-type="float">
            <text:p>614651</text:p>
          </table:table-cell>
          <table:table-cell office:value-type="float" office:value="97640" calcext:value-type="float">
            <text:p>97640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32</text:p>
          </table:table-cell>
          <table:table-cell office:value-type="float" office:value="9604332" calcext:value-type="float">
            <text:p>9604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952" calcext:value-type="float">
            <text:p>1053952</text:p>
          </table:table-cell>
          <table:table-cell office:value-type="float" office:value="1017596" calcext:value-type="float">
            <text:p>101759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50094" calcext:value-type="float">
            <text:p>50094</text:p>
          </table:table-cell>
          <table:table-cell office:value-type="float" office:value="685416" calcext:value-type="float">
            <text:p>685416</text:p>
          </table:table-cell>
          <table:table-cell office:value-type="float" office:value="614651" calcext:value-type="float">
            <text:p>614651</text:p>
          </table:table-cell>
          <table:table-cell office:value-type="float" office:value="97640" calcext:value-type="float">
            <text:p>97640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33</text:p>
          </table:table-cell>
          <table:table-cell office:value-type="float" office:value="9604332" calcext:value-type="float">
            <text:p>9604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952" calcext:value-type="float">
            <text:p>1053952</text:p>
          </table:table-cell>
          <table:table-cell office:value-type="float" office:value="1017596" calcext:value-type="float">
            <text:p>101759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50094" calcext:value-type="float">
            <text:p>50094</text:p>
          </table:table-cell>
          <table:table-cell office:value-type="float" office:value="685416" calcext:value-type="float">
            <text:p>685416</text:p>
          </table:table-cell>
          <table:table-cell office:value-type="float" office:value="614651" calcext:value-type="float">
            <text:p>614651</text:p>
          </table:table-cell>
          <table:table-cell office:value-type="float" office:value="97640" calcext:value-type="float">
            <text:p>97640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34</text:p>
          </table:table-cell>
          <table:table-cell office:value-type="float" office:value="9604332" calcext:value-type="float">
            <text:p>9604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952" calcext:value-type="float">
            <text:p>1053952</text:p>
          </table:table-cell>
          <table:table-cell office:value-type="float" office:value="1017596" calcext:value-type="float">
            <text:p>101759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50094" calcext:value-type="float">
            <text:p>50094</text:p>
          </table:table-cell>
          <table:table-cell office:value-type="float" office:value="685416" calcext:value-type="float">
            <text:p>685416</text:p>
          </table:table-cell>
          <table:table-cell office:value-type="float" office:value="614651" calcext:value-type="float">
            <text:p>614651</text:p>
          </table:table-cell>
          <table:table-cell office:value-type="float" office:value="97640" calcext:value-type="float">
            <text:p>97640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35</text:p>
          </table:table-cell>
          <table:table-cell office:value-type="float" office:value="9589452" calcext:value-type="float">
            <text:p>9589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952" calcext:value-type="float">
            <text:p>1053952</text:p>
          </table:table-cell>
          <table:table-cell office:value-type="float" office:value="1017596" calcext:value-type="float">
            <text:p>1017596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42532" calcext:value-type="float">
            <text:p>42532</text:p>
          </table:table-cell>
          <table:table-cell office:value-type="float" office:value="685416" calcext:value-type="float">
            <text:p>685416</text:p>
          </table:table-cell>
          <table:table-cell office:value-type="float" office:value="514090" calcext:value-type="float">
            <text:p>514090</text:p>
          </table:table-cell>
          <table:table-cell office:value-type="float" office:value="97640" calcext:value-type="float">
            <text:p>97640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48:36</text:p>
          </table:table-cell>
          <table:table-cell office:value-type="float" office:value="9589452" calcext:value-type="float">
            <text:p>9589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952" calcext:value-type="float">
            <text:p>1053952</text:p>
          </table:table-cell>
          <table:table-cell office:value-type="float" office:value="1017596" calcext:value-type="float">
            <text:p>101759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42532" calcext:value-type="float">
            <text:p>42532</text:p>
          </table:table-cell>
          <table:table-cell office:value-type="float" office:value="685416" calcext:value-type="float">
            <text:p>685416</text:p>
          </table:table-cell>
          <table:table-cell office:value-type="float" office:value="514090" calcext:value-type="float">
            <text:p>514090</text:p>
          </table:table-cell>
          <table:table-cell office:value-type="float" office:value="97640" calcext:value-type="float">
            <text:p>97640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37</text:p>
          </table:table-cell>
          <table:table-cell office:value-type="float" office:value="9589452" calcext:value-type="float">
            <text:p>9589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952" calcext:value-type="float">
            <text:p>1053952</text:p>
          </table:table-cell>
          <table:table-cell office:value-type="float" office:value="1017596" calcext:value-type="float">
            <text:p>101759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42532" calcext:value-type="float">
            <text:p>42532</text:p>
          </table:table-cell>
          <table:table-cell office:value-type="float" office:value="685416" calcext:value-type="float">
            <text:p>685416</text:p>
          </table:table-cell>
          <table:table-cell office:value-type="float" office:value="514090" calcext:value-type="float">
            <text:p>514090</text:p>
          </table:table-cell>
          <table:table-cell office:value-type="float" office:value="97640" calcext:value-type="float">
            <text:p>97640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38</text:p>
          </table:table-cell>
          <table:table-cell office:value-type="float" office:value="9618352" calcext:value-type="float">
            <text:p>9618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952" calcext:value-type="float">
            <text:p>1053952</text:p>
          </table:table-cell>
          <table:table-cell office:value-type="float" office:value="1017596" calcext:value-type="float">
            <text:p>101759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42532" calcext:value-type="float">
            <text:p>42532</text:p>
          </table:table-cell>
          <table:table-cell office:value-type="float" office:value="685416" calcext:value-type="float">
            <text:p>685416</text:p>
          </table:table-cell>
          <table:table-cell office:value-type="float" office:value="514090" calcext:value-type="float">
            <text:p>514090</text:p>
          </table:table-cell>
          <table:table-cell office:value-type="float" office:value="97640" calcext:value-type="float">
            <text:p>97640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39</text:p>
          </table:table-cell>
          <table:table-cell office:value-type="float" office:value="9604464" calcext:value-type="float">
            <text:p>9604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952" calcext:value-type="float">
            <text:p>1053952</text:p>
          </table:table-cell>
          <table:table-cell office:value-type="float" office:value="1017596" calcext:value-type="float">
            <text:p>101759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42532" calcext:value-type="float">
            <text:p>42532</text:p>
          </table:table-cell>
          <table:table-cell office:value-type="float" office:value="685416" calcext:value-type="float">
            <text:p>685416</text:p>
          </table:table-cell>
          <table:table-cell office:value-type="float" office:value="514093" calcext:value-type="float">
            <text:p>514093</text:p>
          </table:table-cell>
          <table:table-cell office:value-type="float" office:value="97640" calcext:value-type="float">
            <text:p>97640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40</text:p>
          </table:table-cell>
          <table:table-cell office:value-type="float" office:value="9604464" calcext:value-type="float">
            <text:p>9604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952" calcext:value-type="float">
            <text:p>1053952</text:p>
          </table:table-cell>
          <table:table-cell office:value-type="float" office:value="1017596" calcext:value-type="float">
            <text:p>101759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42532" calcext:value-type="float">
            <text:p>42532</text:p>
          </table:table-cell>
          <table:table-cell office:value-type="float" office:value="685416" calcext:value-type="float">
            <text:p>685416</text:p>
          </table:table-cell>
          <table:table-cell office:value-type="float" office:value="514093" calcext:value-type="float">
            <text:p>514093</text:p>
          </table:table-cell>
          <table:table-cell office:value-type="float" office:value="97640" calcext:value-type="float">
            <text:p>97640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41</text:p>
          </table:table-cell>
          <table:table-cell office:value-type="float" office:value="9604464" calcext:value-type="float">
            <text:p>9604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952" calcext:value-type="float">
            <text:p>1053952</text:p>
          </table:table-cell>
          <table:table-cell office:value-type="float" office:value="1017596" calcext:value-type="float">
            <text:p>101759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42532" calcext:value-type="float">
            <text:p>42532</text:p>
          </table:table-cell>
          <table:table-cell office:value-type="float" office:value="685416" calcext:value-type="float">
            <text:p>685416</text:p>
          </table:table-cell>
          <table:table-cell office:value-type="float" office:value="514093" calcext:value-type="float">
            <text:p>514093</text:p>
          </table:table-cell>
          <table:table-cell office:value-type="float" office:value="97640" calcext:value-type="float">
            <text:p>97640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42</text:p>
          </table:table-cell>
          <table:table-cell office:value-type="float" office:value="9618732" calcext:value-type="float">
            <text:p>9618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952" calcext:value-type="float">
            <text:p>1053952</text:p>
          </table:table-cell>
          <table:table-cell office:value-type="float" office:value="1017596" calcext:value-type="float">
            <text:p>101759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42532" calcext:value-type="float">
            <text:p>42532</text:p>
          </table:table-cell>
          <table:table-cell office:value-type="float" office:value="685416" calcext:value-type="float">
            <text:p>685416</text:p>
          </table:table-cell>
          <table:table-cell office:value-type="float" office:value="514093" calcext:value-type="float">
            <text:p>514093</text:p>
          </table:table-cell>
          <table:table-cell office:value-type="float" office:value="97640" calcext:value-type="float">
            <text:p>97640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43</text:p>
          </table:table-cell>
          <table:table-cell office:value-type="float" office:value="9603976" calcext:value-type="float">
            <text:p>9603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3952" calcext:value-type="float">
            <text:p>1053952</text:p>
          </table:table-cell>
          <table:table-cell office:value-type="float" office:value="1017596" calcext:value-type="float">
            <text:p>1017596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856" calcext:value-type="float">
            <text:p>121856</text:p>
          </table:table-cell>
          <table:table-cell office:value-type="float" office:value="34458" calcext:value-type="float">
            <text:p>34458</text:p>
          </table:table-cell>
          <table:table-cell office:value-type="float" office:value="685416" calcext:value-type="float">
            <text:p>685416</text:p>
          </table:table-cell>
          <table:table-cell office:value-type="float" office:value="413531" calcext:value-type="float">
            <text:p>413531</text:p>
          </table:table-cell>
          <table:table-cell office:value-type="float" office:value="97640" calcext:value-type="float">
            <text:p>97640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48:44</text:p>
          </table:table-cell>
          <table:table-cell office:value-type="float" office:value="9605712" calcext:value-type="float">
            <text:p>9605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2068" calcext:value-type="float">
            <text:p>1052068</text:p>
          </table:table-cell>
          <table:table-cell office:value-type="float" office:value="1015712" calcext:value-type="float">
            <text:p>1015712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70" calcext:value-type="float">
            <text:p>34970</text:p>
          </table:table-cell>
          <table:table-cell office:value-type="float" office:value="685416" calcext:value-type="float">
            <text:p>685416</text:p>
          </table:table-cell>
          <table:table-cell office:value-type="float" office:value="413531" calcext:value-type="float">
            <text:p>413531</text:p>
          </table:table-cell>
          <table:table-cell office:value-type="float" office:value="97640" calcext:value-type="float">
            <text:p>97640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45</text:p>
          </table:table-cell>
          <table:table-cell office:value-type="float" office:value="9619752" calcext:value-type="float">
            <text:p>9619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2068" calcext:value-type="float">
            <text:p>1052068</text:p>
          </table:table-cell>
          <table:table-cell office:value-type="float" office:value="1015712" calcext:value-type="float">
            <text:p>1015712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70" calcext:value-type="float">
            <text:p>34970</text:p>
          </table:table-cell>
          <table:table-cell office:value-type="float" office:value="685416" calcext:value-type="float">
            <text:p>685416</text:p>
          </table:table-cell>
          <table:table-cell office:value-type="float" office:value="413531" calcext:value-type="float">
            <text:p>413531</text:p>
          </table:table-cell>
          <table:table-cell office:value-type="float" office:value="97640" calcext:value-type="float">
            <text:p>97640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46</text:p>
          </table:table-cell>
          <table:table-cell office:value-type="float" office:value="9619856" calcext:value-type="float">
            <text:p>9619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2068" calcext:value-type="float">
            <text:p>1052068</text:p>
          </table:table-cell>
          <table:table-cell office:value-type="float" office:value="1015712" calcext:value-type="float">
            <text:p>1015712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70" calcext:value-type="float">
            <text:p>34970</text:p>
          </table:table-cell>
          <table:table-cell office:value-type="float" office:value="685416" calcext:value-type="float">
            <text:p>685416</text:p>
          </table:table-cell>
          <table:table-cell office:value-type="float" office:value="413531" calcext:value-type="float">
            <text:p>413531</text:p>
          </table:table-cell>
          <table:table-cell office:value-type="float" office:value="97640" calcext:value-type="float">
            <text:p>97640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47</text:p>
          </table:table-cell>
          <table:table-cell office:value-type="float" office:value="9619856" calcext:value-type="float">
            <text:p>9619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2068" calcext:value-type="float">
            <text:p>1052068</text:p>
          </table:table-cell>
          <table:table-cell office:value-type="float" office:value="1015712" calcext:value-type="float">
            <text:p>1015712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70" calcext:value-type="float">
            <text:p>34970</text:p>
          </table:table-cell>
          <table:table-cell office:value-type="float" office:value="685416" calcext:value-type="float">
            <text:p>685416</text:p>
          </table:table-cell>
          <table:table-cell office:value-type="float" office:value="413531" calcext:value-type="float">
            <text:p>413531</text:p>
          </table:table-cell>
          <table:table-cell office:value-type="float" office:value="97640" calcext:value-type="float">
            <text:p>97640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48</text:p>
          </table:table-cell>
          <table:table-cell office:value-type="float" office:value="9605472" calcext:value-type="float">
            <text:p>9605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2068" calcext:value-type="float">
            <text:p>1052068</text:p>
          </table:table-cell>
          <table:table-cell office:value-type="float" office:value="1015712" calcext:value-type="float">
            <text:p>1015712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70" calcext:value-type="float">
            <text:p>34970</text:p>
          </table:table-cell>
          <table:table-cell office:value-type="float" office:value="685416" calcext:value-type="float">
            <text:p>685416</text:p>
          </table:table-cell>
          <table:table-cell office:value-type="float" office:value="413531" calcext:value-type="float">
            <text:p>413531</text:p>
          </table:table-cell>
          <table:table-cell office:value-type="float" office:value="97640" calcext:value-type="float">
            <text:p>97640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50</text:p>
          </table:table-cell>
          <table:table-cell office:value-type="float" office:value="9605472" calcext:value-type="float">
            <text:p>9605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2068" calcext:value-type="float">
            <text:p>1052068</text:p>
          </table:table-cell>
          <table:table-cell office:value-type="float" office:value="1015712" calcext:value-type="float">
            <text:p>1015712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70" calcext:value-type="float">
            <text:p>34970</text:p>
          </table:table-cell>
          <table:table-cell office:value-type="float" office:value="685416" calcext:value-type="float">
            <text:p>685416</text:p>
          </table:table-cell>
          <table:table-cell office:value-type="float" office:value="413531" calcext:value-type="float">
            <text:p>413531</text:p>
          </table:table-cell>
          <table:table-cell office:value-type="float" office:value="97640" calcext:value-type="float">
            <text:p>97640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51</text:p>
          </table:table-cell>
          <table:table-cell office:value-type="float" office:value="9605472" calcext:value-type="float">
            <text:p>9605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2068" calcext:value-type="float">
            <text:p>1052068</text:p>
          </table:table-cell>
          <table:table-cell office:value-type="float" office:value="1015712" calcext:value-type="float">
            <text:p>1015712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70" calcext:value-type="float">
            <text:p>34970</text:p>
          </table:table-cell>
          <table:table-cell office:value-type="float" office:value="685416" calcext:value-type="float">
            <text:p>685416</text:p>
          </table:table-cell>
          <table:table-cell office:value-type="float" office:value="413531" calcext:value-type="float">
            <text:p>413531</text:p>
          </table:table-cell>
          <table:table-cell office:value-type="float" office:value="97640" calcext:value-type="float">
            <text:p>97640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52</text:p>
          </table:table-cell>
          <table:table-cell office:value-type="float" office:value="9619864" calcext:value-type="float">
            <text:p>9619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52068" calcext:value-type="float">
            <text:p>1052068</text:p>
          </table:table-cell>
          <table:table-cell office:value-type="float" office:value="1015712" calcext:value-type="float">
            <text:p>1015712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70" calcext:value-type="float">
            <text:p>34970</text:p>
          </table:table-cell>
          <table:table-cell office:value-type="float" office:value="685416" calcext:value-type="float">
            <text:p>685416</text:p>
          </table:table-cell>
          <table:table-cell office:value-type="float" office:value="413531" calcext:value-type="float">
            <text:p>413531</text:p>
          </table:table-cell>
          <table:table-cell office:value-type="float" office:value="97640" calcext:value-type="float">
            <text:p>97640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53</text:p>
          </table:table-cell>
          <table:table-cell office:value-type="float" office:value="9629412" calcext:value-type="float">
            <text:p>9629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28004" calcext:value-type="float">
            <text:p>1028004</text:p>
          </table:table-cell>
          <table:table-cell office:value-type="float" office:value="991648" calcext:value-type="float">
            <text:p>991648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416" calcext:value-type="float">
            <text:p>685416</text:p>
          </table:table-cell>
          <table:table-cell office:value-type="float" office:value="312969" calcext:value-type="float">
            <text:p>312969</text:p>
          </table:table-cell>
          <table:table-cell office:value-type="float" office:value="97640" calcext:value-type="float">
            <text:p>97640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48:54</text:p>
          </table:table-cell>
          <table:table-cell office:value-type="float" office:value="9629412" calcext:value-type="float">
            <text:p>9629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28004" calcext:value-type="float">
            <text:p>1028004</text:p>
          </table:table-cell>
          <table:table-cell office:value-type="float" office:value="991648" calcext:value-type="float">
            <text:p>991648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416" calcext:value-type="float">
            <text:p>685416</text:p>
          </table:table-cell>
          <table:table-cell office:value-type="float" office:value="312969" calcext:value-type="float">
            <text:p>312969</text:p>
          </table:table-cell>
          <table:table-cell office:value-type="float" office:value="97640" calcext:value-type="float">
            <text:p>97640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55</text:p>
          </table:table-cell>
          <table:table-cell office:value-type="float" office:value="9643672" calcext:value-type="float">
            <text:p>9643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28004" calcext:value-type="float">
            <text:p>1028004</text:p>
          </table:table-cell>
          <table:table-cell office:value-type="float" office:value="991648" calcext:value-type="float">
            <text:p>991648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416" calcext:value-type="float">
            <text:p>685416</text:p>
          </table:table-cell>
          <table:table-cell office:value-type="float" office:value="312969" calcext:value-type="float">
            <text:p>312969</text:p>
          </table:table-cell>
          <table:table-cell office:value-type="float" office:value="97640" calcext:value-type="float">
            <text:p>97640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56</text:p>
          </table:table-cell>
          <table:table-cell office:value-type="float" office:value="9643672" calcext:value-type="float">
            <text:p>9643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28004" calcext:value-type="float">
            <text:p>1028004</text:p>
          </table:table-cell>
          <table:table-cell office:value-type="float" office:value="991648" calcext:value-type="float">
            <text:p>991648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416" calcext:value-type="float">
            <text:p>685416</text:p>
          </table:table-cell>
          <table:table-cell office:value-type="float" office:value="312969" calcext:value-type="float">
            <text:p>312969</text:p>
          </table:table-cell>
          <table:table-cell office:value-type="float" office:value="97640" calcext:value-type="float">
            <text:p>97640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57</text:p>
          </table:table-cell>
          <table:table-cell office:value-type="float" office:value="9629536" calcext:value-type="float">
            <text:p>9629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28004" calcext:value-type="float">
            <text:p>1028004</text:p>
          </table:table-cell>
          <table:table-cell office:value-type="float" office:value="991648" calcext:value-type="float">
            <text:p>991648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416" calcext:value-type="float">
            <text:p>685416</text:p>
          </table:table-cell>
          <table:table-cell office:value-type="float" office:value="312969" calcext:value-type="float">
            <text:p>312969</text:p>
          </table:table-cell>
          <table:table-cell office:value-type="float" office:value="97640" calcext:value-type="float">
            <text:p>97640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58</text:p>
          </table:table-cell>
          <table:table-cell office:value-type="float" office:value="9643648" calcext:value-type="float">
            <text:p>9643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28004" calcext:value-type="float">
            <text:p>1028004</text:p>
          </table:table-cell>
          <table:table-cell office:value-type="float" office:value="991648" calcext:value-type="float">
            <text:p>991648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416" calcext:value-type="float">
            <text:p>685416</text:p>
          </table:table-cell>
          <table:table-cell office:value-type="float" office:value="312969" calcext:value-type="float">
            <text:p>312969</text:p>
          </table:table-cell>
          <table:table-cell office:value-type="float" office:value="97640" calcext:value-type="float">
            <text:p>97640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8:59</text:p>
          </table:table-cell>
          <table:table-cell office:value-type="float" office:value="9643672" calcext:value-type="float">
            <text:p>9643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28004" calcext:value-type="float">
            <text:p>1028004</text:p>
          </table:table-cell>
          <table:table-cell office:value-type="float" office:value="991648" calcext:value-type="float">
            <text:p>991648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416" calcext:value-type="float">
            <text:p>685416</text:p>
          </table:table-cell>
          <table:table-cell office:value-type="float" office:value="312969" calcext:value-type="float">
            <text:p>312969</text:p>
          </table:table-cell>
          <table:table-cell office:value-type="float" office:value="97640" calcext:value-type="float">
            <text:p>97640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00</text:p>
          </table:table-cell>
          <table:table-cell office:value-type="float" office:value="9643672" calcext:value-type="float">
            <text:p>9643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28004" calcext:value-type="float">
            <text:p>1028004</text:p>
          </table:table-cell>
          <table:table-cell office:value-type="float" office:value="991648" calcext:value-type="float">
            <text:p>991648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416" calcext:value-type="float">
            <text:p>685416</text:p>
          </table:table-cell>
          <table:table-cell office:value-type="float" office:value="312969" calcext:value-type="float">
            <text:p>312969</text:p>
          </table:table-cell>
          <table:table-cell office:value-type="float" office:value="97640" calcext:value-type="float">
            <text:p>97640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01</text:p>
          </table:table-cell>
          <table:table-cell office:value-type="float" office:value="9638712" calcext:value-type="float">
            <text:p>9638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4592" calcext:value-type="float">
            <text:p>1004592</text:p>
          </table:table-cell>
          <table:table-cell office:value-type="float" office:value="968236" calcext:value-type="float">
            <text:p>968236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416" calcext:value-type="float">
            <text:p>685416</text:p>
          </table:table-cell>
          <table:table-cell office:value-type="float" office:value="212406" calcext:value-type="float">
            <text:p>212406</text:p>
          </table:table-cell>
          <table:table-cell office:value-type="float" office:value="97640" calcext:value-type="float">
            <text:p>97640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49:02</text:p>
          </table:table-cell>
          <table:table-cell office:value-type="float" office:value="9638712" calcext:value-type="float">
            <text:p>9638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4592" calcext:value-type="float">
            <text:p>1004592</text:p>
          </table:table-cell>
          <table:table-cell office:value-type="float" office:value="968236" calcext:value-type="float">
            <text:p>96823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416" calcext:value-type="float">
            <text:p>685416</text:p>
          </table:table-cell>
          <table:table-cell office:value-type="float" office:value="212406" calcext:value-type="float">
            <text:p>212406</text:p>
          </table:table-cell>
          <table:table-cell office:value-type="float" office:value="97640" calcext:value-type="float">
            <text:p>97640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03</text:p>
          </table:table-cell>
          <table:table-cell office:value-type="float" office:value="9667356" calcext:value-type="float">
            <text:p>9667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4592" calcext:value-type="float">
            <text:p>1004592</text:p>
          </table:table-cell>
          <table:table-cell office:value-type="float" office:value="968236" calcext:value-type="float">
            <text:p>96823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416" calcext:value-type="float">
            <text:p>685416</text:p>
          </table:table-cell>
          <table:table-cell office:value-type="float" office:value="212406" calcext:value-type="float">
            <text:p>212406</text:p>
          </table:table-cell>
          <table:table-cell office:value-type="float" office:value="97640" calcext:value-type="float">
            <text:p>97640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04</text:p>
          </table:table-cell>
          <table:table-cell office:value-type="float" office:value="9667232" calcext:value-type="float">
            <text:p>9667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4592" calcext:value-type="float">
            <text:p>1004592</text:p>
          </table:table-cell>
          <table:table-cell office:value-type="float" office:value="968236" calcext:value-type="float">
            <text:p>96823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416" calcext:value-type="float">
            <text:p>685416</text:p>
          </table:table-cell>
          <table:table-cell office:value-type="float" office:value="212406" calcext:value-type="float">
            <text:p>212406</text:p>
          </table:table-cell>
          <table:table-cell office:value-type="float" office:value="97640" calcext:value-type="float">
            <text:p>97640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05</text:p>
          </table:table-cell>
          <table:table-cell office:value-type="float" office:value="9653344" calcext:value-type="float">
            <text:p>9653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4592" calcext:value-type="float">
            <text:p>1004592</text:p>
          </table:table-cell>
          <table:table-cell office:value-type="float" office:value="968236" calcext:value-type="float">
            <text:p>96823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416" calcext:value-type="float">
            <text:p>685416</text:p>
          </table:table-cell>
          <table:table-cell office:value-type="float" office:value="212406" calcext:value-type="float">
            <text:p>212406</text:p>
          </table:table-cell>
          <table:table-cell office:value-type="float" office:value="97640" calcext:value-type="float">
            <text:p>97640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49:06" calcext:value-type="date">
            <text:p>10/08/19 09:49 AM</text:p>
          </table:table-cell>
          <table:table-cell office:value-type="float" office:value="9667064" calcext:value-type="float">
            <text:p>9667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4592" calcext:value-type="float">
            <text:p>1004592</text:p>
          </table:table-cell>
          <table:table-cell office:value-type="float" office:value="968236" calcext:value-type="float">
            <text:p>96823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416" calcext:value-type="float">
            <text:p>685416</text:p>
          </table:table-cell>
          <table:table-cell office:value-type="float" office:value="212406" calcext:value-type="float">
            <text:p>212406</text:p>
          </table:table-cell>
          <table:table-cell office:value-type="float" office:value="97640" calcext:value-type="float">
            <text:p>97640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49:07" calcext:value-type="date">
            <text:p>10/08/19 09:49 AM</text:p>
          </table:table-cell>
          <table:table-cell office:value-type="float" office:value="9667232" calcext:value-type="float">
            <text:p>9667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4592" calcext:value-type="float">
            <text:p>1004592</text:p>
          </table:table-cell>
          <table:table-cell office:value-type="float" office:value="968236" calcext:value-type="float">
            <text:p>96823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416" calcext:value-type="float">
            <text:p>685416</text:p>
          </table:table-cell>
          <table:table-cell office:value-type="float" office:value="212406" calcext:value-type="float">
            <text:p>212406</text:p>
          </table:table-cell>
          <table:table-cell office:value-type="float" office:value="97640" calcext:value-type="float">
            <text:p>97640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49:08" calcext:value-type="date">
            <text:p>10/08/19 09:49 AM</text:p>
          </table:table-cell>
          <table:table-cell office:value-type="float" office:value="9667232" calcext:value-type="float">
            <text:p>9667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4592" calcext:value-type="float">
            <text:p>1004592</text:p>
          </table:table-cell>
          <table:table-cell office:value-type="float" office:value="968236" calcext:value-type="float">
            <text:p>96823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416" calcext:value-type="float">
            <text:p>685416</text:p>
          </table:table-cell>
          <table:table-cell office:value-type="float" office:value="212406" calcext:value-type="float">
            <text:p>212406</text:p>
          </table:table-cell>
          <table:table-cell office:value-type="float" office:value="97640" calcext:value-type="float">
            <text:p>97640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360" calcext:value-type="float">
            <text:p>1142360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49:09" calcext:value-type="date">
            <text:p>10/08/19 09:49 AM</text:p>
          </table:table-cell>
          <table:table-cell office:value-type="float" office:value="10265656" calcext:value-type="float">
            <text:p>10265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0360" calcext:value-type="float">
            <text:p>6280360</text:p>
          </table:table-cell>
          <table:table-cell office:value-type="float" office:value="378052" calcext:value-type="float">
            <text:p>378052</text:p>
          </table:table-cell>
          <table:table-cell office:value-type="float" office:value="341696" calcext:value-type="float">
            <text:p>341696</text:p>
          </table:table-cell>
          <table:table-cell office:value-type="float" office:value="36356" calcext:value-type="float">
            <text:p>36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71" calcext:value-type="float">
            <text:p>4371</text:p>
          </table:table-cell>
          <table:table-cell office:value-type="float" office:value="111976" calcext:value-type="float">
            <text:p>111976</text:p>
          </table:table-cell>
          <table:table-cell office:value-type="float" office:value="11281" calcext:value-type="float">
            <text:p>11281</text:p>
          </table:table-cell>
          <table:table-cell office:value-type="float" office:value="97640" calcext:value-type="float">
            <text:p>97640</text:p>
          </table:table-cell>
          <table:table-cell office:value-type="float" office:value="1304" calcext:value-type="float">
            <text:p>1304</text:p>
          </table:table-cell>
          <table:table-cell office:value-type="float" office:value="1065452" calcext:value-type="float">
            <text:p>1065452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3" office:value-type="date" office:date-value="2019-10-08T09:49:10" calcext:value-type="date">
            <text:p>10/08/19 09:49 AM</text:p>
          </table:table-cell>
          <table:table-cell office:value-type="float" office:value="10265656" calcext:value-type="float">
            <text:p>10265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0360" calcext:value-type="float">
            <text:p>6280360</text:p>
          </table:table-cell>
          <table:table-cell office:value-type="float" office:value="378052" calcext:value-type="float">
            <text:p>378052</text:p>
          </table:table-cell>
          <table:table-cell office:value-type="float" office:value="341696" calcext:value-type="float">
            <text:p>34169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71" calcext:value-type="float">
            <text:p>4371</text:p>
          </table:table-cell>
          <table:table-cell office:value-type="float" office:value="111976" calcext:value-type="float">
            <text:p>111976</text:p>
          </table:table-cell>
          <table:table-cell office:value-type="float" office:value="11281" calcext:value-type="float">
            <text:p>11281</text:p>
          </table:table-cell>
          <table:table-cell office:value-type="float" office:value="97640" calcext:value-type="float">
            <text:p>97640</text:p>
          </table:table-cell>
          <table:table-cell office:value-type="float" office:value="1304" calcext:value-type="float">
            <text:p>1304</text:p>
          </table:table-cell>
          <table:table-cell office:value-type="float" office:value="1065452" calcext:value-type="float">
            <text:p>1065452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49:11" calcext:value-type="date">
            <text:p>10/08/19 09:49 AM</text:p>
          </table:table-cell>
          <table:table-cell office:value-type="float" office:value="10265656" calcext:value-type="float">
            <text:p>10265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0360" calcext:value-type="float">
            <text:p>6280360</text:p>
          </table:table-cell>
          <table:table-cell office:value-type="float" office:value="378052" calcext:value-type="float">
            <text:p>378052</text:p>
          </table:table-cell>
          <table:table-cell office:value-type="float" office:value="341696" calcext:value-type="float">
            <text:p>34169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71" calcext:value-type="float">
            <text:p>4371</text:p>
          </table:table-cell>
          <table:table-cell office:value-type="float" office:value="111976" calcext:value-type="float">
            <text:p>111976</text:p>
          </table:table-cell>
          <table:table-cell office:value-type="float" office:value="11281" calcext:value-type="float">
            <text:p>11281</text:p>
          </table:table-cell>
          <table:table-cell office:value-type="float" office:value="97640" calcext:value-type="float">
            <text:p>97640</text:p>
          </table:table-cell>
          <table:table-cell office:value-type="float" office:value="1304" calcext:value-type="float">
            <text:p>1304</text:p>
          </table:table-cell>
          <table:table-cell office:value-type="float" office:value="1065452" calcext:value-type="float">
            <text:p>1065452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49:12" calcext:value-type="date">
            <text:p>10/08/19 09:49 AM</text:p>
          </table:table-cell>
          <table:table-cell office:value-type="float" office:value="10294920" calcext:value-type="float">
            <text:p>10294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0360" calcext:value-type="float">
            <text:p>6280360</text:p>
          </table:table-cell>
          <table:table-cell office:value-type="float" office:value="378052" calcext:value-type="float">
            <text:p>378052</text:p>
          </table:table-cell>
          <table:table-cell office:value-type="float" office:value="341696" calcext:value-type="float">
            <text:p>341696</text:p>
          </table:table-cell>
          <table:table-cell office:value-type="float" office:value="36356" calcext:value-type="float">
            <text:p>36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71" calcext:value-type="float">
            <text:p>4371</text:p>
          </table:table-cell>
          <table:table-cell office:value-type="float" office:value="111976" calcext:value-type="float">
            <text:p>111976</text:p>
          </table:table-cell>
          <table:table-cell office:value-type="float" office:value="11281" calcext:value-type="float">
            <text:p>11281</text:p>
          </table:table-cell>
          <table:table-cell office:value-type="float" office:value="97640" calcext:value-type="float">
            <text:p>97640</text:p>
          </table:table-cell>
          <table:table-cell office:value-type="float" office:value="1304" calcext:value-type="float">
            <text:p>1304</text:p>
          </table:table-cell>
          <table:table-cell office:value-type="float" office:value="1065452" calcext:value-type="float">
            <text:p>1065452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standard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23" table:number-columns-repeated="2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string" calcext:value-type="string">
            <text:p>2019-10-08 09:49:12</text:p>
          </table:table-cell>
          <table:table-cell office:value-type="float" office:value="10600912" calcext:value-type="float">
            <text:p>106009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748264" calcext:value-type="float">
            <text:p>5748264</text:p>
          </table:table-cell>
          <table:table-cell office:value-type="float" office:value="32708" calcext:value-type="float">
            <text:p>32708</text:p>
          </table:table-cell>
          <table:table-cell office:value-type="float" office:value="9304" calcext:value-type="float">
            <text:p>9304</text:p>
          </table:table-cell>
          <table:table-cell office:value-type="float" office:value="23404" calcext:value-type="float">
            <text:p>234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82" calcext:value-type="float">
            <text:p>138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-10-08 09:49:13</text:p>
          </table:table-cell>
          <table:table-cell office:value-type="float" office:value="10565696" calcext:value-type="float">
            <text:p>10565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0300" calcext:value-type="float">
            <text:p>6160300</text:p>
          </table:table-cell>
          <table:table-cell office:value-type="float" office:value="74148" calcext:value-type="float">
            <text:p>74148</text:p>
          </table:table-cell>
          <table:table-cell office:value-type="float" office:value="38172" calcext:value-type="float">
            <text:p>38172</text:p>
          </table:table-cell>
          <table:table-cell office:value-type="float" office:value="35976" calcext:value-type="float">
            <text:p>35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41" calcext:value-type="float">
            <text:p>3841</text:p>
          </table:table-cell>
          <table:table-cell office:value-type="float" office:value="11520" calcext:value-type="float">
            <text:p>11520</text:p>
          </table:table-cell>
          <table:table-cell office:value-type="float" office:value="11283" calcext:value-type="float">
            <text:p>11283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21248" calcext:value-type="float">
            <text:p>2124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14</text:p>
          </table:table-cell>
          <table:table-cell office:value-type="float" office:value="10565324" calcext:value-type="float">
            <text:p>10565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0300" calcext:value-type="float">
            <text:p>6160300</text:p>
          </table:table-cell>
          <table:table-cell office:value-type="float" office:value="74148" calcext:value-type="float">
            <text:p>74148</text:p>
          </table:table-cell>
          <table:table-cell office:value-type="float" office:value="38172" calcext:value-type="float">
            <text:p>38172</text:p>
          </table:table-cell>
          <table:table-cell office:value-type="float" office:value="35976" calcext:value-type="float">
            <text:p>359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41" calcext:value-type="float">
            <text:p>3841</text:p>
          </table:table-cell>
          <table:table-cell office:value-type="float" office:value="11520" calcext:value-type="float">
            <text:p>11520</text:p>
          </table:table-cell>
          <table:table-cell office:value-type="float" office:value="11283" calcext:value-type="float">
            <text:p>11283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21248" calcext:value-type="float">
            <text:p>2124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15</text:p>
          </table:table-cell>
          <table:table-cell office:value-type="float" office:value="10585164" calcext:value-type="float">
            <text:p>10585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0300" calcext:value-type="float">
            <text:p>6160300</text:p>
          </table:table-cell>
          <table:table-cell office:value-type="float" office:value="74148" calcext:value-type="float">
            <text:p>74148</text:p>
          </table:table-cell>
          <table:table-cell office:value-type="float" office:value="38172" calcext:value-type="float">
            <text:p>38172</text:p>
          </table:table-cell>
          <table:table-cell office:value-type="float" office:value="35976" calcext:value-type="float">
            <text:p>359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41" calcext:value-type="float">
            <text:p>3841</text:p>
          </table:table-cell>
          <table:table-cell office:value-type="float" office:value="11520" calcext:value-type="float">
            <text:p>11520</text:p>
          </table:table-cell>
          <table:table-cell office:value-type="float" office:value="11283" calcext:value-type="float">
            <text:p>11283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21248" calcext:value-type="float">
            <text:p>2124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16</text:p>
          </table:table-cell>
          <table:table-cell office:value-type="float" office:value="10600052" calcext:value-type="float">
            <text:p>1060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0300" calcext:value-type="float">
            <text:p>6160300</text:p>
          </table:table-cell>
          <table:table-cell office:value-type="float" office:value="74148" calcext:value-type="float">
            <text:p>74148</text:p>
          </table:table-cell>
          <table:table-cell office:value-type="float" office:value="38172" calcext:value-type="float">
            <text:p>38172</text:p>
          </table:table-cell>
          <table:table-cell office:value-type="float" office:value="35976" calcext:value-type="float">
            <text:p>359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41" calcext:value-type="float">
            <text:p>3841</text:p>
          </table:table-cell>
          <table:table-cell office:value-type="float" office:value="11520" calcext:value-type="float">
            <text:p>11520</text:p>
          </table:table-cell>
          <table:table-cell office:value-type="float" office:value="11283" calcext:value-type="float">
            <text:p>11283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21248" calcext:value-type="float">
            <text:p>2124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17</text:p>
          </table:table-cell>
          <table:table-cell office:value-type="float" office:value="10551940" calcext:value-type="float">
            <text:p>10551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6684" calcext:value-type="float">
            <text:p>6176684</text:p>
          </table:table-cell>
          <table:table-cell office:value-type="float" office:value="108492" calcext:value-type="float">
            <text:p>108492</text:p>
          </table:table-cell>
          <table:table-cell office:value-type="float" office:value="72392" calcext:value-type="float">
            <text:p>72392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9694" calcext:value-type="float">
            <text:p>9694</text:p>
          </table:table-cell>
          <table:table-cell office:value-type="float" office:value="32064" calcext:value-type="float">
            <text:p>32064</text:p>
          </table:table-cell>
          <table:table-cell office:value-type="float" office:value="29693" calcext:value-type="float">
            <text:p>29693</text:p>
          </table:table-cell>
          <table:table-cell office:value-type="float" office:value="4416" calcext:value-type="float">
            <text:p>4416</text:p>
          </table:table-cell>
          <table:table-cell office:value-type="float" office:value="2478" calcext:value-type="float">
            <text:p>2478</text:p>
          </table:table-cell>
          <table:table-cell office:value-type="float" office:value="36480" calcext:value-type="float">
            <text:p>364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67" calcext:value-type="float">
            <text:p>1667</text:p>
          </table:table-cell>
          <table:table-cell office:value-type="float" office:value="208" calcext:value-type="float">
            <text:p>208</text:p>
          </table:table-cell>
          <table:table-cell office:value-type="float" office:value="4438" calcext:value-type="float">
            <text:p>4438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18</text:p>
          </table:table-cell>
          <table:table-cell office:value-type="float" office:value="10398808" calcext:value-type="float">
            <text:p>10398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50412" calcext:value-type="float">
            <text:p>6250412</text:p>
          </table:table-cell>
          <table:table-cell office:value-type="float" office:value="261280" calcext:value-type="float">
            <text:p>261280</text:p>
          </table:table-cell>
          <table:table-cell office:value-type="float" office:value="225180" calcext:value-type="float">
            <text:p>225180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13497" calcext:value-type="float">
            <text:p>13497</text:p>
          </table:table-cell>
          <table:table-cell office:value-type="float" office:value="119936" calcext:value-type="float">
            <text:p>119936</text:p>
          </table:table-cell>
          <table:table-cell office:value-type="float" office:value="108867" calcext:value-type="float">
            <text:p>108867</text:p>
          </table:table-cell>
          <table:table-cell office:value-type="float" office:value="16960" calcext:value-type="float">
            <text:p>16960</text:p>
          </table:table-cell>
          <table:table-cell office:value-type="float" office:value="7236" calcext:value-type="float">
            <text:p>7236</text:p>
          </table:table-cell>
          <table:table-cell office:value-type="float" office:value="195840" calcext:value-type="float">
            <text:p>1958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7946" calcext:value-type="float">
            <text:p>7946</text:p>
          </table:table-cell>
          <table:table-cell office:value-type="float" office:value="208" calcext:value-type="float">
            <text:p>208</text:p>
          </table:table-cell>
          <table:table-cell office:value-type="float" office:value="10717" calcext:value-type="float">
            <text:p>10717</text:p>
          </table:table-cell>
          <table:table-cell office:value-type="float" office:value="6279" calcext:value-type="float">
            <text:p>6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19</text:p>
          </table:table-cell>
          <table:table-cell office:value-type="float" office:value="10244056" calcext:value-type="float">
            <text:p>10244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6060" calcext:value-type="float">
            <text:p>6406060</text:p>
          </table:table-cell>
          <table:table-cell office:value-type="float" office:value="429920" calcext:value-type="float">
            <text:p>429920</text:p>
          </table:table-cell>
          <table:table-cell office:value-type="float" office:value="393820" calcext:value-type="float">
            <text:p>393820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8544" calcext:value-type="float">
            <text:p>108544</text:p>
          </table:table-cell>
          <table:table-cell office:value-type="float" office:value="47714" calcext:value-type="float">
            <text:p>47714</text:p>
          </table:table-cell>
          <table:table-cell office:value-type="float" office:value="221184" calcext:value-type="float">
            <text:p>221184</text:p>
          </table:table-cell>
          <table:table-cell office:value-type="float" office:value="200045" calcext:value-type="float">
            <text:p>200045</text:p>
          </table:table-cell>
          <table:table-cell office:value-type="float" office:value="31424" calcext:value-type="float">
            <text:p>31424</text:p>
          </table:table-cell>
          <table:table-cell office:value-type="float" office:value="12716" calcext:value-type="float">
            <text:p>12716</text:p>
          </table:table-cell>
          <table:table-cell office:value-type="float" office:value="230720" calcext:value-type="float">
            <text:p>23072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5177" calcext:value-type="float">
            <text:p>15177</text:p>
          </table:table-cell>
          <table:table-cell office:value-type="float" office:value="208" calcext:value-type="float">
            <text:p>208</text:p>
          </table:table-cell>
          <table:table-cell office:value-type="float" office:value="17948" calcext:value-type="float">
            <text:p>17948</text:p>
          </table:table-cell>
          <table:table-cell office:value-type="float" office:value="7231" calcext:value-type="float">
            <text:p>7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20</text:p>
          </table:table-cell>
          <table:table-cell office:value-type="float" office:value="10100960" calcext:value-type="float">
            <text:p>10100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7980" calcext:value-type="float">
            <text:p>6487980</text:p>
          </table:table-cell>
          <table:table-cell office:value-type="float" office:value="572768" calcext:value-type="float">
            <text:p>572768</text:p>
          </table:table-cell>
          <table:table-cell office:value-type="float" office:value="536668" calcext:value-type="float">
            <text:p>536668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60158" calcext:value-type="float">
            <text:p>60158</text:p>
          </table:table-cell>
          <table:table-cell office:value-type="float" office:value="321472" calcext:value-type="float">
            <text:p>321472</text:p>
          </table:table-cell>
          <table:table-cell office:value-type="float" office:value="290380" calcext:value-type="float">
            <text:p>290380</text:p>
          </table:table-cell>
          <table:table-cell office:value-type="float" office:value="45760" calcext:value-type="float">
            <text:p>45760</text:p>
          </table:table-cell>
          <table:table-cell office:value-type="float" office:value="18145" calcext:value-type="float">
            <text:p>18145</text:p>
          </table:table-cell>
          <table:table-cell office:value-type="float" office:value="388928" calcext:value-type="float">
            <text:p>3889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2341" calcext:value-type="float">
            <text:p>22341</text:p>
          </table:table-cell>
          <table:table-cell office:value-type="float" office:value="208" calcext:value-type="float">
            <text:p>208</text:p>
          </table:table-cell>
          <table:table-cell office:value-type="float" office:value="25112" calcext:value-type="float">
            <text:p>25112</text:p>
          </table:table-cell>
          <table:table-cell office:value-type="float" office:value="7164" calcext:value-type="float">
            <text:p>7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21</text:p>
          </table:table-cell>
          <table:table-cell office:value-type="float" office:value="9964064" calcext:value-type="float">
            <text:p>9964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5436" calcext:value-type="float">
            <text:p>6635436</text:p>
          </table:table-cell>
          <table:table-cell office:value-type="float" office:value="709280" calcext:value-type="float">
            <text:p>709280</text:p>
          </table:table-cell>
          <table:table-cell office:value-type="float" office:value="673180" calcext:value-type="float">
            <text:p>673180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39753" calcext:value-type="float">
            <text:p>39753</text:p>
          </table:table-cell>
          <table:table-cell office:value-type="float" office:value="419776" calcext:value-type="float">
            <text:p>419776</text:p>
          </table:table-cell>
          <table:table-cell office:value-type="float" office:value="378961" calcext:value-type="float">
            <text:p>378961</text:p>
          </table:table-cell>
          <table:table-cell office:value-type="float" office:value="59776" calcext:value-type="float">
            <text:p>59776</text:p>
          </table:table-cell>
          <table:table-cell office:value-type="float" office:value="23468" calcext:value-type="float">
            <text:p>23468</text:p>
          </table:table-cell>
          <table:table-cell office:value-type="float" office:value="567040" calcext:value-type="float">
            <text:p>5670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366" calcext:value-type="float">
            <text:p>29366</text:p>
          </table:table-cell>
          <table:table-cell office:value-type="float" office:value="208" calcext:value-type="float">
            <text:p>208</text:p>
          </table:table-cell>
          <table:table-cell office:value-type="float" office:value="32137" calcext:value-type="float">
            <text:p>32137</text:p>
          </table:table-cell>
          <table:table-cell office:value-type="float" office:value="7025" calcext:value-type="float">
            <text:p>7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22</text:p>
          </table:table-cell>
          <table:table-cell office:value-type="float" office:value="9815264" calcext:value-type="float">
            <text:p>9815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5548" calcext:value-type="float">
            <text:p>6725548</text:p>
          </table:table-cell>
          <table:table-cell office:value-type="float" office:value="857916" calcext:value-type="float">
            <text:p>857916</text:p>
          </table:table-cell>
          <table:table-cell office:value-type="float" office:value="821816" calcext:value-type="float">
            <text:p>821816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60750" calcext:value-type="float">
            <text:p>60750</text:p>
          </table:table-cell>
          <table:table-cell office:value-type="float" office:value="518720" calcext:value-type="float">
            <text:p>518720</text:p>
          </table:table-cell>
          <table:table-cell office:value-type="float" office:value="468047" calcext:value-type="float">
            <text:p>468047</text:p>
          </table:table-cell>
          <table:table-cell office:value-type="float" office:value="73920" calcext:value-type="float">
            <text:p>73920</text:p>
          </table:table-cell>
          <table:table-cell office:value-type="float" office:value="28821" calcext:value-type="float">
            <text:p>28821</text:p>
          </table:table-cell>
          <table:table-cell office:value-type="float" office:value="567040" calcext:value-type="float">
            <text:p>5670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6431" calcext:value-type="float">
            <text:p>36431</text:p>
          </table:table-cell>
          <table:table-cell office:value-type="float" office:value="208" calcext:value-type="float">
            <text:p>208</text:p>
          </table:table-cell>
          <table:table-cell office:value-type="float" office:value="39202" calcext:value-type="float">
            <text:p>39202</text:p>
          </table:table-cell>
          <table:table-cell office:value-type="float" office:value="7065" calcext:value-type="float">
            <text:p>7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23</text:p>
          </table:table-cell>
          <table:table-cell office:value-type="float" office:value="9715320" calcext:value-type="float">
            <text:p>9715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42684" calcext:value-type="float">
            <text:p>942684</text:p>
          </table:table-cell>
          <table:table-cell office:value-type="float" office:value="906584" calcext:value-type="float">
            <text:p>906584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648" calcext:value-type="float">
            <text:p>571648</text:p>
          </table:table-cell>
          <table:table-cell office:value-type="float" office:value="515712" calcext:value-type="float">
            <text:p>515712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office:value-type="float" office:value="3780" calcext:value-type="float">
            <text:p>3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24</text:p>
          </table:table-cell>
          <table:table-cell office:value-type="float" office:value="9715444" calcext:value-type="float">
            <text:p>9715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42684" calcext:value-type="float">
            <text:p>942684</text:p>
          </table:table-cell>
          <table:table-cell office:value-type="float" office:value="906584" calcext:value-type="float">
            <text:p>90658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648" calcext:value-type="float">
            <text:p>571648</text:p>
          </table:table-cell>
          <table:table-cell office:value-type="float" office:value="515712" calcext:value-type="float">
            <text:p>515712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25</text:p>
          </table:table-cell>
          <table:table-cell office:value-type="float" office:value="9715444" calcext:value-type="float">
            <text:p>9715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42684" calcext:value-type="float">
            <text:p>942684</text:p>
          </table:table-cell>
          <table:table-cell office:value-type="float" office:value="906584" calcext:value-type="float">
            <text:p>90658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648" calcext:value-type="float">
            <text:p>571648</text:p>
          </table:table-cell>
          <table:table-cell office:value-type="float" office:value="515712" calcext:value-type="float">
            <text:p>515712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26</text:p>
          </table:table-cell>
          <table:table-cell office:value-type="float" office:value="9729704" calcext:value-type="float">
            <text:p>9729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42684" calcext:value-type="float">
            <text:p>942684</text:p>
          </table:table-cell>
          <table:table-cell office:value-type="float" office:value="906584" calcext:value-type="float">
            <text:p>90658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648" calcext:value-type="float">
            <text:p>571648</text:p>
          </table:table-cell>
          <table:table-cell office:value-type="float" office:value="515712" calcext:value-type="float">
            <text:p>515712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27</text:p>
          </table:table-cell>
          <table:table-cell office:value-type="float" office:value="9719044" calcext:value-type="float">
            <text:p>9719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38336" calcext:value-type="float">
            <text:p>938336</text:p>
          </table:table-cell>
          <table:table-cell office:value-type="float" office:value="902236" calcext:value-type="float">
            <text:p>9022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648" calcext:value-type="float">
            <text:p>571648</text:p>
          </table:table-cell>
          <table:table-cell office:value-type="float" office:value="515712" calcext:value-type="float">
            <text:p>515712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28</text:p>
          </table:table-cell>
          <table:table-cell office:value-type="float" office:value="9719040" calcext:value-type="float">
            <text:p>9719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38336" calcext:value-type="float">
            <text:p>938336</text:p>
          </table:table-cell>
          <table:table-cell office:value-type="float" office:value="902236" calcext:value-type="float">
            <text:p>9022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648" calcext:value-type="float">
            <text:p>571648</text:p>
          </table:table-cell>
          <table:table-cell office:value-type="float" office:value="515712" calcext:value-type="float">
            <text:p>515712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29</text:p>
          </table:table-cell>
          <table:table-cell office:value-type="float" office:value="9719040" calcext:value-type="float">
            <text:p>9719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38336" calcext:value-type="float">
            <text:p>938336</text:p>
          </table:table-cell>
          <table:table-cell office:value-type="float" office:value="902236" calcext:value-type="float">
            <text:p>9022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648" calcext:value-type="float">
            <text:p>571648</text:p>
          </table:table-cell>
          <table:table-cell office:value-type="float" office:value="515712" calcext:value-type="float">
            <text:p>515712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30</text:p>
          </table:table-cell>
          <table:table-cell office:value-type="float" office:value="9733424" calcext:value-type="float">
            <text:p>9733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38336" calcext:value-type="float">
            <text:p>938336</text:p>
          </table:table-cell>
          <table:table-cell office:value-type="float" office:value="902236" calcext:value-type="float">
            <text:p>9022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648" calcext:value-type="float">
            <text:p>571648</text:p>
          </table:table-cell>
          <table:table-cell office:value-type="float" office:value="515712" calcext:value-type="float">
            <text:p>515712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31</text:p>
          </table:table-cell>
          <table:table-cell office:value-type="float" office:value="9710732" calcext:value-type="float">
            <text:p>9710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32920" calcext:value-type="float">
            <text:p>932920</text:p>
          </table:table-cell>
          <table:table-cell office:value-type="float" office:value="896820" calcext:value-type="float">
            <text:p>896820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84" calcext:value-type="float">
            <text:p>571584</text:p>
          </table:table-cell>
          <table:table-cell office:value-type="float" office:value="414837" calcext:value-type="float">
            <text:p>414837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49:32</text:p>
          </table:table-cell>
          <table:table-cell office:value-type="float" office:value="9710608" calcext:value-type="float">
            <text:p>9710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32920" calcext:value-type="float">
            <text:p>932920</text:p>
          </table:table-cell>
          <table:table-cell office:value-type="float" office:value="896820" calcext:value-type="float">
            <text:p>89682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84" calcext:value-type="float">
            <text:p>571584</text:p>
          </table:table-cell>
          <table:table-cell office:value-type="float" office:value="414837" calcext:value-type="float">
            <text:p>414837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33</text:p>
          </table:table-cell>
          <table:table-cell office:value-type="float" office:value="9739376" calcext:value-type="float">
            <text:p>973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32920" calcext:value-type="float">
            <text:p>932920</text:p>
          </table:table-cell>
          <table:table-cell office:value-type="float" office:value="896820" calcext:value-type="float">
            <text:p>89682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84" calcext:value-type="float">
            <text:p>571584</text:p>
          </table:table-cell>
          <table:table-cell office:value-type="float" office:value="414837" calcext:value-type="float">
            <text:p>414837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34</text:p>
          </table:table-cell>
          <table:table-cell office:value-type="float" office:value="9739252" calcext:value-type="float">
            <text:p>9739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32920" calcext:value-type="float">
            <text:p>932920</text:p>
          </table:table-cell>
          <table:table-cell office:value-type="float" office:value="896820" calcext:value-type="float">
            <text:p>89682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84" calcext:value-type="float">
            <text:p>571584</text:p>
          </table:table-cell>
          <table:table-cell office:value-type="float" office:value="414837" calcext:value-type="float">
            <text:p>414837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35</text:p>
          </table:table-cell>
          <table:table-cell office:value-type="float" office:value="9725256" calcext:value-type="float">
            <text:p>9725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32920" calcext:value-type="float">
            <text:p>932920</text:p>
          </table:table-cell>
          <table:table-cell office:value-type="float" office:value="896820" calcext:value-type="float">
            <text:p>89682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84" calcext:value-type="float">
            <text:p>571584</text:p>
          </table:table-cell>
          <table:table-cell office:value-type="float" office:value="414837" calcext:value-type="float">
            <text:p>414837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36</text:p>
          </table:table-cell>
          <table:table-cell office:value-type="float" office:value="9725256" calcext:value-type="float">
            <text:p>9725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32920" calcext:value-type="float">
            <text:p>932920</text:p>
          </table:table-cell>
          <table:table-cell office:value-type="float" office:value="896820" calcext:value-type="float">
            <text:p>89682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84" calcext:value-type="float">
            <text:p>571584</text:p>
          </table:table-cell>
          <table:table-cell office:value-type="float" office:value="414837" calcext:value-type="float">
            <text:p>414837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37</text:p>
          </table:table-cell>
          <table:table-cell office:value-type="float" office:value="9725256" calcext:value-type="float">
            <text:p>9725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32920" calcext:value-type="float">
            <text:p>932920</text:p>
          </table:table-cell>
          <table:table-cell office:value-type="float" office:value="896820" calcext:value-type="float">
            <text:p>89682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84" calcext:value-type="float">
            <text:p>571584</text:p>
          </table:table-cell>
          <table:table-cell office:value-type="float" office:value="414837" calcext:value-type="float">
            <text:p>414837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38</text:p>
          </table:table-cell>
          <table:table-cell office:value-type="float" office:value="9739392" calcext:value-type="float">
            <text:p>9739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32920" calcext:value-type="float">
            <text:p>932920</text:p>
          </table:table-cell>
          <table:table-cell office:value-type="float" office:value="896820" calcext:value-type="float">
            <text:p>89682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84" calcext:value-type="float">
            <text:p>571584</text:p>
          </table:table-cell>
          <table:table-cell office:value-type="float" office:value="414837" calcext:value-type="float">
            <text:p>414837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39</text:p>
          </table:table-cell>
          <table:table-cell office:value-type="float" office:value="9751736" calcext:value-type="float">
            <text:p>9751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05800" calcext:value-type="float">
            <text:p>905800</text:p>
          </table:table-cell>
          <table:table-cell office:value-type="float" office:value="869700" calcext:value-type="float">
            <text:p>869700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6803" calcext:value-type="float">
            <text:p>26803</text:p>
          </table:table-cell>
          <table:table-cell office:value-type="float" office:value="571584" calcext:value-type="float">
            <text:p>571584</text:p>
          </table:table-cell>
          <table:table-cell office:value-type="float" office:value="313962" calcext:value-type="float">
            <text:p>313962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49:40</text:p>
          </table:table-cell>
          <table:table-cell office:value-type="float" office:value="9736980" calcext:value-type="float">
            <text:p>9736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05800" calcext:value-type="float">
            <text:p>905800</text:p>
          </table:table-cell>
          <table:table-cell office:value-type="float" office:value="869700" calcext:value-type="float">
            <text:p>869700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5" calcext:value-type="float">
            <text:p>27315</text:p>
          </table:table-cell>
          <table:table-cell office:value-type="float" office:value="571584" calcext:value-type="float">
            <text:p>571584</text:p>
          </table:table-cell>
          <table:table-cell office:value-type="float" office:value="313962" calcext:value-type="float">
            <text:p>313962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41</text:p>
          </table:table-cell>
          <table:table-cell office:value-type="float" office:value="9766052" calcext:value-type="float">
            <text:p>9766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05800" calcext:value-type="float">
            <text:p>905800</text:p>
          </table:table-cell>
          <table:table-cell office:value-type="float" office:value="869700" calcext:value-type="float">
            <text:p>86970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5" calcext:value-type="float">
            <text:p>27315</text:p>
          </table:table-cell>
          <table:table-cell office:value-type="float" office:value="571584" calcext:value-type="float">
            <text:p>571584</text:p>
          </table:table-cell>
          <table:table-cell office:value-type="float" office:value="313962" calcext:value-type="float">
            <text:p>313962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42</text:p>
          </table:table-cell>
          <table:table-cell office:value-type="float" office:value="9766176" calcext:value-type="float">
            <text:p>9766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05800" calcext:value-type="float">
            <text:p>905800</text:p>
          </table:table-cell>
          <table:table-cell office:value-type="float" office:value="869700" calcext:value-type="float">
            <text:p>86970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5" calcext:value-type="float">
            <text:p>27315</text:p>
          </table:table-cell>
          <table:table-cell office:value-type="float" office:value="571584" calcext:value-type="float">
            <text:p>571584</text:p>
          </table:table-cell>
          <table:table-cell office:value-type="float" office:value="313962" calcext:value-type="float">
            <text:p>313962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43</text:p>
          </table:table-cell>
          <table:table-cell office:value-type="float" office:value="9766176" calcext:value-type="float">
            <text:p>9766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05800" calcext:value-type="float">
            <text:p>905800</text:p>
          </table:table-cell>
          <table:table-cell office:value-type="float" office:value="869700" calcext:value-type="float">
            <text:p>86970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5" calcext:value-type="float">
            <text:p>27315</text:p>
          </table:table-cell>
          <table:table-cell office:value-type="float" office:value="571584" calcext:value-type="float">
            <text:p>571584</text:p>
          </table:table-cell>
          <table:table-cell office:value-type="float" office:value="313964" calcext:value-type="float">
            <text:p>313964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44</text:p>
          </table:table-cell>
          <table:table-cell office:value-type="float" office:value="9752164" calcext:value-type="float">
            <text:p>9752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05800" calcext:value-type="float">
            <text:p>905800</text:p>
          </table:table-cell>
          <table:table-cell office:value-type="float" office:value="869700" calcext:value-type="float">
            <text:p>86970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5" calcext:value-type="float">
            <text:p>27315</text:p>
          </table:table-cell>
          <table:table-cell office:value-type="float" office:value="571584" calcext:value-type="float">
            <text:p>571584</text:p>
          </table:table-cell>
          <table:table-cell office:value-type="float" office:value="313964" calcext:value-type="float">
            <text:p>313964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45</text:p>
          </table:table-cell>
          <table:table-cell office:value-type="float" office:value="9752040" calcext:value-type="float">
            <text:p>9752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05800" calcext:value-type="float">
            <text:p>905800</text:p>
          </table:table-cell>
          <table:table-cell office:value-type="float" office:value="869700" calcext:value-type="float">
            <text:p>86970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5" calcext:value-type="float">
            <text:p>27315</text:p>
          </table:table-cell>
          <table:table-cell office:value-type="float" office:value="571584" calcext:value-type="float">
            <text:p>571584</text:p>
          </table:table-cell>
          <table:table-cell office:value-type="float" office:value="313964" calcext:value-type="float">
            <text:p>313964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46</text:p>
          </table:table-cell>
          <table:table-cell office:value-type="float" office:value="9766052" calcext:value-type="float">
            <text:p>9766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905800" calcext:value-type="float">
            <text:p>905800</text:p>
          </table:table-cell>
          <table:table-cell office:value-type="float" office:value="869700" calcext:value-type="float">
            <text:p>86970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5" calcext:value-type="float">
            <text:p>27315</text:p>
          </table:table-cell>
          <table:table-cell office:value-type="float" office:value="571584" calcext:value-type="float">
            <text:p>571584</text:p>
          </table:table-cell>
          <table:table-cell office:value-type="float" office:value="313964" calcext:value-type="float">
            <text:p>313964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47</text:p>
          </table:table-cell>
          <table:table-cell office:value-type="float" office:value="9775724" calcext:value-type="float">
            <text:p>9775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81516" calcext:value-type="float">
            <text:p>881516</text:p>
          </table:table-cell>
          <table:table-cell office:value-type="float" office:value="845416" calcext:value-type="float">
            <text:p>845416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241" calcext:value-type="float">
            <text:p>19241</text:p>
          </table:table-cell>
          <table:table-cell office:value-type="float" office:value="571584" calcext:value-type="float">
            <text:p>571584</text:p>
          </table:table-cell>
          <table:table-cell office:value-type="float" office:value="213089" calcext:value-type="float">
            <text:p>213089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49:49</text:p>
          </table:table-cell>
          <table:table-cell office:value-type="float" office:value="9761464" calcext:value-type="float">
            <text:p>9761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81516" calcext:value-type="float">
            <text:p>881516</text:p>
          </table:table-cell>
          <table:table-cell office:value-type="float" office:value="845416" calcext:value-type="float">
            <text:p>845416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3" calcext:value-type="float">
            <text:p>19753</text:p>
          </table:table-cell>
          <table:table-cell office:value-type="float" office:value="571584" calcext:value-type="float">
            <text:p>571584</text:p>
          </table:table-cell>
          <table:table-cell office:value-type="float" office:value="213089" calcext:value-type="float">
            <text:p>213089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50</text:p>
          </table:table-cell>
          <table:table-cell office:value-type="float" office:value="9789984" calcext:value-type="float">
            <text:p>9789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81516" calcext:value-type="float">
            <text:p>881516</text:p>
          </table:table-cell>
          <table:table-cell office:value-type="float" office:value="845416" calcext:value-type="float">
            <text:p>84541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3" calcext:value-type="float">
            <text:p>19753</text:p>
          </table:table-cell>
          <table:table-cell office:value-type="float" office:value="571584" calcext:value-type="float">
            <text:p>571584</text:p>
          </table:table-cell>
          <table:table-cell office:value-type="float" office:value="213089" calcext:value-type="float">
            <text:p>213089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51</text:p>
          </table:table-cell>
          <table:table-cell office:value-type="float" office:value="9789860" calcext:value-type="float">
            <text:p>9789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81516" calcext:value-type="float">
            <text:p>881516</text:p>
          </table:table-cell>
          <table:table-cell office:value-type="float" office:value="845416" calcext:value-type="float">
            <text:p>84541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3" calcext:value-type="float">
            <text:p>19753</text:p>
          </table:table-cell>
          <table:table-cell office:value-type="float" office:value="571584" calcext:value-type="float">
            <text:p>571584</text:p>
          </table:table-cell>
          <table:table-cell office:value-type="float" office:value="213089" calcext:value-type="float">
            <text:p>213089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52</text:p>
          </table:table-cell>
          <table:table-cell office:value-type="float" office:value="9789860" calcext:value-type="float">
            <text:p>9789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81516" calcext:value-type="float">
            <text:p>881516</text:p>
          </table:table-cell>
          <table:table-cell office:value-type="float" office:value="845416" calcext:value-type="float">
            <text:p>84541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3" calcext:value-type="float">
            <text:p>19753</text:p>
          </table:table-cell>
          <table:table-cell office:value-type="float" office:value="571584" calcext:value-type="float">
            <text:p>571584</text:p>
          </table:table-cell>
          <table:table-cell office:value-type="float" office:value="213089" calcext:value-type="float">
            <text:p>213089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53</text:p>
          </table:table-cell>
          <table:table-cell office:value-type="float" office:value="9775848" calcext:value-type="float">
            <text:p>9775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81516" calcext:value-type="float">
            <text:p>881516</text:p>
          </table:table-cell>
          <table:table-cell office:value-type="float" office:value="845416" calcext:value-type="float">
            <text:p>84541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3" calcext:value-type="float">
            <text:p>19753</text:p>
          </table:table-cell>
          <table:table-cell office:value-type="float" office:value="571584" calcext:value-type="float">
            <text:p>571584</text:p>
          </table:table-cell>
          <table:table-cell office:value-type="float" office:value="213089" calcext:value-type="float">
            <text:p>213089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54</text:p>
          </table:table-cell>
          <table:table-cell office:value-type="float" office:value="9789984" calcext:value-type="float">
            <text:p>9789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81516" calcext:value-type="float">
            <text:p>881516</text:p>
          </table:table-cell>
          <table:table-cell office:value-type="float" office:value="845416" calcext:value-type="float">
            <text:p>84541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3" calcext:value-type="float">
            <text:p>19753</text:p>
          </table:table-cell>
          <table:table-cell office:value-type="float" office:value="571584" calcext:value-type="float">
            <text:p>571584</text:p>
          </table:table-cell>
          <table:table-cell office:value-type="float" office:value="213089" calcext:value-type="float">
            <text:p>213089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55</text:p>
          </table:table-cell>
          <table:table-cell office:value-type="float" office:value="9789984" calcext:value-type="float">
            <text:p>9789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81516" calcext:value-type="float">
            <text:p>881516</text:p>
          </table:table-cell>
          <table:table-cell office:value-type="float" office:value="845416" calcext:value-type="float">
            <text:p>84541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3" calcext:value-type="float">
            <text:p>19753</text:p>
          </table:table-cell>
          <table:table-cell office:value-type="float" office:value="571584" calcext:value-type="float">
            <text:p>571584</text:p>
          </table:table-cell>
          <table:table-cell office:value-type="float" office:value="213089" calcext:value-type="float">
            <text:p>213089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56</text:p>
          </table:table-cell>
          <table:table-cell office:value-type="float" office:value="9790108" calcext:value-type="float">
            <text:p>9790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81516" calcext:value-type="float">
            <text:p>881516</text:p>
          </table:table-cell>
          <table:table-cell office:value-type="float" office:value="845416" calcext:value-type="float">
            <text:p>84541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3" calcext:value-type="float">
            <text:p>19753</text:p>
          </table:table-cell>
          <table:table-cell office:value-type="float" office:value="571584" calcext:value-type="float">
            <text:p>571584</text:p>
          </table:table-cell>
          <table:table-cell office:value-type="float" office:value="213089" calcext:value-type="float">
            <text:p>213089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57</text:p>
          </table:table-cell>
          <table:table-cell office:value-type="float" office:value="9789116" calcext:value-type="float">
            <text:p>9789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53936" calcext:value-type="float">
            <text:p>853936</text:p>
          </table:table-cell>
          <table:table-cell office:value-type="float" office:value="817836" calcext:value-type="float">
            <text:p>817836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49:58</text:p>
          </table:table-cell>
          <table:table-cell office:value-type="float" office:value="9798044" calcext:value-type="float">
            <text:p>9798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49:59</text:p>
          </table:table-cell>
          <table:table-cell office:value-type="float" office:value="9827060" calcext:value-type="float">
            <text:p>9827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00</text:p>
          </table:table-cell>
          <table:table-cell office:value-type="float" office:value="9827060" calcext:value-type="float">
            <text:p>9827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01</text:p>
          </table:table-cell>
          <table:table-cell office:value-type="float" office:value="9812924" calcext:value-type="float">
            <text:p>9812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02</text:p>
          </table:table-cell>
          <table:table-cell office:value-type="float" office:value="9813360" calcext:value-type="float">
            <text:p>9813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03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04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05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06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07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08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09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10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11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12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13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14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15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16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17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18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19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20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21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22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23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24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25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26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27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28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29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30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31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32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33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34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35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36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37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38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39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40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41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42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43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44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45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46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47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48</text:p>
          </table:table-cell>
          <table:table-cell office:value-type="float" office:value="9827900" calcext:value-type="float">
            <text:p>982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49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50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51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52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53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54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55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56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57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58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0:59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00</text:p>
          </table:table-cell>
          <table:table-cell office:value-type="float" office:value="9828024" calcext:value-type="float">
            <text:p>982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63" calcext:value-type="float">
            <text:p>12063</text:p>
          </table:table-cell>
          <table:table-cell office:value-type="float" office:value="571584" calcext:value-type="float">
            <text:p>571584</text:p>
          </table:table-cell>
          <table:table-cell office:value-type="float" office:value="112215" calcext:value-type="float">
            <text:p>112215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2" calcext:value-type="float">
            <text:p>8212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01</text:p>
          </table:table-cell>
          <table:table-cell office:value-type="float" office:value="9813640" calcext:value-type="float">
            <text:p>9813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4880" calcext:value-type="float">
            <text:p>844880</text:p>
          </table:table-cell>
          <table:table-cell office:value-type="float" office:value="808780" calcext:value-type="float">
            <text:p>808780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28301" calcext:value-type="float">
            <text:p>28301</text:p>
          </table:table-cell>
          <table:table-cell office:value-type="float" office:value="571584" calcext:value-type="float">
            <text:p>571584</text:p>
          </table:table-cell>
          <table:table-cell office:value-type="float" office:value="205223" calcext:value-type="float">
            <text:p>205223</text:p>
          </table:table-cell>
          <table:table-cell office:value-type="float" office:value="81472" calcext:value-type="float">
            <text:p>81472</text:p>
          </table:table-cell>
          <table:table-cell office:value-type="float" office:value="13026" calcext:value-type="float">
            <text:p>13026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5588" calcext:value-type="float">
            <text:p>15588</text:p>
          </table:table-cell>
          <table:table-cell office:value-type="float" office:value="208" calcext:value-type="float">
            <text:p>208</text:p>
          </table:table-cell>
          <table:table-cell office:value-type="float" office:value="18359" calcext:value-type="float">
            <text:p>18359</text:p>
          </table:table-cell>
          <table:table-cell office:value-type="float" office:value="7377" calcext:value-type="float">
            <text:p>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02</text:p>
          </table:table-cell>
          <table:table-cell office:value-type="float" office:value="9824328" calcext:value-type="float">
            <text:p>9824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48852" calcext:value-type="float">
            <text:p>848852</text:p>
          </table:table-cell>
          <table:table-cell office:value-type="float" office:value="812752" calcext:value-type="float">
            <text:p>812752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27981" calcext:value-type="float">
            <text:p>27981</text:p>
          </table:table-cell>
          <table:table-cell office:value-type="float" office:value="571584" calcext:value-type="float">
            <text:p>571584</text:p>
          </table:table-cell>
          <table:table-cell office:value-type="float" office:value="300081" calcext:value-type="float">
            <text:p>300081</text:p>
          </table:table-cell>
          <table:table-cell office:value-type="float" office:value="81472" calcext:value-type="float">
            <text:p>81472</text:p>
          </table:table-cell>
          <table:table-cell office:value-type="float" office:value="18727" calcext:value-type="float">
            <text:p>18727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3110" calcext:value-type="float">
            <text:p>23110</text:p>
          </table:table-cell>
          <table:table-cell office:value-type="float" office:value="208" calcext:value-type="float">
            <text:p>208</text:p>
          </table:table-cell>
          <table:table-cell office:value-type="float" office:value="25881" calcext:value-type="float">
            <text:p>25881</text:p>
          </table:table-cell>
          <table:table-cell office:value-type="float" office:value="7522" calcext:value-type="float">
            <text:p>7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03</text:p>
          </table:table-cell>
          <table:table-cell office:value-type="float" office:value="9810936" calcext:value-type="float">
            <text:p>9810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62380" calcext:value-type="float">
            <text:p>862380</text:p>
          </table:table-cell>
          <table:table-cell office:value-type="float" office:value="826280" calcext:value-type="float">
            <text:p>826280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1440" calcext:value-type="float">
            <text:p>61440</text:p>
          </table:table-cell>
          <table:table-cell office:value-type="float" office:value="36153" calcext:value-type="float">
            <text:p>36153</text:p>
          </table:table-cell>
          <table:table-cell office:value-type="float" office:value="571584" calcext:value-type="float">
            <text:p>571584</text:p>
          </table:table-cell>
          <table:table-cell office:value-type="float" office:value="394969" calcext:value-type="float">
            <text:p>394969</text:p>
          </table:table-cell>
          <table:table-cell office:value-type="float" office:value="81472" calcext:value-type="float">
            <text:p>81472</text:p>
          </table:table-cell>
          <table:table-cell office:value-type="float" office:value="24430" calcext:value-type="float">
            <text:p>24430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0636" calcext:value-type="float">
            <text:p>30636</text:p>
          </table:table-cell>
          <table:table-cell office:value-type="float" office:value="208" calcext:value-type="float">
            <text:p>208</text:p>
          </table:table-cell>
          <table:table-cell office:value-type="float" office:value="33407" calcext:value-type="float">
            <text:p>33407</text:p>
          </table:table-cell>
          <table:table-cell office:value-type="float" office:value="7526" calcext:value-type="float">
            <text:p>7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04</text:p>
          </table:table-cell>
          <table:table-cell office:value-type="float" office:value="9795064" calcext:value-type="float">
            <text:p>9795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08" calcext:value-type="float">
            <text:p>6766508</text:p>
          </table:table-cell>
          <table:table-cell office:value-type="float" office:value="878572" calcext:value-type="float">
            <text:p>878572</text:p>
          </table:table-cell>
          <table:table-cell office:value-type="float" office:value="842472" calcext:value-type="float">
            <text:p>842472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6800" calcext:value-type="float">
            <text:p>76800</text:p>
          </table:table-cell>
          <table:table-cell office:value-type="float" office:value="49427" calcext:value-type="float">
            <text:p>49427</text:p>
          </table:table-cell>
          <table:table-cell office:value-type="float" office:value="571584" calcext:value-type="float">
            <text:p>571584</text:p>
          </table:table-cell>
          <table:table-cell office:value-type="float" office:value="490066" calcext:value-type="float">
            <text:p>490066</text:p>
          </table:table-cell>
          <table:table-cell office:value-type="float" office:value="81472" calcext:value-type="float">
            <text:p>81472</text:p>
          </table:table-cell>
          <table:table-cell office:value-type="float" office:value="30145" calcext:value-type="float">
            <text:p>30145</text:p>
          </table:table-cell>
          <table:table-cell office:value-type="float" office:value="952768" calcext:value-type="float">
            <text:p>95276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8177" calcext:value-type="float">
            <text:p>38177</text:p>
          </table:table-cell>
          <table:table-cell office:value-type="float" office:value="208" calcext:value-type="float">
            <text:p>208</text:p>
          </table:table-cell>
          <table:table-cell office:value-type="float" office:value="40948" calcext:value-type="float">
            <text:p>40948</text:p>
          </table:table-cell>
          <table:table-cell office:value-type="float" office:value="7541" calcext:value-type="float">
            <text:p>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05</text:p>
          </table:table-cell>
          <table:table-cell office:value-type="float" office:value="9669328" calcext:value-type="float">
            <text:p>9669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32044" calcext:value-type="float">
            <text:p>6832044</text:p>
          </table:table-cell>
          <table:table-cell office:value-type="float" office:value="1003608" calcext:value-type="float">
            <text:p>1003608</text:p>
          </table:table-cell>
          <table:table-cell office:value-type="float" office:value="967508" calcext:value-type="float">
            <text:p>967508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79221" calcext:value-type="float">
            <text:p>79221</text:p>
          </table:table-cell>
          <table:table-cell office:value-type="float" office:value="642624" calcext:value-type="float">
            <text:p>642624</text:p>
          </table:table-cell>
          <table:table-cell office:value-type="float" office:value="579665" calcext:value-type="float">
            <text:p>579665</text:p>
          </table:table-cell>
          <table:table-cell office:value-type="float" office:value="91648" calcext:value-type="float">
            <text:p>91648</text:p>
          </table:table-cell>
          <table:table-cell office:value-type="float" office:value="35530" calcext:value-type="float">
            <text:p>35530</text:p>
          </table:table-cell>
          <table:table-cell office:value-type="float" office:value="955456" calcext:value-type="float">
            <text:p>95545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283" calcext:value-type="float">
            <text:p>45283</text:p>
          </table:table-cell>
          <table:table-cell office:value-type="float" office:value="208" calcext:value-type="float">
            <text:p>208</text:p>
          </table:table-cell>
          <table:table-cell office:value-type="float" office:value="48054" calcext:value-type="float">
            <text:p>48054</text:p>
          </table:table-cell>
          <table:table-cell office:value-type="float" office:value="7106" calcext:value-type="float">
            <text:p>7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06</text:p>
          </table:table-cell>
          <table:table-cell office:value-type="float" office:value="9598028" calcext:value-type="float">
            <text:p>9598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236" calcext:value-type="float">
            <text:p>1061236</text:p>
          </table:table-cell>
          <table:table-cell office:value-type="float" office:value="1025136" calcext:value-type="float">
            <text:p>1025136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50093" calcext:value-type="float">
            <text:p>50093</text:p>
          </table:table-cell>
          <table:table-cell office:value-type="float" office:value="683648" calcext:value-type="float">
            <text:p>683648</text:p>
          </table:table-cell>
          <table:table-cell office:value-type="float" office:value="616590" calcext:value-type="float">
            <text:p>616590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07</text:p>
          </table:table-cell>
          <table:table-cell office:value-type="float" office:value="9598028" calcext:value-type="float">
            <text:p>9598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236" calcext:value-type="float">
            <text:p>1061236</text:p>
          </table:table-cell>
          <table:table-cell office:value-type="float" office:value="1025136" calcext:value-type="float">
            <text:p>10251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50093" calcext:value-type="float">
            <text:p>50093</text:p>
          </table:table-cell>
          <table:table-cell office:value-type="float" office:value="683648" calcext:value-type="float">
            <text:p>683648</text:p>
          </table:table-cell>
          <table:table-cell office:value-type="float" office:value="616590" calcext:value-type="float">
            <text:p>616590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08</text:p>
          </table:table-cell>
          <table:table-cell office:value-type="float" office:value="9612140" calcext:value-type="float">
            <text:p>9612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236" calcext:value-type="float">
            <text:p>1061236</text:p>
          </table:table-cell>
          <table:table-cell office:value-type="float" office:value="1025136" calcext:value-type="float">
            <text:p>10251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50093" calcext:value-type="float">
            <text:p>50093</text:p>
          </table:table-cell>
          <table:table-cell office:value-type="float" office:value="683648" calcext:value-type="float">
            <text:p>683648</text:p>
          </table:table-cell>
          <table:table-cell office:value-type="float" office:value="616590" calcext:value-type="float">
            <text:p>616590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09</text:p>
          </table:table-cell>
          <table:table-cell office:value-type="float" office:value="9612296" calcext:value-type="float">
            <text:p>9612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236" calcext:value-type="float">
            <text:p>1061236</text:p>
          </table:table-cell>
          <table:table-cell office:value-type="float" office:value="1025136" calcext:value-type="float">
            <text:p>10251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50093" calcext:value-type="float">
            <text:p>50093</text:p>
          </table:table-cell>
          <table:table-cell office:value-type="float" office:value="683648" calcext:value-type="float">
            <text:p>683648</text:p>
          </table:table-cell>
          <table:table-cell office:value-type="float" office:value="616590" calcext:value-type="float">
            <text:p>616590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10</text:p>
          </table:table-cell>
          <table:table-cell office:value-type="float" office:value="9597912" calcext:value-type="float">
            <text:p>9597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236" calcext:value-type="float">
            <text:p>1061236</text:p>
          </table:table-cell>
          <table:table-cell office:value-type="float" office:value="1025136" calcext:value-type="float">
            <text:p>10251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50093" calcext:value-type="float">
            <text:p>50093</text:p>
          </table:table-cell>
          <table:table-cell office:value-type="float" office:value="683648" calcext:value-type="float">
            <text:p>683648</text:p>
          </table:table-cell>
          <table:table-cell office:value-type="float" office:value="616591" calcext:value-type="float">
            <text:p>616591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11</text:p>
          </table:table-cell>
          <table:table-cell office:value-type="float" office:value="9597788" calcext:value-type="float">
            <text:p>9597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236" calcext:value-type="float">
            <text:p>1061236</text:p>
          </table:table-cell>
          <table:table-cell office:value-type="float" office:value="1025136" calcext:value-type="float">
            <text:p>10251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50093" calcext:value-type="float">
            <text:p>50093</text:p>
          </table:table-cell>
          <table:table-cell office:value-type="float" office:value="683648" calcext:value-type="float">
            <text:p>683648</text:p>
          </table:table-cell>
          <table:table-cell office:value-type="float" office:value="616591" calcext:value-type="float">
            <text:p>616591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12</text:p>
          </table:table-cell>
          <table:table-cell office:value-type="float" office:value="9597788" calcext:value-type="float">
            <text:p>9597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236" calcext:value-type="float">
            <text:p>1061236</text:p>
          </table:table-cell>
          <table:table-cell office:value-type="float" office:value="1025136" calcext:value-type="float">
            <text:p>10251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50093" calcext:value-type="float">
            <text:p>50093</text:p>
          </table:table-cell>
          <table:table-cell office:value-type="float" office:value="683648" calcext:value-type="float">
            <text:p>683648</text:p>
          </table:table-cell>
          <table:table-cell office:value-type="float" office:value="616591" calcext:value-type="float">
            <text:p>616591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13</text:p>
          </table:table-cell>
          <table:table-cell office:value-type="float" office:value="9597788" calcext:value-type="float">
            <text:p>9597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236" calcext:value-type="float">
            <text:p>1061236</text:p>
          </table:table-cell>
          <table:table-cell office:value-type="float" office:value="1025136" calcext:value-type="float">
            <text:p>10251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50093" calcext:value-type="float">
            <text:p>50093</text:p>
          </table:table-cell>
          <table:table-cell office:value-type="float" office:value="683648" calcext:value-type="float">
            <text:p>683648</text:p>
          </table:table-cell>
          <table:table-cell office:value-type="float" office:value="616591" calcext:value-type="float">
            <text:p>616591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14</text:p>
          </table:table-cell>
          <table:table-cell office:value-type="float" office:value="9582908" calcext:value-type="float">
            <text:p>9582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376" calcext:value-type="float">
            <text:p>1061376</text:p>
          </table:table-cell>
          <table:table-cell office:value-type="float" office:value="1025276" calcext:value-type="float">
            <text:p>1025276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42531" calcext:value-type="float">
            <text:p>42531</text:p>
          </table:table-cell>
          <table:table-cell office:value-type="float" office:value="683584" calcext:value-type="float">
            <text:p>683584</text:p>
          </table:table-cell>
          <table:table-cell office:value-type="float" office:value="515716" calcext:value-type="float">
            <text:p>515716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51:15</text:p>
          </table:table-cell>
          <table:table-cell office:value-type="float" office:value="9582660" calcext:value-type="float">
            <text:p>9582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376" calcext:value-type="float">
            <text:p>1061376</text:p>
          </table:table-cell>
          <table:table-cell office:value-type="float" office:value="1025276" calcext:value-type="float">
            <text:p>102527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42531" calcext:value-type="float">
            <text:p>42531</text:p>
          </table:table-cell>
          <table:table-cell office:value-type="float" office:value="683584" calcext:value-type="float">
            <text:p>683584</text:p>
          </table:table-cell>
          <table:table-cell office:value-type="float" office:value="515716" calcext:value-type="float">
            <text:p>515716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16</text:p>
          </table:table-cell>
          <table:table-cell office:value-type="float" office:value="9611924" calcext:value-type="float">
            <text:p>9611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376" calcext:value-type="float">
            <text:p>1061376</text:p>
          </table:table-cell>
          <table:table-cell office:value-type="float" office:value="1025276" calcext:value-type="float">
            <text:p>102527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42531" calcext:value-type="float">
            <text:p>42531</text:p>
          </table:table-cell>
          <table:table-cell office:value-type="float" office:value="683584" calcext:value-type="float">
            <text:p>683584</text:p>
          </table:table-cell>
          <table:table-cell office:value-type="float" office:value="515716" calcext:value-type="float">
            <text:p>515716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17</text:p>
          </table:table-cell>
          <table:table-cell office:value-type="float" office:value="9611924" calcext:value-type="float">
            <text:p>9611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376" calcext:value-type="float">
            <text:p>1061376</text:p>
          </table:table-cell>
          <table:table-cell office:value-type="float" office:value="1025276" calcext:value-type="float">
            <text:p>102527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42531" calcext:value-type="float">
            <text:p>42531</text:p>
          </table:table-cell>
          <table:table-cell office:value-type="float" office:value="683584" calcext:value-type="float">
            <text:p>683584</text:p>
          </table:table-cell>
          <table:table-cell office:value-type="float" office:value="515716" calcext:value-type="float">
            <text:p>515716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18</text:p>
          </table:table-cell>
          <table:table-cell office:value-type="float" office:value="9598036" calcext:value-type="float">
            <text:p>9598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444" calcext:value-type="float">
            <text:p>1061444</text:p>
          </table:table-cell>
          <table:table-cell office:value-type="float" office:value="1025344" calcext:value-type="float">
            <text:p>102534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42531" calcext:value-type="float">
            <text:p>42531</text:p>
          </table:table-cell>
          <table:table-cell office:value-type="float" office:value="683584" calcext:value-type="float">
            <text:p>683584</text:p>
          </table:table-cell>
          <table:table-cell office:value-type="float" office:value="515720" calcext:value-type="float">
            <text:p>515720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19</text:p>
          </table:table-cell>
          <table:table-cell office:value-type="float" office:value="9597788" calcext:value-type="float">
            <text:p>9597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444" calcext:value-type="float">
            <text:p>1061444</text:p>
          </table:table-cell>
          <table:table-cell office:value-type="float" office:value="1025344" calcext:value-type="float">
            <text:p>102534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42531" calcext:value-type="float">
            <text:p>42531</text:p>
          </table:table-cell>
          <table:table-cell office:value-type="float" office:value="683584" calcext:value-type="float">
            <text:p>683584</text:p>
          </table:table-cell>
          <table:table-cell office:value-type="float" office:value="515720" calcext:value-type="float">
            <text:p>515720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20</text:p>
          </table:table-cell>
          <table:table-cell office:value-type="float" office:value="9597788" calcext:value-type="float">
            <text:p>9597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444" calcext:value-type="float">
            <text:p>1061444</text:p>
          </table:table-cell>
          <table:table-cell office:value-type="float" office:value="1025344" calcext:value-type="float">
            <text:p>102534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42531" calcext:value-type="float">
            <text:p>42531</text:p>
          </table:table-cell>
          <table:table-cell office:value-type="float" office:value="683584" calcext:value-type="float">
            <text:p>683584</text:p>
          </table:table-cell>
          <table:table-cell office:value-type="float" office:value="515720" calcext:value-type="float">
            <text:p>515720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21</text:p>
          </table:table-cell>
          <table:table-cell office:value-type="float" office:value="9611676" calcext:value-type="float">
            <text:p>9611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444" calcext:value-type="float">
            <text:p>1061444</text:p>
          </table:table-cell>
          <table:table-cell office:value-type="float" office:value="1025344" calcext:value-type="float">
            <text:p>102534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42531" calcext:value-type="float">
            <text:p>42531</text:p>
          </table:table-cell>
          <table:table-cell office:value-type="float" office:value="683584" calcext:value-type="float">
            <text:p>683584</text:p>
          </table:table-cell>
          <table:table-cell office:value-type="float" office:value="515720" calcext:value-type="float">
            <text:p>515720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22</text:p>
          </table:table-cell>
          <table:table-cell office:value-type="float" office:value="9597788" calcext:value-type="float">
            <text:p>9597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444" calcext:value-type="float">
            <text:p>1061444</text:p>
          </table:table-cell>
          <table:table-cell office:value-type="float" office:value="1025344" calcext:value-type="float">
            <text:p>1025344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34457" calcext:value-type="float">
            <text:p>34457</text:p>
          </table:table-cell>
          <table:table-cell office:value-type="float" office:value="683584" calcext:value-type="float">
            <text:p>683584</text:p>
          </table:table-cell>
          <table:table-cell office:value-type="float" office:value="414845" calcext:value-type="float">
            <text:p>414845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51:23</text:p>
          </table:table-cell>
          <table:table-cell office:value-type="float" office:value="9597788" calcext:value-type="float">
            <text:p>9597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444" calcext:value-type="float">
            <text:p>1061444</text:p>
          </table:table-cell>
          <table:table-cell office:value-type="float" office:value="1025344" calcext:value-type="float">
            <text:p>1025344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34969" calcext:value-type="float">
            <text:p>34969</text:p>
          </table:table-cell>
          <table:table-cell office:value-type="float" office:value="683584" calcext:value-type="float">
            <text:p>683584</text:p>
          </table:table-cell>
          <table:table-cell office:value-type="float" office:value="414845" calcext:value-type="float">
            <text:p>414845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24</text:p>
          </table:table-cell>
          <table:table-cell office:value-type="float" office:value="9597416" calcext:value-type="float">
            <text:p>9597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444" calcext:value-type="float">
            <text:p>1061444</text:p>
          </table:table-cell>
          <table:table-cell office:value-type="float" office:value="1025344" calcext:value-type="float">
            <text:p>102534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34969" calcext:value-type="float">
            <text:p>34969</text:p>
          </table:table-cell>
          <table:table-cell office:value-type="float" office:value="683584" calcext:value-type="float">
            <text:p>683584</text:p>
          </table:table-cell>
          <table:table-cell office:value-type="float" office:value="414845" calcext:value-type="float">
            <text:p>414845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25</text:p>
          </table:table-cell>
          <table:table-cell office:value-type="float" office:value="9611724" calcext:value-type="float">
            <text:p>9611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444" calcext:value-type="float">
            <text:p>1061444</text:p>
          </table:table-cell>
          <table:table-cell office:value-type="float" office:value="1025344" calcext:value-type="float">
            <text:p>102534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34969" calcext:value-type="float">
            <text:p>34969</text:p>
          </table:table-cell>
          <table:table-cell office:value-type="float" office:value="683584" calcext:value-type="float">
            <text:p>683584</text:p>
          </table:table-cell>
          <table:table-cell office:value-type="float" office:value="414845" calcext:value-type="float">
            <text:p>414845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26</text:p>
          </table:table-cell>
          <table:table-cell office:value-type="float" office:value="9611552" calcext:value-type="float">
            <text:p>9611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444" calcext:value-type="float">
            <text:p>1061444</text:p>
          </table:table-cell>
          <table:table-cell office:value-type="float" office:value="1025344" calcext:value-type="float">
            <text:p>102534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34969" calcext:value-type="float">
            <text:p>34969</text:p>
          </table:table-cell>
          <table:table-cell office:value-type="float" office:value="683584" calcext:value-type="float">
            <text:p>683584</text:p>
          </table:table-cell>
          <table:table-cell office:value-type="float" office:value="414845" calcext:value-type="float">
            <text:p>414845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27</text:p>
          </table:table-cell>
          <table:table-cell office:value-type="float" office:value="9597416" calcext:value-type="float">
            <text:p>9597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444" calcext:value-type="float">
            <text:p>1061444</text:p>
          </table:table-cell>
          <table:table-cell office:value-type="float" office:value="1025344" calcext:value-type="float">
            <text:p>102534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34969" calcext:value-type="float">
            <text:p>34969</text:p>
          </table:table-cell>
          <table:table-cell office:value-type="float" office:value="683584" calcext:value-type="float">
            <text:p>683584</text:p>
          </table:table-cell>
          <table:table-cell office:value-type="float" office:value="414845" calcext:value-type="float">
            <text:p>414845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28</text:p>
          </table:table-cell>
          <table:table-cell office:value-type="float" office:value="9597424" calcext:value-type="float">
            <text:p>9597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444" calcext:value-type="float">
            <text:p>1061444</text:p>
          </table:table-cell>
          <table:table-cell office:value-type="float" office:value="1025344" calcext:value-type="float">
            <text:p>102534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34969" calcext:value-type="float">
            <text:p>34969</text:p>
          </table:table-cell>
          <table:table-cell office:value-type="float" office:value="683584" calcext:value-type="float">
            <text:p>683584</text:p>
          </table:table-cell>
          <table:table-cell office:value-type="float" office:value="414845" calcext:value-type="float">
            <text:p>414845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29</text:p>
          </table:table-cell>
          <table:table-cell office:value-type="float" office:value="9611808" calcext:value-type="float">
            <text:p>9611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61444" calcext:value-type="float">
            <text:p>1061444</text:p>
          </table:table-cell>
          <table:table-cell office:value-type="float" office:value="1025344" calcext:value-type="float">
            <text:p>102534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688" calcext:value-type="float">
            <text:p>114688</text:p>
          </table:table-cell>
          <table:table-cell office:value-type="float" office:value="34969" calcext:value-type="float">
            <text:p>34969</text:p>
          </table:table-cell>
          <table:table-cell office:value-type="float" office:value="683584" calcext:value-type="float">
            <text:p>683584</text:p>
          </table:table-cell>
          <table:table-cell office:value-type="float" office:value="414845" calcext:value-type="float">
            <text:p>414845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30</text:p>
          </table:table-cell>
          <table:table-cell office:value-type="float" office:value="9612516" calcext:value-type="float">
            <text:p>9612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45764" calcext:value-type="float">
            <text:p>1045764</text:p>
          </table:table-cell>
          <table:table-cell office:value-type="float" office:value="1009664" calcext:value-type="float">
            <text:p>1009664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7407" calcext:value-type="float">
            <text:p>27407</text:p>
          </table:table-cell>
          <table:table-cell office:value-type="float" office:value="683584" calcext:value-type="float">
            <text:p>683584</text:p>
          </table:table-cell>
          <table:table-cell office:value-type="float" office:value="313970" calcext:value-type="float">
            <text:p>3139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51:31</text:p>
          </table:table-cell>
          <table:table-cell office:value-type="float" office:value="9612676" calcext:value-type="float">
            <text:p>9612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45764" calcext:value-type="float">
            <text:p>1045764</text:p>
          </table:table-cell>
          <table:table-cell office:value-type="float" office:value="1009664" calcext:value-type="float">
            <text:p>1009664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7407" calcext:value-type="float">
            <text:p>27407</text:p>
          </table:table-cell>
          <table:table-cell office:value-type="float" office:value="683584" calcext:value-type="float">
            <text:p>683584</text:p>
          </table:table-cell>
          <table:table-cell office:value-type="float" office:value="313970" calcext:value-type="float">
            <text:p>3139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32</text:p>
          </table:table-cell>
          <table:table-cell office:value-type="float" office:value="9612676" calcext:value-type="float">
            <text:p>9612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45764" calcext:value-type="float">
            <text:p>1045764</text:p>
          </table:table-cell>
          <table:table-cell office:value-type="float" office:value="1009664" calcext:value-type="float">
            <text:p>100966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7407" calcext:value-type="float">
            <text:p>27407</text:p>
          </table:table-cell>
          <table:table-cell office:value-type="float" office:value="683584" calcext:value-type="float">
            <text:p>683584</text:p>
          </table:table-cell>
          <table:table-cell office:value-type="float" office:value="313970" calcext:value-type="float">
            <text:p>3139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33</text:p>
          </table:table-cell>
          <table:table-cell office:value-type="float" office:value="9627060" calcext:value-type="float">
            <text:p>9627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45764" calcext:value-type="float">
            <text:p>1045764</text:p>
          </table:table-cell>
          <table:table-cell office:value-type="float" office:value="1009664" calcext:value-type="float">
            <text:p>100966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7407" calcext:value-type="float">
            <text:p>27407</text:p>
          </table:table-cell>
          <table:table-cell office:value-type="float" office:value="683584" calcext:value-type="float">
            <text:p>683584</text:p>
          </table:table-cell>
          <table:table-cell office:value-type="float" office:value="313970" calcext:value-type="float">
            <text:p>3139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34</text:p>
          </table:table-cell>
          <table:table-cell office:value-type="float" office:value="9568284" calcext:value-type="float">
            <text:p>9568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45764" calcext:value-type="float">
            <text:p>1045764</text:p>
          </table:table-cell>
          <table:table-cell office:value-type="float" office:value="1009664" calcext:value-type="float">
            <text:p>100966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7407" calcext:value-type="float">
            <text:p>27407</text:p>
          </table:table-cell>
          <table:table-cell office:value-type="float" office:value="683584" calcext:value-type="float">
            <text:p>683584</text:p>
          </table:table-cell>
          <table:table-cell office:value-type="float" office:value="313970" calcext:value-type="float">
            <text:p>3139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35</text:p>
          </table:table-cell>
          <table:table-cell office:value-type="float" office:value="9554520" calcext:value-type="float">
            <text:p>9554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45764" calcext:value-type="float">
            <text:p>1045764</text:p>
          </table:table-cell>
          <table:table-cell office:value-type="float" office:value="1009664" calcext:value-type="float">
            <text:p>100966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7407" calcext:value-type="float">
            <text:p>27407</text:p>
          </table:table-cell>
          <table:table-cell office:value-type="float" office:value="683584" calcext:value-type="float">
            <text:p>683584</text:p>
          </table:table-cell>
          <table:table-cell office:value-type="float" office:value="313970" calcext:value-type="float">
            <text:p>3139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36</text:p>
          </table:table-cell>
          <table:table-cell office:value-type="float" office:value="9568436" calcext:value-type="float">
            <text:p>9568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45764" calcext:value-type="float">
            <text:p>1045764</text:p>
          </table:table-cell>
          <table:table-cell office:value-type="float" office:value="1009664" calcext:value-type="float">
            <text:p>100966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7407" calcext:value-type="float">
            <text:p>27407</text:p>
          </table:table-cell>
          <table:table-cell office:value-type="float" office:value="683584" calcext:value-type="float">
            <text:p>683584</text:p>
          </table:table-cell>
          <table:table-cell office:value-type="float" office:value="313970" calcext:value-type="float">
            <text:p>3139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37</text:p>
          </table:table-cell>
          <table:table-cell office:value-type="float" office:value="9568532" calcext:value-type="float">
            <text:p>9568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45764" calcext:value-type="float">
            <text:p>1045764</text:p>
          </table:table-cell>
          <table:table-cell office:value-type="float" office:value="1009664" calcext:value-type="float">
            <text:p>100966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7407" calcext:value-type="float">
            <text:p>27407</text:p>
          </table:table-cell>
          <table:table-cell office:value-type="float" office:value="683584" calcext:value-type="float">
            <text:p>683584</text:p>
          </table:table-cell>
          <table:table-cell office:value-type="float" office:value="313970" calcext:value-type="float">
            <text:p>3139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38</text:p>
          </table:table-cell>
          <table:table-cell office:value-type="float" office:value="9582228" calcext:value-type="float">
            <text:p>9582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17436" calcext:value-type="float">
            <text:p>1017436</text:p>
          </table:table-cell>
          <table:table-cell office:value-type="float" office:value="981336" calcext:value-type="float">
            <text:p>981336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333" calcext:value-type="float">
            <text:p>19333</text:p>
          </table:table-cell>
          <table:table-cell office:value-type="float" office:value="683584" calcext:value-type="float">
            <text:p>683584</text:p>
          </table:table-cell>
          <table:table-cell office:value-type="float" office:value="213095" calcext:value-type="float">
            <text:p>213095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08 09:51:40</text:p>
          </table:table-cell>
          <table:table-cell office:value-type="float" office:value="9568656" calcext:value-type="float">
            <text:p>9568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17436" calcext:value-type="float">
            <text:p>1017436</text:p>
          </table:table-cell>
          <table:table-cell office:value-type="float" office:value="981336" calcext:value-type="float">
            <text:p>981336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683584" calcext:value-type="float">
            <text:p>683584</text:p>
          </table:table-cell>
          <table:table-cell office:value-type="float" office:value="213095" calcext:value-type="float">
            <text:p>213095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41</text:p>
          </table:table-cell>
          <table:table-cell office:value-type="float" office:value="9568656" calcext:value-type="float">
            <text:p>9568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17436" calcext:value-type="float">
            <text:p>1017436</text:p>
          </table:table-cell>
          <table:table-cell office:value-type="float" office:value="981336" calcext:value-type="float">
            <text:p>9813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683584" calcext:value-type="float">
            <text:p>683584</text:p>
          </table:table-cell>
          <table:table-cell office:value-type="float" office:value="213095" calcext:value-type="float">
            <text:p>213095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42</text:p>
          </table:table-cell>
          <table:table-cell office:value-type="float" office:value="9597424" calcext:value-type="float">
            <text:p>9597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17436" calcext:value-type="float">
            <text:p>1017436</text:p>
          </table:table-cell>
          <table:table-cell office:value-type="float" office:value="981336" calcext:value-type="float">
            <text:p>9813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683584" calcext:value-type="float">
            <text:p>683584</text:p>
          </table:table-cell>
          <table:table-cell office:value-type="float" office:value="213095" calcext:value-type="float">
            <text:p>213095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43</text:p>
          </table:table-cell>
          <table:table-cell office:value-type="float" office:value="9597424" calcext:value-type="float">
            <text:p>9597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17436" calcext:value-type="float">
            <text:p>1017436</text:p>
          </table:table-cell>
          <table:table-cell office:value-type="float" office:value="981336" calcext:value-type="float">
            <text:p>9813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683584" calcext:value-type="float">
            <text:p>683584</text:p>
          </table:table-cell>
          <table:table-cell office:value-type="float" office:value="213095" calcext:value-type="float">
            <text:p>213095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44</text:p>
          </table:table-cell>
          <table:table-cell office:value-type="float" office:value="9583536" calcext:value-type="float">
            <text:p>9583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17436" calcext:value-type="float">
            <text:p>1017436</text:p>
          </table:table-cell>
          <table:table-cell office:value-type="float" office:value="981336" calcext:value-type="float">
            <text:p>9813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683584" calcext:value-type="float">
            <text:p>683584</text:p>
          </table:table-cell>
          <table:table-cell office:value-type="float" office:value="213095" calcext:value-type="float">
            <text:p>213095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45</text:p>
          </table:table-cell>
          <table:table-cell office:value-type="float" office:value="9566920" calcext:value-type="float">
            <text:p>9566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17436" calcext:value-type="float">
            <text:p>1017436</text:p>
          </table:table-cell>
          <table:table-cell office:value-type="float" office:value="981336" calcext:value-type="float">
            <text:p>9813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683584" calcext:value-type="float">
            <text:p>683584</text:p>
          </table:table-cell>
          <table:table-cell office:value-type="float" office:value="213095" calcext:value-type="float">
            <text:p>213095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08 09:51:46</text:p>
          </table:table-cell>
          <table:table-cell office:value-type="float" office:value="9566920" calcext:value-type="float">
            <text:p>9566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17436" calcext:value-type="float">
            <text:p>1017436</text:p>
          </table:table-cell>
          <table:table-cell office:value-type="float" office:value="981336" calcext:value-type="float">
            <text:p>9813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683584" calcext:value-type="float">
            <text:p>683584</text:p>
          </table:table-cell>
          <table:table-cell office:value-type="float" office:value="213095" calcext:value-type="float">
            <text:p>213095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1:47" calcext:value-type="date">
            <text:p>10/08/19 09:51 AM</text:p>
          </table:table-cell>
          <table:table-cell office:value-type="float" office:value="9566920" calcext:value-type="float">
            <text:p>9566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2" calcext:value-type="float">
            <text:p>6864812</text:p>
          </table:table-cell>
          <table:table-cell office:value-type="float" office:value="1017436" calcext:value-type="float">
            <text:p>1017436</text:p>
          </table:table-cell>
          <table:table-cell office:value-type="float" office:value="981336" calcext:value-type="float">
            <text:p>981336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683584" calcext:value-type="float">
            <text:p>683584</text:p>
          </table:table-cell>
          <table:table-cell office:value-type="float" office:value="213095" calcext:value-type="float">
            <text:p>213095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456" calcext:value-type="float">
            <text:p>1139456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1:48" calcext:value-type="date">
            <text:p>10/08/19 09:51 AM</text:p>
          </table:table-cell>
          <table:table-cell office:value-type="float" office:value="10172972" calcext:value-type="float">
            <text:p>10172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1372" calcext:value-type="float">
            <text:p>6291372</text:p>
          </table:table-cell>
          <table:table-cell office:value-type="float" office:value="292404" calcext:value-type="float">
            <text:p>292404</text:p>
          </table:table-cell>
          <table:table-cell office:value-type="float" office:value="256304" calcext:value-type="float">
            <text:p>256304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72" calcext:value-type="float">
            <text:p>4372</text:p>
          </table:table-cell>
          <table:table-cell office:value-type="float" office:value="11648" calcext:value-type="float">
            <text:p>11648</text:p>
          </table:table-cell>
          <table:table-cell office:value-type="float" office:value="11345" calcext:value-type="float">
            <text:p>11345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1029440" calcext:value-type="float">
            <text:p>1029440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3" office:value-type="date" office:date-value="2019-10-08T09:51:49" calcext:value-type="date">
            <text:p>10/08/19 09:51 AM</text:p>
          </table:table-cell>
          <table:table-cell office:value-type="float" office:value="10171744" calcext:value-type="float">
            <text:p>10171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1372" calcext:value-type="float">
            <text:p>6291372</text:p>
          </table:table-cell>
          <table:table-cell office:value-type="float" office:value="292404" calcext:value-type="float">
            <text:p>292404</text:p>
          </table:table-cell>
          <table:table-cell office:value-type="float" office:value="256304" calcext:value-type="float">
            <text:p>25630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72" calcext:value-type="float">
            <text:p>4372</text:p>
          </table:table-cell>
          <table:table-cell office:value-type="float" office:value="11648" calcext:value-type="float">
            <text:p>11648</text:p>
          </table:table-cell>
          <table:table-cell office:value-type="float" office:value="11345" calcext:value-type="float">
            <text:p>11345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1029440" calcext:value-type="float">
            <text:p>1029440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1:50" calcext:value-type="date">
            <text:p>10/08/19 09:51 AM</text:p>
          </table:table-cell>
          <table:table-cell office:value-type="float" office:value="10171496" calcext:value-type="float">
            <text:p>10171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1372" calcext:value-type="float">
            <text:p>6291372</text:p>
          </table:table-cell>
          <table:table-cell office:value-type="float" office:value="292404" calcext:value-type="float">
            <text:p>292404</text:p>
          </table:table-cell>
          <table:table-cell office:value-type="float" office:value="256304" calcext:value-type="float">
            <text:p>25630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72" calcext:value-type="float">
            <text:p>4372</text:p>
          </table:table-cell>
          <table:table-cell office:value-type="float" office:value="11648" calcext:value-type="float">
            <text:p>11648</text:p>
          </table:table-cell>
          <table:table-cell office:value-type="float" office:value="11345" calcext:value-type="float">
            <text:p>11345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1029440" calcext:value-type="float">
            <text:p>1029440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1:51" calcext:value-type="date">
            <text:p>10/08/19 09:51 AM</text:p>
          </table:table-cell>
          <table:table-cell office:value-type="float" office:value="10246640" calcext:value-type="float">
            <text:p>10246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1372" calcext:value-type="float">
            <text:p>6291372</text:p>
          </table:table-cell>
          <table:table-cell office:value-type="float" office:value="292404" calcext:value-type="float">
            <text:p>292404</text:p>
          </table:table-cell>
          <table:table-cell office:value-type="float" office:value="256304" calcext:value-type="float">
            <text:p>256304</text:p>
          </table:table-cell>
          <table:table-cell office:value-type="float" office:value="36100" calcext:value-type="float">
            <text:p>36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72" calcext:value-type="float">
            <text:p>4372</text:p>
          </table:table-cell>
          <table:table-cell office:value-type="float" office:value="11648" calcext:value-type="float">
            <text:p>11648</text:p>
          </table:table-cell>
          <table:table-cell office:value-type="float" office:value="11345" calcext:value-type="float">
            <text:p>11345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1029440" calcext:value-type="float">
            <text:p>1029440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aggressive" table:style-name="ta1">
        <table:table-column table:style-name="co29" table:number-columns-repeated="27" table:default-cell-style-name="Default"/>
        <table:table-column table:style-name="co29" table:number-columns-repeated="2" table:default-cell-style-name="ce6"/>
        <table:table-column table:style-name="co29" table:number-columns-repeated="1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3" office:value-type="date" office:date-value="2019-10-08T09:51:51" calcext:value-type="date">
            <text:p>10/08/19 09:51 AM</text:p>
          </table:table-cell>
          <table:table-cell office:value-type="float" office:value="10466880" calcext:value-type="float">
            <text:p>104668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748268" calcext:value-type="float">
            <text:p>5748268</text:p>
          </table:table-cell>
          <table:table-cell office:value-type="float" office:value="33244" calcext:value-type="float">
            <text:p>33244</text:p>
          </table:table-cell>
          <table:table-cell office:value-type="float" office:value="9372" calcext:value-type="float">
            <text:p>9372</text:p>
          </table:table-cell>
          <table:table-cell office:value-type="float" office:value="23872" calcext:value-type="float">
            <text:p>238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82" calcext:value-type="float">
            <text:p>1382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3" office:value-type="date" office:date-value="2019-10-08T09:51:52" calcext:value-type="date">
            <text:p>10/08/19 09:51 AM</text:p>
          </table:table-cell>
          <table:table-cell office:value-type="float" office:value="10425808" calcext:value-type="float">
            <text:p>1042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0304" calcext:value-type="float">
            <text:p>6160304</text:p>
          </table:table-cell>
          <table:table-cell office:value-type="float" office:value="73716" calcext:value-type="float">
            <text:p>73716</text:p>
          </table:table-cell>
          <table:table-cell office:value-type="float" office:value="37372" calcext:value-type="float">
            <text:p>37372</text:p>
          </table:table-cell>
          <table:table-cell office:value-type="float" office:value="36344" calcext:value-type="float">
            <text:p>36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34" calcext:value-type="float">
            <text:p>3834</text:p>
          </table:table-cell>
          <table:table-cell office:value-type="float" office:value="11504" calcext:value-type="float">
            <text:p>11504</text:p>
          </table:table-cell>
          <table:table-cell office:value-type="float" office:value="11292" calcext:value-type="float">
            <text:p>11292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21296" calcext:value-type="float">
            <text:p>21296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1:53" calcext:value-type="date">
            <text:p>10/08/19 09:51 AM</text:p>
          </table:table-cell>
          <table:table-cell office:value-type="float" office:value="10425808" calcext:value-type="float">
            <text:p>1042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0304" calcext:value-type="float">
            <text:p>6160304</text:p>
          </table:table-cell>
          <table:table-cell office:value-type="float" office:value="73716" calcext:value-type="float">
            <text:p>73716</text:p>
          </table:table-cell>
          <table:table-cell office:value-type="float" office:value="37372" calcext:value-type="float">
            <text:p>37372</text:p>
          </table:table-cell>
          <table:table-cell office:value-type="float" office:value="36344" calcext:value-type="float">
            <text:p>36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34" calcext:value-type="float">
            <text:p>3834</text:p>
          </table:table-cell>
          <table:table-cell office:value-type="float" office:value="11504" calcext:value-type="float">
            <text:p>11504</text:p>
          </table:table-cell>
          <table:table-cell office:value-type="float" office:value="11292" calcext:value-type="float">
            <text:p>11292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21296" calcext:value-type="float">
            <text:p>21296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1:54" calcext:value-type="date">
            <text:p>10/08/19 09:51 AM</text:p>
          </table:table-cell>
          <table:table-cell office:value-type="float" office:value="10462656" calcext:value-type="float">
            <text:p>10462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0304" calcext:value-type="float">
            <text:p>6160304</text:p>
          </table:table-cell>
          <table:table-cell office:value-type="float" office:value="73716" calcext:value-type="float">
            <text:p>73716</text:p>
          </table:table-cell>
          <table:table-cell office:value-type="float" office:value="37372" calcext:value-type="float">
            <text:p>37372</text:p>
          </table:table-cell>
          <table:table-cell office:value-type="float" office:value="36344" calcext:value-type="float">
            <text:p>36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34" calcext:value-type="float">
            <text:p>3834</text:p>
          </table:table-cell>
          <table:table-cell office:value-type="float" office:value="11504" calcext:value-type="float">
            <text:p>11504</text:p>
          </table:table-cell>
          <table:table-cell office:value-type="float" office:value="11292" calcext:value-type="float">
            <text:p>11292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21296" calcext:value-type="float">
            <text:p>21296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1:55" calcext:value-type="date">
            <text:p>10/08/19 09:51 AM</text:p>
          </table:table-cell>
          <table:table-cell office:value-type="float" office:value="10477024" calcext:value-type="float">
            <text:p>10477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0304" calcext:value-type="float">
            <text:p>6160304</text:p>
          </table:table-cell>
          <table:table-cell office:value-type="float" office:value="73716" calcext:value-type="float">
            <text:p>73716</text:p>
          </table:table-cell>
          <table:table-cell office:value-type="float" office:value="37372" calcext:value-type="float">
            <text:p>37372</text:p>
          </table:table-cell>
          <table:table-cell office:value-type="float" office:value="36344" calcext:value-type="float">
            <text:p>36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34" calcext:value-type="float">
            <text:p>3834</text:p>
          </table:table-cell>
          <table:table-cell office:value-type="float" office:value="11504" calcext:value-type="float">
            <text:p>11504</text:p>
          </table:table-cell>
          <table:table-cell office:value-type="float" office:value="11292" calcext:value-type="float">
            <text:p>11292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21296" calcext:value-type="float">
            <text:p>21296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1:56" calcext:value-type="date">
            <text:p>10/08/19 09:51 AM</text:p>
          </table:table-cell>
          <table:table-cell office:value-type="float" office:value="10458428" calcext:value-type="float">
            <text:p>10458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6688" calcext:value-type="float">
            <text:p>6176688</text:p>
          </table:table-cell>
          <table:table-cell office:value-type="float" office:value="114616" calcext:value-type="float">
            <text:p>114616</text:p>
          </table:table-cell>
          <table:table-cell office:value-type="float" office:value="78212" calcext:value-type="float">
            <text:p>78212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5975" calcext:value-type="float">
            <text:p>5975</text:p>
          </table:table-cell>
          <table:table-cell office:value-type="float" office:value="34992" calcext:value-type="float">
            <text:p>34992</text:p>
          </table:table-cell>
          <table:table-cell office:value-type="float" office:value="31079" calcext:value-type="float">
            <text:p>31079</text:p>
          </table:table-cell>
          <table:table-cell office:value-type="float" office:value="4816" calcext:value-type="float">
            <text:p>4816</text:p>
          </table:table-cell>
          <table:table-cell office:value-type="float" office:value="2643" calcext:value-type="float">
            <text:p>2643</text:p>
          </table:table-cell>
          <table:table-cell office:value-type="float" office:value="37120" calcext:value-type="float">
            <text:p>3712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887" calcext:value-type="float">
            <text:p>1887</text:p>
          </table:table-cell>
          <table:table-cell office:value-type="float" office:value="208" calcext:value-type="float">
            <text:p>208</text:p>
          </table:table-cell>
          <table:table-cell office:value-type="float" office:value="4658" calcext:value-type="float">
            <text:p>4658</text:p>
          </table:table-cell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1:57" calcext:value-type="date">
            <text:p>10/08/19 09:51 AM</text:p>
          </table:table-cell>
          <table:table-cell office:value-type="float" office:value="10303676" calcext:value-type="float">
            <text:p>10303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58608" calcext:value-type="float">
            <text:p>6258608</text:p>
          </table:table-cell>
          <table:table-cell office:value-type="float" office:value="269028" calcext:value-type="float">
            <text:p>269028</text:p>
          </table:table-cell>
          <table:table-cell office:value-type="float" office:value="232624" calcext:value-type="float">
            <text:p>232624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15518" calcext:value-type="float">
            <text:p>15518</text:p>
          </table:table-cell>
          <table:table-cell office:value-type="float" office:value="126112" calcext:value-type="float">
            <text:p>126112</text:p>
          </table:table-cell>
          <table:table-cell office:value-type="float" office:value="107750" calcext:value-type="float">
            <text:p>107750</text:p>
          </table:table-cell>
          <table:table-cell office:value-type="float" office:value="17840" calcext:value-type="float">
            <text:p>17840</text:p>
          </table:table-cell>
          <table:table-cell office:value-type="float" office:value="7575" calcext:value-type="float">
            <text:p>7575</text:p>
          </table:table-cell>
          <table:table-cell office:value-type="float" office:value="198672" calcext:value-type="float">
            <text:p>19867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394" calcext:value-type="float">
            <text:p>8394</text:p>
          </table:table-cell>
          <table:table-cell office:value-type="float" office:value="208" calcext:value-type="float">
            <text:p>208</text:p>
          </table:table-cell>
          <table:table-cell office:value-type="float" office:value="11165" calcext:value-type="float">
            <text:p>11165</text:p>
          </table:table-cell>
          <table:table-cell office:value-type="float" office:value="6507" calcext:value-type="float">
            <text:p>6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1:58" calcext:value-type="date">
            <text:p>10/08/19 09:51 AM</text:p>
          </table:table-cell>
          <table:table-cell office:value-type="float" office:value="10151668" calcext:value-type="float">
            <text:p>10151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6064" calcext:value-type="float">
            <text:p>6406064</text:p>
          </table:table-cell>
          <table:table-cell office:value-type="float" office:value="433932" calcext:value-type="float">
            <text:p>433932</text:p>
          </table:table-cell>
          <table:table-cell office:value-type="float" office:value="397528" calcext:value-type="float">
            <text:p>397528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8544" calcext:value-type="float">
            <text:p>108544</text:p>
          </table:table-cell>
          <table:table-cell office:value-type="float" office:value="48740" calcext:value-type="float">
            <text:p>48740</text:p>
          </table:table-cell>
          <table:table-cell office:value-type="float" office:value="225760" calcext:value-type="float">
            <text:p>225760</text:p>
          </table:table-cell>
          <table:table-cell office:value-type="float" office:value="191597" calcext:value-type="float">
            <text:p>191597</text:p>
          </table:table-cell>
          <table:table-cell office:value-type="float" office:value="32080" calcext:value-type="float">
            <text:p>32080</text:p>
          </table:table-cell>
          <table:table-cell office:value-type="float" office:value="12969" calcext:value-type="float">
            <text:p>12969</text:p>
          </table:table-cell>
          <table:table-cell office:value-type="float" office:value="233600" calcext:value-type="float">
            <text:p>2336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5512" calcext:value-type="float">
            <text:p>15512</text:p>
          </table:table-cell>
          <table:table-cell office:value-type="float" office:value="208" calcext:value-type="float">
            <text:p>208</text:p>
          </table:table-cell>
          <table:table-cell office:value-type="float" office:value="18283" calcext:value-type="float">
            <text:p>18283</text:p>
          </table:table-cell>
          <table:table-cell office:value-type="float" office:value="7118" calcext:value-type="float">
            <text:p>7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1:59" calcext:value-type="date">
            <text:p>10/08/19 09:51 AM</text:p>
          </table:table-cell>
          <table:table-cell office:value-type="float" office:value="10013036" calcext:value-type="float">
            <text:p>10013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7984" calcext:value-type="float">
            <text:p>6487984</text:p>
          </table:table-cell>
          <table:table-cell office:value-type="float" office:value="572624" calcext:value-type="float">
            <text:p>572624</text:p>
          </table:table-cell>
          <table:table-cell office:value-type="float" office:value="536220" calcext:value-type="float">
            <text:p>536220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920" calcext:value-type="float">
            <text:p>81920</text:p>
          </table:table-cell>
          <table:table-cell office:value-type="float" office:value="60286" calcext:value-type="float">
            <text:p>60286</text:p>
          </table:table-cell>
          <table:table-cell office:value-type="float" office:value="324720" calcext:value-type="float">
            <text:p>324720</text:p>
          </table:table-cell>
          <table:table-cell office:value-type="float" office:value="274877" calcext:value-type="float">
            <text:p>274877</text:p>
          </table:table-cell>
          <table:table-cell office:value-type="float" office:value="46208" calcext:value-type="float">
            <text:p>46208</text:p>
          </table:table-cell>
          <table:table-cell office:value-type="float" office:value="18326" calcext:value-type="float">
            <text:p>18326</text:p>
          </table:table-cell>
          <table:table-cell office:value-type="float" office:value="393552" calcext:value-type="float">
            <text:p>39355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2580" calcext:value-type="float">
            <text:p>22580</text:p>
          </table:table-cell>
          <table:table-cell office:value-type="float" office:value="208" calcext:value-type="float">
            <text:p>208</text:p>
          </table:table-cell>
          <table:table-cell office:value-type="float" office:value="25351" calcext:value-type="float">
            <text:p>25351</text:p>
          </table:table-cell>
          <table:table-cell office:value-type="float" office:value="7068" calcext:value-type="float">
            <text:p>7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00" calcext:value-type="date">
            <text:p>10/08/19 09:52 AM</text:p>
          </table:table-cell>
          <table:table-cell office:value-type="float" office:value="9880728" calcext:value-type="float">
            <text:p>9880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78096" calcext:value-type="float">
            <text:p>6578096</text:p>
          </table:table-cell>
          <table:table-cell office:value-type="float" office:value="704656" calcext:value-type="float">
            <text:p>704656</text:p>
          </table:table-cell>
          <table:table-cell office:value-type="float" office:value="668252" calcext:value-type="float">
            <text:p>668252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3968" calcext:value-type="float">
            <text:p>83968</text:p>
          </table:table-cell>
          <table:table-cell office:value-type="float" office:value="38761" calcext:value-type="float">
            <text:p>38761</text:p>
          </table:table-cell>
          <table:table-cell office:value-type="float" office:value="420816" calcext:value-type="float">
            <text:p>420816</text:p>
          </table:table-cell>
          <table:table-cell office:value-type="float" office:value="355750" calcext:value-type="float">
            <text:p>355750</text:p>
          </table:table-cell>
          <table:table-cell office:value-type="float" office:value="59936" calcext:value-type="float">
            <text:p>59936</text:p>
          </table:table-cell>
          <table:table-cell office:value-type="float" office:value="23527" calcext:value-type="float">
            <text:p>23527</text:p>
          </table:table-cell>
          <table:table-cell office:value-type="float" office:value="571600" calcext:value-type="float">
            <text:p>5716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445" calcext:value-type="float">
            <text:p>29445</text:p>
          </table:table-cell>
          <table:table-cell office:value-type="float" office:value="208" calcext:value-type="float">
            <text:p>208</text:p>
          </table:table-cell>
          <table:table-cell office:value-type="float" office:value="32216" calcext:value-type="float">
            <text:p>32216</text:p>
          </table:table-cell>
          <table:table-cell office:value-type="float" office:value="6865" calcext:value-type="float">
            <text:p>6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01" calcext:value-type="date">
            <text:p>10/08/19 09:52 AM</text:p>
          </table:table-cell>
          <table:table-cell office:value-type="float" office:value="9736268" calcext:value-type="float">
            <text:p>9736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5552" calcext:value-type="float">
            <text:p>6725552</text:p>
          </table:table-cell>
          <table:table-cell office:value-type="float" office:value="848836" calcext:value-type="float">
            <text:p>848836</text:p>
          </table:table-cell>
          <table:table-cell office:value-type="float" office:value="812432" calcext:value-type="float">
            <text:p>812432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4144" calcext:value-type="float">
            <text:p>134144</text:p>
          </table:table-cell>
          <table:table-cell office:value-type="float" office:value="59246" calcext:value-type="float">
            <text:p>59246</text:p>
          </table:table-cell>
          <table:table-cell office:value-type="float" office:value="517216" calcext:value-type="float">
            <text:p>517216</text:p>
          </table:table-cell>
          <table:table-cell office:value-type="float" office:value="436875" calcext:value-type="float">
            <text:p>436875</text:p>
          </table:table-cell>
          <table:table-cell office:value-type="float" office:value="73712" calcext:value-type="float">
            <text:p>73712</text:p>
          </table:table-cell>
          <table:table-cell office:value-type="float" office:value="28746" calcext:value-type="float">
            <text:p>28746</text:p>
          </table:table-cell>
          <table:table-cell office:value-type="float" office:value="571600" calcext:value-type="float">
            <text:p>571600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6331" calcext:value-type="float">
            <text:p>36331</text:p>
          </table:table-cell>
          <table:table-cell office:value-type="float" office:value="208" calcext:value-type="float">
            <text:p>208</text:p>
          </table:table-cell>
          <table:table-cell office:value-type="float" office:value="39102" calcext:value-type="float">
            <text:p>39102</text:p>
          </table:table-cell>
          <table:table-cell office:value-type="float" office:value="6886" calcext:value-type="float">
            <text:p>6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02" calcext:value-type="date">
            <text:p>10/08/19 09:52 AM</text:p>
          </table:table-cell>
          <table:table-cell office:value-type="float" office:value="9640912" calcext:value-type="float">
            <text:p>9640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29980" calcext:value-type="float">
            <text:p>929980</text:p>
          </table:table-cell>
          <table:table-cell office:value-type="float" office:value="893576" calcext:value-type="float">
            <text:p>893576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4144" calcext:value-type="float">
            <text:p>13414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552" calcext:value-type="float">
            <text:p>571552</text:p>
          </table:table-cell>
          <table:table-cell office:value-type="float" office:value="482596" calcext:value-type="float">
            <text:p>48259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office:value-type="float" office:value="3880" calcext:value-type="float">
            <text:p>3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03" calcext:value-type="date">
            <text:p>10/08/19 09:52 AM</text:p>
          </table:table-cell>
          <table:table-cell office:value-type="float" office:value="9640788" calcext:value-type="float">
            <text:p>9640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29980" calcext:value-type="float">
            <text:p>929980</text:p>
          </table:table-cell>
          <table:table-cell office:value-type="float" office:value="893576" calcext:value-type="float">
            <text:p>89357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4144" calcext:value-type="float">
            <text:p>13414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552" calcext:value-type="float">
            <text:p>571552</text:p>
          </table:table-cell>
          <table:table-cell office:value-type="float" office:value="482596" calcext:value-type="float">
            <text:p>48259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04" calcext:value-type="date">
            <text:p>10/08/19 09:52 AM</text:p>
          </table:table-cell>
          <table:table-cell office:value-type="float" office:value="9654800" calcext:value-type="float">
            <text:p>9654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29980" calcext:value-type="float">
            <text:p>929980</text:p>
          </table:table-cell>
          <table:table-cell office:value-type="float" office:value="893576" calcext:value-type="float">
            <text:p>89357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4144" calcext:value-type="float">
            <text:p>13414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552" calcext:value-type="float">
            <text:p>571552</text:p>
          </table:table-cell>
          <table:table-cell office:value-type="float" office:value="482596" calcext:value-type="float">
            <text:p>48259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05" calcext:value-type="date">
            <text:p>10/08/19 09:52 AM</text:p>
          </table:table-cell>
          <table:table-cell office:value-type="float" office:value="9654800" calcext:value-type="float">
            <text:p>9654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29980" calcext:value-type="float">
            <text:p>929980</text:p>
          </table:table-cell>
          <table:table-cell office:value-type="float" office:value="893576" calcext:value-type="float">
            <text:p>89357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4144" calcext:value-type="float">
            <text:p>13414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552" calcext:value-type="float">
            <text:p>571552</text:p>
          </table:table-cell>
          <table:table-cell office:value-type="float" office:value="482596" calcext:value-type="float">
            <text:p>48259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06" calcext:value-type="date">
            <text:p>10/08/19 09:52 AM</text:p>
          </table:table-cell>
          <table:table-cell office:value-type="float" office:value="9640788" calcext:value-type="float">
            <text:p>9640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29980" calcext:value-type="float">
            <text:p>929980</text:p>
          </table:table-cell>
          <table:table-cell office:value-type="float" office:value="893576" calcext:value-type="float">
            <text:p>89357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4144" calcext:value-type="float">
            <text:p>13414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552" calcext:value-type="float">
            <text:p>571552</text:p>
          </table:table-cell>
          <table:table-cell office:value-type="float" office:value="482596" calcext:value-type="float">
            <text:p>48259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07" calcext:value-type="date">
            <text:p>10/08/19 09:52 AM</text:p>
          </table:table-cell>
          <table:table-cell office:value-type="float" office:value="9640788" calcext:value-type="float">
            <text:p>9640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29980" calcext:value-type="float">
            <text:p>929980</text:p>
          </table:table-cell>
          <table:table-cell office:value-type="float" office:value="893576" calcext:value-type="float">
            <text:p>89357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4144" calcext:value-type="float">
            <text:p>13414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552" calcext:value-type="float">
            <text:p>571552</text:p>
          </table:table-cell>
          <table:table-cell office:value-type="float" office:value="482596" calcext:value-type="float">
            <text:p>48259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08" calcext:value-type="date">
            <text:p>10/08/19 09:52 AM</text:p>
          </table:table-cell>
          <table:table-cell office:value-type="float" office:value="9640788" calcext:value-type="float">
            <text:p>9640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29980" calcext:value-type="float">
            <text:p>929980</text:p>
          </table:table-cell>
          <table:table-cell office:value-type="float" office:value="893576" calcext:value-type="float">
            <text:p>89357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4144" calcext:value-type="float">
            <text:p>13414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552" calcext:value-type="float">
            <text:p>571552</text:p>
          </table:table-cell>
          <table:table-cell office:value-type="float" office:value="482596" calcext:value-type="float">
            <text:p>48259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09" calcext:value-type="date">
            <text:p>10/08/19 09:52 AM</text:p>
          </table:table-cell>
          <table:table-cell office:value-type="float" office:value="9654800" calcext:value-type="float">
            <text:p>9654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29980" calcext:value-type="float">
            <text:p>929980</text:p>
          </table:table-cell>
          <table:table-cell office:value-type="float" office:value="893576" calcext:value-type="float">
            <text:p>89357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4144" calcext:value-type="float">
            <text:p>134144</text:p>
          </table:table-cell>
          <table:table-cell office:value-type="float" office:value="42439" calcext:value-type="float">
            <text:p>42439</text:p>
          </table:table-cell>
          <table:table-cell office:value-type="float" office:value="571552" calcext:value-type="float">
            <text:p>571552</text:p>
          </table:table-cell>
          <table:table-cell office:value-type="float" office:value="482596" calcext:value-type="float">
            <text:p>48259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87" calcext:value-type="float">
            <text:p>3168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10" calcext:value-type="date">
            <text:p>10/08/19 09:52 AM</text:p>
          </table:table-cell>
          <table:table-cell office:value-type="float" office:value="9639920" calcext:value-type="float">
            <text:p>9639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16052" calcext:value-type="float">
            <text:p>916052</text:p>
          </table:table-cell>
          <table:table-cell office:value-type="float" office:value="879648" calcext:value-type="float">
            <text:p>879648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36" calcext:value-type="float">
            <text:p>571536</text:p>
          </table:table-cell>
          <table:table-cell office:value-type="float" office:value="388346" calcext:value-type="float">
            <text:p>388346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08T09:52:11" calcext:value-type="date">
            <text:p>10/08/19 09:52 AM</text:p>
          </table:table-cell>
          <table:table-cell office:value-type="float" office:value="9649220" calcext:value-type="float">
            <text:p>9649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06192" calcext:value-type="float">
            <text:p>906192</text:p>
          </table:table-cell>
          <table:table-cell office:value-type="float" office:value="869788" calcext:value-type="float">
            <text:p>86978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36" calcext:value-type="float">
            <text:p>571536</text:p>
          </table:table-cell>
          <table:table-cell office:value-type="float" office:value="388346" calcext:value-type="float">
            <text:p>388346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12" calcext:value-type="date">
            <text:p>10/08/19 09:52 AM</text:p>
          </table:table-cell>
          <table:table-cell office:value-type="float" office:value="9663480" calcext:value-type="float">
            <text:p>9663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06192" calcext:value-type="float">
            <text:p>906192</text:p>
          </table:table-cell>
          <table:table-cell office:value-type="float" office:value="869788" calcext:value-type="float">
            <text:p>86978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36" calcext:value-type="float">
            <text:p>571536</text:p>
          </table:table-cell>
          <table:table-cell office:value-type="float" office:value="388346" calcext:value-type="float">
            <text:p>388346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13" calcext:value-type="date">
            <text:p>10/08/19 09:52 AM</text:p>
          </table:table-cell>
          <table:table-cell office:value-type="float" office:value="9677864" calcext:value-type="float">
            <text:p>9677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06192" calcext:value-type="float">
            <text:p>906192</text:p>
          </table:table-cell>
          <table:table-cell office:value-type="float" office:value="869788" calcext:value-type="float">
            <text:p>86978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36" calcext:value-type="float">
            <text:p>571536</text:p>
          </table:table-cell>
          <table:table-cell office:value-type="float" office:value="388346" calcext:value-type="float">
            <text:p>388346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14" calcext:value-type="date">
            <text:p>10/08/19 09:52 AM</text:p>
          </table:table-cell>
          <table:table-cell office:value-type="float" office:value="9663480" calcext:value-type="float">
            <text:p>9663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06192" calcext:value-type="float">
            <text:p>906192</text:p>
          </table:table-cell>
          <table:table-cell office:value-type="float" office:value="869788" calcext:value-type="float">
            <text:p>86978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36" calcext:value-type="float">
            <text:p>571536</text:p>
          </table:table-cell>
          <table:table-cell office:value-type="float" office:value="388347" calcext:value-type="float">
            <text:p>388347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15" calcext:value-type="date">
            <text:p>10/08/19 09:52 AM</text:p>
          </table:table-cell>
          <table:table-cell office:value-type="float" office:value="9663480" calcext:value-type="float">
            <text:p>9663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06192" calcext:value-type="float">
            <text:p>906192</text:p>
          </table:table-cell>
          <table:table-cell office:value-type="float" office:value="869788" calcext:value-type="float">
            <text:p>86978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36" calcext:value-type="float">
            <text:p>571536</text:p>
          </table:table-cell>
          <table:table-cell office:value-type="float" office:value="388347" calcext:value-type="float">
            <text:p>388347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16" calcext:value-type="date">
            <text:p>10/08/19 09:52 AM</text:p>
          </table:table-cell>
          <table:table-cell office:value-type="float" office:value="9663480" calcext:value-type="float">
            <text:p>9663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06192" calcext:value-type="float">
            <text:p>906192</text:p>
          </table:table-cell>
          <table:table-cell office:value-type="float" office:value="869788" calcext:value-type="float">
            <text:p>86978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36" calcext:value-type="float">
            <text:p>571536</text:p>
          </table:table-cell>
          <table:table-cell office:value-type="float" office:value="388347" calcext:value-type="float">
            <text:p>388347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17" calcext:value-type="date">
            <text:p>10/08/19 09:52 AM</text:p>
          </table:table-cell>
          <table:table-cell office:value-type="float" office:value="9677864" calcext:value-type="float">
            <text:p>9677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906192" calcext:value-type="float">
            <text:p>906192</text:p>
          </table:table-cell>
          <table:table-cell office:value-type="float" office:value="869788" calcext:value-type="float">
            <text:p>86978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877" calcext:value-type="float">
            <text:p>34877</text:p>
          </table:table-cell>
          <table:table-cell office:value-type="float" office:value="571536" calcext:value-type="float">
            <text:p>571536</text:p>
          </table:table-cell>
          <table:table-cell office:value-type="float" office:value="388347" calcext:value-type="float">
            <text:p>388347</text:p>
          </table:table-cell>
          <table:table-cell office:value-type="float" office:value="81472" calcext:value-type="float">
            <text:p>81472</text:p>
          </table:table-cell>
          <table:table-cell office:value-type="float" office:value="25624" calcext:value-type="float">
            <text:p>25624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18" calcext:value-type="date">
            <text:p>10/08/19 09:52 AM</text:p>
          </table:table-cell>
          <table:table-cell office:value-type="float" office:value="9746584" calcext:value-type="float">
            <text:p>9746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821312" calcext:value-type="float">
            <text:p>821312</text:p>
          </table:table-cell>
          <table:table-cell office:value-type="float" office:value="784908" calcext:value-type="float">
            <text:p>784908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6804" calcext:value-type="float">
            <text:p>26804</text:p>
          </table:table-cell>
          <table:table-cell office:value-type="float" office:value="507536" calcext:value-type="float">
            <text:p>507536</text:p>
          </table:table-cell>
          <table:table-cell office:value-type="float" office:value="294097" calcext:value-type="float">
            <text:p>294097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08T09:52:19" calcext:value-type="date">
            <text:p>10/08/19 09:52 AM</text:p>
          </table:table-cell>
          <table:table-cell office:value-type="float" office:value="9746628" calcext:value-type="float">
            <text:p>9746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821312" calcext:value-type="float">
            <text:p>821312</text:p>
          </table:table-cell>
          <table:table-cell office:value-type="float" office:value="784908" calcext:value-type="float">
            <text:p>784908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7316" calcext:value-type="float">
            <text:p>27316</text:p>
          </table:table-cell>
          <table:table-cell office:value-type="float" office:value="507536" calcext:value-type="float">
            <text:p>507536</text:p>
          </table:table-cell>
          <table:table-cell office:value-type="float" office:value="294097" calcext:value-type="float">
            <text:p>294097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20" calcext:value-type="date">
            <text:p>10/08/19 09:52 AM</text:p>
          </table:table-cell>
          <table:table-cell office:value-type="float" office:value="9746732" calcext:value-type="float">
            <text:p>9746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821312" calcext:value-type="float">
            <text:p>821312</text:p>
          </table:table-cell>
          <table:table-cell office:value-type="float" office:value="784908" calcext:value-type="float">
            <text:p>78490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7316" calcext:value-type="float">
            <text:p>27316</text:p>
          </table:table-cell>
          <table:table-cell office:value-type="float" office:value="507536" calcext:value-type="float">
            <text:p>507536</text:p>
          </table:table-cell>
          <table:table-cell office:value-type="float" office:value="294097" calcext:value-type="float">
            <text:p>294097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21" calcext:value-type="date">
            <text:p>10/08/19 09:52 AM</text:p>
          </table:table-cell>
          <table:table-cell office:value-type="float" office:value="9761240" calcext:value-type="float">
            <text:p>9761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821312" calcext:value-type="float">
            <text:p>821312</text:p>
          </table:table-cell>
          <table:table-cell office:value-type="float" office:value="784908" calcext:value-type="float">
            <text:p>78490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7316" calcext:value-type="float">
            <text:p>27316</text:p>
          </table:table-cell>
          <table:table-cell office:value-type="float" office:value="507536" calcext:value-type="float">
            <text:p>507536</text:p>
          </table:table-cell>
          <table:table-cell office:value-type="float" office:value="294097" calcext:value-type="float">
            <text:p>294097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22" calcext:value-type="date">
            <text:p>10/08/19 09:52 AM</text:p>
          </table:table-cell>
          <table:table-cell office:value-type="float" office:value="9761240" calcext:value-type="float">
            <text:p>9761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821312" calcext:value-type="float">
            <text:p>821312</text:p>
          </table:table-cell>
          <table:table-cell office:value-type="float" office:value="784908" calcext:value-type="float">
            <text:p>78490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7316" calcext:value-type="float">
            <text:p>27316</text:p>
          </table:table-cell>
          <table:table-cell office:value-type="float" office:value="507536" calcext:value-type="float">
            <text:p>507536</text:p>
          </table:table-cell>
          <table:table-cell office:value-type="float" office:value="294098" calcext:value-type="float">
            <text:p>294098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23" calcext:value-type="date">
            <text:p>10/08/19 09:52 AM</text:p>
          </table:table-cell>
          <table:table-cell office:value-type="float" office:value="9747476" calcext:value-type="float">
            <text:p>9747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821312" calcext:value-type="float">
            <text:p>821312</text:p>
          </table:table-cell>
          <table:table-cell office:value-type="float" office:value="784908" calcext:value-type="float">
            <text:p>78490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7316" calcext:value-type="float">
            <text:p>27316</text:p>
          </table:table-cell>
          <table:table-cell office:value-type="float" office:value="507536" calcext:value-type="float">
            <text:p>507536</text:p>
          </table:table-cell>
          <table:table-cell office:value-type="float" office:value="294098" calcext:value-type="float">
            <text:p>294098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24" calcext:value-type="date">
            <text:p>10/08/19 09:52 AM</text:p>
          </table:table-cell>
          <table:table-cell office:value-type="float" office:value="9747476" calcext:value-type="float">
            <text:p>9747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821312" calcext:value-type="float">
            <text:p>821312</text:p>
          </table:table-cell>
          <table:table-cell office:value-type="float" office:value="784908" calcext:value-type="float">
            <text:p>78490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7316" calcext:value-type="float">
            <text:p>27316</text:p>
          </table:table-cell>
          <table:table-cell office:value-type="float" office:value="507536" calcext:value-type="float">
            <text:p>507536</text:p>
          </table:table-cell>
          <table:table-cell office:value-type="float" office:value="294098" calcext:value-type="float">
            <text:p>294098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25" calcext:value-type="date">
            <text:p>10/08/19 09:52 AM</text:p>
          </table:table-cell>
          <table:table-cell office:value-type="float" office:value="9761072" calcext:value-type="float">
            <text:p>9761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821312" calcext:value-type="float">
            <text:p>821312</text:p>
          </table:table-cell>
          <table:table-cell office:value-type="float" office:value="784908" calcext:value-type="float">
            <text:p>78490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9328" calcext:value-type="float">
            <text:p>99328</text:p>
          </table:table-cell>
          <table:table-cell office:value-type="float" office:value="27316" calcext:value-type="float">
            <text:p>27316</text:p>
          </table:table-cell>
          <table:table-cell office:value-type="float" office:value="507536" calcext:value-type="float">
            <text:p>507536</text:p>
          </table:table-cell>
          <table:table-cell office:value-type="float" office:value="294098" calcext:value-type="float">
            <text:p>294098</text:p>
          </table:table-cell>
          <table:table-cell office:value-type="float" office:value="81472" calcext:value-type="float">
            <text:p>81472</text:p>
          </table:table-cell>
          <table:table-cell office:value-type="float" office:value="19562" calcext:value-type="float">
            <text:p>19562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26" calcext:value-type="date">
            <text:p>10/08/19 09:52 AM</text:p>
          </table:table-cell>
          <table:table-cell office:value-type="float" office:value="9862888" calcext:value-type="float">
            <text:p>9862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703432" calcext:value-type="float">
            <text:p>703432</text:p>
          </table:table-cell>
          <table:table-cell office:value-type="float" office:value="667028" calcext:value-type="float">
            <text:p>667028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242" calcext:value-type="float">
            <text:p>19242</text:p>
          </table:table-cell>
          <table:table-cell office:value-type="float" office:value="411536" calcext:value-type="float">
            <text:p>411536</text:p>
          </table:table-cell>
          <table:table-cell office:value-type="float" office:value="199848" calcext:value-type="float">
            <text:p>19984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08T09:52:27" calcext:value-type="date">
            <text:p>10/08/19 09:52 AM</text:p>
          </table:table-cell>
          <table:table-cell office:value-type="float" office:value="9848508" calcext:value-type="float">
            <text:p>9848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703432" calcext:value-type="float">
            <text:p>703432</text:p>
          </table:table-cell>
          <table:table-cell office:value-type="float" office:value="667028" calcext:value-type="float">
            <text:p>667028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411536" calcext:value-type="float">
            <text:p>411536</text:p>
          </table:table-cell>
          <table:table-cell office:value-type="float" office:value="199848" calcext:value-type="float">
            <text:p>19984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28" calcext:value-type="date">
            <text:p>10/08/19 09:52 AM</text:p>
          </table:table-cell>
          <table:table-cell office:value-type="float" office:value="9862620" calcext:value-type="float">
            <text:p>9862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703432" calcext:value-type="float">
            <text:p>703432</text:p>
          </table:table-cell>
          <table:table-cell office:value-type="float" office:value="667028" calcext:value-type="float">
            <text:p>66702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411536" calcext:value-type="float">
            <text:p>411536</text:p>
          </table:table-cell>
          <table:table-cell office:value-type="float" office:value="199848" calcext:value-type="float">
            <text:p>19984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29" calcext:value-type="date">
            <text:p>10/08/19 09:52 AM</text:p>
          </table:table-cell>
          <table:table-cell office:value-type="float" office:value="9877276" calcext:value-type="float">
            <text:p>9877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703432" calcext:value-type="float">
            <text:p>703432</text:p>
          </table:table-cell>
          <table:table-cell office:value-type="float" office:value="667028" calcext:value-type="float">
            <text:p>66702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411536" calcext:value-type="float">
            <text:p>411536</text:p>
          </table:table-cell>
          <table:table-cell office:value-type="float" office:value="199848" calcext:value-type="float">
            <text:p>19984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30" calcext:value-type="date">
            <text:p>10/08/19 09:52 AM</text:p>
          </table:table-cell>
          <table:table-cell office:value-type="float" office:value="9877280" calcext:value-type="float">
            <text:p>9877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703432" calcext:value-type="float">
            <text:p>703432</text:p>
          </table:table-cell>
          <table:table-cell office:value-type="float" office:value="667028" calcext:value-type="float">
            <text:p>66702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411536" calcext:value-type="float">
            <text:p>411536</text:p>
          </table:table-cell>
          <table:table-cell office:value-type="float" office:value="199848" calcext:value-type="float">
            <text:p>19984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31" calcext:value-type="date">
            <text:p>10/08/19 09:52 AM</text:p>
          </table:table-cell>
          <table:table-cell office:value-type="float" office:value="9863268" calcext:value-type="float">
            <text:p>9863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703432" calcext:value-type="float">
            <text:p>703432</text:p>
          </table:table-cell>
          <table:table-cell office:value-type="float" office:value="667028" calcext:value-type="float">
            <text:p>66702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411536" calcext:value-type="float">
            <text:p>411536</text:p>
          </table:table-cell>
          <table:table-cell office:value-type="float" office:value="199848" calcext:value-type="float">
            <text:p>19984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32" calcext:value-type="date">
            <text:p>10/08/19 09:52 AM</text:p>
          </table:table-cell>
          <table:table-cell office:value-type="float" office:value="9863268" calcext:value-type="float">
            <text:p>9863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703432" calcext:value-type="float">
            <text:p>703432</text:p>
          </table:table-cell>
          <table:table-cell office:value-type="float" office:value="667028" calcext:value-type="float">
            <text:p>66702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411536" calcext:value-type="float">
            <text:p>411536</text:p>
          </table:table-cell>
          <table:table-cell office:value-type="float" office:value="199848" calcext:value-type="float">
            <text:p>19984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33" calcext:value-type="date">
            <text:p>10/08/19 09:52 AM</text:p>
          </table:table-cell>
          <table:table-cell office:value-type="float" office:value="9877184" calcext:value-type="float">
            <text:p>9877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703432" calcext:value-type="float">
            <text:p>703432</text:p>
          </table:table-cell>
          <table:table-cell office:value-type="float" office:value="667028" calcext:value-type="float">
            <text:p>66702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411536" calcext:value-type="float">
            <text:p>411536</text:p>
          </table:table-cell>
          <table:table-cell office:value-type="float" office:value="199848" calcext:value-type="float">
            <text:p>19984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34" calcext:value-type="date">
            <text:p>10/08/19 09:52 AM</text:p>
          </table:table-cell>
          <table:table-cell office:value-type="float" office:value="9877280" calcext:value-type="float">
            <text:p>9877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703432" calcext:value-type="float">
            <text:p>703432</text:p>
          </table:table-cell>
          <table:table-cell office:value-type="float" office:value="667028" calcext:value-type="float">
            <text:p>66702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4" calcext:value-type="float">
            <text:p>19754</text:p>
          </table:table-cell>
          <table:table-cell office:value-type="float" office:value="411536" calcext:value-type="float">
            <text:p>411536</text:p>
          </table:table-cell>
          <table:table-cell office:value-type="float" office:value="199848" calcext:value-type="float">
            <text:p>19984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99" calcext:value-type="float">
            <text:p>13499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35" calcext:value-type="date">
            <text:p>10/08/19 09:52 AM</text:p>
          </table:table-cell>
          <table:table-cell office:value-type="float" office:value="9972264" calcext:value-type="float">
            <text:p>9972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08T09:52:36" calcext:value-type="date">
            <text:p>10/08/19 09:52 AM</text:p>
          </table:table-cell>
          <table:table-cell office:value-type="float" office:value="9986152" calcext:value-type="float">
            <text:p>9986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37" calcext:value-type="date">
            <text:p>10/08/19 09:52 AM</text:p>
          </table:table-cell>
          <table:table-cell office:value-type="float" office:value="10000460" calcext:value-type="float">
            <text:p>10000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38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39" calcext:value-type="date">
            <text:p>10/08/19 09:52 AM</text:p>
          </table:table-cell>
          <table:table-cell office:value-type="float" office:value="9986400" calcext:value-type="float">
            <text:p>998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40" calcext:value-type="date">
            <text:p>10/08/19 09:52 AM</text:p>
          </table:table-cell>
          <table:table-cell office:value-type="float" office:value="9986400" calcext:value-type="float">
            <text:p>998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41" calcext:value-type="date">
            <text:p>10/08/19 09:52 AM</text:p>
          </table:table-cell>
          <table:table-cell office:value-type="float" office:value="10000412" calcext:value-type="float">
            <text:p>10000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42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43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44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45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46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47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48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49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50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51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52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53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54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55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56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57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58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2:59" calcext:value-type="date">
            <text:p>10/08/19 09:52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00" calcext:value-type="date">
            <text:p>10/08/19 09:53 AM</text:p>
          </table:table-cell>
          <table:table-cell office:value-type="float" office:value="10000536" calcext:value-type="float">
            <text:p>10000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01" calcext:value-type="date">
            <text:p>10/08/19 09:53 AM</text:p>
          </table:table-cell>
          <table:table-cell office:value-type="float" office:value="10000548" calcext:value-type="float">
            <text:p>10000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02" calcext:value-type="date">
            <text:p>10/08/19 09:53 AM</text:p>
          </table:table-cell>
          <table:table-cell office:value-type="float" office:value="10000548" calcext:value-type="float">
            <text:p>10000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03" calcext:value-type="date">
            <text:p>10/08/19 09:53 AM</text:p>
          </table:table-cell>
          <table:table-cell office:value-type="float" office:value="10000548" calcext:value-type="float">
            <text:p>10000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04" calcext:value-type="date">
            <text:p>10/08/19 09:53 AM</text:p>
          </table:table-cell>
          <table:table-cell office:value-type="float" office:value="10000548" calcext:value-type="float">
            <text:p>10000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05" calcext:value-type="date">
            <text:p>10/08/19 09:53 AM</text:p>
          </table:table-cell>
          <table:table-cell office:value-type="float" office:value="10000548" calcext:value-type="float">
            <text:p>10000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06" calcext:value-type="date">
            <text:p>10/08/19 09:53 AM</text:p>
          </table:table-cell>
          <table:table-cell office:value-type="float" office:value="10000548" calcext:value-type="float">
            <text:p>10000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07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08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09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10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11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12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13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14" calcext:value-type="date">
            <text:p>10/08/19 09:53 AM</text:p>
          </table:table-cell>
          <table:table-cell office:value-type="float" office:value="10000052" calcext:value-type="float">
            <text:p>1000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15" calcext:value-type="date">
            <text:p>10/08/19 09:53 AM</text:p>
          </table:table-cell>
          <table:table-cell office:value-type="float" office:value="10000052" calcext:value-type="float">
            <text:p>1000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16" calcext:value-type="date">
            <text:p>10/08/19 09:53 AM</text:p>
          </table:table-cell>
          <table:table-cell office:value-type="float" office:value="10000248" calcext:value-type="float">
            <text:p>10000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17" calcext:value-type="date">
            <text:p>10/08/19 09:53 AM</text:p>
          </table:table-cell>
          <table:table-cell office:value-type="float" office:value="10000300" calcext:value-type="float">
            <text:p>10000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18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19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20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21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22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23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24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25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26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27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28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29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30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31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32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33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34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35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36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37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38" calcext:value-type="date">
            <text:p>10/08/19 09:53 AM</text:p>
          </table:table-cell>
          <table:table-cell office:value-type="float" office:value="10000424" calcext:value-type="float">
            <text:p>1000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4" calcext:value-type="float">
            <text:p>12044</text:p>
          </table:table-cell>
          <table:table-cell office:value-type="float" office:value="315536" calcext:value-type="float">
            <text:p>315536</text:p>
          </table:table-cell>
          <table:table-cell office:value-type="float" office:value="105599" calcext:value-type="float">
            <text:p>105599</text:p>
          </table:table-cell>
          <table:table-cell office:value-type="float" office:value="81472" calcext:value-type="float">
            <text:p>81472</text:p>
          </table:table-cell>
          <table:table-cell office:value-type="float" office:value="7437" calcext:value-type="float">
            <text:p>7437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39" calcext:value-type="date">
            <text:p>10/08/19 09:53 AM</text:p>
          </table:table-cell>
          <table:table-cell office:value-type="float" office:value="9986420" calcext:value-type="float">
            <text:p>9986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579840" calcext:value-type="float">
            <text:p>579840</text:p>
          </table:table-cell>
          <table:table-cell office:value-type="float" office:value="543436" calcext:value-type="float">
            <text:p>543436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29475" calcext:value-type="float">
            <text:p>29475</text:p>
          </table:table-cell>
          <table:table-cell office:value-type="float" office:value="315536" calcext:value-type="float">
            <text:p>315536</text:p>
          </table:table-cell>
          <table:table-cell office:value-type="float" office:value="196934" calcext:value-type="float">
            <text:p>196934</text:p>
          </table:table-cell>
          <table:table-cell office:value-type="float" office:value="81472" calcext:value-type="float">
            <text:p>81472</text:p>
          </table:table-cell>
          <table:table-cell office:value-type="float" office:value="13085" calcext:value-type="float">
            <text:p>13085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5664" calcext:value-type="float">
            <text:p>15664</text:p>
          </table:table-cell>
          <table:table-cell office:value-type="float" office:value="208" calcext:value-type="float">
            <text:p>208</text:p>
          </table:table-cell>
          <table:table-cell office:value-type="float" office:value="18435" calcext:value-type="float">
            <text:p>18435</text:p>
          </table:table-cell>
          <table:table-cell office:value-type="float" office:value="7453" calcext:value-type="float">
            <text:p>7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40" calcext:value-type="date">
            <text:p>10/08/19 09:53 AM</text:p>
          </table:table-cell>
          <table:table-cell office:value-type="float" office:value="9949796" calcext:value-type="float">
            <text:p>9949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630864" calcext:value-type="float">
            <text:p>630864</text:p>
          </table:table-cell>
          <table:table-cell office:value-type="float" office:value="594460" calcext:value-type="float">
            <text:p>594460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6080" calcext:value-type="float">
            <text:p>46080</text:p>
          </table:table-cell>
          <table:table-cell office:value-type="float" office:value="27690" calcext:value-type="float">
            <text:p>27690</text:p>
          </table:table-cell>
          <table:table-cell office:value-type="float" office:value="364736" calcext:value-type="float">
            <text:p>364736</text:p>
          </table:table-cell>
          <table:table-cell office:value-type="float" office:value="283078" calcext:value-type="float">
            <text:p>283078</text:p>
          </table:table-cell>
          <table:table-cell office:value-type="float" office:value="81472" calcext:value-type="float">
            <text:p>81472</text:p>
          </table:table-cell>
          <table:table-cell office:value-type="float" office:value="18626" calcext:value-type="float">
            <text:p>18626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2976" calcext:value-type="float">
            <text:p>22976</text:p>
          </table:table-cell>
          <table:table-cell office:value-type="float" office:value="208" calcext:value-type="float">
            <text:p>208</text:p>
          </table:table-cell>
          <table:table-cell office:value-type="float" office:value="25747" calcext:value-type="float">
            <text:p>25747</text:p>
          </table:table-cell>
          <table:table-cell office:value-type="float" office:value="7312" calcext:value-type="float">
            <text:p>7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41" calcext:value-type="date">
            <text:p>10/08/19 09:53 AM</text:p>
          </table:table-cell>
          <table:table-cell office:value-type="float" office:value="9850392" calcext:value-type="float">
            <text:p>9850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730132" calcext:value-type="float">
            <text:p>730132</text:p>
          </table:table-cell>
          <table:table-cell office:value-type="float" office:value="693728" calcext:value-type="float">
            <text:p>693728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0416" calcext:value-type="float">
            <text:p>60416</text:p>
          </table:table-cell>
          <table:table-cell office:value-type="float" office:value="46669" calcext:value-type="float">
            <text:p>46669</text:p>
          </table:table-cell>
          <table:table-cell office:value-type="float" office:value="449296" calcext:value-type="float">
            <text:p>449296</text:p>
          </table:table-cell>
          <table:table-cell office:value-type="float" office:value="366098" calcext:value-type="float">
            <text:p>366098</text:p>
          </table:table-cell>
          <table:table-cell office:value-type="float" office:value="81472" calcext:value-type="float">
            <text:p>81472</text:p>
          </table:table-cell>
          <table:table-cell office:value-type="float" office:value="23965" calcext:value-type="float">
            <text:p>23965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0023" calcext:value-type="float">
            <text:p>30023</text:p>
          </table:table-cell>
          <table:table-cell office:value-type="float" office:value="208" calcext:value-type="float">
            <text:p>208</text:p>
          </table:table-cell>
          <table:table-cell office:value-type="float" office:value="32794" calcext:value-type="float">
            <text:p>32794</text:p>
          </table:table-cell>
          <table:table-cell office:value-type="float" office:value="7047" calcext:value-type="float">
            <text:p>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42" calcext:value-type="date">
            <text:p>10/08/19 09:53 AM</text:p>
          </table:table-cell>
          <table:table-cell office:value-type="float" office:value="9755160" calcext:value-type="float">
            <text:p>975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512" calcext:value-type="float">
            <text:p>6766512</text:p>
          </table:table-cell>
          <table:table-cell office:value-type="float" office:value="825388" calcext:value-type="float">
            <text:p>825388</text:p>
          </table:table-cell>
          <table:table-cell office:value-type="float" office:value="788984" calcext:value-type="float">
            <text:p>788984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3728" calcext:value-type="float">
            <text:p>73728</text:p>
          </table:table-cell>
          <table:table-cell office:value-type="float" office:value="45527" calcext:value-type="float">
            <text:p>45527</text:p>
          </table:table-cell>
          <table:table-cell office:value-type="float" office:value="530896" calcext:value-type="float">
            <text:p>530896</text:p>
          </table:table-cell>
          <table:table-cell office:value-type="float" office:value="446218" calcext:value-type="float">
            <text:p>446218</text:p>
          </table:table-cell>
          <table:table-cell office:value-type="float" office:value="81472" calcext:value-type="float">
            <text:p>81472</text:p>
          </table:table-cell>
          <table:table-cell office:value-type="float" office:value="29119" calcext:value-type="float">
            <text:p>29119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6824" calcext:value-type="float">
            <text:p>36824</text:p>
          </table:table-cell>
          <table:table-cell office:value-type="float" office:value="208" calcext:value-type="float">
            <text:p>208</text:p>
          </table:table-cell>
          <table:table-cell office:value-type="float" office:value="39595" calcext:value-type="float">
            <text:p>39595</text:p>
          </table:table-cell>
          <table:table-cell office:value-type="float" office:value="6801" calcext:value-type="float">
            <text:p>6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43" calcext:value-type="date">
            <text:p>10/08/19 09:53 AM</text:p>
          </table:table-cell>
          <table:table-cell office:value-type="float" office:value="9620424" calcext:value-type="float">
            <text:p>962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15664" calcext:value-type="float">
            <text:p>6815664</text:p>
          </table:table-cell>
          <table:table-cell office:value-type="float" office:value="963036" calcext:value-type="float">
            <text:p>963036</text:p>
          </table:table-cell>
          <table:table-cell office:value-type="float" office:value="926632" calcext:value-type="float">
            <text:p>926632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75595" calcext:value-type="float">
            <text:p>75595</text:p>
          </table:table-cell>
          <table:table-cell office:value-type="float" office:value="622048" calcext:value-type="float">
            <text:p>622048</text:p>
          </table:table-cell>
          <table:table-cell office:value-type="float" office:value="528628" calcext:value-type="float">
            <text:p>528628</text:p>
          </table:table-cell>
          <table:table-cell office:value-type="float" office:value="88688" calcext:value-type="float">
            <text:p>88688</text:p>
          </table:table-cell>
          <table:table-cell office:value-type="float" office:value="34420" calcext:value-type="float">
            <text:p>34420</text:p>
          </table:table-cell>
          <table:table-cell office:value-type="float" office:value="952592" calcext:value-type="float">
            <text:p>95259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3819" calcext:value-type="float">
            <text:p>43819</text:p>
          </table:table-cell>
          <table:table-cell office:value-type="float" office:value="208" calcext:value-type="float">
            <text:p>208</text:p>
          </table:table-cell>
          <table:table-cell office:value-type="float" office:value="46590" calcext:value-type="float">
            <text:p>46590</text:p>
          </table:table-cell>
          <table:table-cell office:value-type="float" office:value="6995" calcext:value-type="float">
            <text:p>6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44" calcext:value-type="date">
            <text:p>10/08/19 09:53 AM</text:p>
          </table:table-cell>
          <table:table-cell office:value-type="float" office:value="9526928" calcext:value-type="float">
            <text:p>9526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264" calcext:value-type="float">
            <text:p>1042264</text:p>
          </table:table-cell>
          <table:table-cell office:value-type="float" office:value="1005860" calcext:value-type="float">
            <text:p>1005860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50093" calcext:value-type="float">
            <text:p>50093</text:p>
          </table:table-cell>
          <table:table-cell office:value-type="float" office:value="683552" calcext:value-type="float">
            <text:p>683552</text:p>
          </table:table-cell>
          <table:table-cell office:value-type="float" office:value="580381" calcext:value-type="float">
            <text:p>580381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office:value-type="float" office:value="4392" calcext:value-type="float">
            <text:p>4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45" calcext:value-type="date">
            <text:p>10/08/19 09:53 AM</text:p>
          </table:table-cell>
          <table:table-cell office:value-type="float" office:value="9526804" calcext:value-type="float">
            <text:p>9526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264" calcext:value-type="float">
            <text:p>1042264</text:p>
          </table:table-cell>
          <table:table-cell office:value-type="float" office:value="1005860" calcext:value-type="float">
            <text:p>1005860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50093" calcext:value-type="float">
            <text:p>50093</text:p>
          </table:table-cell>
          <table:table-cell office:value-type="float" office:value="683552" calcext:value-type="float">
            <text:p>683552</text:p>
          </table:table-cell>
          <table:table-cell office:value-type="float" office:value="580381" calcext:value-type="float">
            <text:p>580381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47" calcext:value-type="date">
            <text:p>10/08/19 09:53 AM</text:p>
          </table:table-cell>
          <table:table-cell office:value-type="float" office:value="9526804" calcext:value-type="float">
            <text:p>9526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264" calcext:value-type="float">
            <text:p>1042264</text:p>
          </table:table-cell>
          <table:table-cell office:value-type="float" office:value="1005860" calcext:value-type="float">
            <text:p>1005860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50093" calcext:value-type="float">
            <text:p>50093</text:p>
          </table:table-cell>
          <table:table-cell office:value-type="float" office:value="683552" calcext:value-type="float">
            <text:p>683552</text:p>
          </table:table-cell>
          <table:table-cell office:value-type="float" office:value="580381" calcext:value-type="float">
            <text:p>580381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48" calcext:value-type="date">
            <text:p>10/08/19 09:53 AM</text:p>
          </table:table-cell>
          <table:table-cell office:value-type="float" office:value="9540816" calcext:value-type="float">
            <text:p>9540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264" calcext:value-type="float">
            <text:p>1042264</text:p>
          </table:table-cell>
          <table:table-cell office:value-type="float" office:value="1005860" calcext:value-type="float">
            <text:p>1005860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50093" calcext:value-type="float">
            <text:p>50093</text:p>
          </table:table-cell>
          <table:table-cell office:value-type="float" office:value="683552" calcext:value-type="float">
            <text:p>683552</text:p>
          </table:table-cell>
          <table:table-cell office:value-type="float" office:value="580381" calcext:value-type="float">
            <text:p>580381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49" calcext:value-type="date">
            <text:p>10/08/19 09:53 AM</text:p>
          </table:table-cell>
          <table:table-cell office:value-type="float" office:value="9526928" calcext:value-type="float">
            <text:p>9526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264" calcext:value-type="float">
            <text:p>1042264</text:p>
          </table:table-cell>
          <table:table-cell office:value-type="float" office:value="1005860" calcext:value-type="float">
            <text:p>1005860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50093" calcext:value-type="float">
            <text:p>50093</text:p>
          </table:table-cell>
          <table:table-cell office:value-type="float" office:value="683552" calcext:value-type="float">
            <text:p>683552</text:p>
          </table:table-cell>
          <table:table-cell office:value-type="float" office:value="580381" calcext:value-type="float">
            <text:p>580381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50" calcext:value-type="date">
            <text:p>10/08/19 09:53 AM</text:p>
          </table:table-cell>
          <table:table-cell office:value-type="float" office:value="9526804" calcext:value-type="float">
            <text:p>9526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264" calcext:value-type="float">
            <text:p>1042264</text:p>
          </table:table-cell>
          <table:table-cell office:value-type="float" office:value="1005860" calcext:value-type="float">
            <text:p>1005860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50093" calcext:value-type="float">
            <text:p>50093</text:p>
          </table:table-cell>
          <table:table-cell office:value-type="float" office:value="683552" calcext:value-type="float">
            <text:p>683552</text:p>
          </table:table-cell>
          <table:table-cell office:value-type="float" office:value="580381" calcext:value-type="float">
            <text:p>580381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51" calcext:value-type="date">
            <text:p>10/08/19 09:53 AM</text:p>
          </table:table-cell>
          <table:table-cell office:value-type="float" office:value="9526752" calcext:value-type="float">
            <text:p>9526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264" calcext:value-type="float">
            <text:p>1042264</text:p>
          </table:table-cell>
          <table:table-cell office:value-type="float" office:value="1005860" calcext:value-type="float">
            <text:p>1005860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50093" calcext:value-type="float">
            <text:p>50093</text:p>
          </table:table-cell>
          <table:table-cell office:value-type="float" office:value="683552" calcext:value-type="float">
            <text:p>683552</text:p>
          </table:table-cell>
          <table:table-cell office:value-type="float" office:value="580381" calcext:value-type="float">
            <text:p>580381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52" calcext:value-type="date">
            <text:p>10/08/19 09:53 AM</text:p>
          </table:table-cell>
          <table:table-cell office:value-type="float" office:value="9540824" calcext:value-type="float">
            <text:p>9540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264" calcext:value-type="float">
            <text:p>1042264</text:p>
          </table:table-cell>
          <table:table-cell office:value-type="float" office:value="1005860" calcext:value-type="float">
            <text:p>1005860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50093" calcext:value-type="float">
            <text:p>50093</text:p>
          </table:table-cell>
          <table:table-cell office:value-type="float" office:value="683552" calcext:value-type="float">
            <text:p>683552</text:p>
          </table:table-cell>
          <table:table-cell office:value-type="float" office:value="580381" calcext:value-type="float">
            <text:p>580381</text:p>
          </table:table-cell>
          <table:table-cell office:value-type="float" office:value="97472" calcext:value-type="float">
            <text:p>97472</text:p>
          </table:table-cell>
          <table:table-cell office:value-type="float" office:value="37749" calcext:value-type="float">
            <text:p>3774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53" calcext:value-type="date">
            <text:p>10/08/19 09:53 AM</text:p>
          </table:table-cell>
          <table:table-cell office:value-type="float" office:value="9526192" calcext:value-type="float">
            <text:p>9526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380" calcext:value-type="float">
            <text:p>1042380</text:p>
          </table:table-cell>
          <table:table-cell office:value-type="float" office:value="1005976" calcext:value-type="float">
            <text:p>1005976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42019" calcext:value-type="float">
            <text:p>42019</text:p>
          </table:table-cell>
          <table:table-cell office:value-type="float" office:value="683536" calcext:value-type="float">
            <text:p>683536</text:p>
          </table:table-cell>
          <table:table-cell office:value-type="float" office:value="485426" calcext:value-type="float">
            <text:p>485426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08T09:53:54" calcext:value-type="date">
            <text:p>10/08/19 09:53 AM</text:p>
          </table:table-cell>
          <table:table-cell office:value-type="float" office:value="9511808" calcext:value-type="float">
            <text:p>9511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380" calcext:value-type="float">
            <text:p>1042380</text:p>
          </table:table-cell>
          <table:table-cell office:value-type="float" office:value="1005976" calcext:value-type="float">
            <text:p>1005976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42531" calcext:value-type="float">
            <text:p>42531</text:p>
          </table:table-cell>
          <table:table-cell office:value-type="float" office:value="683536" calcext:value-type="float">
            <text:p>683536</text:p>
          </table:table-cell>
          <table:table-cell office:value-type="float" office:value="485426" calcext:value-type="float">
            <text:p>485426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55" calcext:value-type="date">
            <text:p>10/08/19 09:53 AM</text:p>
          </table:table-cell>
          <table:table-cell office:value-type="float" office:value="9526440" calcext:value-type="float">
            <text:p>9526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380" calcext:value-type="float">
            <text:p>1042380</text:p>
          </table:table-cell>
          <table:table-cell office:value-type="float" office:value="1005976" calcext:value-type="float">
            <text:p>100597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42531" calcext:value-type="float">
            <text:p>42531</text:p>
          </table:table-cell>
          <table:table-cell office:value-type="float" office:value="683536" calcext:value-type="float">
            <text:p>683536</text:p>
          </table:table-cell>
          <table:table-cell office:value-type="float" office:value="485426" calcext:value-type="float">
            <text:p>485426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56" calcext:value-type="date">
            <text:p>10/08/19 09:53 AM</text:p>
          </table:table-cell>
          <table:table-cell office:value-type="float" office:value="9540748" calcext:value-type="float">
            <text:p>9540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380" calcext:value-type="float">
            <text:p>1042380</text:p>
          </table:table-cell>
          <table:table-cell office:value-type="float" office:value="1005976" calcext:value-type="float">
            <text:p>100597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42531" calcext:value-type="float">
            <text:p>42531</text:p>
          </table:table-cell>
          <table:table-cell office:value-type="float" office:value="683536" calcext:value-type="float">
            <text:p>683536</text:p>
          </table:table-cell>
          <table:table-cell office:value-type="float" office:value="485426" calcext:value-type="float">
            <text:p>485426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57" calcext:value-type="date">
            <text:p>10/08/19 09:53 AM</text:p>
          </table:table-cell>
          <table:table-cell office:value-type="float" office:value="9535740" calcext:value-type="float">
            <text:p>9535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380" calcext:value-type="float">
            <text:p>1042380</text:p>
          </table:table-cell>
          <table:table-cell office:value-type="float" office:value="1005976" calcext:value-type="float">
            <text:p>100597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42531" calcext:value-type="float">
            <text:p>42531</text:p>
          </table:table-cell>
          <table:table-cell office:value-type="float" office:value="683536" calcext:value-type="float">
            <text:p>683536</text:p>
          </table:table-cell>
          <table:table-cell office:value-type="float" office:value="485429" calcext:value-type="float">
            <text:p>485429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58" calcext:value-type="date">
            <text:p>10/08/19 09:53 AM</text:p>
          </table:table-cell>
          <table:table-cell office:value-type="float" office:value="9526688" calcext:value-type="float">
            <text:p>9526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380" calcext:value-type="float">
            <text:p>1042380</text:p>
          </table:table-cell>
          <table:table-cell office:value-type="float" office:value="1005976" calcext:value-type="float">
            <text:p>100597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42531" calcext:value-type="float">
            <text:p>42531</text:p>
          </table:table-cell>
          <table:table-cell office:value-type="float" office:value="683536" calcext:value-type="float">
            <text:p>683536</text:p>
          </table:table-cell>
          <table:table-cell office:value-type="float" office:value="485429" calcext:value-type="float">
            <text:p>485429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3:59" calcext:value-type="date">
            <text:p>10/08/19 09:53 AM</text:p>
          </table:table-cell>
          <table:table-cell office:value-type="float" office:value="9526688" calcext:value-type="float">
            <text:p>9526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380" calcext:value-type="float">
            <text:p>1042380</text:p>
          </table:table-cell>
          <table:table-cell office:value-type="float" office:value="1005976" calcext:value-type="float">
            <text:p>100597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42531" calcext:value-type="float">
            <text:p>42531</text:p>
          </table:table-cell>
          <table:table-cell office:value-type="float" office:value="683536" calcext:value-type="float">
            <text:p>683536</text:p>
          </table:table-cell>
          <table:table-cell office:value-type="float" office:value="485429" calcext:value-type="float">
            <text:p>485429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00" calcext:value-type="date">
            <text:p>10/08/19 09:54 AM</text:p>
          </table:table-cell>
          <table:table-cell office:value-type="float" office:value="9540604" calcext:value-type="float">
            <text:p>9540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1042380" calcext:value-type="float">
            <text:p>1042380</text:p>
          </table:table-cell>
          <table:table-cell office:value-type="float" office:value="1005976" calcext:value-type="float">
            <text:p>100597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42531" calcext:value-type="float">
            <text:p>42531</text:p>
          </table:table-cell>
          <table:table-cell office:value-type="float" office:value="683536" calcext:value-type="float">
            <text:p>683536</text:p>
          </table:table-cell>
          <table:table-cell office:value-type="float" office:value="485429" calcext:value-type="float">
            <text:p>485429</text:p>
          </table:table-cell>
          <table:table-cell office:value-type="float" office:value="97472" calcext:value-type="float">
            <text:p>97472</text:p>
          </table:table-cell>
          <table:table-cell office:value-type="float" office:value="31687" calcext:value-type="float">
            <text:p>31687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01" calcext:value-type="date">
            <text:p>10/08/19 09:54 AM</text:p>
          </table:table-cell>
          <table:table-cell office:value-type="float" office:value="9572356" calcext:value-type="float">
            <text:p>9572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95460" calcext:value-type="float">
            <text:p>995460</text:p>
          </table:table-cell>
          <table:table-cell office:value-type="float" office:value="959056" calcext:value-type="float">
            <text:p>959056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34457" calcext:value-type="float">
            <text:p>34457</text:p>
          </table:table-cell>
          <table:table-cell office:value-type="float" office:value="636608" calcext:value-type="float">
            <text:p>636608</text:p>
          </table:table-cell>
          <table:table-cell office:value-type="float" office:value="390473" calcext:value-type="float">
            <text:p>390473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08T09:54:02" calcext:value-type="date">
            <text:p>10/08/19 09:54 AM</text:p>
          </table:table-cell>
          <table:table-cell office:value-type="float" office:value="9557860" calcext:value-type="float">
            <text:p>9557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95460" calcext:value-type="float">
            <text:p>995460</text:p>
          </table:table-cell>
          <table:table-cell office:value-type="float" office:value="959056" calcext:value-type="float">
            <text:p>959056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34969" calcext:value-type="float">
            <text:p>34969</text:p>
          </table:table-cell>
          <table:table-cell office:value-type="float" office:value="636608" calcext:value-type="float">
            <text:p>636608</text:p>
          </table:table-cell>
          <table:table-cell office:value-type="float" office:value="390473" calcext:value-type="float">
            <text:p>390473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03" calcext:value-type="date">
            <text:p>10/08/19 09:54 AM</text:p>
          </table:table-cell>
          <table:table-cell office:value-type="float" office:value="9586352" calcext:value-type="float">
            <text:p>9586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95460" calcext:value-type="float">
            <text:p>995460</text:p>
          </table:table-cell>
          <table:table-cell office:value-type="float" office:value="959056" calcext:value-type="float">
            <text:p>95905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34969" calcext:value-type="float">
            <text:p>34969</text:p>
          </table:table-cell>
          <table:table-cell office:value-type="float" office:value="636608" calcext:value-type="float">
            <text:p>636608</text:p>
          </table:table-cell>
          <table:table-cell office:value-type="float" office:value="390473" calcext:value-type="float">
            <text:p>390473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04" calcext:value-type="date">
            <text:p>10/08/19 09:54 AM</text:p>
          </table:table-cell>
          <table:table-cell office:value-type="float" office:value="9586388" calcext:value-type="float">
            <text:p>9586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95460" calcext:value-type="float">
            <text:p>995460</text:p>
          </table:table-cell>
          <table:table-cell office:value-type="float" office:value="959056" calcext:value-type="float">
            <text:p>95905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34969" calcext:value-type="float">
            <text:p>34969</text:p>
          </table:table-cell>
          <table:table-cell office:value-type="float" office:value="636608" calcext:value-type="float">
            <text:p>636608</text:p>
          </table:table-cell>
          <table:table-cell office:value-type="float" office:value="390473" calcext:value-type="float">
            <text:p>390473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05" calcext:value-type="date">
            <text:p>10/08/19 09:54 AM</text:p>
          </table:table-cell>
          <table:table-cell office:value-type="float" office:value="9586388" calcext:value-type="float">
            <text:p>9586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95460" calcext:value-type="float">
            <text:p>995460</text:p>
          </table:table-cell>
          <table:table-cell office:value-type="float" office:value="959056" calcext:value-type="float">
            <text:p>95905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34969" calcext:value-type="float">
            <text:p>34969</text:p>
          </table:table-cell>
          <table:table-cell office:value-type="float" office:value="636608" calcext:value-type="float">
            <text:p>636608</text:p>
          </table:table-cell>
          <table:table-cell office:value-type="float" office:value="390473" calcext:value-type="float">
            <text:p>390473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06" calcext:value-type="date">
            <text:p>10/08/19 09:54 AM</text:p>
          </table:table-cell>
          <table:table-cell office:value-type="float" office:value="9572624" calcext:value-type="float">
            <text:p>9572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95460" calcext:value-type="float">
            <text:p>995460</text:p>
          </table:table-cell>
          <table:table-cell office:value-type="float" office:value="959056" calcext:value-type="float">
            <text:p>95905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34969" calcext:value-type="float">
            <text:p>34969</text:p>
          </table:table-cell>
          <table:table-cell office:value-type="float" office:value="636608" calcext:value-type="float">
            <text:p>636608</text:p>
          </table:table-cell>
          <table:table-cell office:value-type="float" office:value="390473" calcext:value-type="float">
            <text:p>390473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07" calcext:value-type="date">
            <text:p>10/08/19 09:54 AM</text:p>
          </table:table-cell>
          <table:table-cell office:value-type="float" office:value="9572500" calcext:value-type="float">
            <text:p>957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95460" calcext:value-type="float">
            <text:p>995460</text:p>
          </table:table-cell>
          <table:table-cell office:value-type="float" office:value="959056" calcext:value-type="float">
            <text:p>95905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34969" calcext:value-type="float">
            <text:p>34969</text:p>
          </table:table-cell>
          <table:table-cell office:value-type="float" office:value="636608" calcext:value-type="float">
            <text:p>636608</text:p>
          </table:table-cell>
          <table:table-cell office:value-type="float" office:value="390473" calcext:value-type="float">
            <text:p>390473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08" calcext:value-type="date">
            <text:p>10/08/19 09:54 AM</text:p>
          </table:table-cell>
          <table:table-cell office:value-type="float" office:value="9586808" calcext:value-type="float">
            <text:p>9586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95460" calcext:value-type="float">
            <text:p>995460</text:p>
          </table:table-cell>
          <table:table-cell office:value-type="float" office:value="959056" calcext:value-type="float">
            <text:p>95905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34969" calcext:value-type="float">
            <text:p>34969</text:p>
          </table:table-cell>
          <table:table-cell office:value-type="float" office:value="636608" calcext:value-type="float">
            <text:p>636608</text:p>
          </table:table-cell>
          <table:table-cell office:value-type="float" office:value="390473" calcext:value-type="float">
            <text:p>390473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09" calcext:value-type="date">
            <text:p>10/08/19 09:54 AM</text:p>
          </table:table-cell>
          <table:table-cell office:value-type="float" office:value="9586884" calcext:value-type="float">
            <text:p>9586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95460" calcext:value-type="float">
            <text:p>995460</text:p>
          </table:table-cell>
          <table:table-cell office:value-type="float" office:value="959056" calcext:value-type="float">
            <text:p>959056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5472" calcext:value-type="float">
            <text:p>105472</text:p>
          </table:table-cell>
          <table:table-cell office:value-type="float" office:value="34969" calcext:value-type="float">
            <text:p>34969</text:p>
          </table:table-cell>
          <table:table-cell office:value-type="float" office:value="636608" calcext:value-type="float">
            <text:p>636608</text:p>
          </table:table-cell>
          <table:table-cell office:value-type="float" office:value="390473" calcext:value-type="float">
            <text:p>390473</text:p>
          </table:table-cell>
          <table:table-cell office:value-type="float" office:value="97472" calcext:value-type="float">
            <text:p>97472</text:p>
          </table:table-cell>
          <table:table-cell office:value-type="float" office:value="25624" calcext:value-type="float">
            <text:p>25624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10" calcext:value-type="date">
            <text:p>10/08/19 09:54 AM</text:p>
          </table:table-cell>
          <table:table-cell office:value-type="float" office:value="9637080" calcext:value-type="float">
            <text:p>9637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15624" calcext:value-type="float">
            <text:p>915624</text:p>
          </table:table-cell>
          <table:table-cell office:value-type="float" office:value="879220" calcext:value-type="float">
            <text:p>879220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7" calcext:value-type="float">
            <text:p>27407</text:p>
          </table:table-cell>
          <table:table-cell office:value-type="float" office:value="566192" calcext:value-type="float">
            <text:p>566192</text:p>
          </table:table-cell>
          <table:table-cell office:value-type="float" office:value="295517" calcext:value-type="float">
            <text:p>295517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08T09:54:11" calcext:value-type="date">
            <text:p>10/08/19 09:54 AM</text:p>
          </table:table-cell>
          <table:table-cell office:value-type="float" office:value="9665476" calcext:value-type="float">
            <text:p>9665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15624" calcext:value-type="float">
            <text:p>915624</text:p>
          </table:table-cell>
          <table:table-cell office:value-type="float" office:value="879220" calcext:value-type="float">
            <text:p>879220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7" calcext:value-type="float">
            <text:p>27407</text:p>
          </table:table-cell>
          <table:table-cell office:value-type="float" office:value="566192" calcext:value-type="float">
            <text:p>566192</text:p>
          </table:table-cell>
          <table:table-cell office:value-type="float" office:value="295517" calcext:value-type="float">
            <text:p>295517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12" calcext:value-type="date">
            <text:p>10/08/19 09:54 AM</text:p>
          </table:table-cell>
          <table:table-cell office:value-type="float" office:value="9665476" calcext:value-type="float">
            <text:p>9665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15624" calcext:value-type="float">
            <text:p>915624</text:p>
          </table:table-cell>
          <table:table-cell office:value-type="float" office:value="879220" calcext:value-type="float">
            <text:p>879220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7" calcext:value-type="float">
            <text:p>27407</text:p>
          </table:table-cell>
          <table:table-cell office:value-type="float" office:value="566192" calcext:value-type="float">
            <text:p>566192</text:p>
          </table:table-cell>
          <table:table-cell office:value-type="float" office:value="295517" calcext:value-type="float">
            <text:p>295517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13" calcext:value-type="date">
            <text:p>10/08/19 09:54 AM</text:p>
          </table:table-cell>
          <table:table-cell office:value-type="float" office:value="9665476" calcext:value-type="float">
            <text:p>9665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15624" calcext:value-type="float">
            <text:p>915624</text:p>
          </table:table-cell>
          <table:table-cell office:value-type="float" office:value="879220" calcext:value-type="float">
            <text:p>879220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7" calcext:value-type="float">
            <text:p>27407</text:p>
          </table:table-cell>
          <table:table-cell office:value-type="float" office:value="566192" calcext:value-type="float">
            <text:p>566192</text:p>
          </table:table-cell>
          <table:table-cell office:value-type="float" office:value="295517" calcext:value-type="float">
            <text:p>295517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14" calcext:value-type="date">
            <text:p>10/08/19 09:54 AM</text:p>
          </table:table-cell>
          <table:table-cell office:value-type="float" office:value="9651464" calcext:value-type="float">
            <text:p>9651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15624" calcext:value-type="float">
            <text:p>915624</text:p>
          </table:table-cell>
          <table:table-cell office:value-type="float" office:value="879220" calcext:value-type="float">
            <text:p>879220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7" calcext:value-type="float">
            <text:p>27407</text:p>
          </table:table-cell>
          <table:table-cell office:value-type="float" office:value="566192" calcext:value-type="float">
            <text:p>566192</text:p>
          </table:table-cell>
          <table:table-cell office:value-type="float" office:value="295517" calcext:value-type="float">
            <text:p>295517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15" calcext:value-type="date">
            <text:p>10/08/19 09:54 AM</text:p>
          </table:table-cell>
          <table:table-cell office:value-type="float" office:value="9651092" calcext:value-type="float">
            <text:p>9651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15624" calcext:value-type="float">
            <text:p>915624</text:p>
          </table:table-cell>
          <table:table-cell office:value-type="float" office:value="879220" calcext:value-type="float">
            <text:p>879220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7" calcext:value-type="float">
            <text:p>27407</text:p>
          </table:table-cell>
          <table:table-cell office:value-type="float" office:value="566192" calcext:value-type="float">
            <text:p>566192</text:p>
          </table:table-cell>
          <table:table-cell office:value-type="float" office:value="295517" calcext:value-type="float">
            <text:p>295517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16" calcext:value-type="date">
            <text:p>10/08/19 09:54 AM</text:p>
          </table:table-cell>
          <table:table-cell office:value-type="float" office:value="9665476" calcext:value-type="float">
            <text:p>9665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15624" calcext:value-type="float">
            <text:p>915624</text:p>
          </table:table-cell>
          <table:table-cell office:value-type="float" office:value="879220" calcext:value-type="float">
            <text:p>879220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7" calcext:value-type="float">
            <text:p>27407</text:p>
          </table:table-cell>
          <table:table-cell office:value-type="float" office:value="566192" calcext:value-type="float">
            <text:p>566192</text:p>
          </table:table-cell>
          <table:table-cell office:value-type="float" office:value="295517" calcext:value-type="float">
            <text:p>295517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17" calcext:value-type="date">
            <text:p>10/08/19 09:54 AM</text:p>
          </table:table-cell>
          <table:table-cell office:value-type="float" office:value="9665476" calcext:value-type="float">
            <text:p>9665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915624" calcext:value-type="float">
            <text:p>915624</text:p>
          </table:table-cell>
          <table:table-cell office:value-type="float" office:value="879220" calcext:value-type="float">
            <text:p>879220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7" calcext:value-type="float">
            <text:p>27407</text:p>
          </table:table-cell>
          <table:table-cell office:value-type="float" office:value="566192" calcext:value-type="float">
            <text:p>566192</text:p>
          </table:table-cell>
          <table:table-cell office:value-type="float" office:value="295517" calcext:value-type="float">
            <text:p>295517</text:p>
          </table:table-cell>
          <table:table-cell office:value-type="float" office:value="97472" calcext:value-type="float">
            <text:p>97472</text:p>
          </table:table-cell>
          <table:table-cell office:value-type="float" office:value="19562" calcext:value-type="float">
            <text:p>19562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18" calcext:value-type="date">
            <text:p>10/08/19 09:54 AM</text:p>
          </table:table-cell>
          <table:table-cell office:value-type="float" office:value="9746132" calcext:value-type="float">
            <text:p>9746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820088" calcext:value-type="float">
            <text:p>820088</text:p>
          </table:table-cell>
          <table:table-cell office:value-type="float" office:value="783684" calcext:value-type="float">
            <text:p>783684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495792" calcext:value-type="float">
            <text:p>495792</text:p>
          </table:table-cell>
          <table:table-cell office:value-type="float" office:value="200561" calcext:value-type="float">
            <text:p>20056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08T09:54:19" calcext:value-type="date">
            <text:p>10/08/19 09:54 AM</text:p>
          </table:table-cell>
          <table:table-cell office:value-type="float" office:value="9746264" calcext:value-type="float">
            <text:p>9746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820088" calcext:value-type="float">
            <text:p>820088</text:p>
          </table:table-cell>
          <table:table-cell office:value-type="float" office:value="783684" calcext:value-type="float">
            <text:p>783684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495792" calcext:value-type="float">
            <text:p>495792</text:p>
          </table:table-cell>
          <table:table-cell office:value-type="float" office:value="200561" calcext:value-type="float">
            <text:p>20056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20" calcext:value-type="date">
            <text:p>10/08/19 09:54 AM</text:p>
          </table:table-cell>
          <table:table-cell office:value-type="float" office:value="9746264" calcext:value-type="float">
            <text:p>9746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820088" calcext:value-type="float">
            <text:p>820088</text:p>
          </table:table-cell>
          <table:table-cell office:value-type="float" office:value="783684" calcext:value-type="float">
            <text:p>783684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495792" calcext:value-type="float">
            <text:p>495792</text:p>
          </table:table-cell>
          <table:table-cell office:value-type="float" office:value="200561" calcext:value-type="float">
            <text:p>20056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21" calcext:value-type="date">
            <text:p>10/08/19 09:54 AM</text:p>
          </table:table-cell>
          <table:table-cell office:value-type="float" office:value="9760572" calcext:value-type="float">
            <text:p>9760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820088" calcext:value-type="float">
            <text:p>820088</text:p>
          </table:table-cell>
          <table:table-cell office:value-type="float" office:value="783684" calcext:value-type="float">
            <text:p>783684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495792" calcext:value-type="float">
            <text:p>495792</text:p>
          </table:table-cell>
          <table:table-cell office:value-type="float" office:value="200561" calcext:value-type="float">
            <text:p>20056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22" calcext:value-type="date">
            <text:p>10/08/19 09:54 AM</text:p>
          </table:table-cell>
          <table:table-cell office:value-type="float" office:value="9745892" calcext:value-type="float">
            <text:p>9745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820088" calcext:value-type="float">
            <text:p>820088</text:p>
          </table:table-cell>
          <table:table-cell office:value-type="float" office:value="783684" calcext:value-type="float">
            <text:p>783684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495792" calcext:value-type="float">
            <text:p>495792</text:p>
          </table:table-cell>
          <table:table-cell office:value-type="float" office:value="200561" calcext:value-type="float">
            <text:p>20056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23" calcext:value-type="date">
            <text:p>10/08/19 09:54 AM</text:p>
          </table:table-cell>
          <table:table-cell office:value-type="float" office:value="9745892" calcext:value-type="float">
            <text:p>9745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820088" calcext:value-type="float">
            <text:p>820088</text:p>
          </table:table-cell>
          <table:table-cell office:value-type="float" office:value="783684" calcext:value-type="float">
            <text:p>783684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495792" calcext:value-type="float">
            <text:p>495792</text:p>
          </table:table-cell>
          <table:table-cell office:value-type="float" office:value="200561" calcext:value-type="float">
            <text:p>20056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24" calcext:value-type="date">
            <text:p>10/08/19 09:54 AM</text:p>
          </table:table-cell>
          <table:table-cell office:value-type="float" office:value="9746016" calcext:value-type="float">
            <text:p>9746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820088" calcext:value-type="float">
            <text:p>820088</text:p>
          </table:table-cell>
          <table:table-cell office:value-type="float" office:value="783684" calcext:value-type="float">
            <text:p>783684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495792" calcext:value-type="float">
            <text:p>495792</text:p>
          </table:table-cell>
          <table:table-cell office:value-type="float" office:value="200561" calcext:value-type="float">
            <text:p>20056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25" calcext:value-type="date">
            <text:p>10/08/19 09:54 AM</text:p>
          </table:table-cell>
          <table:table-cell office:value-type="float" office:value="9760324" calcext:value-type="float">
            <text:p>976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4816" calcext:value-type="float">
            <text:p>6864816</text:p>
          </table:table-cell>
          <table:table-cell office:value-type="float" office:value="820088" calcext:value-type="float">
            <text:p>820088</text:p>
          </table:table-cell>
          <table:table-cell office:value-type="float" office:value="783684" calcext:value-type="float">
            <text:p>783684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5" calcext:value-type="float">
            <text:p>19845</text:p>
          </table:table-cell>
          <table:table-cell office:value-type="float" office:value="495792" calcext:value-type="float">
            <text:p>495792</text:p>
          </table:table-cell>
          <table:table-cell office:value-type="float" office:value="200561" calcext:value-type="float">
            <text:p>20056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99" calcext:value-type="float">
            <text:p>13499</text:p>
          </table:table-cell>
          <table:table-cell office:value-type="float" office:value="1139264" calcext:value-type="float">
            <text:p>113926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26" calcext:value-type="date">
            <text:p>10/08/19 09:54 AM</text:p>
          </table:table-cell>
          <table:table-cell office:value-type="float" office:value="10273900" calcext:value-type="float">
            <text:p>10273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1376" calcext:value-type="float">
            <text:p>6291376</text:p>
          </table:table-cell>
          <table:table-cell office:value-type="float" office:value="282752" calcext:value-type="float">
            <text:p>282752</text:p>
          </table:table-cell>
          <table:table-cell office:value-type="float" office:value="246348" calcext:value-type="float">
            <text:p>246348</text:p>
          </table:table-cell>
          <table:table-cell office:value-type="float" office:value="36404" calcext:value-type="float">
            <text:p>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69" calcext:value-type="float">
            <text:p>4369</text:p>
          </table:table-cell>
          <table:table-cell office:value-type="float" office:value="11552" calcext:value-type="float">
            <text:p>11552</text:p>
          </table:table-cell>
          <table:table-cell office:value-type="float" office:value="11355" calcext:value-type="float">
            <text:p>11355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1029200" calcext:value-type="float">
            <text:p>1029200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3" office:value-type="date" office:date-value="2019-10-08T09:54:27" calcext:value-type="date">
            <text:p>10/08/19 09:54 AM</text:p>
          </table:table-cell>
          <table:table-cell office:value-type="float" office:value="10273900" calcext:value-type="float">
            <text:p>10273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1376" calcext:value-type="float">
            <text:p>6291376</text:p>
          </table:table-cell>
          <table:table-cell office:value-type="float" office:value="282752" calcext:value-type="float">
            <text:p>282752</text:p>
          </table:table-cell>
          <table:table-cell office:value-type="float" office:value="246348" calcext:value-type="float">
            <text:p>24634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69" calcext:value-type="float">
            <text:p>4369</text:p>
          </table:table-cell>
          <table:table-cell office:value-type="float" office:value="11552" calcext:value-type="float">
            <text:p>11552</text:p>
          </table:table-cell>
          <table:table-cell office:value-type="float" office:value="11355" calcext:value-type="float">
            <text:p>11355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1029200" calcext:value-type="float">
            <text:p>1029200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28" calcext:value-type="date">
            <text:p>10/08/19 09:54 AM</text:p>
          </table:table-cell>
          <table:table-cell office:value-type="float" office:value="10287912" calcext:value-type="float">
            <text:p>10287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1376" calcext:value-type="float">
            <text:p>6291376</text:p>
          </table:table-cell>
          <table:table-cell office:value-type="float" office:value="282752" calcext:value-type="float">
            <text:p>282752</text:p>
          </table:table-cell>
          <table:table-cell office:value-type="float" office:value="246348" calcext:value-type="float">
            <text:p>24634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69" calcext:value-type="float">
            <text:p>4369</text:p>
          </table:table-cell>
          <table:table-cell office:value-type="float" office:value="11552" calcext:value-type="float">
            <text:p>11552</text:p>
          </table:table-cell>
          <table:table-cell office:value-type="float" office:value="11355" calcext:value-type="float">
            <text:p>11355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1029200" calcext:value-type="float">
            <text:p>1029200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08T09:54:29" calcext:value-type="date">
            <text:p>10/08/19 09:54 AM</text:p>
          </table:table-cell>
          <table:table-cell office:value-type="float" office:value="10302296" calcext:value-type="float">
            <text:p>10302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1376" calcext:value-type="float">
            <text:p>6291376</text:p>
          </table:table-cell>
          <table:table-cell office:value-type="float" office:value="282752" calcext:value-type="float">
            <text:p>282752</text:p>
          </table:table-cell>
          <table:table-cell office:value-type="float" office:value="246348" calcext:value-type="float">
            <text:p>246348</text:p>
          </table:table-cell>
          <table:table-cell office:value-type="float" office:value="36404" calcext:value-type="float">
            <text:p>36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69" calcext:value-type="float">
            <text:p>4369</text:p>
          </table:table-cell>
          <table:table-cell office:value-type="float" office:value="11552" calcext:value-type="float">
            <text:p>11552</text:p>
          </table:table-cell>
          <table:table-cell office:value-type="float" office:value="11355" calcext:value-type="float">
            <text:p>11355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1029200" calcext:value-type="float">
            <text:p>1029200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table-column table:style-name="co30" table:number-columns-repeated="2" table:default-cell-style-name="Default"/>
        <table:table-column table:style-name="co30" table:default-cell-style-name="ce5"/>
        <table:table-column table:style-name="co30" table:number-columns-repeated="2" table:default-cell-style-name="Default"/>
        <table:table-column table:style-name="co31" table:number-columns-repeated="3" table:default-cell-style-name="ce5"/>
        <table:table-column table:style-name="co29" table:default-cell-style-name="ce5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table:number-columns-repeated="2" office:value-type="string" calcext:value-type="string">
            <text:p>patched</text:p>
          </table:table-cell>
          <table:table-cell table:style-name="Default" office:value-type="string" calcext:value-type="string">
            <text:p>patched</text:p>
          </table:table-cell>
          <table:table-cell table:style-name="Default" office:value-type="string" calcext:value-type="string">
            <text:p>patched-aggr</text:p>
          </table:table-cell>
          <table:table-cell table:number-columns-repeated="2" office:value-type="string" calcext:value-type="string">
            <text:p>patched-aggr</text:p>
          </table:table-cell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table:formula="of:=[original.O3]" office:value-type="string" office:string-value="rss-all" calcext:value-type="string">
            <text:p>rss-all</text:p>
          </table:table-cell>
          <table:table-cell table:formula="of:=['patched-standard'.AB3]" office:value-type="string" office:string-value="meta-comm" calcext:value-type="string">
            <text:p>meta-comm</text:p>
          </table:table-cell>
          <table:table-cell table:formula="of:=['patched-standard'.AC3]" office:value-type="string" office:string-value="meta-used" calcext:value-type="string">
            <text:p>meta-used</text:p>
          </table:table-cell>
          <table:table-cell table:formula="of:=['patched-standard'.O3]" office:value-type="string" office:string-value="rss-all" calcext:value-type="string">
            <text:p>rss-all</text:p>
          </table:table-cell>
          <table:table-cell table:formula="of:=['patched-aggressive'.AB3]" office:value-type="string" office:string-value="meta-comm" calcext:value-type="string">
            <text:p>meta-comm</text:p>
          </table:table-cell>
          <table:table-cell table:formula="of:=['patched-aggressive'.AC3]" office:value-type="string" office:string-value="meta-used" calcext:value-type="string">
            <text:p>meta-used</text:p>
          </table:table-cell>
          <table:table-cell table:formula="of:=['patched-aggressive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standard'.AB4]" office:value-type="float" office:value="0" calcext:value-type="float">
            <text:p>0</text:p>
          </table:table-cell>
          <table:table-cell table:formula="of:=['patched-standard'.AC4]" office:value-type="float" office:value="0" calcext:value-type="float">
            <text:p>0</text:p>
          </table:table-cell>
          <table:table-cell table:formula="of:=['patched-standard'.O4]" office:value-type="float" office:value="0" calcext:value-type="float">
            <text:p>0</text:p>
          </table:table-cell>
          <table:table-cell table:formula="of:=['patched-aggressive'.AB4]" office:value-type="float" office:value="0" calcext:value-type="float">
            <text:p>0</text:p>
          </table:table-cell>
          <table:table-cell table:formula="of:=['patched-aggressive'.AC4]" office:value-type="float" office:value="0" calcext:value-type="float">
            <text:p>0</text:p>
          </table:table-cell>
          <table:table-cell table:formula="of:=['patched-aggressive'.O4]" office:value-type="float" office:value="0" calcext:value-type="float">
            <text:p>0</text:p>
          </table:table-cell>
        </table:table-row>
        <table:table-row table:style-name="ro1">
          <table:table-cell table:formula="of:=[original.AB5]" office:value-type="float" office:value="4480" calcext:value-type="float">
            <text:p>4480</text:p>
          </table:table-cell>
          <table:table-cell table:formula="of:=[original.AC5]" office:value-type="float" office:value="102" calcext:value-type="float">
            <text:p>102</text:p>
          </table:table-cell>
          <table:table-cell table:formula="of:=[original.O5]" office:value-type="float" office:value="33220" calcext:value-type="float">
            <text:p>33220</text:p>
          </table:table-cell>
          <table:table-cell table:formula="of:=['patched-standard'.AB5]" office:value-type="float" office:value="192" calcext:value-type="float">
            <text:p>192</text:p>
          </table:table-cell>
          <table:table-cell table:formula="of:=['patched-standard'.AC5]" office:value-type="float" office:value="102" calcext:value-type="float">
            <text:p>102</text:p>
          </table:table-cell>
          <table:table-cell table:formula="of:=['patched-standard'.O5]" office:value-type="float" office:value="33088" calcext:value-type="float">
            <text:p>33088</text:p>
          </table:table-cell>
          <table:table-cell table:formula="of:=['patched-aggressive'.AB5]" office:value-type="float" office:value="128" calcext:value-type="float">
            <text:p>128</text:p>
          </table:table-cell>
          <table:table-cell table:formula="of:=['patched-aggressive'.AC5]" office:value-type="float" office:value="102" calcext:value-type="float">
            <text:p>102</text:p>
          </table:table-cell>
          <table:table-cell table:formula="of:=['patched-aggressive'.O5]" office:value-type="float" office:value="33080" calcext:value-type="float">
            <text:p>33080</text:p>
          </table:table-cell>
        </table:table-row>
        <table:table-row table:style-name="ro1">
          <table:table-cell table:formula="of:=[original.AB6]" office:value-type="float" office:value="13440" calcext:value-type="float">
            <text:p>13440</text:p>
          </table:table-cell>
          <table:table-cell table:formula="of:=[original.AC6]" office:value-type="float" office:value="11190" calcext:value-type="float">
            <text:p>11190</text:p>
          </table:table-cell>
          <table:table-cell table:formula="of:=[original.O6]" office:value-type="float" office:value="75588" calcext:value-type="float">
            <text:p>75588</text:p>
          </table:table-cell>
          <table:table-cell table:formula="of:=['patched-standard'.AB6]" office:value-type="float" office:value="11584" calcext:value-type="float">
            <text:p>11584</text:p>
          </table:table-cell>
          <table:table-cell table:formula="of:=['patched-standard'.AC6]" office:value-type="float" office:value="11285" calcext:value-type="float">
            <text:p>11285</text:p>
          </table:table-cell>
          <table:table-cell table:formula="of:=['patched-standard'.O6]" office:value-type="float" office:value="74624" calcext:value-type="float">
            <text:p>74624</text:p>
          </table:table-cell>
          <table:table-cell table:formula="of:=['patched-aggressive'.AB6]" office:value-type="float" office:value="11552" calcext:value-type="float">
            <text:p>11552</text:p>
          </table:table-cell>
          <table:table-cell table:formula="of:=['patched-aggressive'.AC6]" office:value-type="float" office:value="11347" calcext:value-type="float">
            <text:p>11347</text:p>
          </table:table-cell>
          <table:table-cell table:formula="of:=['patched-aggressive'.O6]" office:value-type="float" office:value="73384" calcext:value-type="float">
            <text:p>73384</text:p>
          </table:table-cell>
        </table:table-row>
        <table:table-row table:style-name="ro1">
          <table:table-cell table:formula="of:=[original.AB7]" office:value-type="float" office:value="13440" calcext:value-type="float">
            <text:p>13440</text:p>
          </table:table-cell>
          <table:table-cell table:formula="of:=[original.AC7]" office:value-type="float" office:value="11190" calcext:value-type="float">
            <text:p>11190</text:p>
          </table:table-cell>
          <table:table-cell table:formula="of:=[original.O7]" office:value-type="float" office:value="75588" calcext:value-type="float">
            <text:p>75588</text:p>
          </table:table-cell>
          <table:table-cell table:formula="of:=['patched-standard'.AB7]" office:value-type="float" office:value="11584" calcext:value-type="float">
            <text:p>11584</text:p>
          </table:table-cell>
          <table:table-cell table:formula="of:=['patched-standard'.AC7]" office:value-type="float" office:value="11285" calcext:value-type="float">
            <text:p>11285</text:p>
          </table:table-cell>
          <table:table-cell table:formula="of:=['patched-standard'.O7]" office:value-type="float" office:value="74624" calcext:value-type="float">
            <text:p>74624</text:p>
          </table:table-cell>
          <table:table-cell table:formula="of:=['patched-aggressive'.AB7]" office:value-type="float" office:value="11552" calcext:value-type="float">
            <text:p>11552</text:p>
          </table:table-cell>
          <table:table-cell table:formula="of:=['patched-aggressive'.AC7]" office:value-type="float" office:value="11347" calcext:value-type="float">
            <text:p>11347</text:p>
          </table:table-cell>
          <table:table-cell table:formula="of:=['patched-aggressive'.O7]" office:value-type="float" office:value="73384" calcext:value-type="float">
            <text:p>73384</text:p>
          </table:table-cell>
        </table:table-row>
        <table:table-row table:style-name="ro1">
          <table:table-cell table:formula="of:=[original.AB8]" office:value-type="float" office:value="13440" calcext:value-type="float">
            <text:p>13440</text:p>
          </table:table-cell>
          <table:table-cell table:formula="of:=[original.AC8]" office:value-type="float" office:value="11190" calcext:value-type="float">
            <text:p>11190</text:p>
          </table:table-cell>
          <table:table-cell table:formula="of:=[original.O8]" office:value-type="float" office:value="75588" calcext:value-type="float">
            <text:p>75588</text:p>
          </table:table-cell>
          <table:table-cell table:formula="of:=['patched-standard'.AB8]" office:value-type="float" office:value="11584" calcext:value-type="float">
            <text:p>11584</text:p>
          </table:table-cell>
          <table:table-cell table:formula="of:=['patched-standard'.AC8]" office:value-type="float" office:value="11285" calcext:value-type="float">
            <text:p>11285</text:p>
          </table:table-cell>
          <table:table-cell table:formula="of:=['patched-standard'.O8]" office:value-type="float" office:value="74624" calcext:value-type="float">
            <text:p>74624</text:p>
          </table:table-cell>
          <table:table-cell table:formula="of:=['patched-aggressive'.AB8]" office:value-type="float" office:value="11552" calcext:value-type="float">
            <text:p>11552</text:p>
          </table:table-cell>
          <table:table-cell table:formula="of:=['patched-aggressive'.AC8]" office:value-type="float" office:value="11347" calcext:value-type="float">
            <text:p>11347</text:p>
          </table:table-cell>
          <table:table-cell table:formula="of:=['patched-aggressive'.O8]" office:value-type="float" office:value="73384" calcext:value-type="float">
            <text:p>73384</text:p>
          </table:table-cell>
        </table:table-row>
        <table:table-row table:style-name="ro1">
          <table:table-cell table:formula="of:=[original.AB9]" office:value-type="float" office:value="13440" calcext:value-type="float">
            <text:p>13440</text:p>
          </table:table-cell>
          <table:table-cell table:formula="of:=[original.AC9]" office:value-type="float" office:value="11190" calcext:value-type="float">
            <text:p>11190</text:p>
          </table:table-cell>
          <table:table-cell table:formula="of:=[original.O9]" office:value-type="float" office:value="75588" calcext:value-type="float">
            <text:p>75588</text:p>
          </table:table-cell>
          <table:table-cell table:formula="of:=['patched-standard'.AB9]" office:value-type="float" office:value="11584" calcext:value-type="float">
            <text:p>11584</text:p>
          </table:table-cell>
          <table:table-cell table:formula="of:=['patched-standard'.AC9]" office:value-type="float" office:value="11285" calcext:value-type="float">
            <text:p>11285</text:p>
          </table:table-cell>
          <table:table-cell table:formula="of:=['patched-standard'.O9]" office:value-type="float" office:value="74624" calcext:value-type="float">
            <text:p>74624</text:p>
          </table:table-cell>
          <table:table-cell table:formula="of:=['patched-aggressive'.AB9]" office:value-type="float" office:value="11552" calcext:value-type="float">
            <text:p>11552</text:p>
          </table:table-cell>
          <table:table-cell table:formula="of:=['patched-aggressive'.AC9]" office:value-type="float" office:value="11347" calcext:value-type="float">
            <text:p>11347</text:p>
          </table:table-cell>
          <table:table-cell table:formula="of:=['patched-aggressive'.O9]" office:value-type="float" office:value="73384" calcext:value-type="float">
            <text:p>73384</text:p>
          </table:table-cell>
        </table:table-row>
        <table:table-row table:style-name="ro1">
          <table:table-cell table:formula="of:=[original.AB10]" office:value-type="float" office:value="38904" calcext:value-type="float">
            <text:p>38904</text:p>
          </table:table-cell>
          <table:table-cell table:formula="of:=[original.AC10]" office:value-type="float" office:value="34201" calcext:value-type="float">
            <text:p>34201</text:p>
          </table:table-cell>
          <table:table-cell table:formula="of:=[original.O10]" office:value-type="float" office:value="117128" calcext:value-type="float">
            <text:p>117128</text:p>
          </table:table-cell>
          <table:table-cell table:formula="of:=['patched-standard'.AB10]" office:value-type="float" office:value="32576" calcext:value-type="float">
            <text:p>32576</text:p>
          </table:table-cell>
          <table:table-cell table:formula="of:=['patched-standard'.AC10]" office:value-type="float" office:value="29034" calcext:value-type="float">
            <text:p>29034</text:p>
          </table:table-cell>
          <table:table-cell table:formula="of:=['patched-standard'.O10]" office:value-type="float" office:value="108324" calcext:value-type="float">
            <text:p>108324</text:p>
          </table:table-cell>
          <table:table-cell table:formula="of:=['patched-aggressive'.AB10]" office:value-type="float" office:value="33728" calcext:value-type="float">
            <text:p>33728</text:p>
          </table:table-cell>
          <table:table-cell table:formula="of:=['patched-aggressive'.AC10]" office:value-type="float" office:value="30015" calcext:value-type="float">
            <text:p>30015</text:p>
          </table:table-cell>
          <table:table-cell table:formula="of:=['patched-aggressive'.O10]" office:value-type="float" office:value="109548" calcext:value-type="float">
            <text:p>109548</text:p>
          </table:table-cell>
        </table:table-row>
        <table:table-row table:style-name="ro1">
          <table:table-cell table:formula="of:=[original.AB11]" office:value-type="float" office:value="69528" calcext:value-type="float">
            <text:p>69528</text:p>
          </table:table-cell>
          <table:table-cell table:formula="of:=[original.AC11]" office:value-type="float" office:value="61522" calcext:value-type="float">
            <text:p>61522</text:p>
          </table:table-cell>
          <table:table-cell table:formula="of:=[original.O11]" office:value-type="float" office:value="185520" calcext:value-type="float">
            <text:p>185520</text:p>
          </table:table-cell>
          <table:table-cell table:formula="of:=['patched-standard'.AB11]" office:value-type="float" office:value="67584" calcext:value-type="float">
            <text:p>67584</text:p>
          </table:table-cell>
          <table:table-cell table:formula="of:=['patched-standard'.AC11]" office:value-type="float" office:value="58454" calcext:value-type="float">
            <text:p>58454</text:p>
          </table:table-cell>
          <table:table-cell table:formula="of:=['patched-standard'.O11]" office:value-type="float" office:value="189516" calcext:value-type="float">
            <text:p>189516</text:p>
          </table:table-cell>
          <table:table-cell table:formula="of:=['patched-aggressive'.AB11]" office:value-type="float" office:value="67600" calcext:value-type="float">
            <text:p>67600</text:p>
          </table:table-cell>
          <table:table-cell table:formula="of:=['patched-aggressive'.AC11]" office:value-type="float" office:value="58516" calcext:value-type="float">
            <text:p>58516</text:p>
          </table:table-cell>
          <table:table-cell table:formula="of:=['patched-aggressive'.O11]" office:value-type="float" office:value="189016" calcext:value-type="float">
            <text:p>189016</text:p>
          </table:table-cell>
        </table:table-row>
        <table:table-row table:style-name="ro1">
          <table:table-cell table:formula="of:=[original.AB12]" office:value-type="float" office:value="69528" calcext:value-type="float">
            <text:p>69528</text:p>
          </table:table-cell>
          <table:table-cell table:formula="of:=[original.AC12]" office:value-type="float" office:value="61522" calcext:value-type="float">
            <text:p>61522</text:p>
          </table:table-cell>
          <table:table-cell table:formula="of:=[original.O12]" office:value-type="float" office:value="185520" calcext:value-type="float">
            <text:p>185520</text:p>
          </table:table-cell>
          <table:table-cell table:formula="of:=['patched-standard'.AB12]" office:value-type="float" office:value="67584" calcext:value-type="float">
            <text:p>67584</text:p>
          </table:table-cell>
          <table:table-cell table:formula="of:=['patched-standard'.AC12]" office:value-type="float" office:value="58454" calcext:value-type="float">
            <text:p>58454</text:p>
          </table:table-cell>
          <table:table-cell table:formula="of:=['patched-standard'.O12]" office:value-type="float" office:value="189516" calcext:value-type="float">
            <text:p>189516</text:p>
          </table:table-cell>
          <table:table-cell table:formula="of:=['patched-aggressive'.AB12]" office:value-type="float" office:value="67600" calcext:value-type="float">
            <text:p>67600</text:p>
          </table:table-cell>
          <table:table-cell table:formula="of:=['patched-aggressive'.AC12]" office:value-type="float" office:value="58516" calcext:value-type="float">
            <text:p>58516</text:p>
          </table:table-cell>
          <table:table-cell table:formula="of:=['patched-aggressive'.O12]" office:value-type="float" office:value="189016" calcext:value-type="float">
            <text:p>189016</text:p>
          </table:table-cell>
        </table:table-row>
        <table:table-row table:style-name="ro1">
          <table:table-cell table:formula="of:=[original.AB13]" office:value-type="float" office:value="69528" calcext:value-type="float">
            <text:p>69528</text:p>
          </table:table-cell>
          <table:table-cell table:formula="of:=[original.AC13]" office:value-type="float" office:value="61522" calcext:value-type="float">
            <text:p>61522</text:p>
          </table:table-cell>
          <table:table-cell table:formula="of:=[original.O13]" office:value-type="float" office:value="185520" calcext:value-type="float">
            <text:p>185520</text:p>
          </table:table-cell>
          <table:table-cell table:formula="of:=['patched-standard'.AB13]" office:value-type="float" office:value="67584" calcext:value-type="float">
            <text:p>67584</text:p>
          </table:table-cell>
          <table:table-cell table:formula="of:=['patched-standard'.AC13]" office:value-type="float" office:value="58454" calcext:value-type="float">
            <text:p>58454</text:p>
          </table:table-cell>
          <table:table-cell table:formula="of:=['patched-standard'.O13]" office:value-type="float" office:value="189516" calcext:value-type="float">
            <text:p>189516</text:p>
          </table:table-cell>
          <table:table-cell table:formula="of:=['patched-aggressive'.AB13]" office:value-type="float" office:value="67600" calcext:value-type="float">
            <text:p>67600</text:p>
          </table:table-cell>
          <table:table-cell table:formula="of:=['patched-aggressive'.AC13]" office:value-type="float" office:value="58516" calcext:value-type="float">
            <text:p>58516</text:p>
          </table:table-cell>
          <table:table-cell table:formula="of:=['patched-aggressive'.O13]" office:value-type="float" office:value="189016" calcext:value-type="float">
            <text:p>189016</text:p>
          </table:table-cell>
        </table:table-row>
        <table:table-row table:style-name="ro1">
          <table:table-cell table:formula="of:=[original.AB14]" office:value-type="float" office:value="69528" calcext:value-type="float">
            <text:p>69528</text:p>
          </table:table-cell>
          <table:table-cell table:formula="of:=[original.AC14]" office:value-type="float" office:value="61522" calcext:value-type="float">
            <text:p>61522</text:p>
          </table:table-cell>
          <table:table-cell table:formula="of:=[original.O14]" office:value-type="float" office:value="185520" calcext:value-type="float">
            <text:p>185520</text:p>
          </table:table-cell>
          <table:table-cell table:formula="of:=['patched-standard'.AB14]" office:value-type="float" office:value="67584" calcext:value-type="float">
            <text:p>67584</text:p>
          </table:table-cell>
          <table:table-cell table:formula="of:=['patched-standard'.AC14]" office:value-type="float" office:value="58454" calcext:value-type="float">
            <text:p>58454</text:p>
          </table:table-cell>
          <table:table-cell table:formula="of:=['patched-standard'.O14]" office:value-type="float" office:value="189516" calcext:value-type="float">
            <text:p>189516</text:p>
          </table:table-cell>
          <table:table-cell table:formula="of:=['patched-aggressive'.AB14]" office:value-type="float" office:value="67600" calcext:value-type="float">
            <text:p>67600</text:p>
          </table:table-cell>
          <table:table-cell table:formula="of:=['patched-aggressive'.AC14]" office:value-type="float" office:value="58516" calcext:value-type="float">
            <text:p>58516</text:p>
          </table:table-cell>
          <table:table-cell table:formula="of:=['patched-aggressive'.O14]" office:value-type="float" office:value="189016" calcext:value-type="float">
            <text:p>189016</text:p>
          </table:table-cell>
        </table:table-row>
        <table:table-row table:style-name="ro1">
          <table:table-cell table:formula="of:=[original.AB15]" office:value-type="float" office:value="69528" calcext:value-type="float">
            <text:p>69528</text:p>
          </table:table-cell>
          <table:table-cell table:formula="of:=[original.AC15]" office:value-type="float" office:value="61522" calcext:value-type="float">
            <text:p>61522</text:p>
          </table:table-cell>
          <table:table-cell table:formula="of:=[original.O15]" office:value-type="float" office:value="185520" calcext:value-type="float">
            <text:p>185520</text:p>
          </table:table-cell>
          <table:table-cell table:formula="of:=['patched-standard'.AB15]" office:value-type="float" office:value="67584" calcext:value-type="float">
            <text:p>67584</text:p>
          </table:table-cell>
          <table:table-cell table:formula="of:=['patched-standard'.AC15]" office:value-type="float" office:value="58454" calcext:value-type="float">
            <text:p>58454</text:p>
          </table:table-cell>
          <table:table-cell table:formula="of:=['patched-standard'.O15]" office:value-type="float" office:value="189516" calcext:value-type="float">
            <text:p>189516</text:p>
          </table:table-cell>
          <table:table-cell table:formula="of:=['patched-aggressive'.AB15]" office:value-type="float" office:value="67600" calcext:value-type="float">
            <text:p>67600</text:p>
          </table:table-cell>
          <table:table-cell table:formula="of:=['patched-aggressive'.AC15]" office:value-type="float" office:value="58516" calcext:value-type="float">
            <text:p>58516</text:p>
          </table:table-cell>
          <table:table-cell table:formula="of:=['patched-aggressive'.O15]" office:value-type="float" office:value="189016" calcext:value-type="float">
            <text:p>189016</text:p>
          </table:table-cell>
        </table:table-row>
        <table:table-row table:style-name="ro1">
          <table:table-cell table:formula="of:=[original.AB16]" office:value-type="float" office:value="69528" calcext:value-type="float">
            <text:p>69528</text:p>
          </table:table-cell>
          <table:table-cell table:formula="of:=[original.AC16]" office:value-type="float" office:value="61522" calcext:value-type="float">
            <text:p>61522</text:p>
          </table:table-cell>
          <table:table-cell table:formula="of:=[original.O16]" office:value-type="float" office:value="178492" calcext:value-type="float">
            <text:p>178492</text:p>
          </table:table-cell>
          <table:table-cell table:formula="of:=['patched-standard'.AB16]" office:value-type="float" office:value="67584" calcext:value-type="float">
            <text:p>67584</text:p>
          </table:table-cell>
          <table:table-cell table:formula="of:=['patched-standard'.AC16]" office:value-type="float" office:value="58454" calcext:value-type="float">
            <text:p>58454</text:p>
          </table:table-cell>
          <table:table-cell table:formula="of:=['patched-standard'.O16]" office:value-type="float" office:value="182552" calcext:value-type="float">
            <text:p>182552</text:p>
          </table:table-cell>
          <table:table-cell table:formula="of:=['patched-aggressive'.AB16]" office:value-type="float" office:value="67600" calcext:value-type="float">
            <text:p>67600</text:p>
          </table:table-cell>
          <table:table-cell table:formula="of:=['patched-aggressive'.AC16]" office:value-type="float" office:value="58516" calcext:value-type="float">
            <text:p>58516</text:p>
          </table:table-cell>
          <table:table-cell table:formula="of:=['patched-aggressive'.O16]" office:value-type="float" office:value="181908" calcext:value-type="float">
            <text:p>181908</text:p>
          </table:table-cell>
        </table:table-row>
        <table:table-row table:style-name="ro1">
          <table:table-cell table:formula="of:=[original.AB17]" office:value-type="float" office:value="69528" calcext:value-type="float">
            <text:p>69528</text:p>
          </table:table-cell>
          <table:table-cell table:formula="of:=[original.AC17]" office:value-type="float" office:value="61522" calcext:value-type="float">
            <text:p>61522</text:p>
          </table:table-cell>
          <table:table-cell table:formula="of:=[original.O17]" office:value-type="float" office:value="178492" calcext:value-type="float">
            <text:p>178492</text:p>
          </table:table-cell>
          <table:table-cell table:formula="of:=['patched-standard'.AB17]" office:value-type="float" office:value="67584" calcext:value-type="float">
            <text:p>67584</text:p>
          </table:table-cell>
          <table:table-cell table:formula="of:=['patched-standard'.AC17]" office:value-type="float" office:value="58454" calcext:value-type="float">
            <text:p>58454</text:p>
          </table:table-cell>
          <table:table-cell table:formula="of:=['patched-standard'.O17]" office:value-type="float" office:value="182552" calcext:value-type="float">
            <text:p>182552</text:p>
          </table:table-cell>
          <table:table-cell table:formula="of:=['patched-aggressive'.AB17]" office:value-type="float" office:value="67600" calcext:value-type="float">
            <text:p>67600</text:p>
          </table:table-cell>
          <table:table-cell table:formula="of:=['patched-aggressive'.AC17]" office:value-type="float" office:value="58516" calcext:value-type="float">
            <text:p>58516</text:p>
          </table:table-cell>
          <table:table-cell table:formula="of:=['patched-aggressive'.O17]" office:value-type="float" office:value="181908" calcext:value-type="float">
            <text:p>181908</text:p>
          </table:table-cell>
        </table:table-row>
        <table:table-row table:style-name="ro1">
          <table:table-cell table:formula="of:=[original.AB18]" office:value-type="float" office:value="69528" calcext:value-type="float">
            <text:p>69528</text:p>
          </table:table-cell>
          <table:table-cell table:formula="of:=[original.AC18]" office:value-type="float" office:value="61522" calcext:value-type="float">
            <text:p>61522</text:p>
          </table:table-cell>
          <table:table-cell table:formula="of:=[original.O18]" office:value-type="float" office:value="178492" calcext:value-type="float">
            <text:p>178492</text:p>
          </table:table-cell>
          <table:table-cell table:formula="of:=['patched-standard'.AB18]" office:value-type="float" office:value="67584" calcext:value-type="float">
            <text:p>67584</text:p>
          </table:table-cell>
          <table:table-cell table:formula="of:=['patched-standard'.AC18]" office:value-type="float" office:value="58454" calcext:value-type="float">
            <text:p>58454</text:p>
          </table:table-cell>
          <table:table-cell table:formula="of:=['patched-standard'.O18]" office:value-type="float" office:value="182552" calcext:value-type="float">
            <text:p>182552</text:p>
          </table:table-cell>
          <table:table-cell table:formula="of:=['patched-aggressive'.AB18]" office:value-type="float" office:value="67600" calcext:value-type="float">
            <text:p>67600</text:p>
          </table:table-cell>
          <table:table-cell table:formula="of:=['patched-aggressive'.AC18]" office:value-type="float" office:value="58516" calcext:value-type="float">
            <text:p>58516</text:p>
          </table:table-cell>
          <table:table-cell table:formula="of:=['patched-aggressive'.O18]" office:value-type="float" office:value="181908" calcext:value-type="float">
            <text:p>181908</text:p>
          </table:table-cell>
        </table:table-row>
        <table:table-row table:style-name="ro1">
          <table:table-cell table:formula="of:=[original.AB19]" office:value-type="float" office:value="69528" calcext:value-type="float">
            <text:p>69528</text:p>
          </table:table-cell>
          <table:table-cell table:formula="of:=[original.AC19]" office:value-type="float" office:value="51466" calcext:value-type="float">
            <text:p>51466</text:p>
          </table:table-cell>
          <table:table-cell table:formula="of:=[original.O19]" office:value-type="float" office:value="178404" calcext:value-type="float">
            <text:p>178404</text:p>
          </table:table-cell>
          <table:table-cell table:formula="of:=['patched-standard'.AB19]" office:value-type="float" office:value="67520" calcext:value-type="float">
            <text:p>67520</text:p>
          </table:table-cell>
          <table:table-cell table:formula="of:=['patched-standard'.AC19]" office:value-type="float" office:value="49029" calcext:value-type="float">
            <text:p>49029</text:p>
          </table:table-cell>
          <table:table-cell table:formula="of:=['patched-standard'.O19]" office:value-type="float" office:value="182592" calcext:value-type="float">
            <text:p>182592</text:p>
          </table:table-cell>
          <table:table-cell table:formula="of:=['patched-aggressive'.AB19]" office:value-type="float" office:value="67584" calcext:value-type="float">
            <text:p>67584</text:p>
          </table:table-cell>
          <table:table-cell table:formula="of:=['patched-aggressive'.AC19]" office:value-type="float" office:value="49091" calcext:value-type="float">
            <text:p>49091</text:p>
          </table:table-cell>
          <table:table-cell table:formula="of:=['patched-aggressive'.O19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0]" office:value-type="float" office:value="69528" calcext:value-type="float">
            <text:p>69528</text:p>
          </table:table-cell>
          <table:table-cell table:formula="of:=[original.AC20]" office:value-type="float" office:value="51466" calcext:value-type="float">
            <text:p>51466</text:p>
          </table:table-cell>
          <table:table-cell table:formula="of:=[original.O20]" office:value-type="float" office:value="178404" calcext:value-type="float">
            <text:p>178404</text:p>
          </table:table-cell>
          <table:table-cell table:formula="of:=['patched-standard'.AB20]" office:value-type="float" office:value="67520" calcext:value-type="float">
            <text:p>67520</text:p>
          </table:table-cell>
          <table:table-cell table:formula="of:=['patched-standard'.AC20]" office:value-type="float" office:value="49029" calcext:value-type="float">
            <text:p>49029</text:p>
          </table:table-cell>
          <table:table-cell table:formula="of:=['patched-standard'.O20]" office:value-type="float" office:value="182592" calcext:value-type="float">
            <text:p>182592</text:p>
          </table:table-cell>
          <table:table-cell table:formula="of:=['patched-aggressive'.AB20]" office:value-type="float" office:value="67584" calcext:value-type="float">
            <text:p>67584</text:p>
          </table:table-cell>
          <table:table-cell table:formula="of:=['patched-aggressive'.AC20]" office:value-type="float" office:value="49091" calcext:value-type="float">
            <text:p>49091</text:p>
          </table:table-cell>
          <table:table-cell table:formula="of:=['patched-aggressive'.O20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1]" office:value-type="float" office:value="69528" calcext:value-type="float">
            <text:p>69528</text:p>
          </table:table-cell>
          <table:table-cell table:formula="of:=[original.AC21]" office:value-type="float" office:value="51466" calcext:value-type="float">
            <text:p>51466</text:p>
          </table:table-cell>
          <table:table-cell table:formula="of:=[original.O21]" office:value-type="float" office:value="178404" calcext:value-type="float">
            <text:p>178404</text:p>
          </table:table-cell>
          <table:table-cell table:formula="of:=['patched-standard'.AB21]" office:value-type="float" office:value="67520" calcext:value-type="float">
            <text:p>67520</text:p>
          </table:table-cell>
          <table:table-cell table:formula="of:=['patched-standard'.AC21]" office:value-type="float" office:value="49029" calcext:value-type="float">
            <text:p>49029</text:p>
          </table:table-cell>
          <table:table-cell table:formula="of:=['patched-standard'.O21]" office:value-type="float" office:value="182592" calcext:value-type="float">
            <text:p>182592</text:p>
          </table:table-cell>
          <table:table-cell table:formula="of:=['patched-aggressive'.AB21]" office:value-type="float" office:value="67584" calcext:value-type="float">
            <text:p>67584</text:p>
          </table:table-cell>
          <table:table-cell table:formula="of:=['patched-aggressive'.AC21]" office:value-type="float" office:value="49091" calcext:value-type="float">
            <text:p>49091</text:p>
          </table:table-cell>
          <table:table-cell table:formula="of:=['patched-aggressive'.O21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2]" office:value-type="float" office:value="69528" calcext:value-type="float">
            <text:p>69528</text:p>
          </table:table-cell>
          <table:table-cell table:formula="of:=[original.AC22]" office:value-type="float" office:value="51466" calcext:value-type="float">
            <text:p>51466</text:p>
          </table:table-cell>
          <table:table-cell table:formula="of:=[original.O22]" office:value-type="float" office:value="178404" calcext:value-type="float">
            <text:p>178404</text:p>
          </table:table-cell>
          <table:table-cell table:formula="of:=['patched-standard'.AB22]" office:value-type="float" office:value="67520" calcext:value-type="float">
            <text:p>67520</text:p>
          </table:table-cell>
          <table:table-cell table:formula="of:=['patched-standard'.AC22]" office:value-type="float" office:value="49029" calcext:value-type="float">
            <text:p>49029</text:p>
          </table:table-cell>
          <table:table-cell table:formula="of:=['patched-standard'.O22]" office:value-type="float" office:value="182592" calcext:value-type="float">
            <text:p>182592</text:p>
          </table:table-cell>
          <table:table-cell table:formula="of:=['patched-aggressive'.AB22]" office:value-type="float" office:value="67584" calcext:value-type="float">
            <text:p>67584</text:p>
          </table:table-cell>
          <table:table-cell table:formula="of:=['patched-aggressive'.AC22]" office:value-type="float" office:value="49091" calcext:value-type="float">
            <text:p>49091</text:p>
          </table:table-cell>
          <table:table-cell table:formula="of:=['patched-aggressive'.O22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3]" office:value-type="float" office:value="69528" calcext:value-type="float">
            <text:p>69528</text:p>
          </table:table-cell>
          <table:table-cell table:formula="of:=[original.AC23]" office:value-type="float" office:value="51467" calcext:value-type="float">
            <text:p>51467</text:p>
          </table:table-cell>
          <table:table-cell table:formula="of:=[original.O23]" office:value-type="float" office:value="178404" calcext:value-type="float">
            <text:p>178404</text:p>
          </table:table-cell>
          <table:table-cell table:formula="of:=['patched-standard'.AB23]" office:value-type="float" office:value="67520" calcext:value-type="float">
            <text:p>67520</text:p>
          </table:table-cell>
          <table:table-cell table:formula="of:=['patched-standard'.AC23]" office:value-type="float" office:value="49029" calcext:value-type="float">
            <text:p>49029</text:p>
          </table:table-cell>
          <table:table-cell table:formula="of:=['patched-standard'.O23]" office:value-type="float" office:value="182592" calcext:value-type="float">
            <text:p>182592</text:p>
          </table:table-cell>
          <table:table-cell table:formula="of:=['patched-aggressive'.AB23]" office:value-type="float" office:value="67584" calcext:value-type="float">
            <text:p>67584</text:p>
          </table:table-cell>
          <table:table-cell table:formula="of:=['patched-aggressive'.AC23]" office:value-type="float" office:value="49092" calcext:value-type="float">
            <text:p>49092</text:p>
          </table:table-cell>
          <table:table-cell table:formula="of:=['patched-aggressive'.O23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4]" office:value-type="float" office:value="69528" calcext:value-type="float">
            <text:p>69528</text:p>
          </table:table-cell>
          <table:table-cell table:formula="of:=[original.AC24]" office:value-type="float" office:value="51467" calcext:value-type="float">
            <text:p>51467</text:p>
          </table:table-cell>
          <table:table-cell table:formula="of:=[original.O24]" office:value-type="float" office:value="178404" calcext:value-type="float">
            <text:p>178404</text:p>
          </table:table-cell>
          <table:table-cell table:formula="of:=['patched-standard'.AB24]" office:value-type="float" office:value="67520" calcext:value-type="float">
            <text:p>67520</text:p>
          </table:table-cell>
          <table:table-cell table:formula="of:=['patched-standard'.AC24]" office:value-type="float" office:value="49029" calcext:value-type="float">
            <text:p>49029</text:p>
          </table:table-cell>
          <table:table-cell table:formula="of:=['patched-standard'.O24]" office:value-type="float" office:value="182592" calcext:value-type="float">
            <text:p>182592</text:p>
          </table:table-cell>
          <table:table-cell table:formula="of:=['patched-aggressive'.AB24]" office:value-type="float" office:value="67584" calcext:value-type="float">
            <text:p>67584</text:p>
          </table:table-cell>
          <table:table-cell table:formula="of:=['patched-aggressive'.AC24]" office:value-type="float" office:value="49092" calcext:value-type="float">
            <text:p>49092</text:p>
          </table:table-cell>
          <table:table-cell table:formula="of:=['patched-aggressive'.O24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5]" office:value-type="float" office:value="69528" calcext:value-type="float">
            <text:p>69528</text:p>
          </table:table-cell>
          <table:table-cell table:formula="of:=[original.AC25]" office:value-type="float" office:value="51467" calcext:value-type="float">
            <text:p>51467</text:p>
          </table:table-cell>
          <table:table-cell table:formula="of:=[original.O25]" office:value-type="float" office:value="178404" calcext:value-type="float">
            <text:p>178404</text:p>
          </table:table-cell>
          <table:table-cell table:formula="of:=['patched-standard'.AB25]" office:value-type="float" office:value="67520" calcext:value-type="float">
            <text:p>67520</text:p>
          </table:table-cell>
          <table:table-cell table:formula="of:=['patched-standard'.AC25]" office:value-type="float" office:value="49029" calcext:value-type="float">
            <text:p>49029</text:p>
          </table:table-cell>
          <table:table-cell table:formula="of:=['patched-standard'.O25]" office:value-type="float" office:value="182592" calcext:value-type="float">
            <text:p>182592</text:p>
          </table:table-cell>
          <table:table-cell table:formula="of:=['patched-aggressive'.AB25]" office:value-type="float" office:value="67584" calcext:value-type="float">
            <text:p>67584</text:p>
          </table:table-cell>
          <table:table-cell table:formula="of:=['patched-aggressive'.AC25]" office:value-type="float" office:value="49092" calcext:value-type="float">
            <text:p>49092</text:p>
          </table:table-cell>
          <table:table-cell table:formula="of:=['patched-aggressive'.O25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6]" office:value-type="float" office:value="69528" calcext:value-type="float">
            <text:p>69528</text:p>
          </table:table-cell>
          <table:table-cell table:formula="of:=[original.AC26]" office:value-type="float" office:value="51467" calcext:value-type="float">
            <text:p>51467</text:p>
          </table:table-cell>
          <table:table-cell table:formula="of:=[original.O26]" office:value-type="float" office:value="178404" calcext:value-type="float">
            <text:p>178404</text:p>
          </table:table-cell>
          <table:table-cell table:formula="of:=['patched-standard'.AB26]" office:value-type="float" office:value="67520" calcext:value-type="float">
            <text:p>67520</text:p>
          </table:table-cell>
          <table:table-cell table:formula="of:=['patched-standard'.AC26]" office:value-type="float" office:value="49029" calcext:value-type="float">
            <text:p>49029</text:p>
          </table:table-cell>
          <table:table-cell table:formula="of:=['patched-standard'.O26]" office:value-type="float" office:value="182592" calcext:value-type="float">
            <text:p>182592</text:p>
          </table:table-cell>
          <table:table-cell table:formula="of:=['patched-aggressive'.AB26]" office:value-type="float" office:value="67584" calcext:value-type="float">
            <text:p>67584</text:p>
          </table:table-cell>
          <table:table-cell table:formula="of:=['patched-aggressive'.AC26]" office:value-type="float" office:value="49092" calcext:value-type="float">
            <text:p>49092</text:p>
          </table:table-cell>
          <table:table-cell table:formula="of:=['patched-aggressive'.O26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7]" office:value-type="float" office:value="69528" calcext:value-type="float">
            <text:p>69528</text:p>
          </table:table-cell>
          <table:table-cell table:formula="of:=[original.AC27]" office:value-type="float" office:value="41410" calcext:value-type="float">
            <text:p>41410</text:p>
          </table:table-cell>
          <table:table-cell table:formula="of:=[original.O27]" office:value-type="float" office:value="178836" calcext:value-type="float">
            <text:p>178836</text:p>
          </table:table-cell>
          <table:table-cell table:formula="of:=['patched-standard'.AB27]" office:value-type="float" office:value="67520" calcext:value-type="float">
            <text:p>67520</text:p>
          </table:table-cell>
          <table:table-cell table:formula="of:=['patched-standard'.AC27]" office:value-type="float" office:value="39604" calcext:value-type="float">
            <text:p>39604</text:p>
          </table:table-cell>
          <table:table-cell table:formula="of:=['patched-standard'.O27]" office:value-type="float" office:value="182480" calcext:value-type="float">
            <text:p>182480</text:p>
          </table:table-cell>
          <table:table-cell table:formula="of:=['patched-aggressive'.AB27]" office:value-type="float" office:value="61184" calcext:value-type="float">
            <text:p>61184</text:p>
          </table:table-cell>
          <table:table-cell table:formula="of:=['patched-aggressive'.AC27]" office:value-type="float" office:value="39667" calcext:value-type="float">
            <text:p>39667</text:p>
          </table:table-cell>
          <table:table-cell table:formula="of:=['patched-aggressive'.O27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28]" office:value-type="float" office:value="69528" calcext:value-type="float">
            <text:p>69528</text:p>
          </table:table-cell>
          <table:table-cell table:formula="of:=[original.AC28]" office:value-type="float" office:value="41410" calcext:value-type="float">
            <text:p>41410</text:p>
          </table:table-cell>
          <table:table-cell table:formula="of:=[original.O28]" office:value-type="float" office:value="178836" calcext:value-type="float">
            <text:p>178836</text:p>
          </table:table-cell>
          <table:table-cell table:formula="of:=['patched-standard'.AB28]" office:value-type="float" office:value="67520" calcext:value-type="float">
            <text:p>67520</text:p>
          </table:table-cell>
          <table:table-cell table:formula="of:=['patched-standard'.AC28]" office:value-type="float" office:value="39604" calcext:value-type="float">
            <text:p>39604</text:p>
          </table:table-cell>
          <table:table-cell table:formula="of:=['patched-standard'.O28]" office:value-type="float" office:value="182480" calcext:value-type="float">
            <text:p>182480</text:p>
          </table:table-cell>
          <table:table-cell table:formula="of:=['patched-aggressive'.AB28]" office:value-type="float" office:value="61184" calcext:value-type="float">
            <text:p>61184</text:p>
          </table:table-cell>
          <table:table-cell table:formula="of:=['patched-aggressive'.AC28]" office:value-type="float" office:value="39667" calcext:value-type="float">
            <text:p>39667</text:p>
          </table:table-cell>
          <table:table-cell table:formula="of:=['patched-aggressive'.O28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29]" office:value-type="float" office:value="69528" calcext:value-type="float">
            <text:p>69528</text:p>
          </table:table-cell>
          <table:table-cell table:formula="of:=[original.AC29]" office:value-type="float" office:value="41410" calcext:value-type="float">
            <text:p>41410</text:p>
          </table:table-cell>
          <table:table-cell table:formula="of:=[original.O29]" office:value-type="float" office:value="178836" calcext:value-type="float">
            <text:p>178836</text:p>
          </table:table-cell>
          <table:table-cell table:formula="of:=['patched-standard'.AB29]" office:value-type="float" office:value="67520" calcext:value-type="float">
            <text:p>67520</text:p>
          </table:table-cell>
          <table:table-cell table:formula="of:=['patched-standard'.AC29]" office:value-type="float" office:value="39604" calcext:value-type="float">
            <text:p>39604</text:p>
          </table:table-cell>
          <table:table-cell table:formula="of:=['patched-standard'.O29]" office:value-type="float" office:value="182480" calcext:value-type="float">
            <text:p>182480</text:p>
          </table:table-cell>
          <table:table-cell table:formula="of:=['patched-aggressive'.AB29]" office:value-type="float" office:value="61184" calcext:value-type="float">
            <text:p>61184</text:p>
          </table:table-cell>
          <table:table-cell table:formula="of:=['patched-aggressive'.AC29]" office:value-type="float" office:value="39667" calcext:value-type="float">
            <text:p>39667</text:p>
          </table:table-cell>
          <table:table-cell table:formula="of:=['patched-aggressive'.O29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0]" office:value-type="float" office:value="69528" calcext:value-type="float">
            <text:p>69528</text:p>
          </table:table-cell>
          <table:table-cell table:formula="of:=[original.AC30]" office:value-type="float" office:value="41410" calcext:value-type="float">
            <text:p>41410</text:p>
          </table:table-cell>
          <table:table-cell table:formula="of:=[original.O30]" office:value-type="float" office:value="178836" calcext:value-type="float">
            <text:p>178836</text:p>
          </table:table-cell>
          <table:table-cell table:formula="of:=['patched-standard'.AB30]" office:value-type="float" office:value="67520" calcext:value-type="float">
            <text:p>67520</text:p>
          </table:table-cell>
          <table:table-cell table:formula="of:=['patched-standard'.AC30]" office:value-type="float" office:value="39604" calcext:value-type="float">
            <text:p>39604</text:p>
          </table:table-cell>
          <table:table-cell table:formula="of:=['patched-standard'.O30]" office:value-type="float" office:value="182480" calcext:value-type="float">
            <text:p>182480</text:p>
          </table:table-cell>
          <table:table-cell table:formula="of:=['patched-aggressive'.AB30]" office:value-type="float" office:value="61184" calcext:value-type="float">
            <text:p>61184</text:p>
          </table:table-cell>
          <table:table-cell table:formula="of:=['patched-aggressive'.AC30]" office:value-type="float" office:value="39667" calcext:value-type="float">
            <text:p>39667</text:p>
          </table:table-cell>
          <table:table-cell table:formula="of:=['patched-aggressive'.O30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1]" office:value-type="float" office:value="69528" calcext:value-type="float">
            <text:p>69528</text:p>
          </table:table-cell>
          <table:table-cell table:formula="of:=[original.AC31]" office:value-type="float" office:value="41411" calcext:value-type="float">
            <text:p>41411</text:p>
          </table:table-cell>
          <table:table-cell table:formula="of:=[original.O31]" office:value-type="float" office:value="178836" calcext:value-type="float">
            <text:p>178836</text:p>
          </table:table-cell>
          <table:table-cell table:formula="of:=['patched-standard'.AB31]" office:value-type="float" office:value="67584" calcext:value-type="float">
            <text:p>67584</text:p>
          </table:table-cell>
          <table:table-cell table:formula="of:=['patched-standard'.AC31]" office:value-type="float" office:value="39605" calcext:value-type="float">
            <text:p>39605</text:p>
          </table:table-cell>
          <table:table-cell table:formula="of:=['patched-standard'.O31]" office:value-type="float" office:value="182512" calcext:value-type="float">
            <text:p>182512</text:p>
          </table:table-cell>
          <table:table-cell table:formula="of:=['patched-aggressive'.AB31]" office:value-type="float" office:value="61184" calcext:value-type="float">
            <text:p>61184</text:p>
          </table:table-cell>
          <table:table-cell table:formula="of:=['patched-aggressive'.AC31]" office:value-type="float" office:value="39668" calcext:value-type="float">
            <text:p>39668</text:p>
          </table:table-cell>
          <table:table-cell table:formula="of:=['patched-aggressive'.O31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2]" office:value-type="float" office:value="69528" calcext:value-type="float">
            <text:p>69528</text:p>
          </table:table-cell>
          <table:table-cell table:formula="of:=[original.AC32]" office:value-type="float" office:value="41411" calcext:value-type="float">
            <text:p>41411</text:p>
          </table:table-cell>
          <table:table-cell table:formula="of:=[original.O32]" office:value-type="float" office:value="178836" calcext:value-type="float">
            <text:p>178836</text:p>
          </table:table-cell>
          <table:table-cell table:formula="of:=['patched-standard'.AB32]" office:value-type="float" office:value="67584" calcext:value-type="float">
            <text:p>67584</text:p>
          </table:table-cell>
          <table:table-cell table:formula="of:=['patched-standard'.AC32]" office:value-type="float" office:value="39605" calcext:value-type="float">
            <text:p>39605</text:p>
          </table:table-cell>
          <table:table-cell table:formula="of:=['patched-standard'.O32]" office:value-type="float" office:value="182512" calcext:value-type="float">
            <text:p>182512</text:p>
          </table:table-cell>
          <table:table-cell table:formula="of:=['patched-aggressive'.AB32]" office:value-type="float" office:value="61184" calcext:value-type="float">
            <text:p>61184</text:p>
          </table:table-cell>
          <table:table-cell table:formula="of:=['patched-aggressive'.AC32]" office:value-type="float" office:value="39668" calcext:value-type="float">
            <text:p>39668</text:p>
          </table:table-cell>
          <table:table-cell table:formula="of:=['patched-aggressive'.O32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3]" office:value-type="float" office:value="69528" calcext:value-type="float">
            <text:p>69528</text:p>
          </table:table-cell>
          <table:table-cell table:formula="of:=[original.AC33]" office:value-type="float" office:value="41411" calcext:value-type="float">
            <text:p>41411</text:p>
          </table:table-cell>
          <table:table-cell table:formula="of:=[original.O33]" office:value-type="float" office:value="178836" calcext:value-type="float">
            <text:p>178836</text:p>
          </table:table-cell>
          <table:table-cell table:formula="of:=['patched-standard'.AB33]" office:value-type="float" office:value="67584" calcext:value-type="float">
            <text:p>67584</text:p>
          </table:table-cell>
          <table:table-cell table:formula="of:=['patched-standard'.AC33]" office:value-type="float" office:value="39605" calcext:value-type="float">
            <text:p>39605</text:p>
          </table:table-cell>
          <table:table-cell table:formula="of:=['patched-standard'.O33]" office:value-type="float" office:value="182512" calcext:value-type="float">
            <text:p>182512</text:p>
          </table:table-cell>
          <table:table-cell table:formula="of:=['patched-aggressive'.AB33]" office:value-type="float" office:value="61184" calcext:value-type="float">
            <text:p>61184</text:p>
          </table:table-cell>
          <table:table-cell table:formula="of:=['patched-aggressive'.AC33]" office:value-type="float" office:value="39668" calcext:value-type="float">
            <text:p>39668</text:p>
          </table:table-cell>
          <table:table-cell table:formula="of:=['patched-aggressive'.O33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4]" office:value-type="float" office:value="69528" calcext:value-type="float">
            <text:p>69528</text:p>
          </table:table-cell>
          <table:table-cell table:formula="of:=[original.AC34]" office:value-type="float" office:value="41411" calcext:value-type="float">
            <text:p>41411</text:p>
          </table:table-cell>
          <table:table-cell table:formula="of:=[original.O34]" office:value-type="float" office:value="178836" calcext:value-type="float">
            <text:p>178836</text:p>
          </table:table-cell>
          <table:table-cell table:formula="of:=['patched-standard'.AB34]" office:value-type="float" office:value="67584" calcext:value-type="float">
            <text:p>67584</text:p>
          </table:table-cell>
          <table:table-cell table:formula="of:=['patched-standard'.AC34]" office:value-type="float" office:value="39605" calcext:value-type="float">
            <text:p>39605</text:p>
          </table:table-cell>
          <table:table-cell table:formula="of:=['patched-standard'.O34]" office:value-type="float" office:value="182512" calcext:value-type="float">
            <text:p>182512</text:p>
          </table:table-cell>
          <table:table-cell table:formula="of:=['patched-aggressive'.AB34]" office:value-type="float" office:value="61184" calcext:value-type="float">
            <text:p>61184</text:p>
          </table:table-cell>
          <table:table-cell table:formula="of:=['patched-aggressive'.AC34]" office:value-type="float" office:value="39668" calcext:value-type="float">
            <text:p>39668</text:p>
          </table:table-cell>
          <table:table-cell table:formula="of:=['patched-aggressive'.O34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5]" office:value-type="float" office:value="69528" calcext:value-type="float">
            <text:p>69528</text:p>
          </table:table-cell>
          <table:table-cell table:formula="of:=[original.AC35]" office:value-type="float" office:value="31355" calcext:value-type="float">
            <text:p>31355</text:p>
          </table:table-cell>
          <table:table-cell table:formula="of:=[original.O35]" office:value-type="float" office:value="178692" calcext:value-type="float">
            <text:p>178692</text:p>
          </table:table-cell>
          <table:table-cell table:formula="of:=['patched-standard'.AB35]" office:value-type="float" office:value="67584" calcext:value-type="float">
            <text:p>67584</text:p>
          </table:table-cell>
          <table:table-cell table:formula="of:=['patched-standard'.AC35]" office:value-type="float" office:value="30180" calcext:value-type="float">
            <text:p>30180</text:p>
          </table:table-cell>
          <table:table-cell table:formula="of:=['patched-standard'.O35]" office:value-type="float" office:value="182680" calcext:value-type="float">
            <text:p>182680</text:p>
          </table:table-cell>
          <table:table-cell table:formula="of:=['patched-aggressive'.AB35]" office:value-type="float" office:value="51600" calcext:value-type="float">
            <text:p>51600</text:p>
          </table:table-cell>
          <table:table-cell table:formula="of:=['patched-aggressive'.AC35]" office:value-type="float" office:value="30243" calcext:value-type="float">
            <text:p>30243</text:p>
          </table:table-cell>
          <table:table-cell table:formula="of:=['patched-aggressive'.O35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36]" office:value-type="float" office:value="69528" calcext:value-type="float">
            <text:p>69528</text:p>
          </table:table-cell>
          <table:table-cell table:formula="of:=[original.AC36]" office:value-type="float" office:value="31355" calcext:value-type="float">
            <text:p>31355</text:p>
          </table:table-cell>
          <table:table-cell table:formula="of:=[original.O36]" office:value-type="float" office:value="178692" calcext:value-type="float">
            <text:p>178692</text:p>
          </table:table-cell>
          <table:table-cell table:formula="of:=['patched-standard'.AB36]" office:value-type="float" office:value="67584" calcext:value-type="float">
            <text:p>67584</text:p>
          </table:table-cell>
          <table:table-cell table:formula="of:=['patched-standard'.AC36]" office:value-type="float" office:value="30180" calcext:value-type="float">
            <text:p>30180</text:p>
          </table:table-cell>
          <table:table-cell table:formula="of:=['patched-standard'.O36]" office:value-type="float" office:value="182680" calcext:value-type="float">
            <text:p>182680</text:p>
          </table:table-cell>
          <table:table-cell table:formula="of:=['patched-aggressive'.AB36]" office:value-type="float" office:value="51600" calcext:value-type="float">
            <text:p>51600</text:p>
          </table:table-cell>
          <table:table-cell table:formula="of:=['patched-aggressive'.AC36]" office:value-type="float" office:value="30243" calcext:value-type="float">
            <text:p>30243</text:p>
          </table:table-cell>
          <table:table-cell table:formula="of:=['patched-aggressive'.O36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37]" office:value-type="float" office:value="69528" calcext:value-type="float">
            <text:p>69528</text:p>
          </table:table-cell>
          <table:table-cell table:formula="of:=[original.AC37]" office:value-type="float" office:value="31355" calcext:value-type="float">
            <text:p>31355</text:p>
          </table:table-cell>
          <table:table-cell table:formula="of:=[original.O37]" office:value-type="float" office:value="178692" calcext:value-type="float">
            <text:p>178692</text:p>
          </table:table-cell>
          <table:table-cell table:formula="of:=['patched-standard'.AB37]" office:value-type="float" office:value="67584" calcext:value-type="float">
            <text:p>67584</text:p>
          </table:table-cell>
          <table:table-cell table:formula="of:=['patched-standard'.AC37]" office:value-type="float" office:value="30180" calcext:value-type="float">
            <text:p>30180</text:p>
          </table:table-cell>
          <table:table-cell table:formula="of:=['patched-standard'.O37]" office:value-type="float" office:value="182680" calcext:value-type="float">
            <text:p>182680</text:p>
          </table:table-cell>
          <table:table-cell table:formula="of:=['patched-aggressive'.AB37]" office:value-type="float" office:value="51600" calcext:value-type="float">
            <text:p>51600</text:p>
          </table:table-cell>
          <table:table-cell table:formula="of:=['patched-aggressive'.AC37]" office:value-type="float" office:value="30243" calcext:value-type="float">
            <text:p>30243</text:p>
          </table:table-cell>
          <table:table-cell table:formula="of:=['patched-aggressive'.O37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38]" office:value-type="float" office:value="69528" calcext:value-type="float">
            <text:p>69528</text:p>
          </table:table-cell>
          <table:table-cell table:formula="of:=[original.AC38]" office:value-type="float" office:value="31355" calcext:value-type="float">
            <text:p>31355</text:p>
          </table:table-cell>
          <table:table-cell table:formula="of:=[original.O38]" office:value-type="float" office:value="178692" calcext:value-type="float">
            <text:p>178692</text:p>
          </table:table-cell>
          <table:table-cell table:formula="of:=['patched-standard'.AB38]" office:value-type="float" office:value="67584" calcext:value-type="float">
            <text:p>67584</text:p>
          </table:table-cell>
          <table:table-cell table:formula="of:=['patched-standard'.AC38]" office:value-type="float" office:value="30180" calcext:value-type="float">
            <text:p>30180</text:p>
          </table:table-cell>
          <table:table-cell table:formula="of:=['patched-standard'.O38]" office:value-type="float" office:value="182680" calcext:value-type="float">
            <text:p>182680</text:p>
          </table:table-cell>
          <table:table-cell table:formula="of:=['patched-aggressive'.AB38]" office:value-type="float" office:value="51600" calcext:value-type="float">
            <text:p>51600</text:p>
          </table:table-cell>
          <table:table-cell table:formula="of:=['patched-aggressive'.AC38]" office:value-type="float" office:value="30243" calcext:value-type="float">
            <text:p>30243</text:p>
          </table:table-cell>
          <table:table-cell table:formula="of:=['patched-aggressive'.O38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39]" office:value-type="float" office:value="69528" calcext:value-type="float">
            <text:p>69528</text:p>
          </table:table-cell>
          <table:table-cell table:formula="of:=[original.AC39]" office:value-type="float" office:value="31356" calcext:value-type="float">
            <text:p>31356</text:p>
          </table:table-cell>
          <table:table-cell table:formula="of:=[original.O39]" office:value-type="float" office:value="178692" calcext:value-type="float">
            <text:p>178692</text:p>
          </table:table-cell>
          <table:table-cell table:formula="of:=['patched-standard'.AB39]" office:value-type="float" office:value="67584" calcext:value-type="float">
            <text:p>67584</text:p>
          </table:table-cell>
          <table:table-cell table:formula="of:=['patched-standard'.AC39]" office:value-type="float" office:value="30181" calcext:value-type="float">
            <text:p>30181</text:p>
          </table:table-cell>
          <table:table-cell table:formula="of:=['patched-standard'.O39]" office:value-type="float" office:value="182680" calcext:value-type="float">
            <text:p>182680</text:p>
          </table:table-cell>
          <table:table-cell table:formula="of:=['patched-aggressive'.AB39]" office:value-type="float" office:value="51600" calcext:value-type="float">
            <text:p>51600</text:p>
          </table:table-cell>
          <table:table-cell table:formula="of:=['patched-aggressive'.AC39]" office:value-type="float" office:value="30243" calcext:value-type="float">
            <text:p>30243</text:p>
          </table:table-cell>
          <table:table-cell table:formula="of:=['patched-aggressive'.O39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40]" office:value-type="float" office:value="69528" calcext:value-type="float">
            <text:p>69528</text:p>
          </table:table-cell>
          <table:table-cell table:formula="of:=[original.AC40]" office:value-type="float" office:value="31356" calcext:value-type="float">
            <text:p>31356</text:p>
          </table:table-cell>
          <table:table-cell table:formula="of:=[original.O40]" office:value-type="float" office:value="178692" calcext:value-type="float">
            <text:p>178692</text:p>
          </table:table-cell>
          <table:table-cell table:formula="of:=['patched-standard'.AB40]" office:value-type="float" office:value="67584" calcext:value-type="float">
            <text:p>67584</text:p>
          </table:table-cell>
          <table:table-cell table:formula="of:=['patched-standard'.AC40]" office:value-type="float" office:value="30181" calcext:value-type="float">
            <text:p>30181</text:p>
          </table:table-cell>
          <table:table-cell table:formula="of:=['patched-standard'.O40]" office:value-type="float" office:value="182680" calcext:value-type="float">
            <text:p>182680</text:p>
          </table:table-cell>
          <table:table-cell table:formula="of:=['patched-aggressive'.AB40]" office:value-type="float" office:value="51600" calcext:value-type="float">
            <text:p>51600</text:p>
          </table:table-cell>
          <table:table-cell table:formula="of:=['patched-aggressive'.AC40]" office:value-type="float" office:value="30243" calcext:value-type="float">
            <text:p>30243</text:p>
          </table:table-cell>
          <table:table-cell table:formula="of:=['patched-aggressive'.O40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41]" office:value-type="float" office:value="69528" calcext:value-type="float">
            <text:p>69528</text:p>
          </table:table-cell>
          <table:table-cell table:formula="of:=[original.AC41]" office:value-type="float" office:value="31356" calcext:value-type="float">
            <text:p>31356</text:p>
          </table:table-cell>
          <table:table-cell table:formula="of:=[original.O41]" office:value-type="float" office:value="178692" calcext:value-type="float">
            <text:p>178692</text:p>
          </table:table-cell>
          <table:table-cell table:formula="of:=['patched-standard'.AB41]" office:value-type="float" office:value="67584" calcext:value-type="float">
            <text:p>67584</text:p>
          </table:table-cell>
          <table:table-cell table:formula="of:=['patched-standard'.AC41]" office:value-type="float" office:value="30181" calcext:value-type="float">
            <text:p>30181</text:p>
          </table:table-cell>
          <table:table-cell table:formula="of:=['patched-standard'.O41]" office:value-type="float" office:value="182680" calcext:value-type="float">
            <text:p>182680</text:p>
          </table:table-cell>
          <table:table-cell table:formula="of:=['patched-aggressive'.AB41]" office:value-type="float" office:value="51600" calcext:value-type="float">
            <text:p>51600</text:p>
          </table:table-cell>
          <table:table-cell table:formula="of:=['patched-aggressive'.AC41]" office:value-type="float" office:value="30243" calcext:value-type="float">
            <text:p>30243</text:p>
          </table:table-cell>
          <table:table-cell table:formula="of:=['patched-aggressive'.O41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42]" office:value-type="float" office:value="69528" calcext:value-type="float">
            <text:p>69528</text:p>
          </table:table-cell>
          <table:table-cell table:formula="of:=[original.AC42]" office:value-type="float" office:value="31356" calcext:value-type="float">
            <text:p>31356</text:p>
          </table:table-cell>
          <table:table-cell table:formula="of:=[original.O42]" office:value-type="float" office:value="178692" calcext:value-type="float">
            <text:p>178692</text:p>
          </table:table-cell>
          <table:table-cell table:formula="of:=['patched-standard'.AB42]" office:value-type="float" office:value="67584" calcext:value-type="float">
            <text:p>67584</text:p>
          </table:table-cell>
          <table:table-cell table:formula="of:=['patched-standard'.AC42]" office:value-type="float" office:value="30181" calcext:value-type="float">
            <text:p>30181</text:p>
          </table:table-cell>
          <table:table-cell table:formula="of:=['patched-standard'.O42]" office:value-type="float" office:value="182680" calcext:value-type="float">
            <text:p>182680</text:p>
          </table:table-cell>
          <table:table-cell table:formula="of:=['patched-aggressive'.AB42]" office:value-type="float" office:value="51600" calcext:value-type="float">
            <text:p>51600</text:p>
          </table:table-cell>
          <table:table-cell table:formula="of:=['patched-aggressive'.AC42]" office:value-type="float" office:value="30243" calcext:value-type="float">
            <text:p>30243</text:p>
          </table:table-cell>
          <table:table-cell table:formula="of:=['patched-aggressive'.O42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43]" office:value-type="float" office:value="69528" calcext:value-type="float">
            <text:p>69528</text:p>
          </table:table-cell>
          <table:table-cell table:formula="of:=[original.AC43]" office:value-type="float" office:value="21299" calcext:value-type="float">
            <text:p>21299</text:p>
          </table:table-cell>
          <table:table-cell table:formula="of:=[original.O43]" office:value-type="float" office:value="178692" calcext:value-type="float">
            <text:p>178692</text:p>
          </table:table-cell>
          <table:table-cell table:formula="of:=['patched-standard'.AB43]" office:value-type="float" office:value="67584" calcext:value-type="float">
            <text:p>67584</text:p>
          </table:table-cell>
          <table:table-cell table:formula="of:=['patched-standard'.AC43]" office:value-type="float" office:value="20756" calcext:value-type="float">
            <text:p>20756</text:p>
          </table:table-cell>
          <table:table-cell table:formula="of:=['patched-standard'.O43]" office:value-type="float" office:value="182808" calcext:value-type="float">
            <text:p>182808</text:p>
          </table:table-cell>
          <table:table-cell table:formula="of:=['patched-aggressive'.AB43]" office:value-type="float" office:value="42000" calcext:value-type="float">
            <text:p>42000</text:p>
          </table:table-cell>
          <table:table-cell table:formula="of:=['patched-aggressive'.AC43]" office:value-type="float" office:value="20818" calcext:value-type="float">
            <text:p>20818</text:p>
          </table:table-cell>
          <table:table-cell table:formula="of:=['patched-aggressive'.O4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4]" office:value-type="float" office:value="69528" calcext:value-type="float">
            <text:p>69528</text:p>
          </table:table-cell>
          <table:table-cell table:formula="of:=[original.AC44]" office:value-type="float" office:value="21299" calcext:value-type="float">
            <text:p>21299</text:p>
          </table:table-cell>
          <table:table-cell table:formula="of:=[original.O44]" office:value-type="float" office:value="178692" calcext:value-type="float">
            <text:p>178692</text:p>
          </table:table-cell>
          <table:table-cell table:formula="of:=['patched-standard'.AB44]" office:value-type="float" office:value="67584" calcext:value-type="float">
            <text:p>67584</text:p>
          </table:table-cell>
          <table:table-cell table:formula="of:=['patched-standard'.AC44]" office:value-type="float" office:value="20756" calcext:value-type="float">
            <text:p>20756</text:p>
          </table:table-cell>
          <table:table-cell table:formula="of:=['patched-standard'.O44]" office:value-type="float" office:value="182808" calcext:value-type="float">
            <text:p>182808</text:p>
          </table:table-cell>
          <table:table-cell table:formula="of:=['patched-aggressive'.AB44]" office:value-type="float" office:value="42000" calcext:value-type="float">
            <text:p>42000</text:p>
          </table:table-cell>
          <table:table-cell table:formula="of:=['patched-aggressive'.AC44]" office:value-type="float" office:value="20818" calcext:value-type="float">
            <text:p>20818</text:p>
          </table:table-cell>
          <table:table-cell table:formula="of:=['patched-aggressive'.O4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5]" office:value-type="float" office:value="69528" calcext:value-type="float">
            <text:p>69528</text:p>
          </table:table-cell>
          <table:table-cell table:formula="of:=[original.AC45]" office:value-type="float" office:value="21299" calcext:value-type="float">
            <text:p>21299</text:p>
          </table:table-cell>
          <table:table-cell table:formula="of:=[original.O45]" office:value-type="float" office:value="178692" calcext:value-type="float">
            <text:p>178692</text:p>
          </table:table-cell>
          <table:table-cell table:formula="of:=['patched-standard'.AB45]" office:value-type="float" office:value="67584" calcext:value-type="float">
            <text:p>67584</text:p>
          </table:table-cell>
          <table:table-cell table:formula="of:=['patched-standard'.AC45]" office:value-type="float" office:value="20756" calcext:value-type="float">
            <text:p>20756</text:p>
          </table:table-cell>
          <table:table-cell table:formula="of:=['patched-standard'.O45]" office:value-type="float" office:value="182808" calcext:value-type="float">
            <text:p>182808</text:p>
          </table:table-cell>
          <table:table-cell table:formula="of:=['patched-aggressive'.AB45]" office:value-type="float" office:value="42000" calcext:value-type="float">
            <text:p>42000</text:p>
          </table:table-cell>
          <table:table-cell table:formula="of:=['patched-aggressive'.AC45]" office:value-type="float" office:value="20818" calcext:value-type="float">
            <text:p>20818</text:p>
          </table:table-cell>
          <table:table-cell table:formula="of:=['patched-aggressive'.O4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6]" office:value-type="float" office:value="69528" calcext:value-type="float">
            <text:p>69528</text:p>
          </table:table-cell>
          <table:table-cell table:formula="of:=[original.AC46]" office:value-type="float" office:value="21299" calcext:value-type="float">
            <text:p>21299</text:p>
          </table:table-cell>
          <table:table-cell table:formula="of:=[original.O46]" office:value-type="float" office:value="178692" calcext:value-type="float">
            <text:p>178692</text:p>
          </table:table-cell>
          <table:table-cell table:formula="of:=['patched-standard'.AB46]" office:value-type="float" office:value="67584" calcext:value-type="float">
            <text:p>67584</text:p>
          </table:table-cell>
          <table:table-cell table:formula="of:=['patched-standard'.AC46]" office:value-type="float" office:value="20756" calcext:value-type="float">
            <text:p>20756</text:p>
          </table:table-cell>
          <table:table-cell table:formula="of:=['patched-standard'.O46]" office:value-type="float" office:value="182808" calcext:value-type="float">
            <text:p>182808</text:p>
          </table:table-cell>
          <table:table-cell table:formula="of:=['patched-aggressive'.AB46]" office:value-type="float" office:value="42000" calcext:value-type="float">
            <text:p>42000</text:p>
          </table:table-cell>
          <table:table-cell table:formula="of:=['patched-aggressive'.AC46]" office:value-type="float" office:value="20818" calcext:value-type="float">
            <text:p>20818</text:p>
          </table:table-cell>
          <table:table-cell table:formula="of:=['patched-aggressive'.O4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7]" office:value-type="float" office:value="69528" calcext:value-type="float">
            <text:p>69528</text:p>
          </table:table-cell>
          <table:table-cell table:formula="of:=[original.AC47]" office:value-type="float" office:value="21299" calcext:value-type="float">
            <text:p>21299</text:p>
          </table:table-cell>
          <table:table-cell table:formula="of:=[original.O47]" office:value-type="float" office:value="178692" calcext:value-type="float">
            <text:p>178692</text:p>
          </table:table-cell>
          <table:table-cell table:formula="of:=['patched-standard'.AB47]" office:value-type="float" office:value="67584" calcext:value-type="float">
            <text:p>67584</text:p>
          </table:table-cell>
          <table:table-cell table:formula="of:=['patched-standard'.AC47]" office:value-type="float" office:value="20756" calcext:value-type="float">
            <text:p>20756</text:p>
          </table:table-cell>
          <table:table-cell table:formula="of:=['patched-standard'.O47]" office:value-type="float" office:value="182808" calcext:value-type="float">
            <text:p>182808</text:p>
          </table:table-cell>
          <table:table-cell table:formula="of:=['patched-aggressive'.AB47]" office:value-type="float" office:value="42000" calcext:value-type="float">
            <text:p>42000</text:p>
          </table:table-cell>
          <table:table-cell table:formula="of:=['patched-aggressive'.AC47]" office:value-type="float" office:value="20818" calcext:value-type="float">
            <text:p>20818</text:p>
          </table:table-cell>
          <table:table-cell table:formula="of:=['patched-aggressive'.O4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8]" office:value-type="float" office:value="69528" calcext:value-type="float">
            <text:p>69528</text:p>
          </table:table-cell>
          <table:table-cell table:formula="of:=[original.AC48]" office:value-type="float" office:value="21299" calcext:value-type="float">
            <text:p>21299</text:p>
          </table:table-cell>
          <table:table-cell table:formula="of:=[original.O48]" office:value-type="float" office:value="178692" calcext:value-type="float">
            <text:p>178692</text:p>
          </table:table-cell>
          <table:table-cell table:formula="of:=['patched-standard'.AB48]" office:value-type="float" office:value="67584" calcext:value-type="float">
            <text:p>67584</text:p>
          </table:table-cell>
          <table:table-cell table:formula="of:=['patched-standard'.AC48]" office:value-type="float" office:value="20756" calcext:value-type="float">
            <text:p>20756</text:p>
          </table:table-cell>
          <table:table-cell table:formula="of:=['patched-standard'.O48]" office:value-type="float" office:value="182808" calcext:value-type="float">
            <text:p>182808</text:p>
          </table:table-cell>
          <table:table-cell table:formula="of:=['patched-aggressive'.AB48]" office:value-type="float" office:value="42000" calcext:value-type="float">
            <text:p>42000</text:p>
          </table:table-cell>
          <table:table-cell table:formula="of:=['patched-aggressive'.AC48]" office:value-type="float" office:value="20818" calcext:value-type="float">
            <text:p>20818</text:p>
          </table:table-cell>
          <table:table-cell table:formula="of:=['patched-aggressive'.O4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9]" office:value-type="float" office:value="69528" calcext:value-type="float">
            <text:p>69528</text:p>
          </table:table-cell>
          <table:table-cell table:formula="of:=[original.AC49]" office:value-type="float" office:value="21299" calcext:value-type="float">
            <text:p>21299</text:p>
          </table:table-cell>
          <table:table-cell table:formula="of:=[original.O49]" office:value-type="float" office:value="178692" calcext:value-type="float">
            <text:p>178692</text:p>
          </table:table-cell>
          <table:table-cell table:formula="of:=['patched-standard'.AB49]" office:value-type="float" office:value="67584" calcext:value-type="float">
            <text:p>67584</text:p>
          </table:table-cell>
          <table:table-cell table:formula="of:=['patched-standard'.AC49]" office:value-type="float" office:value="20756" calcext:value-type="float">
            <text:p>20756</text:p>
          </table:table-cell>
          <table:table-cell table:formula="of:=['patched-standard'.O49]" office:value-type="float" office:value="182808" calcext:value-type="float">
            <text:p>182808</text:p>
          </table:table-cell>
          <table:table-cell table:formula="of:=['patched-aggressive'.AB49]" office:value-type="float" office:value="42000" calcext:value-type="float">
            <text:p>42000</text:p>
          </table:table-cell>
          <table:table-cell table:formula="of:=['patched-aggressive'.AC49]" office:value-type="float" office:value="20818" calcext:value-type="float">
            <text:p>20818</text:p>
          </table:table-cell>
          <table:table-cell table:formula="of:=['patched-aggressive'.O4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0]" office:value-type="float" office:value="69528" calcext:value-type="float">
            <text:p>69528</text:p>
          </table:table-cell>
          <table:table-cell table:formula="of:=[original.AC50]" office:value-type="float" office:value="21299" calcext:value-type="float">
            <text:p>21299</text:p>
          </table:table-cell>
          <table:table-cell table:formula="of:=[original.O50]" office:value-type="float" office:value="178692" calcext:value-type="float">
            <text:p>178692</text:p>
          </table:table-cell>
          <table:table-cell table:formula="of:=['patched-standard'.AB50]" office:value-type="float" office:value="67584" calcext:value-type="float">
            <text:p>67584</text:p>
          </table:table-cell>
          <table:table-cell table:formula="of:=['patched-standard'.AC50]" office:value-type="float" office:value="20756" calcext:value-type="float">
            <text:p>20756</text:p>
          </table:table-cell>
          <table:table-cell table:formula="of:=['patched-standard'.O50]" office:value-type="float" office:value="182808" calcext:value-type="float">
            <text:p>182808</text:p>
          </table:table-cell>
          <table:table-cell table:formula="of:=['patched-aggressive'.AB50]" office:value-type="float" office:value="42000" calcext:value-type="float">
            <text:p>42000</text:p>
          </table:table-cell>
          <table:table-cell table:formula="of:=['patched-aggressive'.AC50]" office:value-type="float" office:value="20818" calcext:value-type="float">
            <text:p>20818</text:p>
          </table:table-cell>
          <table:table-cell table:formula="of:=['patched-aggressive'.O5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1]" office:value-type="float" office:value="69528" calcext:value-type="float">
            <text:p>69528</text:p>
          </table:table-cell>
          <table:table-cell table:formula="of:=[original.AC51]" office:value-type="float" office:value="21299" calcext:value-type="float">
            <text:p>21299</text:p>
          </table:table-cell>
          <table:table-cell table:formula="of:=[original.O51]" office:value-type="float" office:value="178692" calcext:value-type="float">
            <text:p>178692</text:p>
          </table:table-cell>
          <table:table-cell table:formula="of:=['patched-standard'.AB51]" office:value-type="float" office:value="67584" calcext:value-type="float">
            <text:p>67584</text:p>
          </table:table-cell>
          <table:table-cell table:formula="of:=['patched-standard'.AC51]" office:value-type="float" office:value="20756" calcext:value-type="float">
            <text:p>20756</text:p>
          </table:table-cell>
          <table:table-cell table:formula="of:=['patched-standard'.O51]" office:value-type="float" office:value="182808" calcext:value-type="float">
            <text:p>182808</text:p>
          </table:table-cell>
          <table:table-cell table:formula="of:=['patched-aggressive'.AB51]" office:value-type="float" office:value="42000" calcext:value-type="float">
            <text:p>42000</text:p>
          </table:table-cell>
          <table:table-cell table:formula="of:=['patched-aggressive'.AC51]" office:value-type="float" office:value="20818" calcext:value-type="float">
            <text:p>20818</text:p>
          </table:table-cell>
          <table:table-cell table:formula="of:=['patched-aggressive'.O5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2]" office:value-type="float" office:value="69528" calcext:value-type="float">
            <text:p>69528</text:p>
          </table:table-cell>
          <table:table-cell table:formula="of:=[original.AC52]" office:value-type="float" office:value="21299" calcext:value-type="float">
            <text:p>21299</text:p>
          </table:table-cell>
          <table:table-cell table:formula="of:=[original.O52]" office:value-type="float" office:value="178692" calcext:value-type="float">
            <text:p>178692</text:p>
          </table:table-cell>
          <table:table-cell table:formula="of:=['patched-standard'.AB52]" office:value-type="float" office:value="67584" calcext:value-type="float">
            <text:p>67584</text:p>
          </table:table-cell>
          <table:table-cell table:formula="of:=['patched-standard'.AC52]" office:value-type="float" office:value="20756" calcext:value-type="float">
            <text:p>20756</text:p>
          </table:table-cell>
          <table:table-cell table:formula="of:=['patched-standard'.O52]" office:value-type="float" office:value="182808" calcext:value-type="float">
            <text:p>182808</text:p>
          </table:table-cell>
          <table:table-cell table:formula="of:=['patched-aggressive'.AB52]" office:value-type="float" office:value="42000" calcext:value-type="float">
            <text:p>42000</text:p>
          </table:table-cell>
          <table:table-cell table:formula="of:=['patched-aggressive'.AC52]" office:value-type="float" office:value="20818" calcext:value-type="float">
            <text:p>20818</text:p>
          </table:table-cell>
          <table:table-cell table:formula="of:=['patched-aggressive'.O5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3]" office:value-type="float" office:value="69528" calcext:value-type="float">
            <text:p>69528</text:p>
          </table:table-cell>
          <table:table-cell table:formula="of:=[original.AC53]" office:value-type="float" office:value="21299" calcext:value-type="float">
            <text:p>21299</text:p>
          </table:table-cell>
          <table:table-cell table:formula="of:=[original.O53]" office:value-type="float" office:value="178692" calcext:value-type="float">
            <text:p>178692</text:p>
          </table:table-cell>
          <table:table-cell table:formula="of:=['patched-standard'.AB53]" office:value-type="float" office:value="67584" calcext:value-type="float">
            <text:p>67584</text:p>
          </table:table-cell>
          <table:table-cell table:formula="of:=['patched-standard'.AC53]" office:value-type="float" office:value="20756" calcext:value-type="float">
            <text:p>20756</text:p>
          </table:table-cell>
          <table:table-cell table:formula="of:=['patched-standard'.O53]" office:value-type="float" office:value="182808" calcext:value-type="float">
            <text:p>182808</text:p>
          </table:table-cell>
          <table:table-cell table:formula="of:=['patched-aggressive'.AB53]" office:value-type="float" office:value="42000" calcext:value-type="float">
            <text:p>42000</text:p>
          </table:table-cell>
          <table:table-cell table:formula="of:=['patched-aggressive'.AC53]" office:value-type="float" office:value="20818" calcext:value-type="float">
            <text:p>20818</text:p>
          </table:table-cell>
          <table:table-cell table:formula="of:=['patched-aggressive'.O5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4]" office:value-type="float" office:value="69528" calcext:value-type="float">
            <text:p>69528</text:p>
          </table:table-cell>
          <table:table-cell table:formula="of:=[original.AC54]" office:value-type="float" office:value="21299" calcext:value-type="float">
            <text:p>21299</text:p>
          </table:table-cell>
          <table:table-cell table:formula="of:=[original.O54]" office:value-type="float" office:value="178692" calcext:value-type="float">
            <text:p>178692</text:p>
          </table:table-cell>
          <table:table-cell table:formula="of:=['patched-standard'.AB54]" office:value-type="float" office:value="67584" calcext:value-type="float">
            <text:p>67584</text:p>
          </table:table-cell>
          <table:table-cell table:formula="of:=['patched-standard'.AC54]" office:value-type="float" office:value="20756" calcext:value-type="float">
            <text:p>20756</text:p>
          </table:table-cell>
          <table:table-cell table:formula="of:=['patched-standard'.O54]" office:value-type="float" office:value="182808" calcext:value-type="float">
            <text:p>182808</text:p>
          </table:table-cell>
          <table:table-cell table:formula="of:=['patched-aggressive'.AB54]" office:value-type="float" office:value="42000" calcext:value-type="float">
            <text:p>42000</text:p>
          </table:table-cell>
          <table:table-cell table:formula="of:=['patched-aggressive'.AC54]" office:value-type="float" office:value="20818" calcext:value-type="float">
            <text:p>20818</text:p>
          </table:table-cell>
          <table:table-cell table:formula="of:=['patched-aggressive'.O5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5]" office:value-type="float" office:value="69528" calcext:value-type="float">
            <text:p>69528</text:p>
          </table:table-cell>
          <table:table-cell table:formula="of:=[original.AC55]" office:value-type="float" office:value="21299" calcext:value-type="float">
            <text:p>21299</text:p>
          </table:table-cell>
          <table:table-cell table:formula="of:=[original.O55]" office:value-type="float" office:value="178692" calcext:value-type="float">
            <text:p>178692</text:p>
          </table:table-cell>
          <table:table-cell table:formula="of:=['patched-standard'.AB55]" office:value-type="float" office:value="67584" calcext:value-type="float">
            <text:p>67584</text:p>
          </table:table-cell>
          <table:table-cell table:formula="of:=['patched-standard'.AC55]" office:value-type="float" office:value="20756" calcext:value-type="float">
            <text:p>20756</text:p>
          </table:table-cell>
          <table:table-cell table:formula="of:=['patched-standard'.O55]" office:value-type="float" office:value="182808" calcext:value-type="float">
            <text:p>182808</text:p>
          </table:table-cell>
          <table:table-cell table:formula="of:=['patched-aggressive'.AB55]" office:value-type="float" office:value="42000" calcext:value-type="float">
            <text:p>42000</text:p>
          </table:table-cell>
          <table:table-cell table:formula="of:=['patched-aggressive'.AC55]" office:value-type="float" office:value="20818" calcext:value-type="float">
            <text:p>20818</text:p>
          </table:table-cell>
          <table:table-cell table:formula="of:=['patched-aggressive'.O5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6]" office:value-type="float" office:value="69528" calcext:value-type="float">
            <text:p>69528</text:p>
          </table:table-cell>
          <table:table-cell table:formula="of:=[original.AC56]" office:value-type="float" office:value="21299" calcext:value-type="float">
            <text:p>21299</text:p>
          </table:table-cell>
          <table:table-cell table:formula="of:=[original.O56]" office:value-type="float" office:value="178692" calcext:value-type="float">
            <text:p>178692</text:p>
          </table:table-cell>
          <table:table-cell table:formula="of:=['patched-standard'.AB56]" office:value-type="float" office:value="67584" calcext:value-type="float">
            <text:p>67584</text:p>
          </table:table-cell>
          <table:table-cell table:formula="of:=['patched-standard'.AC56]" office:value-type="float" office:value="20756" calcext:value-type="float">
            <text:p>20756</text:p>
          </table:table-cell>
          <table:table-cell table:formula="of:=['patched-standard'.O56]" office:value-type="float" office:value="182808" calcext:value-type="float">
            <text:p>182808</text:p>
          </table:table-cell>
          <table:table-cell table:formula="of:=['patched-aggressive'.AB56]" office:value-type="float" office:value="42000" calcext:value-type="float">
            <text:p>42000</text:p>
          </table:table-cell>
          <table:table-cell table:formula="of:=['patched-aggressive'.AC56]" office:value-type="float" office:value="20818" calcext:value-type="float">
            <text:p>20818</text:p>
          </table:table-cell>
          <table:table-cell table:formula="of:=['patched-aggressive'.O5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7]" office:value-type="float" office:value="69528" calcext:value-type="float">
            <text:p>69528</text:p>
          </table:table-cell>
          <table:table-cell table:formula="of:=[original.AC57]" office:value-type="float" office:value="21299" calcext:value-type="float">
            <text:p>21299</text:p>
          </table:table-cell>
          <table:table-cell table:formula="of:=[original.O57]" office:value-type="float" office:value="178692" calcext:value-type="float">
            <text:p>178692</text:p>
          </table:table-cell>
          <table:table-cell table:formula="of:=['patched-standard'.AB57]" office:value-type="float" office:value="67584" calcext:value-type="float">
            <text:p>67584</text:p>
          </table:table-cell>
          <table:table-cell table:formula="of:=['patched-standard'.AC57]" office:value-type="float" office:value="20756" calcext:value-type="float">
            <text:p>20756</text:p>
          </table:table-cell>
          <table:table-cell table:formula="of:=['patched-standard'.O57]" office:value-type="float" office:value="182808" calcext:value-type="float">
            <text:p>182808</text:p>
          </table:table-cell>
          <table:table-cell table:formula="of:=['patched-aggressive'.AB57]" office:value-type="float" office:value="42000" calcext:value-type="float">
            <text:p>42000</text:p>
          </table:table-cell>
          <table:table-cell table:formula="of:=['patched-aggressive'.AC57]" office:value-type="float" office:value="20818" calcext:value-type="float">
            <text:p>20818</text:p>
          </table:table-cell>
          <table:table-cell table:formula="of:=['patched-aggressive'.O5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8]" office:value-type="float" office:value="69528" calcext:value-type="float">
            <text:p>69528</text:p>
          </table:table-cell>
          <table:table-cell table:formula="of:=[original.AC58]" office:value-type="float" office:value="21299" calcext:value-type="float">
            <text:p>21299</text:p>
          </table:table-cell>
          <table:table-cell table:formula="of:=[original.O58]" office:value-type="float" office:value="178692" calcext:value-type="float">
            <text:p>178692</text:p>
          </table:table-cell>
          <table:table-cell table:formula="of:=['patched-standard'.AB58]" office:value-type="float" office:value="67584" calcext:value-type="float">
            <text:p>67584</text:p>
          </table:table-cell>
          <table:table-cell table:formula="of:=['patched-standard'.AC58]" office:value-type="float" office:value="20756" calcext:value-type="float">
            <text:p>20756</text:p>
          </table:table-cell>
          <table:table-cell table:formula="of:=['patched-standard'.O58]" office:value-type="float" office:value="182808" calcext:value-type="float">
            <text:p>182808</text:p>
          </table:table-cell>
          <table:table-cell table:formula="of:=['patched-aggressive'.AB58]" office:value-type="float" office:value="42000" calcext:value-type="float">
            <text:p>42000</text:p>
          </table:table-cell>
          <table:table-cell table:formula="of:=['patched-aggressive'.AC58]" office:value-type="float" office:value="20818" calcext:value-type="float">
            <text:p>20818</text:p>
          </table:table-cell>
          <table:table-cell table:formula="of:=['patched-aggressive'.O5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9]" office:value-type="float" office:value="69528" calcext:value-type="float">
            <text:p>69528</text:p>
          </table:table-cell>
          <table:table-cell table:formula="of:=[original.AC59]" office:value-type="float" office:value="21299" calcext:value-type="float">
            <text:p>21299</text:p>
          </table:table-cell>
          <table:table-cell table:formula="of:=[original.O59]" office:value-type="float" office:value="178692" calcext:value-type="float">
            <text:p>178692</text:p>
          </table:table-cell>
          <table:table-cell table:formula="of:=['patched-standard'.AB59]" office:value-type="float" office:value="67584" calcext:value-type="float">
            <text:p>67584</text:p>
          </table:table-cell>
          <table:table-cell table:formula="of:=['patched-standard'.AC59]" office:value-type="float" office:value="20756" calcext:value-type="float">
            <text:p>20756</text:p>
          </table:table-cell>
          <table:table-cell table:formula="of:=['patched-standard'.O59]" office:value-type="float" office:value="182808" calcext:value-type="float">
            <text:p>182808</text:p>
          </table:table-cell>
          <table:table-cell table:formula="of:=['patched-aggressive'.AB59]" office:value-type="float" office:value="42000" calcext:value-type="float">
            <text:p>42000</text:p>
          </table:table-cell>
          <table:table-cell table:formula="of:=['patched-aggressive'.AC59]" office:value-type="float" office:value="20818" calcext:value-type="float">
            <text:p>20818</text:p>
          </table:table-cell>
          <table:table-cell table:formula="of:=['patched-aggressive'.O5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0]" office:value-type="float" office:value="69528" calcext:value-type="float">
            <text:p>69528</text:p>
          </table:table-cell>
          <table:table-cell table:formula="of:=[original.AC60]" office:value-type="float" office:value="21299" calcext:value-type="float">
            <text:p>21299</text:p>
          </table:table-cell>
          <table:table-cell table:formula="of:=[original.O60]" office:value-type="float" office:value="178692" calcext:value-type="float">
            <text:p>178692</text:p>
          </table:table-cell>
          <table:table-cell table:formula="of:=['patched-standard'.AB60]" office:value-type="float" office:value="67584" calcext:value-type="float">
            <text:p>67584</text:p>
          </table:table-cell>
          <table:table-cell table:formula="of:=['patched-standard'.AC60]" office:value-type="float" office:value="20756" calcext:value-type="float">
            <text:p>20756</text:p>
          </table:table-cell>
          <table:table-cell table:formula="of:=['patched-standard'.O60]" office:value-type="float" office:value="182808" calcext:value-type="float">
            <text:p>182808</text:p>
          </table:table-cell>
          <table:table-cell table:formula="of:=['patched-aggressive'.AB60]" office:value-type="float" office:value="42000" calcext:value-type="float">
            <text:p>42000</text:p>
          </table:table-cell>
          <table:table-cell table:formula="of:=['patched-aggressive'.AC60]" office:value-type="float" office:value="20818" calcext:value-type="float">
            <text:p>20818</text:p>
          </table:table-cell>
          <table:table-cell table:formula="of:=['patched-aggressive'.O6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1]" office:value-type="float" office:value="69528" calcext:value-type="float">
            <text:p>69528</text:p>
          </table:table-cell>
          <table:table-cell table:formula="of:=[original.AC61]" office:value-type="float" office:value="21299" calcext:value-type="float">
            <text:p>21299</text:p>
          </table:table-cell>
          <table:table-cell table:formula="of:=[original.O61]" office:value-type="float" office:value="178692" calcext:value-type="float">
            <text:p>178692</text:p>
          </table:table-cell>
          <table:table-cell table:formula="of:=['patched-standard'.AB61]" office:value-type="float" office:value="67584" calcext:value-type="float">
            <text:p>67584</text:p>
          </table:table-cell>
          <table:table-cell table:formula="of:=['patched-standard'.AC61]" office:value-type="float" office:value="20756" calcext:value-type="float">
            <text:p>20756</text:p>
          </table:table-cell>
          <table:table-cell table:formula="of:=['patched-standard'.O61]" office:value-type="float" office:value="182808" calcext:value-type="float">
            <text:p>182808</text:p>
          </table:table-cell>
          <table:table-cell table:formula="of:=['patched-aggressive'.AB61]" office:value-type="float" office:value="42000" calcext:value-type="float">
            <text:p>42000</text:p>
          </table:table-cell>
          <table:table-cell table:formula="of:=['patched-aggressive'.AC61]" office:value-type="float" office:value="20818" calcext:value-type="float">
            <text:p>20818</text:p>
          </table:table-cell>
          <table:table-cell table:formula="of:=['patched-aggressive'.O6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2]" office:value-type="float" office:value="69528" calcext:value-type="float">
            <text:p>69528</text:p>
          </table:table-cell>
          <table:table-cell table:formula="of:=[original.AC62]" office:value-type="float" office:value="21299" calcext:value-type="float">
            <text:p>21299</text:p>
          </table:table-cell>
          <table:table-cell table:formula="of:=[original.O62]" office:value-type="float" office:value="178692" calcext:value-type="float">
            <text:p>178692</text:p>
          </table:table-cell>
          <table:table-cell table:formula="of:=['patched-standard'.AB62]" office:value-type="float" office:value="67584" calcext:value-type="float">
            <text:p>67584</text:p>
          </table:table-cell>
          <table:table-cell table:formula="of:=['patched-standard'.AC62]" office:value-type="float" office:value="20756" calcext:value-type="float">
            <text:p>20756</text:p>
          </table:table-cell>
          <table:table-cell table:formula="of:=['patched-standard'.O62]" office:value-type="float" office:value="182808" calcext:value-type="float">
            <text:p>182808</text:p>
          </table:table-cell>
          <table:table-cell table:formula="of:=['patched-aggressive'.AB62]" office:value-type="float" office:value="42000" calcext:value-type="float">
            <text:p>42000</text:p>
          </table:table-cell>
          <table:table-cell table:formula="of:=['patched-aggressive'.AC62]" office:value-type="float" office:value="20818" calcext:value-type="float">
            <text:p>20818</text:p>
          </table:table-cell>
          <table:table-cell table:formula="of:=['patched-aggressive'.O6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3]" office:value-type="float" office:value="69528" calcext:value-type="float">
            <text:p>69528</text:p>
          </table:table-cell>
          <table:table-cell table:formula="of:=[original.AC63]" office:value-type="float" office:value="21299" calcext:value-type="float">
            <text:p>21299</text:p>
          </table:table-cell>
          <table:table-cell table:formula="of:=[original.O63]" office:value-type="float" office:value="178692" calcext:value-type="float">
            <text:p>178692</text:p>
          </table:table-cell>
          <table:table-cell table:formula="of:=['patched-standard'.AB63]" office:value-type="float" office:value="67584" calcext:value-type="float">
            <text:p>67584</text:p>
          </table:table-cell>
          <table:table-cell table:formula="of:=['patched-standard'.AC63]" office:value-type="float" office:value="20756" calcext:value-type="float">
            <text:p>20756</text:p>
          </table:table-cell>
          <table:table-cell table:formula="of:=['patched-standard'.O63]" office:value-type="float" office:value="182808" calcext:value-type="float">
            <text:p>182808</text:p>
          </table:table-cell>
          <table:table-cell table:formula="of:=['patched-aggressive'.AB63]" office:value-type="float" office:value="42000" calcext:value-type="float">
            <text:p>42000</text:p>
          </table:table-cell>
          <table:table-cell table:formula="of:=['patched-aggressive'.AC63]" office:value-type="float" office:value="20818" calcext:value-type="float">
            <text:p>20818</text:p>
          </table:table-cell>
          <table:table-cell table:formula="of:=['patched-aggressive'.O6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4]" office:value-type="float" office:value="69528" calcext:value-type="float">
            <text:p>69528</text:p>
          </table:table-cell>
          <table:table-cell table:formula="of:=[original.AC64]" office:value-type="float" office:value="21299" calcext:value-type="float">
            <text:p>21299</text:p>
          </table:table-cell>
          <table:table-cell table:formula="of:=[original.O64]" office:value-type="float" office:value="178692" calcext:value-type="float">
            <text:p>178692</text:p>
          </table:table-cell>
          <table:table-cell table:formula="of:=['patched-standard'.AB64]" office:value-type="float" office:value="67584" calcext:value-type="float">
            <text:p>67584</text:p>
          </table:table-cell>
          <table:table-cell table:formula="of:=['patched-standard'.AC64]" office:value-type="float" office:value="20756" calcext:value-type="float">
            <text:p>20756</text:p>
          </table:table-cell>
          <table:table-cell table:formula="of:=['patched-standard'.O64]" office:value-type="float" office:value="182808" calcext:value-type="float">
            <text:p>182808</text:p>
          </table:table-cell>
          <table:table-cell table:formula="of:=['patched-aggressive'.AB64]" office:value-type="float" office:value="42000" calcext:value-type="float">
            <text:p>42000</text:p>
          </table:table-cell>
          <table:table-cell table:formula="of:=['patched-aggressive'.AC64]" office:value-type="float" office:value="20818" calcext:value-type="float">
            <text:p>20818</text:p>
          </table:table-cell>
          <table:table-cell table:formula="of:=['patched-aggressive'.O6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5]" office:value-type="float" office:value="69528" calcext:value-type="float">
            <text:p>69528</text:p>
          </table:table-cell>
          <table:table-cell table:formula="of:=[original.AC65]" office:value-type="float" office:value="21299" calcext:value-type="float">
            <text:p>21299</text:p>
          </table:table-cell>
          <table:table-cell table:formula="of:=[original.O65]" office:value-type="float" office:value="178692" calcext:value-type="float">
            <text:p>178692</text:p>
          </table:table-cell>
          <table:table-cell table:formula="of:=['patched-standard'.AB65]" office:value-type="float" office:value="67584" calcext:value-type="float">
            <text:p>67584</text:p>
          </table:table-cell>
          <table:table-cell table:formula="of:=['patched-standard'.AC65]" office:value-type="float" office:value="20756" calcext:value-type="float">
            <text:p>20756</text:p>
          </table:table-cell>
          <table:table-cell table:formula="of:=['patched-standard'.O65]" office:value-type="float" office:value="182808" calcext:value-type="float">
            <text:p>182808</text:p>
          </table:table-cell>
          <table:table-cell table:formula="of:=['patched-aggressive'.AB65]" office:value-type="float" office:value="42000" calcext:value-type="float">
            <text:p>42000</text:p>
          </table:table-cell>
          <table:table-cell table:formula="of:=['patched-aggressive'.AC65]" office:value-type="float" office:value="20818" calcext:value-type="float">
            <text:p>20818</text:p>
          </table:table-cell>
          <table:table-cell table:formula="of:=['patched-aggressive'.O6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6]" office:value-type="float" office:value="69528" calcext:value-type="float">
            <text:p>69528</text:p>
          </table:table-cell>
          <table:table-cell table:formula="of:=[original.AC66]" office:value-type="float" office:value="21299" calcext:value-type="float">
            <text:p>21299</text:p>
          </table:table-cell>
          <table:table-cell table:formula="of:=[original.O66]" office:value-type="float" office:value="178692" calcext:value-type="float">
            <text:p>178692</text:p>
          </table:table-cell>
          <table:table-cell table:formula="of:=['patched-standard'.AB66]" office:value-type="float" office:value="67584" calcext:value-type="float">
            <text:p>67584</text:p>
          </table:table-cell>
          <table:table-cell table:formula="of:=['patched-standard'.AC66]" office:value-type="float" office:value="20756" calcext:value-type="float">
            <text:p>20756</text:p>
          </table:table-cell>
          <table:table-cell table:formula="of:=['patched-standard'.O66]" office:value-type="float" office:value="182808" calcext:value-type="float">
            <text:p>182808</text:p>
          </table:table-cell>
          <table:table-cell table:formula="of:=['patched-aggressive'.AB66]" office:value-type="float" office:value="42000" calcext:value-type="float">
            <text:p>42000</text:p>
          </table:table-cell>
          <table:table-cell table:formula="of:=['patched-aggressive'.AC66]" office:value-type="float" office:value="20818" calcext:value-type="float">
            <text:p>20818</text:p>
          </table:table-cell>
          <table:table-cell table:formula="of:=['patched-aggressive'.O6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7]" office:value-type="float" office:value="69528" calcext:value-type="float">
            <text:p>69528</text:p>
          </table:table-cell>
          <table:table-cell table:formula="of:=[original.AC67]" office:value-type="float" office:value="21299" calcext:value-type="float">
            <text:p>21299</text:p>
          </table:table-cell>
          <table:table-cell table:formula="of:=[original.O67]" office:value-type="float" office:value="178692" calcext:value-type="float">
            <text:p>178692</text:p>
          </table:table-cell>
          <table:table-cell table:formula="of:=['patched-standard'.AB67]" office:value-type="float" office:value="67584" calcext:value-type="float">
            <text:p>67584</text:p>
          </table:table-cell>
          <table:table-cell table:formula="of:=['patched-standard'.AC67]" office:value-type="float" office:value="20756" calcext:value-type="float">
            <text:p>20756</text:p>
          </table:table-cell>
          <table:table-cell table:formula="of:=['patched-standard'.O67]" office:value-type="float" office:value="182808" calcext:value-type="float">
            <text:p>182808</text:p>
          </table:table-cell>
          <table:table-cell table:formula="of:=['patched-aggressive'.AB67]" office:value-type="float" office:value="42000" calcext:value-type="float">
            <text:p>42000</text:p>
          </table:table-cell>
          <table:table-cell table:formula="of:=['patched-aggressive'.AC67]" office:value-type="float" office:value="20818" calcext:value-type="float">
            <text:p>20818</text:p>
          </table:table-cell>
          <table:table-cell table:formula="of:=['patched-aggressive'.O6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8]" office:value-type="float" office:value="69528" calcext:value-type="float">
            <text:p>69528</text:p>
          </table:table-cell>
          <table:table-cell table:formula="of:=[original.AC68]" office:value-type="float" office:value="21299" calcext:value-type="float">
            <text:p>21299</text:p>
          </table:table-cell>
          <table:table-cell table:formula="of:=[original.O68]" office:value-type="float" office:value="178692" calcext:value-type="float">
            <text:p>178692</text:p>
          </table:table-cell>
          <table:table-cell table:formula="of:=['patched-standard'.AB68]" office:value-type="float" office:value="67584" calcext:value-type="float">
            <text:p>67584</text:p>
          </table:table-cell>
          <table:table-cell table:formula="of:=['patched-standard'.AC68]" office:value-type="float" office:value="20756" calcext:value-type="float">
            <text:p>20756</text:p>
          </table:table-cell>
          <table:table-cell table:formula="of:=['patched-standard'.O68]" office:value-type="float" office:value="182808" calcext:value-type="float">
            <text:p>182808</text:p>
          </table:table-cell>
          <table:table-cell table:formula="of:=['patched-aggressive'.AB68]" office:value-type="float" office:value="42000" calcext:value-type="float">
            <text:p>42000</text:p>
          </table:table-cell>
          <table:table-cell table:formula="of:=['patched-aggressive'.AC68]" office:value-type="float" office:value="20818" calcext:value-type="float">
            <text:p>20818</text:p>
          </table:table-cell>
          <table:table-cell table:formula="of:=['patched-aggressive'.O6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9]" office:value-type="float" office:value="69528" calcext:value-type="float">
            <text:p>69528</text:p>
          </table:table-cell>
          <table:table-cell table:formula="of:=[original.AC69]" office:value-type="float" office:value="21299" calcext:value-type="float">
            <text:p>21299</text:p>
          </table:table-cell>
          <table:table-cell table:formula="of:=[original.O69]" office:value-type="float" office:value="178692" calcext:value-type="float">
            <text:p>178692</text:p>
          </table:table-cell>
          <table:table-cell table:formula="of:=['patched-standard'.AB69]" office:value-type="float" office:value="67584" calcext:value-type="float">
            <text:p>67584</text:p>
          </table:table-cell>
          <table:table-cell table:formula="of:=['patched-standard'.AC69]" office:value-type="float" office:value="20756" calcext:value-type="float">
            <text:p>20756</text:p>
          </table:table-cell>
          <table:table-cell table:formula="of:=['patched-standard'.O69]" office:value-type="float" office:value="182808" calcext:value-type="float">
            <text:p>182808</text:p>
          </table:table-cell>
          <table:table-cell table:formula="of:=['patched-aggressive'.AB69]" office:value-type="float" office:value="42000" calcext:value-type="float">
            <text:p>42000</text:p>
          </table:table-cell>
          <table:table-cell table:formula="of:=['patched-aggressive'.AC69]" office:value-type="float" office:value="20818" calcext:value-type="float">
            <text:p>20818</text:p>
          </table:table-cell>
          <table:table-cell table:formula="of:=['patched-aggressive'.O6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0]" office:value-type="float" office:value="69528" calcext:value-type="float">
            <text:p>69528</text:p>
          </table:table-cell>
          <table:table-cell table:formula="of:=[original.AC70]" office:value-type="float" office:value="21299" calcext:value-type="float">
            <text:p>21299</text:p>
          </table:table-cell>
          <table:table-cell table:formula="of:=[original.O70]" office:value-type="float" office:value="178692" calcext:value-type="float">
            <text:p>178692</text:p>
          </table:table-cell>
          <table:table-cell table:formula="of:=['patched-standard'.AB70]" office:value-type="float" office:value="67584" calcext:value-type="float">
            <text:p>67584</text:p>
          </table:table-cell>
          <table:table-cell table:formula="of:=['patched-standard'.AC70]" office:value-type="float" office:value="20756" calcext:value-type="float">
            <text:p>20756</text:p>
          </table:table-cell>
          <table:table-cell table:formula="of:=['patched-standard'.O70]" office:value-type="float" office:value="182808" calcext:value-type="float">
            <text:p>182808</text:p>
          </table:table-cell>
          <table:table-cell table:formula="of:=['patched-aggressive'.AB70]" office:value-type="float" office:value="42000" calcext:value-type="float">
            <text:p>42000</text:p>
          </table:table-cell>
          <table:table-cell table:formula="of:=['patched-aggressive'.AC70]" office:value-type="float" office:value="20818" calcext:value-type="float">
            <text:p>20818</text:p>
          </table:table-cell>
          <table:table-cell table:formula="of:=['patched-aggressive'.O7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1]" office:value-type="float" office:value="69528" calcext:value-type="float">
            <text:p>69528</text:p>
          </table:table-cell>
          <table:table-cell table:formula="of:=[original.AC71]" office:value-type="float" office:value="21299" calcext:value-type="float">
            <text:p>21299</text:p>
          </table:table-cell>
          <table:table-cell table:formula="of:=[original.O71]" office:value-type="float" office:value="178692" calcext:value-type="float">
            <text:p>178692</text:p>
          </table:table-cell>
          <table:table-cell table:formula="of:=['patched-standard'.AB71]" office:value-type="float" office:value="67584" calcext:value-type="float">
            <text:p>67584</text:p>
          </table:table-cell>
          <table:table-cell table:formula="of:=['patched-standard'.AC71]" office:value-type="float" office:value="20756" calcext:value-type="float">
            <text:p>20756</text:p>
          </table:table-cell>
          <table:table-cell table:formula="of:=['patched-standard'.O71]" office:value-type="float" office:value="182808" calcext:value-type="float">
            <text:p>182808</text:p>
          </table:table-cell>
          <table:table-cell table:formula="of:=['patched-aggressive'.AB71]" office:value-type="float" office:value="42000" calcext:value-type="float">
            <text:p>42000</text:p>
          </table:table-cell>
          <table:table-cell table:formula="of:=['patched-aggressive'.AC71]" office:value-type="float" office:value="20818" calcext:value-type="float">
            <text:p>20818</text:p>
          </table:table-cell>
          <table:table-cell table:formula="of:=['patched-aggressive'.O7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2]" office:value-type="float" office:value="69528" calcext:value-type="float">
            <text:p>69528</text:p>
          </table:table-cell>
          <table:table-cell table:formula="of:=[original.AC72]" office:value-type="float" office:value="21299" calcext:value-type="float">
            <text:p>21299</text:p>
          </table:table-cell>
          <table:table-cell table:formula="of:=[original.O72]" office:value-type="float" office:value="178692" calcext:value-type="float">
            <text:p>178692</text:p>
          </table:table-cell>
          <table:table-cell table:formula="of:=['patched-standard'.AB72]" office:value-type="float" office:value="67584" calcext:value-type="float">
            <text:p>67584</text:p>
          </table:table-cell>
          <table:table-cell table:formula="of:=['patched-standard'.AC72]" office:value-type="float" office:value="20756" calcext:value-type="float">
            <text:p>20756</text:p>
          </table:table-cell>
          <table:table-cell table:formula="of:=['patched-standard'.O72]" office:value-type="float" office:value="182808" calcext:value-type="float">
            <text:p>182808</text:p>
          </table:table-cell>
          <table:table-cell table:formula="of:=['patched-aggressive'.AB72]" office:value-type="float" office:value="42000" calcext:value-type="float">
            <text:p>42000</text:p>
          </table:table-cell>
          <table:table-cell table:formula="of:=['patched-aggressive'.AC72]" office:value-type="float" office:value="20818" calcext:value-type="float">
            <text:p>20818</text:p>
          </table:table-cell>
          <table:table-cell table:formula="of:=['patched-aggressive'.O7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3]" office:value-type="float" office:value="69528" calcext:value-type="float">
            <text:p>69528</text:p>
          </table:table-cell>
          <table:table-cell table:formula="of:=[original.AC73]" office:value-type="float" office:value="21299" calcext:value-type="float">
            <text:p>21299</text:p>
          </table:table-cell>
          <table:table-cell table:formula="of:=[original.O73]" office:value-type="float" office:value="178692" calcext:value-type="float">
            <text:p>178692</text:p>
          </table:table-cell>
          <table:table-cell table:formula="of:=['patched-standard'.AB73]" office:value-type="float" office:value="67584" calcext:value-type="float">
            <text:p>67584</text:p>
          </table:table-cell>
          <table:table-cell table:formula="of:=['patched-standard'.AC73]" office:value-type="float" office:value="20756" calcext:value-type="float">
            <text:p>20756</text:p>
          </table:table-cell>
          <table:table-cell table:formula="of:=['patched-standard'.O73]" office:value-type="float" office:value="182808" calcext:value-type="float">
            <text:p>182808</text:p>
          </table:table-cell>
          <table:table-cell table:formula="of:=['patched-aggressive'.AB73]" office:value-type="float" office:value="42000" calcext:value-type="float">
            <text:p>42000</text:p>
          </table:table-cell>
          <table:table-cell table:formula="of:=['patched-aggressive'.AC73]" office:value-type="float" office:value="20818" calcext:value-type="float">
            <text:p>20818</text:p>
          </table:table-cell>
          <table:table-cell table:formula="of:=['patched-aggressive'.O7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4]" office:value-type="float" office:value="69528" calcext:value-type="float">
            <text:p>69528</text:p>
          </table:table-cell>
          <table:table-cell table:formula="of:=[original.AC74]" office:value-type="float" office:value="21299" calcext:value-type="float">
            <text:p>21299</text:p>
          </table:table-cell>
          <table:table-cell table:formula="of:=[original.O74]" office:value-type="float" office:value="178692" calcext:value-type="float">
            <text:p>178692</text:p>
          </table:table-cell>
          <table:table-cell table:formula="of:=['patched-standard'.AB74]" office:value-type="float" office:value="67584" calcext:value-type="float">
            <text:p>67584</text:p>
          </table:table-cell>
          <table:table-cell table:formula="of:=['patched-standard'.AC74]" office:value-type="float" office:value="20756" calcext:value-type="float">
            <text:p>20756</text:p>
          </table:table-cell>
          <table:table-cell table:formula="of:=['patched-standard'.O74]" office:value-type="float" office:value="182808" calcext:value-type="float">
            <text:p>182808</text:p>
          </table:table-cell>
          <table:table-cell table:formula="of:=['patched-aggressive'.AB74]" office:value-type="float" office:value="42000" calcext:value-type="float">
            <text:p>42000</text:p>
          </table:table-cell>
          <table:table-cell table:formula="of:=['patched-aggressive'.AC74]" office:value-type="float" office:value="20818" calcext:value-type="float">
            <text:p>20818</text:p>
          </table:table-cell>
          <table:table-cell table:formula="of:=['patched-aggressive'.O7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5]" office:value-type="float" office:value="69528" calcext:value-type="float">
            <text:p>69528</text:p>
          </table:table-cell>
          <table:table-cell table:formula="of:=[original.AC75]" office:value-type="float" office:value="21299" calcext:value-type="float">
            <text:p>21299</text:p>
          </table:table-cell>
          <table:table-cell table:formula="of:=[original.O75]" office:value-type="float" office:value="178692" calcext:value-type="float">
            <text:p>178692</text:p>
          </table:table-cell>
          <table:table-cell table:formula="of:=['patched-standard'.AB75]" office:value-type="float" office:value="67584" calcext:value-type="float">
            <text:p>67584</text:p>
          </table:table-cell>
          <table:table-cell table:formula="of:=['patched-standard'.AC75]" office:value-type="float" office:value="20756" calcext:value-type="float">
            <text:p>20756</text:p>
          </table:table-cell>
          <table:table-cell table:formula="of:=['patched-standard'.O75]" office:value-type="float" office:value="182808" calcext:value-type="float">
            <text:p>182808</text:p>
          </table:table-cell>
          <table:table-cell table:formula="of:=['patched-aggressive'.AB75]" office:value-type="float" office:value="42000" calcext:value-type="float">
            <text:p>42000</text:p>
          </table:table-cell>
          <table:table-cell table:formula="of:=['patched-aggressive'.AC75]" office:value-type="float" office:value="20818" calcext:value-type="float">
            <text:p>20818</text:p>
          </table:table-cell>
          <table:table-cell table:formula="of:=['patched-aggressive'.O7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6]" office:value-type="float" office:value="69528" calcext:value-type="float">
            <text:p>69528</text:p>
          </table:table-cell>
          <table:table-cell table:formula="of:=[original.AC76]" office:value-type="float" office:value="21299" calcext:value-type="float">
            <text:p>21299</text:p>
          </table:table-cell>
          <table:table-cell table:formula="of:=[original.O76]" office:value-type="float" office:value="178692" calcext:value-type="float">
            <text:p>178692</text:p>
          </table:table-cell>
          <table:table-cell table:formula="of:=['patched-standard'.AB76]" office:value-type="float" office:value="67584" calcext:value-type="float">
            <text:p>67584</text:p>
          </table:table-cell>
          <table:table-cell table:formula="of:=['patched-standard'.AC76]" office:value-type="float" office:value="20756" calcext:value-type="float">
            <text:p>20756</text:p>
          </table:table-cell>
          <table:table-cell table:formula="of:=['patched-standard'.O76]" office:value-type="float" office:value="182808" calcext:value-type="float">
            <text:p>182808</text:p>
          </table:table-cell>
          <table:table-cell table:formula="of:=['patched-aggressive'.AB76]" office:value-type="float" office:value="42000" calcext:value-type="float">
            <text:p>42000</text:p>
          </table:table-cell>
          <table:table-cell table:formula="of:=['patched-aggressive'.AC76]" office:value-type="float" office:value="20818" calcext:value-type="float">
            <text:p>20818</text:p>
          </table:table-cell>
          <table:table-cell table:formula="of:=['patched-aggressive'.O7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7]" office:value-type="float" office:value="69528" calcext:value-type="float">
            <text:p>69528</text:p>
          </table:table-cell>
          <table:table-cell table:formula="of:=[original.AC77]" office:value-type="float" office:value="21299" calcext:value-type="float">
            <text:p>21299</text:p>
          </table:table-cell>
          <table:table-cell table:formula="of:=[original.O77]" office:value-type="float" office:value="178692" calcext:value-type="float">
            <text:p>178692</text:p>
          </table:table-cell>
          <table:table-cell table:formula="of:=['patched-standard'.AB77]" office:value-type="float" office:value="67584" calcext:value-type="float">
            <text:p>67584</text:p>
          </table:table-cell>
          <table:table-cell table:formula="of:=['patched-standard'.AC77]" office:value-type="float" office:value="20756" calcext:value-type="float">
            <text:p>20756</text:p>
          </table:table-cell>
          <table:table-cell table:formula="of:=['patched-standard'.O77]" office:value-type="float" office:value="182808" calcext:value-type="float">
            <text:p>182808</text:p>
          </table:table-cell>
          <table:table-cell table:formula="of:=['patched-aggressive'.AB77]" office:value-type="float" office:value="42000" calcext:value-type="float">
            <text:p>42000</text:p>
          </table:table-cell>
          <table:table-cell table:formula="of:=['patched-aggressive'.AC77]" office:value-type="float" office:value="20818" calcext:value-type="float">
            <text:p>20818</text:p>
          </table:table-cell>
          <table:table-cell table:formula="of:=['patched-aggressive'.O7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8]" office:value-type="float" office:value="69528" calcext:value-type="float">
            <text:p>69528</text:p>
          </table:table-cell>
          <table:table-cell table:formula="of:=[original.AC78]" office:value-type="float" office:value="21299" calcext:value-type="float">
            <text:p>21299</text:p>
          </table:table-cell>
          <table:table-cell table:formula="of:=[original.O78]" office:value-type="float" office:value="178692" calcext:value-type="float">
            <text:p>178692</text:p>
          </table:table-cell>
          <table:table-cell table:formula="of:=['patched-standard'.AB78]" office:value-type="float" office:value="67584" calcext:value-type="float">
            <text:p>67584</text:p>
          </table:table-cell>
          <table:table-cell table:formula="of:=['patched-standard'.AC78]" office:value-type="float" office:value="20756" calcext:value-type="float">
            <text:p>20756</text:p>
          </table:table-cell>
          <table:table-cell table:formula="of:=['patched-standard'.O78]" office:value-type="float" office:value="182808" calcext:value-type="float">
            <text:p>182808</text:p>
          </table:table-cell>
          <table:table-cell table:formula="of:=['patched-aggressive'.AB78]" office:value-type="float" office:value="42000" calcext:value-type="float">
            <text:p>42000</text:p>
          </table:table-cell>
          <table:table-cell table:formula="of:=['patched-aggressive'.AC78]" office:value-type="float" office:value="20818" calcext:value-type="float">
            <text:p>20818</text:p>
          </table:table-cell>
          <table:table-cell table:formula="of:=['patched-aggressive'.O7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9]" office:value-type="float" office:value="69528" calcext:value-type="float">
            <text:p>69528</text:p>
          </table:table-cell>
          <table:table-cell table:formula="of:=[original.AC79]" office:value-type="float" office:value="21299" calcext:value-type="float">
            <text:p>21299</text:p>
          </table:table-cell>
          <table:table-cell table:formula="of:=[original.O79]" office:value-type="float" office:value="178692" calcext:value-type="float">
            <text:p>178692</text:p>
          </table:table-cell>
          <table:table-cell table:formula="of:=['patched-standard'.AB79]" office:value-type="float" office:value="67584" calcext:value-type="float">
            <text:p>67584</text:p>
          </table:table-cell>
          <table:table-cell table:formula="of:=['patched-standard'.AC79]" office:value-type="float" office:value="20756" calcext:value-type="float">
            <text:p>20756</text:p>
          </table:table-cell>
          <table:table-cell table:formula="of:=['patched-standard'.O79]" office:value-type="float" office:value="182808" calcext:value-type="float">
            <text:p>182808</text:p>
          </table:table-cell>
          <table:table-cell table:formula="of:=['patched-aggressive'.AB79]" office:value-type="float" office:value="42000" calcext:value-type="float">
            <text:p>42000</text:p>
          </table:table-cell>
          <table:table-cell table:formula="of:=['patched-aggressive'.AC79]" office:value-type="float" office:value="20818" calcext:value-type="float">
            <text:p>20818</text:p>
          </table:table-cell>
          <table:table-cell table:formula="of:=['patched-aggressive'.O7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0]" office:value-type="float" office:value="69528" calcext:value-type="float">
            <text:p>69528</text:p>
          </table:table-cell>
          <table:table-cell table:formula="of:=[original.AC80]" office:value-type="float" office:value="21299" calcext:value-type="float">
            <text:p>21299</text:p>
          </table:table-cell>
          <table:table-cell table:formula="of:=[original.O80]" office:value-type="float" office:value="178692" calcext:value-type="float">
            <text:p>178692</text:p>
          </table:table-cell>
          <table:table-cell table:formula="of:=['patched-standard'.AB80]" office:value-type="float" office:value="67584" calcext:value-type="float">
            <text:p>67584</text:p>
          </table:table-cell>
          <table:table-cell table:formula="of:=['patched-standard'.AC80]" office:value-type="float" office:value="20756" calcext:value-type="float">
            <text:p>20756</text:p>
          </table:table-cell>
          <table:table-cell table:formula="of:=['patched-standard'.O80]" office:value-type="float" office:value="182808" calcext:value-type="float">
            <text:p>182808</text:p>
          </table:table-cell>
          <table:table-cell table:formula="of:=['patched-aggressive'.AB80]" office:value-type="float" office:value="42000" calcext:value-type="float">
            <text:p>42000</text:p>
          </table:table-cell>
          <table:table-cell table:formula="of:=['patched-aggressive'.AC80]" office:value-type="float" office:value="20818" calcext:value-type="float">
            <text:p>20818</text:p>
          </table:table-cell>
          <table:table-cell table:formula="of:=['patched-aggressive'.O8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1]" office:value-type="float" office:value="69528" calcext:value-type="float">
            <text:p>69528</text:p>
          </table:table-cell>
          <table:table-cell table:formula="of:=[original.AC81]" office:value-type="float" office:value="21299" calcext:value-type="float">
            <text:p>21299</text:p>
          </table:table-cell>
          <table:table-cell table:formula="of:=[original.O81]" office:value-type="float" office:value="178692" calcext:value-type="float">
            <text:p>178692</text:p>
          </table:table-cell>
          <table:table-cell table:formula="of:=['patched-standard'.AB81]" office:value-type="float" office:value="67584" calcext:value-type="float">
            <text:p>67584</text:p>
          </table:table-cell>
          <table:table-cell table:formula="of:=['patched-standard'.AC81]" office:value-type="float" office:value="20756" calcext:value-type="float">
            <text:p>20756</text:p>
          </table:table-cell>
          <table:table-cell table:formula="of:=['patched-standard'.O81]" office:value-type="float" office:value="182808" calcext:value-type="float">
            <text:p>182808</text:p>
          </table:table-cell>
          <table:table-cell table:formula="of:=['patched-aggressive'.AB81]" office:value-type="float" office:value="42000" calcext:value-type="float">
            <text:p>42000</text:p>
          </table:table-cell>
          <table:table-cell table:formula="of:=['patched-aggressive'.AC81]" office:value-type="float" office:value="20818" calcext:value-type="float">
            <text:p>20818</text:p>
          </table:table-cell>
          <table:table-cell table:formula="of:=['patched-aggressive'.O8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2]" office:value-type="float" office:value="69528" calcext:value-type="float">
            <text:p>69528</text:p>
          </table:table-cell>
          <table:table-cell table:formula="of:=[original.AC82]" office:value-type="float" office:value="21299" calcext:value-type="float">
            <text:p>21299</text:p>
          </table:table-cell>
          <table:table-cell table:formula="of:=[original.O82]" office:value-type="float" office:value="178692" calcext:value-type="float">
            <text:p>178692</text:p>
          </table:table-cell>
          <table:table-cell table:formula="of:=['patched-standard'.AB82]" office:value-type="float" office:value="67584" calcext:value-type="float">
            <text:p>67584</text:p>
          </table:table-cell>
          <table:table-cell table:formula="of:=['patched-standard'.AC82]" office:value-type="float" office:value="20756" calcext:value-type="float">
            <text:p>20756</text:p>
          </table:table-cell>
          <table:table-cell table:formula="of:=['patched-standard'.O82]" office:value-type="float" office:value="182808" calcext:value-type="float">
            <text:p>182808</text:p>
          </table:table-cell>
          <table:table-cell table:formula="of:=['patched-aggressive'.AB82]" office:value-type="float" office:value="42000" calcext:value-type="float">
            <text:p>42000</text:p>
          </table:table-cell>
          <table:table-cell table:formula="of:=['patched-aggressive'.AC82]" office:value-type="float" office:value="20818" calcext:value-type="float">
            <text:p>20818</text:p>
          </table:table-cell>
          <table:table-cell table:formula="of:=['patched-aggressive'.O8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3]" office:value-type="float" office:value="69528" calcext:value-type="float">
            <text:p>69528</text:p>
          </table:table-cell>
          <table:table-cell table:formula="of:=[original.AC83]" office:value-type="float" office:value="21299" calcext:value-type="float">
            <text:p>21299</text:p>
          </table:table-cell>
          <table:table-cell table:formula="of:=[original.O83]" office:value-type="float" office:value="178692" calcext:value-type="float">
            <text:p>178692</text:p>
          </table:table-cell>
          <table:table-cell table:formula="of:=['patched-standard'.AB83]" office:value-type="float" office:value="67584" calcext:value-type="float">
            <text:p>67584</text:p>
          </table:table-cell>
          <table:table-cell table:formula="of:=['patched-standard'.AC83]" office:value-type="float" office:value="20756" calcext:value-type="float">
            <text:p>20756</text:p>
          </table:table-cell>
          <table:table-cell table:formula="of:=['patched-standard'.O83]" office:value-type="float" office:value="182808" calcext:value-type="float">
            <text:p>182808</text:p>
          </table:table-cell>
          <table:table-cell table:formula="of:=['patched-aggressive'.AB83]" office:value-type="float" office:value="42000" calcext:value-type="float">
            <text:p>42000</text:p>
          </table:table-cell>
          <table:table-cell table:formula="of:=['patched-aggressive'.AC83]" office:value-type="float" office:value="20818" calcext:value-type="float">
            <text:p>20818</text:p>
          </table:table-cell>
          <table:table-cell table:formula="of:=['patched-aggressive'.O8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4]" office:value-type="float" office:value="69528" calcext:value-type="float">
            <text:p>69528</text:p>
          </table:table-cell>
          <table:table-cell table:formula="of:=[original.AC84]" office:value-type="float" office:value="21299" calcext:value-type="float">
            <text:p>21299</text:p>
          </table:table-cell>
          <table:table-cell table:formula="of:=[original.O84]" office:value-type="float" office:value="178692" calcext:value-type="float">
            <text:p>178692</text:p>
          </table:table-cell>
          <table:table-cell table:formula="of:=['patched-standard'.AB84]" office:value-type="float" office:value="67584" calcext:value-type="float">
            <text:p>67584</text:p>
          </table:table-cell>
          <table:table-cell table:formula="of:=['patched-standard'.AC84]" office:value-type="float" office:value="20756" calcext:value-type="float">
            <text:p>20756</text:p>
          </table:table-cell>
          <table:table-cell table:formula="of:=['patched-standard'.O84]" office:value-type="float" office:value="182808" calcext:value-type="float">
            <text:p>182808</text:p>
          </table:table-cell>
          <table:table-cell table:formula="of:=['patched-aggressive'.AB84]" office:value-type="float" office:value="42000" calcext:value-type="float">
            <text:p>42000</text:p>
          </table:table-cell>
          <table:table-cell table:formula="of:=['patched-aggressive'.AC84]" office:value-type="float" office:value="20818" calcext:value-type="float">
            <text:p>20818</text:p>
          </table:table-cell>
          <table:table-cell table:formula="of:=['patched-aggressive'.O8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5]" office:value-type="float" office:value="69528" calcext:value-type="float">
            <text:p>69528</text:p>
          </table:table-cell>
          <table:table-cell table:formula="of:=[original.AC85]" office:value-type="float" office:value="21299" calcext:value-type="float">
            <text:p>21299</text:p>
          </table:table-cell>
          <table:table-cell table:formula="of:=[original.O85]" office:value-type="float" office:value="178692" calcext:value-type="float">
            <text:p>178692</text:p>
          </table:table-cell>
          <table:table-cell table:formula="of:=['patched-standard'.AB85]" office:value-type="float" office:value="67584" calcext:value-type="float">
            <text:p>67584</text:p>
          </table:table-cell>
          <table:table-cell table:formula="of:=['patched-standard'.AC85]" office:value-type="float" office:value="20756" calcext:value-type="float">
            <text:p>20756</text:p>
          </table:table-cell>
          <table:table-cell table:formula="of:=['patched-standard'.O85]" office:value-type="float" office:value="182808" calcext:value-type="float">
            <text:p>182808</text:p>
          </table:table-cell>
          <table:table-cell table:formula="of:=['patched-aggressive'.AB85]" office:value-type="float" office:value="42000" calcext:value-type="float">
            <text:p>42000</text:p>
          </table:table-cell>
          <table:table-cell table:formula="of:=['patched-aggressive'.AC85]" office:value-type="float" office:value="20818" calcext:value-type="float">
            <text:p>20818</text:p>
          </table:table-cell>
          <table:table-cell table:formula="of:=['patched-aggressive'.O8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6]" office:value-type="float" office:value="69528" calcext:value-type="float">
            <text:p>69528</text:p>
          </table:table-cell>
          <table:table-cell table:formula="of:=[original.AC86]" office:value-type="float" office:value="21299" calcext:value-type="float">
            <text:p>21299</text:p>
          </table:table-cell>
          <table:table-cell table:formula="of:=[original.O86]" office:value-type="float" office:value="178692" calcext:value-type="float">
            <text:p>178692</text:p>
          </table:table-cell>
          <table:table-cell table:formula="of:=['patched-standard'.AB86]" office:value-type="float" office:value="67584" calcext:value-type="float">
            <text:p>67584</text:p>
          </table:table-cell>
          <table:table-cell table:formula="of:=['patched-standard'.AC86]" office:value-type="float" office:value="20756" calcext:value-type="float">
            <text:p>20756</text:p>
          </table:table-cell>
          <table:table-cell table:formula="of:=['patched-standard'.O86]" office:value-type="float" office:value="182808" calcext:value-type="float">
            <text:p>182808</text:p>
          </table:table-cell>
          <table:table-cell table:formula="of:=['patched-aggressive'.AB86]" office:value-type="float" office:value="42000" calcext:value-type="float">
            <text:p>42000</text:p>
          </table:table-cell>
          <table:table-cell table:formula="of:=['patched-aggressive'.AC86]" office:value-type="float" office:value="20818" calcext:value-type="float">
            <text:p>20818</text:p>
          </table:table-cell>
          <table:table-cell table:formula="of:=['patched-aggressive'.O8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7]" office:value-type="float" office:value="69528" calcext:value-type="float">
            <text:p>69528</text:p>
          </table:table-cell>
          <table:table-cell table:formula="of:=[original.AC87]" office:value-type="float" office:value="21299" calcext:value-type="float">
            <text:p>21299</text:p>
          </table:table-cell>
          <table:table-cell table:formula="of:=[original.O87]" office:value-type="float" office:value="178692" calcext:value-type="float">
            <text:p>178692</text:p>
          </table:table-cell>
          <table:table-cell table:formula="of:=['patched-standard'.AB87]" office:value-type="float" office:value="67584" calcext:value-type="float">
            <text:p>67584</text:p>
          </table:table-cell>
          <table:table-cell table:formula="of:=['patched-standard'.AC87]" office:value-type="float" office:value="20756" calcext:value-type="float">
            <text:p>20756</text:p>
          </table:table-cell>
          <table:table-cell table:formula="of:=['patched-standard'.O87]" office:value-type="float" office:value="182808" calcext:value-type="float">
            <text:p>182808</text:p>
          </table:table-cell>
          <table:table-cell table:formula="of:=['patched-aggressive'.AB87]" office:value-type="float" office:value="42000" calcext:value-type="float">
            <text:p>42000</text:p>
          </table:table-cell>
          <table:table-cell table:formula="of:=['patched-aggressive'.AC87]" office:value-type="float" office:value="20818" calcext:value-type="float">
            <text:p>20818</text:p>
          </table:table-cell>
          <table:table-cell table:formula="of:=['patched-aggressive'.O8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8]" office:value-type="float" office:value="69528" calcext:value-type="float">
            <text:p>69528</text:p>
          </table:table-cell>
          <table:table-cell table:formula="of:=[original.AC88]" office:value-type="float" office:value="21299" calcext:value-type="float">
            <text:p>21299</text:p>
          </table:table-cell>
          <table:table-cell table:formula="of:=[original.O88]" office:value-type="float" office:value="178692" calcext:value-type="float">
            <text:p>178692</text:p>
          </table:table-cell>
          <table:table-cell table:formula="of:=['patched-standard'.AB88]" office:value-type="float" office:value="67584" calcext:value-type="float">
            <text:p>67584</text:p>
          </table:table-cell>
          <table:table-cell table:formula="of:=['patched-standard'.AC88]" office:value-type="float" office:value="20756" calcext:value-type="float">
            <text:p>20756</text:p>
          </table:table-cell>
          <table:table-cell table:formula="of:=['patched-standard'.O88]" office:value-type="float" office:value="182808" calcext:value-type="float">
            <text:p>182808</text:p>
          </table:table-cell>
          <table:table-cell table:formula="of:=['patched-aggressive'.AB88]" office:value-type="float" office:value="42000" calcext:value-type="float">
            <text:p>42000</text:p>
          </table:table-cell>
          <table:table-cell table:formula="of:=['patched-aggressive'.AC88]" office:value-type="float" office:value="20818" calcext:value-type="float">
            <text:p>20818</text:p>
          </table:table-cell>
          <table:table-cell table:formula="of:=['patched-aggressive'.O8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9]" office:value-type="float" office:value="69528" calcext:value-type="float">
            <text:p>69528</text:p>
          </table:table-cell>
          <table:table-cell table:formula="of:=[original.AC89]" office:value-type="float" office:value="21299" calcext:value-type="float">
            <text:p>21299</text:p>
          </table:table-cell>
          <table:table-cell table:formula="of:=[original.O89]" office:value-type="float" office:value="178692" calcext:value-type="float">
            <text:p>178692</text:p>
          </table:table-cell>
          <table:table-cell table:formula="of:=['patched-standard'.AB89]" office:value-type="float" office:value="67584" calcext:value-type="float">
            <text:p>67584</text:p>
          </table:table-cell>
          <table:table-cell table:formula="of:=['patched-standard'.AC89]" office:value-type="float" office:value="20756" calcext:value-type="float">
            <text:p>20756</text:p>
          </table:table-cell>
          <table:table-cell table:formula="of:=['patched-standard'.O89]" office:value-type="float" office:value="182808" calcext:value-type="float">
            <text:p>182808</text:p>
          </table:table-cell>
          <table:table-cell table:formula="of:=['patched-aggressive'.AB89]" office:value-type="float" office:value="42000" calcext:value-type="float">
            <text:p>42000</text:p>
          </table:table-cell>
          <table:table-cell table:formula="of:=['patched-aggressive'.AC89]" office:value-type="float" office:value="20818" calcext:value-type="float">
            <text:p>20818</text:p>
          </table:table-cell>
          <table:table-cell table:formula="of:=['patched-aggressive'.O8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0]" office:value-type="float" office:value="69528" calcext:value-type="float">
            <text:p>69528</text:p>
          </table:table-cell>
          <table:table-cell table:formula="of:=[original.AC90]" office:value-type="float" office:value="21299" calcext:value-type="float">
            <text:p>21299</text:p>
          </table:table-cell>
          <table:table-cell table:formula="of:=[original.O90]" office:value-type="float" office:value="178692" calcext:value-type="float">
            <text:p>178692</text:p>
          </table:table-cell>
          <table:table-cell table:formula="of:=['patched-standard'.AB90]" office:value-type="float" office:value="67584" calcext:value-type="float">
            <text:p>67584</text:p>
          </table:table-cell>
          <table:table-cell table:formula="of:=['patched-standard'.AC90]" office:value-type="float" office:value="20756" calcext:value-type="float">
            <text:p>20756</text:p>
          </table:table-cell>
          <table:table-cell table:formula="of:=['patched-standard'.O90]" office:value-type="float" office:value="182808" calcext:value-type="float">
            <text:p>182808</text:p>
          </table:table-cell>
          <table:table-cell table:formula="of:=['patched-aggressive'.AB90]" office:value-type="float" office:value="42000" calcext:value-type="float">
            <text:p>42000</text:p>
          </table:table-cell>
          <table:table-cell table:formula="of:=['patched-aggressive'.AC90]" office:value-type="float" office:value="20818" calcext:value-type="float">
            <text:p>20818</text:p>
          </table:table-cell>
          <table:table-cell table:formula="of:=['patched-aggressive'.O9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1]" office:value-type="float" office:value="69528" calcext:value-type="float">
            <text:p>69528</text:p>
          </table:table-cell>
          <table:table-cell table:formula="of:=[original.AC91]" office:value-type="float" office:value="21299" calcext:value-type="float">
            <text:p>21299</text:p>
          </table:table-cell>
          <table:table-cell table:formula="of:=[original.O91]" office:value-type="float" office:value="178692" calcext:value-type="float">
            <text:p>178692</text:p>
          </table:table-cell>
          <table:table-cell table:formula="of:=['patched-standard'.AB91]" office:value-type="float" office:value="67584" calcext:value-type="float">
            <text:p>67584</text:p>
          </table:table-cell>
          <table:table-cell table:formula="of:=['patched-standard'.AC91]" office:value-type="float" office:value="20756" calcext:value-type="float">
            <text:p>20756</text:p>
          </table:table-cell>
          <table:table-cell table:formula="of:=['patched-standard'.O91]" office:value-type="float" office:value="182808" calcext:value-type="float">
            <text:p>182808</text:p>
          </table:table-cell>
          <table:table-cell table:formula="of:=['patched-aggressive'.AB91]" office:value-type="float" office:value="42000" calcext:value-type="float">
            <text:p>42000</text:p>
          </table:table-cell>
          <table:table-cell table:formula="of:=['patched-aggressive'.AC91]" office:value-type="float" office:value="20818" calcext:value-type="float">
            <text:p>20818</text:p>
          </table:table-cell>
          <table:table-cell table:formula="of:=['patched-aggressive'.O9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2]" office:value-type="float" office:value="69528" calcext:value-type="float">
            <text:p>69528</text:p>
          </table:table-cell>
          <table:table-cell table:formula="of:=[original.AC92]" office:value-type="float" office:value="21299" calcext:value-type="float">
            <text:p>21299</text:p>
          </table:table-cell>
          <table:table-cell table:formula="of:=[original.O92]" office:value-type="float" office:value="178692" calcext:value-type="float">
            <text:p>178692</text:p>
          </table:table-cell>
          <table:table-cell table:formula="of:=['patched-standard'.AB92]" office:value-type="float" office:value="67584" calcext:value-type="float">
            <text:p>67584</text:p>
          </table:table-cell>
          <table:table-cell table:formula="of:=['patched-standard'.AC92]" office:value-type="float" office:value="20756" calcext:value-type="float">
            <text:p>20756</text:p>
          </table:table-cell>
          <table:table-cell table:formula="of:=['patched-standard'.O92]" office:value-type="float" office:value="182808" calcext:value-type="float">
            <text:p>182808</text:p>
          </table:table-cell>
          <table:table-cell table:formula="of:=['patched-aggressive'.AB92]" office:value-type="float" office:value="42000" calcext:value-type="float">
            <text:p>42000</text:p>
          </table:table-cell>
          <table:table-cell table:formula="of:=['patched-aggressive'.AC92]" office:value-type="float" office:value="20818" calcext:value-type="float">
            <text:p>20818</text:p>
          </table:table-cell>
          <table:table-cell table:formula="of:=['patched-aggressive'.O9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3]" office:value-type="float" office:value="69528" calcext:value-type="float">
            <text:p>69528</text:p>
          </table:table-cell>
          <table:table-cell table:formula="of:=[original.AC93]" office:value-type="float" office:value="21299" calcext:value-type="float">
            <text:p>21299</text:p>
          </table:table-cell>
          <table:table-cell table:formula="of:=[original.O93]" office:value-type="float" office:value="178692" calcext:value-type="float">
            <text:p>178692</text:p>
          </table:table-cell>
          <table:table-cell table:formula="of:=['patched-standard'.AB93]" office:value-type="float" office:value="67584" calcext:value-type="float">
            <text:p>67584</text:p>
          </table:table-cell>
          <table:table-cell table:formula="of:=['patched-standard'.AC93]" office:value-type="float" office:value="20756" calcext:value-type="float">
            <text:p>20756</text:p>
          </table:table-cell>
          <table:table-cell table:formula="of:=['patched-standard'.O93]" office:value-type="float" office:value="182808" calcext:value-type="float">
            <text:p>182808</text:p>
          </table:table-cell>
          <table:table-cell table:formula="of:=['patched-aggressive'.AB93]" office:value-type="float" office:value="42000" calcext:value-type="float">
            <text:p>42000</text:p>
          </table:table-cell>
          <table:table-cell table:formula="of:=['patched-aggressive'.AC93]" office:value-type="float" office:value="20818" calcext:value-type="float">
            <text:p>20818</text:p>
          </table:table-cell>
          <table:table-cell table:formula="of:=['patched-aggressive'.O9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4]" office:value-type="float" office:value="69528" calcext:value-type="float">
            <text:p>69528</text:p>
          </table:table-cell>
          <table:table-cell table:formula="of:=[original.AC94]" office:value-type="float" office:value="21299" calcext:value-type="float">
            <text:p>21299</text:p>
          </table:table-cell>
          <table:table-cell table:formula="of:=[original.O94]" office:value-type="float" office:value="178692" calcext:value-type="float">
            <text:p>178692</text:p>
          </table:table-cell>
          <table:table-cell table:formula="of:=['patched-standard'.AB94]" office:value-type="float" office:value="67584" calcext:value-type="float">
            <text:p>67584</text:p>
          </table:table-cell>
          <table:table-cell table:formula="of:=['patched-standard'.AC94]" office:value-type="float" office:value="20756" calcext:value-type="float">
            <text:p>20756</text:p>
          </table:table-cell>
          <table:table-cell table:formula="of:=['patched-standard'.O94]" office:value-type="float" office:value="182808" calcext:value-type="float">
            <text:p>182808</text:p>
          </table:table-cell>
          <table:table-cell table:formula="of:=['patched-aggressive'.AB94]" office:value-type="float" office:value="42000" calcext:value-type="float">
            <text:p>42000</text:p>
          </table:table-cell>
          <table:table-cell table:formula="of:=['patched-aggressive'.AC94]" office:value-type="float" office:value="20818" calcext:value-type="float">
            <text:p>20818</text:p>
          </table:table-cell>
          <table:table-cell table:formula="of:=['patched-aggressive'.O9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5]" office:value-type="float" office:value="69528" calcext:value-type="float">
            <text:p>69528</text:p>
          </table:table-cell>
          <table:table-cell table:formula="of:=[original.AC95]" office:value-type="float" office:value="21299" calcext:value-type="float">
            <text:p>21299</text:p>
          </table:table-cell>
          <table:table-cell table:formula="of:=[original.O95]" office:value-type="float" office:value="178692" calcext:value-type="float">
            <text:p>178692</text:p>
          </table:table-cell>
          <table:table-cell table:formula="of:=['patched-standard'.AB95]" office:value-type="float" office:value="67584" calcext:value-type="float">
            <text:p>67584</text:p>
          </table:table-cell>
          <table:table-cell table:formula="of:=['patched-standard'.AC95]" office:value-type="float" office:value="20756" calcext:value-type="float">
            <text:p>20756</text:p>
          </table:table-cell>
          <table:table-cell table:formula="of:=['patched-standard'.O95]" office:value-type="float" office:value="182808" calcext:value-type="float">
            <text:p>182808</text:p>
          </table:table-cell>
          <table:table-cell table:formula="of:=['patched-aggressive'.AB95]" office:value-type="float" office:value="42000" calcext:value-type="float">
            <text:p>42000</text:p>
          </table:table-cell>
          <table:table-cell table:formula="of:=['patched-aggressive'.AC95]" office:value-type="float" office:value="20818" calcext:value-type="float">
            <text:p>20818</text:p>
          </table:table-cell>
          <table:table-cell table:formula="of:=['patched-aggressive'.O9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6]" office:value-type="float" office:value="69528" calcext:value-type="float">
            <text:p>69528</text:p>
          </table:table-cell>
          <table:table-cell table:formula="of:=[original.AC96]" office:value-type="float" office:value="21299" calcext:value-type="float">
            <text:p>21299</text:p>
          </table:table-cell>
          <table:table-cell table:formula="of:=[original.O96]" office:value-type="float" office:value="178692" calcext:value-type="float">
            <text:p>178692</text:p>
          </table:table-cell>
          <table:table-cell table:formula="of:=['patched-standard'.AB96]" office:value-type="float" office:value="67584" calcext:value-type="float">
            <text:p>67584</text:p>
          </table:table-cell>
          <table:table-cell table:formula="of:=['patched-standard'.AC96]" office:value-type="float" office:value="20756" calcext:value-type="float">
            <text:p>20756</text:p>
          </table:table-cell>
          <table:table-cell table:formula="of:=['patched-standard'.O96]" office:value-type="float" office:value="182808" calcext:value-type="float">
            <text:p>182808</text:p>
          </table:table-cell>
          <table:table-cell table:formula="of:=['patched-aggressive'.AB96]" office:value-type="float" office:value="42000" calcext:value-type="float">
            <text:p>42000</text:p>
          </table:table-cell>
          <table:table-cell table:formula="of:=['patched-aggressive'.AC96]" office:value-type="float" office:value="20818" calcext:value-type="float">
            <text:p>20818</text:p>
          </table:table-cell>
          <table:table-cell table:formula="of:=['patched-aggressive'.O9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7]" office:value-type="float" office:value="69528" calcext:value-type="float">
            <text:p>69528</text:p>
          </table:table-cell>
          <table:table-cell table:formula="of:=[original.AC97]" office:value-type="float" office:value="21299" calcext:value-type="float">
            <text:p>21299</text:p>
          </table:table-cell>
          <table:table-cell table:formula="of:=[original.O97]" office:value-type="float" office:value="178692" calcext:value-type="float">
            <text:p>178692</text:p>
          </table:table-cell>
          <table:table-cell table:formula="of:=['patched-standard'.AB97]" office:value-type="float" office:value="67584" calcext:value-type="float">
            <text:p>67584</text:p>
          </table:table-cell>
          <table:table-cell table:formula="of:=['patched-standard'.AC97]" office:value-type="float" office:value="20756" calcext:value-type="float">
            <text:p>20756</text:p>
          </table:table-cell>
          <table:table-cell table:formula="of:=['patched-standard'.O97]" office:value-type="float" office:value="182808" calcext:value-type="float">
            <text:p>182808</text:p>
          </table:table-cell>
          <table:table-cell table:formula="of:=['patched-aggressive'.AB97]" office:value-type="float" office:value="42000" calcext:value-type="float">
            <text:p>42000</text:p>
          </table:table-cell>
          <table:table-cell table:formula="of:=['patched-aggressive'.AC97]" office:value-type="float" office:value="20818" calcext:value-type="float">
            <text:p>20818</text:p>
          </table:table-cell>
          <table:table-cell table:formula="of:=['patched-aggressive'.O9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8]" office:value-type="float" office:value="69528" calcext:value-type="float">
            <text:p>69528</text:p>
          </table:table-cell>
          <table:table-cell table:formula="of:=[original.AC98]" office:value-type="float" office:value="21299" calcext:value-type="float">
            <text:p>21299</text:p>
          </table:table-cell>
          <table:table-cell table:formula="of:=[original.O98]" office:value-type="float" office:value="178692" calcext:value-type="float">
            <text:p>178692</text:p>
          </table:table-cell>
          <table:table-cell table:formula="of:=['patched-standard'.AB98]" office:value-type="float" office:value="67584" calcext:value-type="float">
            <text:p>67584</text:p>
          </table:table-cell>
          <table:table-cell table:formula="of:=['patched-standard'.AC98]" office:value-type="float" office:value="20756" calcext:value-type="float">
            <text:p>20756</text:p>
          </table:table-cell>
          <table:table-cell table:formula="of:=['patched-standard'.O98]" office:value-type="float" office:value="182808" calcext:value-type="float">
            <text:p>182808</text:p>
          </table:table-cell>
          <table:table-cell table:formula="of:=['patched-aggressive'.AB98]" office:value-type="float" office:value="42000" calcext:value-type="float">
            <text:p>42000</text:p>
          </table:table-cell>
          <table:table-cell table:formula="of:=['patched-aggressive'.AC98]" office:value-type="float" office:value="20818" calcext:value-type="float">
            <text:p>20818</text:p>
          </table:table-cell>
          <table:table-cell table:formula="of:=['patched-aggressive'.O9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9]" office:value-type="float" office:value="69528" calcext:value-type="float">
            <text:p>69528</text:p>
          </table:table-cell>
          <table:table-cell table:formula="of:=[original.AC99]" office:value-type="float" office:value="21299" calcext:value-type="float">
            <text:p>21299</text:p>
          </table:table-cell>
          <table:table-cell table:formula="of:=[original.O99]" office:value-type="float" office:value="178692" calcext:value-type="float">
            <text:p>178692</text:p>
          </table:table-cell>
          <table:table-cell table:formula="of:=['patched-standard'.AB99]" office:value-type="float" office:value="67584" calcext:value-type="float">
            <text:p>67584</text:p>
          </table:table-cell>
          <table:table-cell table:formula="of:=['patched-standard'.AC99]" office:value-type="float" office:value="20756" calcext:value-type="float">
            <text:p>20756</text:p>
          </table:table-cell>
          <table:table-cell table:formula="of:=['patched-standard'.O99]" office:value-type="float" office:value="182808" calcext:value-type="float">
            <text:p>182808</text:p>
          </table:table-cell>
          <table:table-cell table:formula="of:=['patched-aggressive'.AB99]" office:value-type="float" office:value="42000" calcext:value-type="float">
            <text:p>42000</text:p>
          </table:table-cell>
          <table:table-cell table:formula="of:=['patched-aggressive'.AC99]" office:value-type="float" office:value="20818" calcext:value-type="float">
            <text:p>20818</text:p>
          </table:table-cell>
          <table:table-cell table:formula="of:=['patched-aggressive'.O9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0]" office:value-type="float" office:value="69528" calcext:value-type="float">
            <text:p>69528</text:p>
          </table:table-cell>
          <table:table-cell table:formula="of:=[original.AC100]" office:value-type="float" office:value="21299" calcext:value-type="float">
            <text:p>21299</text:p>
          </table:table-cell>
          <table:table-cell table:formula="of:=[original.O100]" office:value-type="float" office:value="178692" calcext:value-type="float">
            <text:p>178692</text:p>
          </table:table-cell>
          <table:table-cell table:formula="of:=['patched-standard'.AB100]" office:value-type="float" office:value="67584" calcext:value-type="float">
            <text:p>67584</text:p>
          </table:table-cell>
          <table:table-cell table:formula="of:=['patched-standard'.AC100]" office:value-type="float" office:value="20756" calcext:value-type="float">
            <text:p>20756</text:p>
          </table:table-cell>
          <table:table-cell table:formula="of:=['patched-standard'.O100]" office:value-type="float" office:value="182808" calcext:value-type="float">
            <text:p>182808</text:p>
          </table:table-cell>
          <table:table-cell table:formula="of:=['patched-aggressive'.AB100]" office:value-type="float" office:value="42000" calcext:value-type="float">
            <text:p>42000</text:p>
          </table:table-cell>
          <table:table-cell table:formula="of:=['patched-aggressive'.AC100]" office:value-type="float" office:value="20818" calcext:value-type="float">
            <text:p>20818</text:p>
          </table:table-cell>
          <table:table-cell table:formula="of:=['patched-aggressive'.O10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1]" office:value-type="float" office:value="69528" calcext:value-type="float">
            <text:p>69528</text:p>
          </table:table-cell>
          <table:table-cell table:formula="of:=[original.AC101]" office:value-type="float" office:value="21299" calcext:value-type="float">
            <text:p>21299</text:p>
          </table:table-cell>
          <table:table-cell table:formula="of:=[original.O101]" office:value-type="float" office:value="178692" calcext:value-type="float">
            <text:p>178692</text:p>
          </table:table-cell>
          <table:table-cell table:formula="of:=['patched-standard'.AB101]" office:value-type="float" office:value="67584" calcext:value-type="float">
            <text:p>67584</text:p>
          </table:table-cell>
          <table:table-cell table:formula="of:=['patched-standard'.AC101]" office:value-type="float" office:value="20756" calcext:value-type="float">
            <text:p>20756</text:p>
          </table:table-cell>
          <table:table-cell table:formula="of:=['patched-standard'.O101]" office:value-type="float" office:value="182808" calcext:value-type="float">
            <text:p>182808</text:p>
          </table:table-cell>
          <table:table-cell table:formula="of:=['patched-aggressive'.AB101]" office:value-type="float" office:value="42000" calcext:value-type="float">
            <text:p>42000</text:p>
          </table:table-cell>
          <table:table-cell table:formula="of:=['patched-aggressive'.AC101]" office:value-type="float" office:value="20818" calcext:value-type="float">
            <text:p>20818</text:p>
          </table:table-cell>
          <table:table-cell table:formula="of:=['patched-aggressive'.O10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2]" office:value-type="float" office:value="69528" calcext:value-type="float">
            <text:p>69528</text:p>
          </table:table-cell>
          <table:table-cell table:formula="of:=[original.AC102]" office:value-type="float" office:value="21299" calcext:value-type="float">
            <text:p>21299</text:p>
          </table:table-cell>
          <table:table-cell table:formula="of:=[original.O102]" office:value-type="float" office:value="178692" calcext:value-type="float">
            <text:p>178692</text:p>
          </table:table-cell>
          <table:table-cell table:formula="of:=['patched-standard'.AB102]" office:value-type="float" office:value="67584" calcext:value-type="float">
            <text:p>67584</text:p>
          </table:table-cell>
          <table:table-cell table:formula="of:=['patched-standard'.AC102]" office:value-type="float" office:value="20756" calcext:value-type="float">
            <text:p>20756</text:p>
          </table:table-cell>
          <table:table-cell table:formula="of:=['patched-standard'.O102]" office:value-type="float" office:value="182808" calcext:value-type="float">
            <text:p>182808</text:p>
          </table:table-cell>
          <table:table-cell table:formula="of:=['patched-aggressive'.AB102]" office:value-type="float" office:value="42000" calcext:value-type="float">
            <text:p>42000</text:p>
          </table:table-cell>
          <table:table-cell table:formula="of:=['patched-aggressive'.AC102]" office:value-type="float" office:value="20818" calcext:value-type="float">
            <text:p>20818</text:p>
          </table:table-cell>
          <table:table-cell table:formula="of:=['patched-aggressive'.O10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3]" office:value-type="float" office:value="69528" calcext:value-type="float">
            <text:p>69528</text:p>
          </table:table-cell>
          <table:table-cell table:formula="of:=[original.AC103]" office:value-type="float" office:value="21299" calcext:value-type="float">
            <text:p>21299</text:p>
          </table:table-cell>
          <table:table-cell table:formula="of:=[original.O103]" office:value-type="float" office:value="178692" calcext:value-type="float">
            <text:p>178692</text:p>
          </table:table-cell>
          <table:table-cell table:formula="of:=['patched-standard'.AB103]" office:value-type="float" office:value="67584" calcext:value-type="float">
            <text:p>67584</text:p>
          </table:table-cell>
          <table:table-cell table:formula="of:=['patched-standard'.AC103]" office:value-type="float" office:value="20756" calcext:value-type="float">
            <text:p>20756</text:p>
          </table:table-cell>
          <table:table-cell table:formula="of:=['patched-standard'.O103]" office:value-type="float" office:value="182808" calcext:value-type="float">
            <text:p>182808</text:p>
          </table:table-cell>
          <table:table-cell table:formula="of:=['patched-aggressive'.AB103]" office:value-type="float" office:value="42000" calcext:value-type="float">
            <text:p>42000</text:p>
          </table:table-cell>
          <table:table-cell table:formula="of:=['patched-aggressive'.AC103]" office:value-type="float" office:value="20818" calcext:value-type="float">
            <text:p>20818</text:p>
          </table:table-cell>
          <table:table-cell table:formula="of:=['patched-aggressive'.O10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4]" office:value-type="float" office:value="69528" calcext:value-type="float">
            <text:p>69528</text:p>
          </table:table-cell>
          <table:table-cell table:formula="of:=[original.AC104]" office:value-type="float" office:value="21299" calcext:value-type="float">
            <text:p>21299</text:p>
          </table:table-cell>
          <table:table-cell table:formula="of:=[original.O104]" office:value-type="float" office:value="178692" calcext:value-type="float">
            <text:p>178692</text:p>
          </table:table-cell>
          <table:table-cell table:formula="of:=['patched-standard'.AB104]" office:value-type="float" office:value="67584" calcext:value-type="float">
            <text:p>67584</text:p>
          </table:table-cell>
          <table:table-cell table:formula="of:=['patched-standard'.AC104]" office:value-type="float" office:value="20756" calcext:value-type="float">
            <text:p>20756</text:p>
          </table:table-cell>
          <table:table-cell table:formula="of:=['patched-standard'.O104]" office:value-type="float" office:value="182808" calcext:value-type="float">
            <text:p>182808</text:p>
          </table:table-cell>
          <table:table-cell table:formula="of:=['patched-aggressive'.AB104]" office:value-type="float" office:value="42000" calcext:value-type="float">
            <text:p>42000</text:p>
          </table:table-cell>
          <table:table-cell table:formula="of:=['patched-aggressive'.AC104]" office:value-type="float" office:value="20818" calcext:value-type="float">
            <text:p>20818</text:p>
          </table:table-cell>
          <table:table-cell table:formula="of:=['patched-aggressive'.O10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5]" office:value-type="float" office:value="69528" calcext:value-type="float">
            <text:p>69528</text:p>
          </table:table-cell>
          <table:table-cell table:formula="of:=[original.AC105]" office:value-type="float" office:value="21299" calcext:value-type="float">
            <text:p>21299</text:p>
          </table:table-cell>
          <table:table-cell table:formula="of:=[original.O105]" office:value-type="float" office:value="178692" calcext:value-type="float">
            <text:p>178692</text:p>
          </table:table-cell>
          <table:table-cell table:formula="of:=['patched-standard'.AB105]" office:value-type="float" office:value="67584" calcext:value-type="float">
            <text:p>67584</text:p>
          </table:table-cell>
          <table:table-cell table:formula="of:=['patched-standard'.AC105]" office:value-type="float" office:value="20756" calcext:value-type="float">
            <text:p>20756</text:p>
          </table:table-cell>
          <table:table-cell table:formula="of:=['patched-standard'.O105]" office:value-type="float" office:value="182808" calcext:value-type="float">
            <text:p>182808</text:p>
          </table:table-cell>
          <table:table-cell table:formula="of:=['patched-aggressive'.AB105]" office:value-type="float" office:value="42000" calcext:value-type="float">
            <text:p>42000</text:p>
          </table:table-cell>
          <table:table-cell table:formula="of:=['patched-aggressive'.AC105]" office:value-type="float" office:value="20818" calcext:value-type="float">
            <text:p>20818</text:p>
          </table:table-cell>
          <table:table-cell table:formula="of:=['patched-aggressive'.O10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6]" office:value-type="float" office:value="69528" calcext:value-type="float">
            <text:p>69528</text:p>
          </table:table-cell>
          <table:table-cell table:formula="of:=[original.AC106]" office:value-type="float" office:value="21299" calcext:value-type="float">
            <text:p>21299</text:p>
          </table:table-cell>
          <table:table-cell table:formula="of:=[original.O106]" office:value-type="float" office:value="178692" calcext:value-type="float">
            <text:p>178692</text:p>
          </table:table-cell>
          <table:table-cell table:formula="of:=['patched-standard'.AB106]" office:value-type="float" office:value="67584" calcext:value-type="float">
            <text:p>67584</text:p>
          </table:table-cell>
          <table:table-cell table:formula="of:=['patched-standard'.AC106]" office:value-type="float" office:value="20756" calcext:value-type="float">
            <text:p>20756</text:p>
          </table:table-cell>
          <table:table-cell table:formula="of:=['patched-standard'.O106]" office:value-type="float" office:value="182808" calcext:value-type="float">
            <text:p>182808</text:p>
          </table:table-cell>
          <table:table-cell table:formula="of:=['patched-aggressive'.AB106]" office:value-type="float" office:value="42000" calcext:value-type="float">
            <text:p>42000</text:p>
          </table:table-cell>
          <table:table-cell table:formula="of:=['patched-aggressive'.AC106]" office:value-type="float" office:value="20818" calcext:value-type="float">
            <text:p>20818</text:p>
          </table:table-cell>
          <table:table-cell table:formula="of:=['patched-aggressive'.O10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7]" office:value-type="float" office:value="79384" calcext:value-type="float">
            <text:p>79384</text:p>
          </table:table-cell>
          <table:table-cell table:formula="of:=[original.AC107]" office:value-type="float" office:value="70538" calcext:value-type="float">
            <text:p>70538</text:p>
          </table:table-cell>
          <table:table-cell table:formula="of:=[original.O107]" office:value-type="float" office:value="190292" calcext:value-type="float">
            <text:p>190292</text:p>
          </table:table-cell>
          <table:table-cell table:formula="of:=['patched-standard'.AB107]" office:value-type="float" office:value="69120" calcext:value-type="float">
            <text:p>69120</text:p>
          </table:table-cell>
          <table:table-cell table:formula="of:=['patched-standard'.AC107]" office:value-type="float" office:value="60021" calcext:value-type="float">
            <text:p>60021</text:p>
          </table:table-cell>
          <table:table-cell table:formula="of:=['patched-standard'.O107]" office:value-type="float" office:value="185572" calcext:value-type="float">
            <text:p>185572</text:p>
          </table:table-cell>
          <table:table-cell table:formula="of:=['patched-aggressive'.AB107]" office:value-type="float" office:value="65584" calcext:value-type="float">
            <text:p>65584</text:p>
          </table:table-cell>
          <table:table-cell table:formula="of:=['patched-aggressive'.AC107]" office:value-type="float" office:value="56891" calcext:value-type="float">
            <text:p>56891</text:p>
          </table:table-cell>
          <table:table-cell table:formula="of:=['patched-aggressive'.O107]" office:value-type="float" office:value="181096" calcext:value-type="float">
            <text:p>181096</text:p>
          </table:table-cell>
        </table:table-row>
        <table:table-row table:style-name="ro1">
          <table:table-cell table:formula="of:=[original.AB108]" office:value-type="float" office:value="80536" calcext:value-type="float">
            <text:p>80536</text:p>
          </table:table-cell>
          <table:table-cell table:formula="of:=[original.AC108]" office:value-type="float" office:value="71581" calcext:value-type="float">
            <text:p>71581</text:p>
          </table:table-cell>
          <table:table-cell table:formula="of:=[original.O108]" office:value-type="float" office:value="191712" calcext:value-type="float">
            <text:p>191712</text:p>
          </table:table-cell>
          <table:table-cell table:formula="of:=['patched-standard'.AB108]" office:value-type="float" office:value="78848" calcext:value-type="float">
            <text:p>78848</text:p>
          </table:table-cell>
          <table:table-cell table:formula="of:=['patched-standard'.AC108]" office:value-type="float" office:value="68234" calcext:value-type="float">
            <text:p>68234</text:p>
          </table:table-cell>
          <table:table-cell table:formula="of:=['patched-standard'.O108]" office:value-type="float" office:value="195664" calcext:value-type="float">
            <text:p>195664</text:p>
          </table:table-cell>
          <table:table-cell table:formula="of:=['patched-aggressive'.AB108]" office:value-type="float" office:value="78800" calcext:value-type="float">
            <text:p>78800</text:p>
          </table:table-cell>
          <table:table-cell table:formula="of:=['patched-aggressive'.AC108]" office:value-type="float" office:value="68297" calcext:value-type="float">
            <text:p>68297</text:p>
          </table:table-cell>
          <table:table-cell table:formula="of:=['patched-aggressive'.O108]" office:value-type="float" office:value="194680" calcext:value-type="float">
            <text:p>194680</text:p>
          </table:table-cell>
        </table:table-row>
        <table:table-row table:style-name="ro1">
          <table:table-cell table:formula="of:=[original.AB109]" office:value-type="float" office:value="80536" calcext:value-type="float">
            <text:p>80536</text:p>
          </table:table-cell>
          <table:table-cell table:formula="of:=[original.AC109]" office:value-type="float" office:value="71581" calcext:value-type="float">
            <text:p>71581</text:p>
          </table:table-cell>
          <table:table-cell table:formula="of:=[original.O109]" office:value-type="float" office:value="191712" calcext:value-type="float">
            <text:p>191712</text:p>
          </table:table-cell>
          <table:table-cell table:formula="of:=['patched-standard'.AB109]" office:value-type="float" office:value="78848" calcext:value-type="float">
            <text:p>78848</text:p>
          </table:table-cell>
          <table:table-cell table:formula="of:=['patched-standard'.AC109]" office:value-type="float" office:value="68234" calcext:value-type="float">
            <text:p>68234</text:p>
          </table:table-cell>
          <table:table-cell table:formula="of:=['patched-standard'.O109]" office:value-type="float" office:value="195664" calcext:value-type="float">
            <text:p>195664</text:p>
          </table:table-cell>
          <table:table-cell table:formula="of:=['patched-aggressive'.AB109]" office:value-type="float" office:value="78800" calcext:value-type="float">
            <text:p>78800</text:p>
          </table:table-cell>
          <table:table-cell table:formula="of:=['patched-aggressive'.AC109]" office:value-type="float" office:value="68297" calcext:value-type="float">
            <text:p>68297</text:p>
          </table:table-cell>
          <table:table-cell table:formula="of:=['patched-aggressive'.O109]" office:value-type="float" office:value="194680" calcext:value-type="float">
            <text:p>194680</text:p>
          </table:table-cell>
        </table:table-row>
        <table:table-row table:style-name="ro1">
          <table:table-cell table:formula="of:=[original.AB110]" office:value-type="float" office:value="80536" calcext:value-type="float">
            <text:p>80536</text:p>
          </table:table-cell>
          <table:table-cell table:formula="of:=[original.AC110]" office:value-type="float" office:value="71581" calcext:value-type="float">
            <text:p>71581</text:p>
          </table:table-cell>
          <table:table-cell table:formula="of:=[original.O110]" office:value-type="float" office:value="191712" calcext:value-type="float">
            <text:p>191712</text:p>
          </table:table-cell>
          <table:table-cell table:formula="of:=['patched-standard'.AB110]" office:value-type="float" office:value="78848" calcext:value-type="float">
            <text:p>78848</text:p>
          </table:table-cell>
          <table:table-cell table:formula="of:=['patched-standard'.AC110]" office:value-type="float" office:value="68234" calcext:value-type="float">
            <text:p>68234</text:p>
          </table:table-cell>
          <table:table-cell table:formula="of:=['patched-standard'.O110]" office:value-type="float" office:value="195664" calcext:value-type="float">
            <text:p>195664</text:p>
          </table:table-cell>
          <table:table-cell table:formula="of:=['patched-aggressive'.AB110]" office:value-type="float" office:value="78800" calcext:value-type="float">
            <text:p>78800</text:p>
          </table:table-cell>
          <table:table-cell table:formula="of:=['patched-aggressive'.AC110]" office:value-type="float" office:value="68297" calcext:value-type="float">
            <text:p>68297</text:p>
          </table:table-cell>
          <table:table-cell table:formula="of:=['patched-aggressive'.O110]" office:value-type="float" office:value="194680" calcext:value-type="float">
            <text:p>194680</text:p>
          </table:table-cell>
        </table:table-row>
        <table:table-row table:style-name="ro1">
          <table:table-cell table:formula="of:=[original.AB111]" office:value-type="float" office:value="80536" calcext:value-type="float">
            <text:p>80536</text:p>
          </table:table-cell>
          <table:table-cell table:formula="of:=[original.AC111]" office:value-type="float" office:value="71581" calcext:value-type="float">
            <text:p>71581</text:p>
          </table:table-cell>
          <table:table-cell table:formula="of:=[original.O111]" office:value-type="float" office:value="191712" calcext:value-type="float">
            <text:p>191712</text:p>
          </table:table-cell>
          <table:table-cell table:formula="of:=['patched-standard'.AB111]" office:value-type="float" office:value="78848" calcext:value-type="float">
            <text:p>78848</text:p>
          </table:table-cell>
          <table:table-cell table:formula="of:=['patched-standard'.AC111]" office:value-type="float" office:value="68234" calcext:value-type="float">
            <text:p>68234</text:p>
          </table:table-cell>
          <table:table-cell table:formula="of:=['patched-standard'.O111]" office:value-type="float" office:value="195664" calcext:value-type="float">
            <text:p>195664</text:p>
          </table:table-cell>
          <table:table-cell table:formula="of:=['patched-aggressive'.AB111]" office:value-type="float" office:value="78800" calcext:value-type="float">
            <text:p>78800</text:p>
          </table:table-cell>
          <table:table-cell table:formula="of:=['patched-aggressive'.AC111]" office:value-type="float" office:value="68297" calcext:value-type="float">
            <text:p>68297</text:p>
          </table:table-cell>
          <table:table-cell table:formula="of:=['patched-aggressive'.O111]" office:value-type="float" office:value="185200" calcext:value-type="float">
            <text:p>185200</text:p>
          </table:table-cell>
        </table:table-row>
        <table:table-row table:style-name="ro1">
          <table:table-cell table:formula="of:=[original.AB112]" office:value-type="float" office:value="80536" calcext:value-type="float">
            <text:p>80536</text:p>
          </table:table-cell>
          <table:table-cell table:formula="of:=[original.AC112]" office:value-type="float" office:value="71582" calcext:value-type="float">
            <text:p>71582</text:p>
          </table:table-cell>
          <table:table-cell table:formula="of:=[original.O112]" office:value-type="float" office:value="191788" calcext:value-type="float">
            <text:p>191788</text:p>
          </table:table-cell>
          <table:table-cell table:formula="of:=['patched-standard'.AB112]" office:value-type="float" office:value="78848" calcext:value-type="float">
            <text:p>78848</text:p>
          </table:table-cell>
          <table:table-cell table:formula="of:=['patched-standard'.AC112]" office:value-type="float" office:value="68235" calcext:value-type="float">
            <text:p>68235</text:p>
          </table:table-cell>
          <table:table-cell table:formula="of:=['patched-standard'.O112]" office:value-type="float" office:value="195664" calcext:value-type="float">
            <text:p>195664</text:p>
          </table:table-cell>
          <table:table-cell table:formula="of:=['patched-aggressive'.AB112]" office:value-type="float" office:value="78800" calcext:value-type="float">
            <text:p>78800</text:p>
          </table:table-cell>
          <table:table-cell table:formula="of:=['patched-aggressive'.AC112]" office:value-type="float" office:value="68298" calcext:value-type="float">
            <text:p>68298</text:p>
          </table:table-cell>
          <table:table-cell table:formula="of:=['patched-aggressive'.O112]" office:value-type="float" office:value="185272" calcext:value-type="float">
            <text:p>185272</text:p>
          </table:table-cell>
        </table:table-row>
        <table:table-row table:style-name="ro1">
          <table:table-cell table:formula="of:=[original.AB113]" office:value-type="float" office:value="80536" calcext:value-type="float">
            <text:p>80536</text:p>
          </table:table-cell>
          <table:table-cell table:formula="of:=[original.AC113]" office:value-type="float" office:value="71582" calcext:value-type="float">
            <text:p>71582</text:p>
          </table:table-cell>
          <table:table-cell table:formula="of:=[original.O113]" office:value-type="float" office:value="191788" calcext:value-type="float">
            <text:p>191788</text:p>
          </table:table-cell>
          <table:table-cell table:formula="of:=['patched-standard'.AB113]" office:value-type="float" office:value="78848" calcext:value-type="float">
            <text:p>78848</text:p>
          </table:table-cell>
          <table:table-cell table:formula="of:=['patched-standard'.AC113]" office:value-type="float" office:value="68235" calcext:value-type="float">
            <text:p>68235</text:p>
          </table:table-cell>
          <table:table-cell table:formula="of:=['patched-standard'.O113]" office:value-type="float" office:value="195664" calcext:value-type="float">
            <text:p>195664</text:p>
          </table:table-cell>
          <table:table-cell table:formula="of:=['patched-aggressive'.AB113]" office:value-type="float" office:value="78800" calcext:value-type="float">
            <text:p>78800</text:p>
          </table:table-cell>
          <table:table-cell table:formula="of:=['patched-aggressive'.AC113]" office:value-type="float" office:value="68298" calcext:value-type="float">
            <text:p>68298</text:p>
          </table:table-cell>
          <table:table-cell table:formula="of:=['patched-aggressive'.O113]" office:value-type="float" office:value="185272" calcext:value-type="float">
            <text:p>185272</text:p>
          </table:table-cell>
        </table:table-row>
        <table:table-row table:style-name="ro1">
          <table:table-cell table:formula="of:=[original.AB114]" office:value-type="float" office:value="80536" calcext:value-type="float">
            <text:p>80536</text:p>
          </table:table-cell>
          <table:table-cell table:formula="of:=[original.AC114]" office:value-type="float" office:value="71582" calcext:value-type="float">
            <text:p>71582</text:p>
          </table:table-cell>
          <table:table-cell table:formula="of:=[original.O114]" office:value-type="float" office:value="191788" calcext:value-type="float">
            <text:p>191788</text:p>
          </table:table-cell>
          <table:table-cell table:formula="of:=['patched-standard'.AB114]" office:value-type="float" office:value="78848" calcext:value-type="float">
            <text:p>78848</text:p>
          </table:table-cell>
          <table:table-cell table:formula="of:=['patched-standard'.AC114]" office:value-type="float" office:value="68235" calcext:value-type="float">
            <text:p>68235</text:p>
          </table:table-cell>
          <table:table-cell table:formula="of:=['patched-standard'.O114]" office:value-type="float" office:value="195664" calcext:value-type="float">
            <text:p>195664</text:p>
          </table:table-cell>
          <table:table-cell table:formula="of:=['patched-aggressive'.AB114]" office:value-type="float" office:value="78800" calcext:value-type="float">
            <text:p>78800</text:p>
          </table:table-cell>
          <table:table-cell table:formula="of:=['patched-aggressive'.AC114]" office:value-type="float" office:value="68298" calcext:value-type="float">
            <text:p>68298</text:p>
          </table:table-cell>
          <table:table-cell table:formula="of:=['patched-aggressive'.O114]" office:value-type="float" office:value="185272" calcext:value-type="float">
            <text:p>185272</text:p>
          </table:table-cell>
        </table:table-row>
        <table:table-row table:style-name="ro1">
          <table:table-cell table:formula="of:=[original.AB115]" office:value-type="float" office:value="80536" calcext:value-type="float">
            <text:p>80536</text:p>
          </table:table-cell>
          <table:table-cell table:formula="of:=[original.AC115]" office:value-type="float" office:value="71582" calcext:value-type="float">
            <text:p>71582</text:p>
          </table:table-cell>
          <table:table-cell table:formula="of:=[original.O115]" office:value-type="float" office:value="191788" calcext:value-type="float">
            <text:p>191788</text:p>
          </table:table-cell>
          <table:table-cell table:formula="of:=['patched-standard'.AB115]" office:value-type="float" office:value="78848" calcext:value-type="float">
            <text:p>78848</text:p>
          </table:table-cell>
          <table:table-cell table:formula="of:=['patched-standard'.AC115]" office:value-type="float" office:value="68235" calcext:value-type="float">
            <text:p>68235</text:p>
          </table:table-cell>
          <table:table-cell table:formula="of:=['patched-standard'.O115]" office:value-type="float" office:value="195664" calcext:value-type="float">
            <text:p>195664</text:p>
          </table:table-cell>
          <table:table-cell table:formula="of:=['patched-aggressive'.AB115]" office:value-type="float" office:value="78800" calcext:value-type="float">
            <text:p>78800</text:p>
          </table:table-cell>
          <table:table-cell table:formula="of:=['patched-aggressive'.AC115]" office:value-type="float" office:value="68298" calcext:value-type="float">
            <text:p>68298</text:p>
          </table:table-cell>
          <table:table-cell table:formula="of:=['patched-aggressive'.O115]" office:value-type="float" office:value="185272" calcext:value-type="float">
            <text:p>185272</text:p>
          </table:table-cell>
        </table:table-row>
        <table:table-row table:style-name="ro1">
          <table:table-cell table:formula="of:=[original.AB116]" office:value-type="float" office:value="80536" calcext:value-type="float">
            <text:p>80536</text:p>
          </table:table-cell>
          <table:table-cell table:formula="of:=[original.AC116]" office:value-type="float" office:value="61526" calcext:value-type="float">
            <text:p>61526</text:p>
          </table:table-cell>
          <table:table-cell table:formula="of:=[original.O116]" office:value-type="float" office:value="191788" calcext:value-type="float">
            <text:p>191788</text:p>
          </table:table-cell>
          <table:table-cell table:formula="of:=['patched-standard'.AB116]" office:value-type="float" office:value="78784" calcext:value-type="float">
            <text:p>78784</text:p>
          </table:table-cell>
          <table:table-cell table:formula="of:=['patched-standard'.AC116]" office:value-type="float" office:value="58743" calcext:value-type="float">
            <text:p>58743</text:p>
          </table:table-cell>
          <table:table-cell table:formula="of:=['patched-standard'.O116]" office:value-type="float" office:value="195812" calcext:value-type="float">
            <text:p>195812</text:p>
          </table:table-cell>
          <table:table-cell table:formula="of:=['patched-aggressive'.AB116]" office:value-type="float" office:value="78784" calcext:value-type="float">
            <text:p>78784</text:p>
          </table:table-cell>
          <table:table-cell table:formula="of:=['patched-aggressive'.AC116]" office:value-type="float" office:value="58803" calcext:value-type="float">
            <text:p>58803</text:p>
          </table:table-cell>
          <table:table-cell table:formula="of:=['patched-aggressive'.O116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17]" office:value-type="float" office:value="80536" calcext:value-type="float">
            <text:p>80536</text:p>
          </table:table-cell>
          <table:table-cell table:formula="of:=[original.AC117]" office:value-type="float" office:value="61526" calcext:value-type="float">
            <text:p>61526</text:p>
          </table:table-cell>
          <table:table-cell table:formula="of:=[original.O117]" office:value-type="float" office:value="191788" calcext:value-type="float">
            <text:p>191788</text:p>
          </table:table-cell>
          <table:table-cell table:formula="of:=['patched-standard'.AB117]" office:value-type="float" office:value="78784" calcext:value-type="float">
            <text:p>78784</text:p>
          </table:table-cell>
          <table:table-cell table:formula="of:=['patched-standard'.AC117]" office:value-type="float" office:value="58743" calcext:value-type="float">
            <text:p>58743</text:p>
          </table:table-cell>
          <table:table-cell table:formula="of:=['patched-standard'.O117]" office:value-type="float" office:value="195812" calcext:value-type="float">
            <text:p>195812</text:p>
          </table:table-cell>
          <table:table-cell table:formula="of:=['patched-aggressive'.AB117]" office:value-type="float" office:value="78784" calcext:value-type="float">
            <text:p>78784</text:p>
          </table:table-cell>
          <table:table-cell table:formula="of:=['patched-aggressive'.AC117]" office:value-type="float" office:value="58803" calcext:value-type="float">
            <text:p>58803</text:p>
          </table:table-cell>
          <table:table-cell table:formula="of:=['patched-aggressive'.O117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18]" office:value-type="float" office:value="80536" calcext:value-type="float">
            <text:p>80536</text:p>
          </table:table-cell>
          <table:table-cell table:formula="of:=[original.AC118]" office:value-type="float" office:value="61526" calcext:value-type="float">
            <text:p>61526</text:p>
          </table:table-cell>
          <table:table-cell table:formula="of:=[original.O118]" office:value-type="float" office:value="191788" calcext:value-type="float">
            <text:p>191788</text:p>
          </table:table-cell>
          <table:table-cell table:formula="of:=['patched-standard'.AB118]" office:value-type="float" office:value="78784" calcext:value-type="float">
            <text:p>78784</text:p>
          </table:table-cell>
          <table:table-cell table:formula="of:=['patched-standard'.AC118]" office:value-type="float" office:value="58743" calcext:value-type="float">
            <text:p>58743</text:p>
          </table:table-cell>
          <table:table-cell table:formula="of:=['patched-standard'.O118]" office:value-type="float" office:value="195812" calcext:value-type="float">
            <text:p>195812</text:p>
          </table:table-cell>
          <table:table-cell table:formula="of:=['patched-aggressive'.AB118]" office:value-type="float" office:value="78784" calcext:value-type="float">
            <text:p>78784</text:p>
          </table:table-cell>
          <table:table-cell table:formula="of:=['patched-aggressive'.AC118]" office:value-type="float" office:value="58803" calcext:value-type="float">
            <text:p>58803</text:p>
          </table:table-cell>
          <table:table-cell table:formula="of:=['patched-aggressive'.O118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19]" office:value-type="float" office:value="80536" calcext:value-type="float">
            <text:p>80536</text:p>
          </table:table-cell>
          <table:table-cell table:formula="of:=[original.AC119]" office:value-type="float" office:value="61526" calcext:value-type="float">
            <text:p>61526</text:p>
          </table:table-cell>
          <table:table-cell table:formula="of:=[original.O119]" office:value-type="float" office:value="191788" calcext:value-type="float">
            <text:p>191788</text:p>
          </table:table-cell>
          <table:table-cell table:formula="of:=['patched-standard'.AB119]" office:value-type="float" office:value="78784" calcext:value-type="float">
            <text:p>78784</text:p>
          </table:table-cell>
          <table:table-cell table:formula="of:=['patched-standard'.AC119]" office:value-type="float" office:value="58743" calcext:value-type="float">
            <text:p>58743</text:p>
          </table:table-cell>
          <table:table-cell table:formula="of:=['patched-standard'.O119]" office:value-type="float" office:value="195812" calcext:value-type="float">
            <text:p>195812</text:p>
          </table:table-cell>
          <table:table-cell table:formula="of:=['patched-aggressive'.AB119]" office:value-type="float" office:value="78784" calcext:value-type="float">
            <text:p>78784</text:p>
          </table:table-cell>
          <table:table-cell table:formula="of:=['patched-aggressive'.AC119]" office:value-type="float" office:value="58803" calcext:value-type="float">
            <text:p>58803</text:p>
          </table:table-cell>
          <table:table-cell table:formula="of:=['patched-aggressive'.O119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20]" office:value-type="float" office:value="80536" calcext:value-type="float">
            <text:p>80536</text:p>
          </table:table-cell>
          <table:table-cell table:formula="of:=[original.AC120]" office:value-type="float" office:value="61530" calcext:value-type="float">
            <text:p>61530</text:p>
          </table:table-cell>
          <table:table-cell table:formula="of:=[original.O120]" office:value-type="float" office:value="191788" calcext:value-type="float">
            <text:p>191788</text:p>
          </table:table-cell>
          <table:table-cell table:formula="of:=['patched-standard'.AB120]" office:value-type="float" office:value="78784" calcext:value-type="float">
            <text:p>78784</text:p>
          </table:table-cell>
          <table:table-cell table:formula="of:=['patched-standard'.AC120]" office:value-type="float" office:value="58743" calcext:value-type="float">
            <text:p>58743</text:p>
          </table:table-cell>
          <table:table-cell table:formula="of:=['patched-standard'.O120]" office:value-type="float" office:value="195812" calcext:value-type="float">
            <text:p>195812</text:p>
          </table:table-cell>
          <table:table-cell table:formula="of:=['patched-aggressive'.AB120]" office:value-type="float" office:value="78784" calcext:value-type="float">
            <text:p>78784</text:p>
          </table:table-cell>
          <table:table-cell table:formula="of:=['patched-aggressive'.AC120]" office:value-type="float" office:value="58806" calcext:value-type="float">
            <text:p>58806</text:p>
          </table:table-cell>
          <table:table-cell table:formula="of:=['patched-aggressive'.O120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21]" office:value-type="float" office:value="80536" calcext:value-type="float">
            <text:p>80536</text:p>
          </table:table-cell>
          <table:table-cell table:formula="of:=[original.AC121]" office:value-type="float" office:value="61530" calcext:value-type="float">
            <text:p>61530</text:p>
          </table:table-cell>
          <table:table-cell table:formula="of:=[original.O121]" office:value-type="float" office:value="191788" calcext:value-type="float">
            <text:p>191788</text:p>
          </table:table-cell>
          <table:table-cell table:formula="of:=['patched-standard'.AB121]" office:value-type="float" office:value="78784" calcext:value-type="float">
            <text:p>78784</text:p>
          </table:table-cell>
          <table:table-cell table:formula="of:=['patched-standard'.AC121]" office:value-type="float" office:value="58743" calcext:value-type="float">
            <text:p>58743</text:p>
          </table:table-cell>
          <table:table-cell table:formula="of:=['patched-standard'.O121]" office:value-type="float" office:value="195812" calcext:value-type="float">
            <text:p>195812</text:p>
          </table:table-cell>
          <table:table-cell table:formula="of:=['patched-aggressive'.AB121]" office:value-type="float" office:value="78784" calcext:value-type="float">
            <text:p>78784</text:p>
          </table:table-cell>
          <table:table-cell table:formula="of:=['patched-aggressive'.AC121]" office:value-type="float" office:value="58806" calcext:value-type="float">
            <text:p>58806</text:p>
          </table:table-cell>
          <table:table-cell table:formula="of:=['patched-aggressive'.O121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22]" office:value-type="float" office:value="80536" calcext:value-type="float">
            <text:p>80536</text:p>
          </table:table-cell>
          <table:table-cell table:formula="of:=[original.AC122]" office:value-type="float" office:value="61530" calcext:value-type="float">
            <text:p>61530</text:p>
          </table:table-cell>
          <table:table-cell table:formula="of:=[original.O122]" office:value-type="float" office:value="191788" calcext:value-type="float">
            <text:p>191788</text:p>
          </table:table-cell>
          <table:table-cell table:formula="of:=['patched-standard'.AB122]" office:value-type="float" office:value="78784" calcext:value-type="float">
            <text:p>78784</text:p>
          </table:table-cell>
          <table:table-cell table:formula="of:=['patched-standard'.AC122]" office:value-type="float" office:value="58743" calcext:value-type="float">
            <text:p>58743</text:p>
          </table:table-cell>
          <table:table-cell table:formula="of:=['patched-standard'.O122]" office:value-type="float" office:value="195812" calcext:value-type="float">
            <text:p>195812</text:p>
          </table:table-cell>
          <table:table-cell table:formula="of:=['patched-aggressive'.AB122]" office:value-type="float" office:value="78784" calcext:value-type="float">
            <text:p>78784</text:p>
          </table:table-cell>
          <table:table-cell table:formula="of:=['patched-aggressive'.AC122]" office:value-type="float" office:value="58806" calcext:value-type="float">
            <text:p>58806</text:p>
          </table:table-cell>
          <table:table-cell table:formula="of:=['patched-aggressive'.O122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23]" office:value-type="float" office:value="80536" calcext:value-type="float">
            <text:p>80536</text:p>
          </table:table-cell>
          <table:table-cell table:formula="of:=[original.AC123]" office:value-type="float" office:value="61530" calcext:value-type="float">
            <text:p>61530</text:p>
          </table:table-cell>
          <table:table-cell table:formula="of:=[original.O123]" office:value-type="float" office:value="191788" calcext:value-type="float">
            <text:p>191788</text:p>
          </table:table-cell>
          <table:table-cell table:formula="of:=['patched-standard'.AB123]" office:value-type="float" office:value="78784" calcext:value-type="float">
            <text:p>78784</text:p>
          </table:table-cell>
          <table:table-cell table:formula="of:=['patched-standard'.AC123]" office:value-type="float" office:value="58743" calcext:value-type="float">
            <text:p>58743</text:p>
          </table:table-cell>
          <table:table-cell table:formula="of:=['patched-standard'.O123]" office:value-type="float" office:value="195812" calcext:value-type="float">
            <text:p>195812</text:p>
          </table:table-cell>
          <table:table-cell table:formula="of:=['patched-aggressive'.AB123]" office:value-type="float" office:value="78784" calcext:value-type="float">
            <text:p>78784</text:p>
          </table:table-cell>
          <table:table-cell table:formula="of:=['patched-aggressive'.AC123]" office:value-type="float" office:value="58806" calcext:value-type="float">
            <text:p>58806</text:p>
          </table:table-cell>
          <table:table-cell table:formula="of:=['patched-aggressive'.O123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24]" office:value-type="float" office:value="80536" calcext:value-type="float">
            <text:p>80536</text:p>
          </table:table-cell>
          <table:table-cell table:formula="of:=[original.AC124]" office:value-type="float" office:value="51474" calcext:value-type="float">
            <text:p>51474</text:p>
          </table:table-cell>
          <table:table-cell table:formula="of:=[original.O124]" office:value-type="float" office:value="191788" calcext:value-type="float">
            <text:p>191788</text:p>
          </table:table-cell>
          <table:table-cell table:formula="of:=['patched-standard'.AB124]" office:value-type="float" office:value="78784" calcext:value-type="float">
            <text:p>78784</text:p>
          </table:table-cell>
          <table:table-cell table:formula="of:=['patched-standard'.AC124]" office:value-type="float" office:value="49248" calcext:value-type="float">
            <text:p>49248</text:p>
          </table:table-cell>
          <table:table-cell table:formula="of:=['patched-standard'.O124]" office:value-type="float" office:value="195812" calcext:value-type="float">
            <text:p>195812</text:p>
          </table:table-cell>
          <table:table-cell table:formula="of:=['patched-aggressive'.AB124]" office:value-type="float" office:value="74096" calcext:value-type="float">
            <text:p>74096</text:p>
          </table:table-cell>
          <table:table-cell table:formula="of:=['patched-aggressive'.AC124]" office:value-type="float" office:value="49311" calcext:value-type="float">
            <text:p>49311</text:p>
          </table:table-cell>
          <table:table-cell table:formula="of:=['patched-aggressive'.O124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25]" office:value-type="float" office:value="80536" calcext:value-type="float">
            <text:p>80536</text:p>
          </table:table-cell>
          <table:table-cell table:formula="of:=[original.AC125]" office:value-type="float" office:value="51474" calcext:value-type="float">
            <text:p>51474</text:p>
          </table:table-cell>
          <table:table-cell table:formula="of:=[original.O125]" office:value-type="float" office:value="191788" calcext:value-type="float">
            <text:p>191788</text:p>
          </table:table-cell>
          <table:table-cell table:formula="of:=['patched-standard'.AB125]" office:value-type="float" office:value="78784" calcext:value-type="float">
            <text:p>78784</text:p>
          </table:table-cell>
          <table:table-cell table:formula="of:=['patched-standard'.AC125]" office:value-type="float" office:value="49248" calcext:value-type="float">
            <text:p>49248</text:p>
          </table:table-cell>
          <table:table-cell table:formula="of:=['patched-standard'.O125]" office:value-type="float" office:value="195812" calcext:value-type="float">
            <text:p>195812</text:p>
          </table:table-cell>
          <table:table-cell table:formula="of:=['patched-aggressive'.AB125]" office:value-type="float" office:value="74096" calcext:value-type="float">
            <text:p>74096</text:p>
          </table:table-cell>
          <table:table-cell table:formula="of:=['patched-aggressive'.AC125]" office:value-type="float" office:value="49311" calcext:value-type="float">
            <text:p>49311</text:p>
          </table:table-cell>
          <table:table-cell table:formula="of:=['patched-aggressive'.O125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26]" office:value-type="float" office:value="80536" calcext:value-type="float">
            <text:p>80536</text:p>
          </table:table-cell>
          <table:table-cell table:formula="of:=[original.AC126]" office:value-type="float" office:value="51474" calcext:value-type="float">
            <text:p>51474</text:p>
          </table:table-cell>
          <table:table-cell table:formula="of:=[original.O126]" office:value-type="float" office:value="191788" calcext:value-type="float">
            <text:p>191788</text:p>
          </table:table-cell>
          <table:table-cell table:formula="of:=['patched-standard'.AB126]" office:value-type="float" office:value="78784" calcext:value-type="float">
            <text:p>78784</text:p>
          </table:table-cell>
          <table:table-cell table:formula="of:=['patched-standard'.AC126]" office:value-type="float" office:value="49248" calcext:value-type="float">
            <text:p>49248</text:p>
          </table:table-cell>
          <table:table-cell table:formula="of:=['patched-standard'.O126]" office:value-type="float" office:value="195812" calcext:value-type="float">
            <text:p>195812</text:p>
          </table:table-cell>
          <table:table-cell table:formula="of:=['patched-aggressive'.AB126]" office:value-type="float" office:value="74096" calcext:value-type="float">
            <text:p>74096</text:p>
          </table:table-cell>
          <table:table-cell table:formula="of:=['patched-aggressive'.AC126]" office:value-type="float" office:value="49311" calcext:value-type="float">
            <text:p>49311</text:p>
          </table:table-cell>
          <table:table-cell table:formula="of:=['patched-aggressive'.O126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27]" office:value-type="float" office:value="80536" calcext:value-type="float">
            <text:p>80536</text:p>
          </table:table-cell>
          <table:table-cell table:formula="of:=[original.AC127]" office:value-type="float" office:value="51474" calcext:value-type="float">
            <text:p>51474</text:p>
          </table:table-cell>
          <table:table-cell table:formula="of:=[original.O127]" office:value-type="float" office:value="191788" calcext:value-type="float">
            <text:p>191788</text:p>
          </table:table-cell>
          <table:table-cell table:formula="of:=['patched-standard'.AB127]" office:value-type="float" office:value="78784" calcext:value-type="float">
            <text:p>78784</text:p>
          </table:table-cell>
          <table:table-cell table:formula="of:=['patched-standard'.AC127]" office:value-type="float" office:value="49248" calcext:value-type="float">
            <text:p>49248</text:p>
          </table:table-cell>
          <table:table-cell table:formula="of:=['patched-standard'.O127]" office:value-type="float" office:value="195812" calcext:value-type="float">
            <text:p>195812</text:p>
          </table:table-cell>
          <table:table-cell table:formula="of:=['patched-aggressive'.AB127]" office:value-type="float" office:value="74096" calcext:value-type="float">
            <text:p>74096</text:p>
          </table:table-cell>
          <table:table-cell table:formula="of:=['patched-aggressive'.AC127]" office:value-type="float" office:value="49311" calcext:value-type="float">
            <text:p>49311</text:p>
          </table:table-cell>
          <table:table-cell table:formula="of:=['patched-aggressive'.O127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28]" office:value-type="float" office:value="80536" calcext:value-type="float">
            <text:p>80536</text:p>
          </table:table-cell>
          <table:table-cell table:formula="of:=[original.AC128]" office:value-type="float" office:value="51474" calcext:value-type="float">
            <text:p>51474</text:p>
          </table:table-cell>
          <table:table-cell table:formula="of:=[original.O128]" office:value-type="float" office:value="191788" calcext:value-type="float">
            <text:p>191788</text:p>
          </table:table-cell>
          <table:table-cell table:formula="of:=['patched-standard'.AB128]" office:value-type="float" office:value="78784" calcext:value-type="float">
            <text:p>78784</text:p>
          </table:table-cell>
          <table:table-cell table:formula="of:=['patched-standard'.AC128]" office:value-type="float" office:value="49248" calcext:value-type="float">
            <text:p>49248</text:p>
          </table:table-cell>
          <table:table-cell table:formula="of:=['patched-standard'.O128]" office:value-type="float" office:value="195812" calcext:value-type="float">
            <text:p>195812</text:p>
          </table:table-cell>
          <table:table-cell table:formula="of:=['patched-aggressive'.AB128]" office:value-type="float" office:value="74096" calcext:value-type="float">
            <text:p>74096</text:p>
          </table:table-cell>
          <table:table-cell table:formula="of:=['patched-aggressive'.AC128]" office:value-type="float" office:value="49311" calcext:value-type="float">
            <text:p>49311</text:p>
          </table:table-cell>
          <table:table-cell table:formula="of:=['patched-aggressive'.O128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29]" office:value-type="float" office:value="80536" calcext:value-type="float">
            <text:p>80536</text:p>
          </table:table-cell>
          <table:table-cell table:formula="of:=[original.AC129]" office:value-type="float" office:value="51474" calcext:value-type="float">
            <text:p>51474</text:p>
          </table:table-cell>
          <table:table-cell table:formula="of:=[original.O129]" office:value-type="float" office:value="191788" calcext:value-type="float">
            <text:p>191788</text:p>
          </table:table-cell>
          <table:table-cell table:formula="of:=['patched-standard'.AB129]" office:value-type="float" office:value="78784" calcext:value-type="float">
            <text:p>78784</text:p>
          </table:table-cell>
          <table:table-cell table:formula="of:=['patched-standard'.AC129]" office:value-type="float" office:value="49248" calcext:value-type="float">
            <text:p>49248</text:p>
          </table:table-cell>
          <table:table-cell table:formula="of:=['patched-standard'.O129]" office:value-type="float" office:value="195812" calcext:value-type="float">
            <text:p>195812</text:p>
          </table:table-cell>
          <table:table-cell table:formula="of:=['patched-aggressive'.AB129]" office:value-type="float" office:value="74096" calcext:value-type="float">
            <text:p>74096</text:p>
          </table:table-cell>
          <table:table-cell table:formula="of:=['patched-aggressive'.AC129]" office:value-type="float" office:value="49311" calcext:value-type="float">
            <text:p>49311</text:p>
          </table:table-cell>
          <table:table-cell table:formula="of:=['patched-aggressive'.O129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30]" office:value-type="float" office:value="80536" calcext:value-type="float">
            <text:p>80536</text:p>
          </table:table-cell>
          <table:table-cell table:formula="of:=[original.AC130]" office:value-type="float" office:value="51474" calcext:value-type="float">
            <text:p>51474</text:p>
          </table:table-cell>
          <table:table-cell table:formula="of:=[original.O130]" office:value-type="float" office:value="191788" calcext:value-type="float">
            <text:p>191788</text:p>
          </table:table-cell>
          <table:table-cell table:formula="of:=['patched-standard'.AB130]" office:value-type="float" office:value="78784" calcext:value-type="float">
            <text:p>78784</text:p>
          </table:table-cell>
          <table:table-cell table:formula="of:=['patched-standard'.AC130]" office:value-type="float" office:value="49248" calcext:value-type="float">
            <text:p>49248</text:p>
          </table:table-cell>
          <table:table-cell table:formula="of:=['patched-standard'.O130]" office:value-type="float" office:value="195812" calcext:value-type="float">
            <text:p>195812</text:p>
          </table:table-cell>
          <table:table-cell table:formula="of:=['patched-aggressive'.AB130]" office:value-type="float" office:value="74096" calcext:value-type="float">
            <text:p>74096</text:p>
          </table:table-cell>
          <table:table-cell table:formula="of:=['patched-aggressive'.AC130]" office:value-type="float" office:value="49311" calcext:value-type="float">
            <text:p>49311</text:p>
          </table:table-cell>
          <table:table-cell table:formula="of:=['patched-aggressive'.O130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31]" office:value-type="float" office:value="80536" calcext:value-type="float">
            <text:p>80536</text:p>
          </table:table-cell>
          <table:table-cell table:formula="of:=[original.AC131]" office:value-type="float" office:value="51474" calcext:value-type="float">
            <text:p>51474</text:p>
          </table:table-cell>
          <table:table-cell table:formula="of:=[original.O131]" office:value-type="float" office:value="191788" calcext:value-type="float">
            <text:p>191788</text:p>
          </table:table-cell>
          <table:table-cell table:formula="of:=['patched-standard'.AB131]" office:value-type="float" office:value="78784" calcext:value-type="float">
            <text:p>78784</text:p>
          </table:table-cell>
          <table:table-cell table:formula="of:=['patched-standard'.AC131]" office:value-type="float" office:value="49248" calcext:value-type="float">
            <text:p>49248</text:p>
          </table:table-cell>
          <table:table-cell table:formula="of:=['patched-standard'.O131]" office:value-type="float" office:value="195812" calcext:value-type="float">
            <text:p>195812</text:p>
          </table:table-cell>
          <table:table-cell table:formula="of:=['patched-aggressive'.AB131]" office:value-type="float" office:value="74096" calcext:value-type="float">
            <text:p>74096</text:p>
          </table:table-cell>
          <table:table-cell table:formula="of:=['patched-aggressive'.AC131]" office:value-type="float" office:value="49311" calcext:value-type="float">
            <text:p>49311</text:p>
          </table:table-cell>
          <table:table-cell table:formula="of:=['patched-aggressive'.O131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32]" office:value-type="float" office:value="80536" calcext:value-type="float">
            <text:p>80536</text:p>
          </table:table-cell>
          <table:table-cell table:formula="of:=[original.AC132]" office:value-type="float" office:value="41418" calcext:value-type="float">
            <text:p>41418</text:p>
          </table:table-cell>
          <table:table-cell table:formula="of:=[original.O132]" office:value-type="float" office:value="191788" calcext:value-type="float">
            <text:p>191788</text:p>
          </table:table-cell>
          <table:table-cell table:formula="of:=['patched-standard'.AB132]" office:value-type="float" office:value="78784" calcext:value-type="float">
            <text:p>78784</text:p>
          </table:table-cell>
          <table:table-cell table:formula="of:=['patched-standard'.AC132]" office:value-type="float" office:value="39753" calcext:value-type="float">
            <text:p>39753</text:p>
          </table:table-cell>
          <table:table-cell table:formula="of:=['patched-standard'.O132]" office:value-type="float" office:value="195812" calcext:value-type="float">
            <text:p>195812</text:p>
          </table:table-cell>
          <table:table-cell table:formula="of:=['patched-aggressive'.AB132]" office:value-type="float" office:value="67056" calcext:value-type="float">
            <text:p>67056</text:p>
          </table:table-cell>
          <table:table-cell table:formula="of:=['patched-aggressive'.AC132]" office:value-type="float" office:value="39815" calcext:value-type="float">
            <text:p>39815</text:p>
          </table:table-cell>
          <table:table-cell table:formula="of:=['patched-aggressive'.O132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3]" office:value-type="float" office:value="80536" calcext:value-type="float">
            <text:p>80536</text:p>
          </table:table-cell>
          <table:table-cell table:formula="of:=[original.AC133]" office:value-type="float" office:value="41418" calcext:value-type="float">
            <text:p>41418</text:p>
          </table:table-cell>
          <table:table-cell table:formula="of:=[original.O133]" office:value-type="float" office:value="191788" calcext:value-type="float">
            <text:p>191788</text:p>
          </table:table-cell>
          <table:table-cell table:formula="of:=['patched-standard'.AB133]" office:value-type="float" office:value="78784" calcext:value-type="float">
            <text:p>78784</text:p>
          </table:table-cell>
          <table:table-cell table:formula="of:=['patched-standard'.AC133]" office:value-type="float" office:value="39753" calcext:value-type="float">
            <text:p>39753</text:p>
          </table:table-cell>
          <table:table-cell table:formula="of:=['patched-standard'.O133]" office:value-type="float" office:value="195812" calcext:value-type="float">
            <text:p>195812</text:p>
          </table:table-cell>
          <table:table-cell table:formula="of:=['patched-aggressive'.AB133]" office:value-type="float" office:value="67056" calcext:value-type="float">
            <text:p>67056</text:p>
          </table:table-cell>
          <table:table-cell table:formula="of:=['patched-aggressive'.AC133]" office:value-type="float" office:value="39815" calcext:value-type="float">
            <text:p>39815</text:p>
          </table:table-cell>
          <table:table-cell table:formula="of:=['patched-aggressive'.O133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4]" office:value-type="float" office:value="80536" calcext:value-type="float">
            <text:p>80536</text:p>
          </table:table-cell>
          <table:table-cell table:formula="of:=[original.AC134]" office:value-type="float" office:value="41418" calcext:value-type="float">
            <text:p>41418</text:p>
          </table:table-cell>
          <table:table-cell table:formula="of:=[original.O134]" office:value-type="float" office:value="191788" calcext:value-type="float">
            <text:p>191788</text:p>
          </table:table-cell>
          <table:table-cell table:formula="of:=['patched-standard'.AB134]" office:value-type="float" office:value="78784" calcext:value-type="float">
            <text:p>78784</text:p>
          </table:table-cell>
          <table:table-cell table:formula="of:=['patched-standard'.AC134]" office:value-type="float" office:value="39753" calcext:value-type="float">
            <text:p>39753</text:p>
          </table:table-cell>
          <table:table-cell table:formula="of:=['patched-standard'.O134]" office:value-type="float" office:value="195812" calcext:value-type="float">
            <text:p>195812</text:p>
          </table:table-cell>
          <table:table-cell table:formula="of:=['patched-aggressive'.AB134]" office:value-type="float" office:value="67056" calcext:value-type="float">
            <text:p>67056</text:p>
          </table:table-cell>
          <table:table-cell table:formula="of:=['patched-aggressive'.AC134]" office:value-type="float" office:value="39815" calcext:value-type="float">
            <text:p>39815</text:p>
          </table:table-cell>
          <table:table-cell table:formula="of:=['patched-aggressive'.O134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5]" office:value-type="float" office:value="80536" calcext:value-type="float">
            <text:p>80536</text:p>
          </table:table-cell>
          <table:table-cell table:formula="of:=[original.AC135]" office:value-type="float" office:value="41418" calcext:value-type="float">
            <text:p>41418</text:p>
          </table:table-cell>
          <table:table-cell table:formula="of:=[original.O135]" office:value-type="float" office:value="191788" calcext:value-type="float">
            <text:p>191788</text:p>
          </table:table-cell>
          <table:table-cell table:formula="of:=['patched-standard'.AB135]" office:value-type="float" office:value="78784" calcext:value-type="float">
            <text:p>78784</text:p>
          </table:table-cell>
          <table:table-cell table:formula="of:=['patched-standard'.AC135]" office:value-type="float" office:value="39753" calcext:value-type="float">
            <text:p>39753</text:p>
          </table:table-cell>
          <table:table-cell table:formula="of:=['patched-standard'.O135]" office:value-type="float" office:value="195812" calcext:value-type="float">
            <text:p>195812</text:p>
          </table:table-cell>
          <table:table-cell table:formula="of:=['patched-aggressive'.AB135]" office:value-type="float" office:value="67056" calcext:value-type="float">
            <text:p>67056</text:p>
          </table:table-cell>
          <table:table-cell table:formula="of:=['patched-aggressive'.AC135]" office:value-type="float" office:value="39815" calcext:value-type="float">
            <text:p>39815</text:p>
          </table:table-cell>
          <table:table-cell table:formula="of:=['patched-aggressive'.O135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6]" office:value-type="float" office:value="80536" calcext:value-type="float">
            <text:p>80536</text:p>
          </table:table-cell>
          <table:table-cell table:formula="of:=[original.AC136]" office:value-type="float" office:value="41418" calcext:value-type="float">
            <text:p>41418</text:p>
          </table:table-cell>
          <table:table-cell table:formula="of:=[original.O136]" office:value-type="float" office:value="191788" calcext:value-type="float">
            <text:p>191788</text:p>
          </table:table-cell>
          <table:table-cell table:formula="of:=['patched-standard'.AB136]" office:value-type="float" office:value="78784" calcext:value-type="float">
            <text:p>78784</text:p>
          </table:table-cell>
          <table:table-cell table:formula="of:=['patched-standard'.AC136]" office:value-type="float" office:value="39753" calcext:value-type="float">
            <text:p>39753</text:p>
          </table:table-cell>
          <table:table-cell table:formula="of:=['patched-standard'.O136]" office:value-type="float" office:value="195812" calcext:value-type="float">
            <text:p>195812</text:p>
          </table:table-cell>
          <table:table-cell table:formula="of:=['patched-aggressive'.AB136]" office:value-type="float" office:value="67056" calcext:value-type="float">
            <text:p>67056</text:p>
          </table:table-cell>
          <table:table-cell table:formula="of:=['patched-aggressive'.AC136]" office:value-type="float" office:value="39815" calcext:value-type="float">
            <text:p>39815</text:p>
          </table:table-cell>
          <table:table-cell table:formula="of:=['patched-aggressive'.O136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7]" office:value-type="float" office:value="80536" calcext:value-type="float">
            <text:p>80536</text:p>
          </table:table-cell>
          <table:table-cell table:formula="of:=[original.AC137]" office:value-type="float" office:value="41418" calcext:value-type="float">
            <text:p>41418</text:p>
          </table:table-cell>
          <table:table-cell table:formula="of:=[original.O137]" office:value-type="float" office:value="191788" calcext:value-type="float">
            <text:p>191788</text:p>
          </table:table-cell>
          <table:table-cell table:formula="of:=['patched-standard'.AB137]" office:value-type="float" office:value="78784" calcext:value-type="float">
            <text:p>78784</text:p>
          </table:table-cell>
          <table:table-cell table:formula="of:=['patched-standard'.AC137]" office:value-type="float" office:value="39753" calcext:value-type="float">
            <text:p>39753</text:p>
          </table:table-cell>
          <table:table-cell table:formula="of:=['patched-standard'.O137]" office:value-type="float" office:value="195812" calcext:value-type="float">
            <text:p>195812</text:p>
          </table:table-cell>
          <table:table-cell table:formula="of:=['patched-aggressive'.AB137]" office:value-type="float" office:value="67056" calcext:value-type="float">
            <text:p>67056</text:p>
          </table:table-cell>
          <table:table-cell table:formula="of:=['patched-aggressive'.AC137]" office:value-type="float" office:value="39815" calcext:value-type="float">
            <text:p>39815</text:p>
          </table:table-cell>
          <table:table-cell table:formula="of:=['patched-aggressive'.O137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8]" office:value-type="float" office:value="80536" calcext:value-type="float">
            <text:p>80536</text:p>
          </table:table-cell>
          <table:table-cell table:formula="of:=[original.AC138]" office:value-type="float" office:value="41418" calcext:value-type="float">
            <text:p>41418</text:p>
          </table:table-cell>
          <table:table-cell table:formula="of:=[original.O138]" office:value-type="float" office:value="191788" calcext:value-type="float">
            <text:p>191788</text:p>
          </table:table-cell>
          <table:table-cell table:formula="of:=['patched-standard'.AB138]" office:value-type="float" office:value="78784" calcext:value-type="float">
            <text:p>78784</text:p>
          </table:table-cell>
          <table:table-cell table:formula="of:=['patched-standard'.AC138]" office:value-type="float" office:value="39753" calcext:value-type="float">
            <text:p>39753</text:p>
          </table:table-cell>
          <table:table-cell table:formula="of:=['patched-standard'.O138]" office:value-type="float" office:value="195812" calcext:value-type="float">
            <text:p>195812</text:p>
          </table:table-cell>
          <table:table-cell table:formula="of:=['patched-aggressive'.AB138]" office:value-type="float" office:value="67056" calcext:value-type="float">
            <text:p>67056</text:p>
          </table:table-cell>
          <table:table-cell table:formula="of:=['patched-aggressive'.AC138]" office:value-type="float" office:value="39815" calcext:value-type="float">
            <text:p>39815</text:p>
          </table:table-cell>
          <table:table-cell table:formula="of:=['patched-aggressive'.O138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9]" office:value-type="float" office:value="80536" calcext:value-type="float">
            <text:p>80536</text:p>
          </table:table-cell>
          <table:table-cell table:formula="of:=[original.AC139]" office:value-type="float" office:value="41418" calcext:value-type="float">
            <text:p>41418</text:p>
          </table:table-cell>
          <table:table-cell table:formula="of:=[original.O139]" office:value-type="float" office:value="191788" calcext:value-type="float">
            <text:p>191788</text:p>
          </table:table-cell>
          <table:table-cell table:formula="of:=['patched-standard'.AB139]" office:value-type="float" office:value="78784" calcext:value-type="float">
            <text:p>78784</text:p>
          </table:table-cell>
          <table:table-cell table:formula="of:=['patched-standard'.AC139]" office:value-type="float" office:value="39753" calcext:value-type="float">
            <text:p>39753</text:p>
          </table:table-cell>
          <table:table-cell table:formula="of:=['patched-standard'.O139]" office:value-type="float" office:value="195812" calcext:value-type="float">
            <text:p>195812</text:p>
          </table:table-cell>
          <table:table-cell table:formula="of:=['patched-aggressive'.AB139]" office:value-type="float" office:value="67056" calcext:value-type="float">
            <text:p>67056</text:p>
          </table:table-cell>
          <table:table-cell table:formula="of:=['patched-aggressive'.AC139]" office:value-type="float" office:value="39815" calcext:value-type="float">
            <text:p>39815</text:p>
          </table:table-cell>
          <table:table-cell table:formula="of:=['patched-aggressive'.O139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40]" office:value-type="float" office:value="80536" calcext:value-type="float">
            <text:p>80536</text:p>
          </table:table-cell>
          <table:table-cell table:formula="of:=[original.AC140]" office:value-type="float" office:value="31361" calcext:value-type="float">
            <text:p>31361</text:p>
          </table:table-cell>
          <table:table-cell table:formula="of:=[original.O140]" office:value-type="float" office:value="191788" calcext:value-type="float">
            <text:p>191788</text:p>
          </table:table-cell>
          <table:table-cell table:formula="of:=['patched-standard'.AB140]" office:value-type="float" office:value="78784" calcext:value-type="float">
            <text:p>78784</text:p>
          </table:table-cell>
          <table:table-cell table:formula="of:=['patched-standard'.AC140]" office:value-type="float" office:value="30257" calcext:value-type="float">
            <text:p>30257</text:p>
          </table:table-cell>
          <table:table-cell table:formula="of:=['patched-standard'.O140]" office:value-type="float" office:value="195812" calcext:value-type="float">
            <text:p>195812</text:p>
          </table:table-cell>
          <table:table-cell table:formula="of:=['patched-aggressive'.AB140]" office:value-type="float" office:value="60016" calcext:value-type="float">
            <text:p>60016</text:p>
          </table:table-cell>
          <table:table-cell table:formula="of:=['patched-aggressive'.AC140]" office:value-type="float" office:value="30320" calcext:value-type="float">
            <text:p>30320</text:p>
          </table:table-cell>
          <table:table-cell table:formula="of:=['patched-aggressive'.O140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1]" office:value-type="float" office:value="80536" calcext:value-type="float">
            <text:p>80536</text:p>
          </table:table-cell>
          <table:table-cell table:formula="of:=[original.AC141]" office:value-type="float" office:value="31361" calcext:value-type="float">
            <text:p>31361</text:p>
          </table:table-cell>
          <table:table-cell table:formula="of:=[original.O141]" office:value-type="float" office:value="191788" calcext:value-type="float">
            <text:p>191788</text:p>
          </table:table-cell>
          <table:table-cell table:formula="of:=['patched-standard'.AB141]" office:value-type="float" office:value="78784" calcext:value-type="float">
            <text:p>78784</text:p>
          </table:table-cell>
          <table:table-cell table:formula="of:=['patched-standard'.AC141]" office:value-type="float" office:value="30257" calcext:value-type="float">
            <text:p>30257</text:p>
          </table:table-cell>
          <table:table-cell table:formula="of:=['patched-standard'.O141]" office:value-type="float" office:value="195812" calcext:value-type="float">
            <text:p>195812</text:p>
          </table:table-cell>
          <table:table-cell table:formula="of:=['patched-aggressive'.AB141]" office:value-type="float" office:value="60016" calcext:value-type="float">
            <text:p>60016</text:p>
          </table:table-cell>
          <table:table-cell table:formula="of:=['patched-aggressive'.AC141]" office:value-type="float" office:value="30320" calcext:value-type="float">
            <text:p>30320</text:p>
          </table:table-cell>
          <table:table-cell table:formula="of:=['patched-aggressive'.O141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2]" office:value-type="float" office:value="80536" calcext:value-type="float">
            <text:p>80536</text:p>
          </table:table-cell>
          <table:table-cell table:formula="of:=[original.AC142]" office:value-type="float" office:value="31361" calcext:value-type="float">
            <text:p>31361</text:p>
          </table:table-cell>
          <table:table-cell table:formula="of:=[original.O142]" office:value-type="float" office:value="191788" calcext:value-type="float">
            <text:p>191788</text:p>
          </table:table-cell>
          <table:table-cell table:formula="of:=['patched-standard'.AB142]" office:value-type="float" office:value="78784" calcext:value-type="float">
            <text:p>78784</text:p>
          </table:table-cell>
          <table:table-cell table:formula="of:=['patched-standard'.AC142]" office:value-type="float" office:value="30257" calcext:value-type="float">
            <text:p>30257</text:p>
          </table:table-cell>
          <table:table-cell table:formula="of:=['patched-standard'.O142]" office:value-type="float" office:value="195812" calcext:value-type="float">
            <text:p>195812</text:p>
          </table:table-cell>
          <table:table-cell table:formula="of:=['patched-aggressive'.AB142]" office:value-type="float" office:value="60016" calcext:value-type="float">
            <text:p>60016</text:p>
          </table:table-cell>
          <table:table-cell table:formula="of:=['patched-aggressive'.AC142]" office:value-type="float" office:value="30320" calcext:value-type="float">
            <text:p>30320</text:p>
          </table:table-cell>
          <table:table-cell table:formula="of:=['patched-aggressive'.O142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3]" office:value-type="float" office:value="80536" calcext:value-type="float">
            <text:p>80536</text:p>
          </table:table-cell>
          <table:table-cell table:formula="of:=[original.AC143]" office:value-type="float" office:value="31361" calcext:value-type="float">
            <text:p>31361</text:p>
          </table:table-cell>
          <table:table-cell table:formula="of:=[original.O143]" office:value-type="float" office:value="191788" calcext:value-type="float">
            <text:p>191788</text:p>
          </table:table-cell>
          <table:table-cell table:formula="of:=['patched-standard'.AB143]" office:value-type="float" office:value="78784" calcext:value-type="float">
            <text:p>78784</text:p>
          </table:table-cell>
          <table:table-cell table:formula="of:=['patched-standard'.AC143]" office:value-type="float" office:value="30257" calcext:value-type="float">
            <text:p>30257</text:p>
          </table:table-cell>
          <table:table-cell table:formula="of:=['patched-standard'.O143]" office:value-type="float" office:value="195812" calcext:value-type="float">
            <text:p>195812</text:p>
          </table:table-cell>
          <table:table-cell table:formula="of:=['patched-aggressive'.AB143]" office:value-type="float" office:value="60016" calcext:value-type="float">
            <text:p>60016</text:p>
          </table:table-cell>
          <table:table-cell table:formula="of:=['patched-aggressive'.AC143]" office:value-type="float" office:value="30320" calcext:value-type="float">
            <text:p>30320</text:p>
          </table:table-cell>
          <table:table-cell table:formula="of:=['patched-aggressive'.O143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4]" office:value-type="float" office:value="80536" calcext:value-type="float">
            <text:p>80536</text:p>
          </table:table-cell>
          <table:table-cell table:formula="of:=[original.AC144]" office:value-type="float" office:value="31361" calcext:value-type="float">
            <text:p>31361</text:p>
          </table:table-cell>
          <table:table-cell table:formula="of:=[original.O144]" office:value-type="float" office:value="191788" calcext:value-type="float">
            <text:p>191788</text:p>
          </table:table-cell>
          <table:table-cell table:formula="of:=['patched-standard'.AB144]" office:value-type="float" office:value="78784" calcext:value-type="float">
            <text:p>78784</text:p>
          </table:table-cell>
          <table:table-cell table:formula="of:=['patched-standard'.AC144]" office:value-type="float" office:value="30257" calcext:value-type="float">
            <text:p>30257</text:p>
          </table:table-cell>
          <table:table-cell table:formula="of:=['patched-standard'.O144]" office:value-type="float" office:value="195812" calcext:value-type="float">
            <text:p>195812</text:p>
          </table:table-cell>
          <table:table-cell table:formula="of:=['patched-aggressive'.AB144]" office:value-type="float" office:value="60016" calcext:value-type="float">
            <text:p>60016</text:p>
          </table:table-cell>
          <table:table-cell table:formula="of:=['patched-aggressive'.AC144]" office:value-type="float" office:value="30320" calcext:value-type="float">
            <text:p>30320</text:p>
          </table:table-cell>
          <table:table-cell table:formula="of:=['patched-aggressive'.O144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5]" office:value-type="float" office:value="80536" calcext:value-type="float">
            <text:p>80536</text:p>
          </table:table-cell>
          <table:table-cell table:formula="of:=[original.AC145]" office:value-type="float" office:value="31361" calcext:value-type="float">
            <text:p>31361</text:p>
          </table:table-cell>
          <table:table-cell table:formula="of:=[original.O145]" office:value-type="float" office:value="191788" calcext:value-type="float">
            <text:p>191788</text:p>
          </table:table-cell>
          <table:table-cell table:formula="of:=['patched-standard'.AB145]" office:value-type="float" office:value="78784" calcext:value-type="float">
            <text:p>78784</text:p>
          </table:table-cell>
          <table:table-cell table:formula="of:=['patched-standard'.AC145]" office:value-type="float" office:value="30257" calcext:value-type="float">
            <text:p>30257</text:p>
          </table:table-cell>
          <table:table-cell table:formula="of:=['patched-standard'.O145]" office:value-type="float" office:value="195812" calcext:value-type="float">
            <text:p>195812</text:p>
          </table:table-cell>
          <table:table-cell table:formula="of:=['patched-aggressive'.AB145]" office:value-type="float" office:value="60016" calcext:value-type="float">
            <text:p>60016</text:p>
          </table:table-cell>
          <table:table-cell table:formula="of:=['patched-aggressive'.AC145]" office:value-type="float" office:value="30320" calcext:value-type="float">
            <text:p>30320</text:p>
          </table:table-cell>
          <table:table-cell table:formula="of:=['patched-aggressive'.O145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6]" office:value-type="float" office:value="80536" calcext:value-type="float">
            <text:p>80536</text:p>
          </table:table-cell>
          <table:table-cell table:formula="of:=[original.AC146]" office:value-type="float" office:value="31361" calcext:value-type="float">
            <text:p>31361</text:p>
          </table:table-cell>
          <table:table-cell table:formula="of:=[original.O146]" office:value-type="float" office:value="191788" calcext:value-type="float">
            <text:p>191788</text:p>
          </table:table-cell>
          <table:table-cell table:formula="of:=['patched-standard'.AB146]" office:value-type="float" office:value="78784" calcext:value-type="float">
            <text:p>78784</text:p>
          </table:table-cell>
          <table:table-cell table:formula="of:=['patched-standard'.AC146]" office:value-type="float" office:value="30257" calcext:value-type="float">
            <text:p>30257</text:p>
          </table:table-cell>
          <table:table-cell table:formula="of:=['patched-standard'.O146]" office:value-type="float" office:value="195812" calcext:value-type="float">
            <text:p>195812</text:p>
          </table:table-cell>
          <table:table-cell table:formula="of:=['patched-aggressive'.AB146]" office:value-type="float" office:value="60016" calcext:value-type="float">
            <text:p>60016</text:p>
          </table:table-cell>
          <table:table-cell table:formula="of:=['patched-aggressive'.AC146]" office:value-type="float" office:value="30320" calcext:value-type="float">
            <text:p>30320</text:p>
          </table:table-cell>
          <table:table-cell table:formula="of:=['patched-aggressive'.O146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7]" office:value-type="float" office:value="80536" calcext:value-type="float">
            <text:p>80536</text:p>
          </table:table-cell>
          <table:table-cell table:formula="of:=[original.AC147]" office:value-type="float" office:value="31361" calcext:value-type="float">
            <text:p>31361</text:p>
          </table:table-cell>
          <table:table-cell table:formula="of:=[original.O147]" office:value-type="float" office:value="191788" calcext:value-type="float">
            <text:p>191788</text:p>
          </table:table-cell>
          <table:table-cell table:formula="of:=['patched-standard'.AB147]" office:value-type="float" office:value="78784" calcext:value-type="float">
            <text:p>78784</text:p>
          </table:table-cell>
          <table:table-cell table:formula="of:=['patched-standard'.AC147]" office:value-type="float" office:value="30257" calcext:value-type="float">
            <text:p>30257</text:p>
          </table:table-cell>
          <table:table-cell table:formula="of:=['patched-standard'.O147]" office:value-type="float" office:value="195812" calcext:value-type="float">
            <text:p>195812</text:p>
          </table:table-cell>
          <table:table-cell table:formula="of:=['patched-aggressive'.AB147]" office:value-type="float" office:value="60016" calcext:value-type="float">
            <text:p>60016</text:p>
          </table:table-cell>
          <table:table-cell table:formula="of:=['patched-aggressive'.AC147]" office:value-type="float" office:value="30320" calcext:value-type="float">
            <text:p>30320</text:p>
          </table:table-cell>
          <table:table-cell table:formula="of:=['patched-aggressive'.O147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8]" office:value-type="float" office:value="25240" calcext:value-type="float">
            <text:p>25240</text:p>
          </table:table-cell>
          <table:table-cell table:formula="of:=[original.AC148]" office:value-type="float" office:value="11249" calcext:value-type="float">
            <text:p>11249</text:p>
          </table:table-cell>
          <table:table-cell table:formula="of:=[original.O148]" office:value-type="float" office:value="136548" calcext:value-type="float">
            <text:p>136548</text:p>
          </table:table-cell>
          <table:table-cell table:formula="of:=['patched-standard'.AB148]" office:value-type="float" office:value="11648" calcext:value-type="float">
            <text:p>11648</text:p>
          </table:table-cell>
          <table:table-cell table:formula="of:=['patched-standard'.AC148]" office:value-type="float" office:value="11336" calcext:value-type="float">
            <text:p>11336</text:p>
          </table:table-cell>
          <table:table-cell table:formula="of:=['patched-standard'.O148]" office:value-type="float" office:value="128688" calcext:value-type="float">
            <text:p>128688</text:p>
          </table:table-cell>
          <table:table-cell table:formula="of:=['patched-aggressive'.AB148]" office:value-type="float" office:value="11600" calcext:value-type="float">
            <text:p>11600</text:p>
          </table:table-cell>
          <table:table-cell table:formula="of:=['patched-aggressive'.AC148]" office:value-type="float" office:value="11399" calcext:value-type="float">
            <text:p>11399</text:p>
          </table:table-cell>
          <table:table-cell table:formula="of:=['patched-aggressive'.O148]" office:value-type="float" office:value="118476" calcext:value-type="float">
            <text:p>118476</text:p>
          </table:table-cell>
        </table:table-row>
        <table:table-row table:style-name="ro1">
          <table:table-cell table:formula="of:=[original.AB149]" office:value-type="float" office:value="25240" calcext:value-type="float">
            <text:p>25240</text:p>
          </table:table-cell>
          <table:table-cell table:formula="of:=[original.AC149]" office:value-type="float" office:value="11249" calcext:value-type="float">
            <text:p>11249</text:p>
          </table:table-cell>
          <table:table-cell table:formula="of:=[original.O149]" office:value-type="float" office:value="136548" calcext:value-type="float">
            <text:p>136548</text:p>
          </table:table-cell>
          <table:table-cell table:formula="of:=['patched-standard'.AB149]" office:value-type="float" office:value="11648" calcext:value-type="float">
            <text:p>11648</text:p>
          </table:table-cell>
          <table:table-cell table:formula="of:=['patched-standard'.AC149]" office:value-type="float" office:value="11336" calcext:value-type="float">
            <text:p>11336</text:p>
          </table:table-cell>
          <table:table-cell table:formula="of:=['patched-standard'.O149]" office:value-type="float" office:value="128688" calcext:value-type="float">
            <text:p>128688</text:p>
          </table:table-cell>
          <table:table-cell table:formula="of:=['patched-aggressive'.AB149]" office:value-type="float" office:value="11600" calcext:value-type="float">
            <text:p>11600</text:p>
          </table:table-cell>
          <table:table-cell table:formula="of:=['patched-aggressive'.AC149]" office:value-type="float" office:value="11399" calcext:value-type="float">
            <text:p>11399</text:p>
          </table:table-cell>
          <table:table-cell table:formula="of:=['patched-aggressive'.O149]" office:value-type="float" office:value="118476" calcext:value-type="float">
            <text:p>118476</text:p>
          </table:table-cell>
        </table:table-row>
        <table:table-row table:style-name="ro1">
          <table:table-cell table:formula="of:=[original.AB150]" office:value-type="float" office:value="25240" calcext:value-type="float">
            <text:p>25240</text:p>
          </table:table-cell>
          <table:table-cell table:formula="of:=[original.AC150]" office:value-type="float" office:value="11249" calcext:value-type="float">
            <text:p>11249</text:p>
          </table:table-cell>
          <table:table-cell table:formula="of:=[original.O150]" office:value-type="float" office:value="136548" calcext:value-type="float">
            <text:p>136548</text:p>
          </table:table-cell>
          <table:table-cell table:formula="of:=['patched-standard'.AB150]" office:value-type="float" office:value="11648" calcext:value-type="float">
            <text:p>11648</text:p>
          </table:table-cell>
          <table:table-cell table:formula="of:=['patched-standard'.AC150]" office:value-type="float" office:value="11336" calcext:value-type="float">
            <text:p>11336</text:p>
          </table:table-cell>
          <table:table-cell table:formula="of:=['patched-standard'.O150]" office:value-type="float" office:value="128688" calcext:value-type="float">
            <text:p>128688</text:p>
          </table:table-cell>
          <table:table-cell table:formula="of:=['patched-aggressive'.AB150]" office:value-type="float" office:value="11600" calcext:value-type="float">
            <text:p>11600</text:p>
          </table:table-cell>
          <table:table-cell table:formula="of:=['patched-aggressive'.AC150]" office:value-type="float" office:value="11399" calcext:value-type="float">
            <text:p>11399</text:p>
          </table:table-cell>
          <table:table-cell table:formula="of:=['patched-aggressive'.O150]" office:value-type="float" office:value="118476" calcext:value-type="float">
            <text:p>118476</text:p>
          </table:table-cell>
        </table:table-row>
        <table:table-row table:style-name="ro1">
          <table:table-cell table:formula="of:=[original.AB151]" office:value-type="float" office:value="25240" calcext:value-type="float">
            <text:p>25240</text:p>
          </table:table-cell>
          <table:table-cell table:formula="of:=[original.AC151]" office:value-type="float" office:value="11249" calcext:value-type="float">
            <text:p>11249</text:p>
          </table:table-cell>
          <table:table-cell table:formula="of:=[original.O151]" office:value-type="float" office:value="136548" calcext:value-type="float">
            <text:p>136548</text:p>
          </table:table-cell>
          <table:table-cell table:formula="of:=['patched-standard'.AB151]" office:value-type="float" office:value="11648" calcext:value-type="float">
            <text:p>11648</text:p>
          </table:table-cell>
          <table:table-cell table:formula="of:=['patched-standard'.AC151]" office:value-type="float" office:value="11336" calcext:value-type="float">
            <text:p>11336</text:p>
          </table:table-cell>
          <table:table-cell table:formula="of:=['patched-standard'.O151]" office:value-type="float" office:value="128688" calcext:value-type="float">
            <text:p>128688</text:p>
          </table:table-cell>
          <table:table-cell table:formula="of:=['patched-aggressive'.AB151]" office:value-type="float" office:value="11600" calcext:value-type="float">
            <text:p>11600</text:p>
          </table:table-cell>
          <table:table-cell table:formula="of:=['patched-aggressive'.AC151]" office:value-type="float" office:value="11399" calcext:value-type="float">
            <text:p>11399</text:p>
          </table:table-cell>
          <table:table-cell table:formula="of:=['patched-aggressive'.O151]" office:value-type="float" office:value="118476" calcext:value-type="float">
            <text:p>118476</text:p>
          </table:table-cell>
        </table:table-row>
        <table:table-row table:style-name="ro1">
          <table:table-cell table:formula="of:=[original.AB152]" office:value-type="float" office:value="0" calcext:value-type="float">
            <text:p>0</text:p>
          </table:table-cell>
          <table:table-cell table:formula="of:=[original.AC152]" office:value-type="float" office:value="0" calcext:value-type="float">
            <text:p>0</text:p>
          </table:table-cell>
          <table:table-cell table:formula="of:=[original.O152]" office:value-type="float" office:value="0" calcext:value-type="float">
            <text:p>0</text:p>
          </table:table-cell>
          <table:table-cell table:formula="of:=['patched-standard'.AB152]" office:value-type="float" office:value="0" calcext:value-type="float">
            <text:p>0</text:p>
          </table:table-cell>
          <table:table-cell table:formula="of:=['patched-standard'.AC152]" office:value-type="float" office:value="0" calcext:value-type="float">
            <text:p>0</text:p>
          </table:table-cell>
          <table:table-cell table:formula="of:=['patched-standard'.O152]" office:value-type="float" office:value="0" calcext:value-type="float">
            <text:p>0</text:p>
          </table:table-cell>
          <table:table-cell table:formula="of:=['patched-aggressive'.AB152]" office:value-type="float" office:value="0" calcext:value-type="float">
            <text:p>0</text:p>
          </table:table-cell>
          <table:table-cell table:formula="of:=['patched-aggressive'.AC152]" office:value-type="float" office:value="0" calcext:value-type="float">
            <text:p>0</text:p>
          </table:table-cell>
          <table:table-cell table:formula="of:=['patched-aggressive'.O152]" office:value-type="float" office:value="0" calcext:value-type="float">
            <text:p>0</text:p>
          </table:table-cell>
        </table:table-row>
        <table:table-row table:style-name="ro1">
          <table:table-cell table:formula="of:=[original.AB153]" office:value-type="float" office:value="0" calcext:value-type="float">
            <text:p>0</text:p>
          </table:table-cell>
          <table:table-cell table:formula="of:=[original.AC153]" office:value-type="float" office:value="0" calcext:value-type="float">
            <text:p>0</text:p>
          </table:table-cell>
          <table:table-cell table:formula="of:=[original.O153]" office:value-type="float" office:value="0" calcext:value-type="float">
            <text:p>0</text:p>
          </table:table-cell>
          <table:table-cell table:formula="of:=['patched-standard'.AB153]" office:value-type="float" office:value="0" calcext:value-type="float">
            <text:p>0</text:p>
          </table:table-cell>
          <table:table-cell table:formula="of:=['patched-standard'.AC153]" office:value-type="float" office:value="0" calcext:value-type="float">
            <text:p>0</text:p>
          </table:table-cell>
          <table:table-cell table:formula="of:=['patched-standard'.O153]" office:value-type="float" office:value="0" calcext:value-type="float">
            <text:p>0</text:p>
          </table:table-cell>
          <table:table-cell table:formula="of:=['patched-aggressive'.AB153]" office:value-type="float" office:value="0" calcext:value-type="float">
            <text:p>0</text:p>
          </table:table-cell>
          <table:table-cell table:formula="of:=['patched-aggressive'.AC153]" office:value-type="float" office:value="0" calcext:value-type="float">
            <text:p>0</text:p>
          </table:table-cell>
          <table:table-cell table:formula="of:=['patched-aggressive'.O153]" office:value-type="float" office:value="0" calcext:value-type="float">
            <text:p>0</text:p>
          </table:table-cell>
        </table:table-row>
        <table:table-row table:style-name="ro1">
          <table:table-cell table:formula="of:=[original.AB154]" office:value-type="float" office:value="0" calcext:value-type="float">
            <text:p>0</text:p>
          </table:table-cell>
          <table:table-cell table:formula="of:=[original.AC154]" office:value-type="float" office:value="0" calcext:value-type="float">
            <text:p>0</text:p>
          </table:table-cell>
          <table:table-cell table:formula="of:=[original.O154]" office:value-type="float" office:value="0" calcext:value-type="float">
            <text:p>0</text:p>
          </table:table-cell>
          <table:table-cell table:formula="of:=['patched-standard'.AB154]" office:value-type="float" office:value="0" calcext:value-type="float">
            <text:p>0</text:p>
          </table:table-cell>
          <table:table-cell table:formula="of:=['patched-standard'.AC154]" office:value-type="float" office:value="0" calcext:value-type="float">
            <text:p>0</text:p>
          </table:table-cell>
          <table:table-cell table:formula="of:=['patched-standard'.O154]" office:value-type="float" office:value="0" calcext:value-type="float">
            <text:p>0</text:p>
          </table:table-cell>
          <table:table-cell table:formula="of:=['patched-aggressive'.AB154]" office:value-type="float" office:value="0" calcext:value-type="float">
            <text:p>0</text:p>
          </table:table-cell>
          <table:table-cell table:formula="of:=['patched-aggressive'.AC154]" office:value-type="float" office:value="0" calcext:value-type="float">
            <text:p>0</text:p>
          </table:table-cell>
          <table:table-cell table:formula="of:=['patched-aggressive'.O154]" office:value-type="float" office:value="0" calcext:value-type="float">
            <text:p>0</text:p>
          </table:table-cell>
        </table:table-row>
        <table:table-row table:style-name="ro1">
          <table:table-cell table:formula="of:=[original.AB155]" office:value-type="float" office:value="0" calcext:value-type="float">
            <text:p>0</text:p>
          </table:table-cell>
          <table:table-cell table:formula="of:=[original.AC155]" office:value-type="float" office:value="0" calcext:value-type="float">
            <text:p>0</text:p>
          </table:table-cell>
          <table:table-cell table:formula="of:=[original.O155]" office:value-type="float" office:value="0" calcext:value-type="float">
            <text:p>0</text:p>
          </table:table-cell>
          <table:table-cell table:formula="of:=['patched-standard'.AB155]" office:value-type="float" office:value="0" calcext:value-type="float">
            <text:p>0</text:p>
          </table:table-cell>
          <table:table-cell table:formula="of:=['patched-standard'.AC155]" office:value-type="float" office:value="0" calcext:value-type="float">
            <text:p>0</text:p>
          </table:table-cell>
          <table:table-cell table:formula="of:=['patched-standard'.O155]" office:value-type="float" office:value="0" calcext:value-type="float">
            <text:p>0</text:p>
          </table:table-cell>
          <table:table-cell table:formula="of:=['patched-aggressive'.AB155]" office:value-type="float" office:value="0" calcext:value-type="float">
            <text:p>0</text:p>
          </table:table-cell>
          <table:table-cell table:formula="of:=['patched-aggressive'.AC155]" office:value-type="float" office:value="0" calcext:value-type="float">
            <text:p>0</text:p>
          </table:table-cell>
          <table:table-cell table:formula="of:=['patched-aggressive'.O155]" office:value-type="float" office:value="0" calcext:value-type="float">
            <text:p>0</text:p>
          </table:table-cell>
        </table:table-row>
        <table:table-row table:style-name="ro1">
          <table:table-cell table:formula="of:=[original.AB156]" office:value-type="float" office:value="0" calcext:value-type="float">
            <text:p>0</text:p>
          </table:table-cell>
          <table:table-cell table:formula="of:=[original.AC156]" office:value-type="float" office:value="0" calcext:value-type="float">
            <text:p>0</text:p>
          </table:table-cell>
          <table:table-cell table:formula="of:=[original.O156]" office:value-type="float" office:value="0" calcext:value-type="float">
            <text:p>0</text:p>
          </table:table-cell>
          <table:table-cell table:formula="of:=['patched-standard'.AB156]" office:value-type="float" office:value="0" calcext:value-type="float">
            <text:p>0</text:p>
          </table:table-cell>
          <table:table-cell table:formula="of:=['patched-standard'.AC156]" office:value-type="float" office:value="0" calcext:value-type="float">
            <text:p>0</text:p>
          </table:table-cell>
          <table:table-cell table:formula="of:=['patched-standard'.O156]" office:value-type="float" office:value="0" calcext:value-type="float">
            <text:p>0</text:p>
          </table:table-cell>
          <table:table-cell table:formula="of:=['patched-aggressive'.AB156]" office:value-type="float" office:value="0" calcext:value-type="float">
            <text:p>0</text:p>
          </table:table-cell>
          <table:table-cell table:formula="of:=['patched-aggressive'.AC156]" office:value-type="float" office:value="0" calcext:value-type="float">
            <text:p>0</text:p>
          </table:table-cell>
          <table:table-cell table:formula="of:=['patched-aggressive'.O156]" office:value-type="float" office:value="0" calcext:value-type="float">
            <text:p>0</text:p>
          </table:table-cell>
        </table:table-row>
        <table:table-row table:style-name="ro1">
          <table:table-cell table:formula="of:=[original.AB157]" office:value-type="float" office:value="0" calcext:value-type="float">
            <text:p>0</text:p>
          </table:table-cell>
          <table:table-cell table:formula="of:=[original.AC157]" office:value-type="float" office:value="0" calcext:value-type="float">
            <text:p>0</text:p>
          </table:table-cell>
          <table:table-cell table:formula="of:=[original.O157]" office:value-type="float" office:value="0" calcext:value-type="float">
            <text:p>0</text:p>
          </table:table-cell>
          <table:table-cell table:formula="of:=['patched-standard'.AB157]" office:value-type="float" office:value="0" calcext:value-type="float">
            <text:p>0</text:p>
          </table:table-cell>
          <table:table-cell table:formula="of:=['patched-standard'.AC157]" office:value-type="float" office:value="0" calcext:value-type="float">
            <text:p>0</text:p>
          </table:table-cell>
          <table:table-cell table:formula="of:=['patched-standard'.O157]" office:value-type="float" office:value="0" calcext:value-type="float">
            <text:p>0</text:p>
          </table:table-cell>
          <table:table-cell table:formula="of:=['patched-aggressive'.AB157]" office:value-type="float" office:value="0" calcext:value-type="float">
            <text:p>0</text:p>
          </table:table-cell>
          <table:table-cell table:formula="of:=['patched-aggressive'.AC157]" office:value-type="float" office:value="0" calcext:value-type="float">
            <text:p>0</text:p>
          </table:table-cell>
          <table:table-cell table:formula="of:=['patched-aggressive'.O157]" office:value-type="float" office:value="0" calcext:value-type="float">
            <text:p>0</text:p>
          </table:table-cell>
        </table:table-row>
        <table:table-row table:style-name="ro1">
          <table:table-cell table:formula="of:=[original.AB158]" office:value-type="float" office:value="0" calcext:value-type="float">
            <text:p>0</text:p>
          </table:table-cell>
          <table:table-cell table:formula="of:=[original.AC158]" office:value-type="float" office:value="0" calcext:value-type="float">
            <text:p>0</text:p>
          </table:table-cell>
          <table:table-cell table:formula="of:=[original.O158]" office:value-type="float" office:value="0" calcext:value-type="float">
            <text:p>0</text:p>
          </table:table-cell>
          <table:table-cell table:formula="of:=['patched-standard'.AB158]" office:value-type="float" office:value="0" calcext:value-type="float">
            <text:p>0</text:p>
          </table:table-cell>
          <table:table-cell table:formula="of:=['patched-standard'.AC158]" office:value-type="float" office:value="0" calcext:value-type="float">
            <text:p>0</text:p>
          </table:table-cell>
          <table:table-cell table:formula="of:=['patched-standard'.O158]" office:value-type="float" office:value="0" calcext:value-type="float">
            <text:p>0</text:p>
          </table:table-cell>
          <table:table-cell table:formula="of:=['patched-aggressive'.AB158]" office:value-type="float" office:value="0" calcext:value-type="float">
            <text:p>0</text:p>
          </table:table-cell>
          <table:table-cell table:formula="of:=['patched-aggressive'.AC158]" office:value-type="float" office:value="0" calcext:value-type="float">
            <text:p>0</text:p>
          </table:table-cell>
          <table:table-cell table:formula="of:=['patched-aggressive'.O158]" office:value-type="float" office:value="0" calcext:value-type="float">
            <text:p>0</text:p>
          </table:table-cell>
        </table:table-row>
        <table:table-row table:style-name="ro1">
          <table:table-cell table:formula="of:=[original.AB159]" office:value-type="float" office:value="0" calcext:value-type="float">
            <text:p>0</text:p>
          </table:table-cell>
          <table:table-cell table:formula="of:=[original.AC159]" office:value-type="float" office:value="0" calcext:value-type="float">
            <text:p>0</text:p>
          </table:table-cell>
          <table:table-cell table:formula="of:=[original.O159]" office:value-type="float" office:value="0" calcext:value-type="float">
            <text:p>0</text:p>
          </table:table-cell>
          <table:table-cell table:formula="of:=['patched-standard'.AB159]" office:value-type="float" office:value="0" calcext:value-type="float">
            <text:p>0</text:p>
          </table:table-cell>
          <table:table-cell table:formula="of:=['patched-standard'.AC159]" office:value-type="float" office:value="0" calcext:value-type="float">
            <text:p>0</text:p>
          </table:table-cell>
          <table:table-cell table:formula="of:=['patched-standard'.O159]" office:value-type="float" office:value="0" calcext:value-type="float">
            <text:p>0</text:p>
          </table:table-cell>
          <table:table-cell table:formula="of:=['patched-aggressive'.AB159]" office:value-type="float" office:value="0" calcext:value-type="float">
            <text:p>0</text:p>
          </table:table-cell>
          <table:table-cell table:formula="of:=['patched-aggressive'.AC159]" office:value-type="float" office:value="0" calcext:value-type="float">
            <text:p>0</text:p>
          </table:table-cell>
          <table:table-cell table:formula="of:=['patched-aggressive'.O159]" office:value-type="float" office:value="0" calcext:value-type="float">
            <text:p>0</text:p>
          </table:table-cell>
        </table:table-row>
        <table:table-row table:style-name="ro1">
          <table:table-cell table:formula="of:=[original.AB160]" office:value-type="float" office:value="0" calcext:value-type="float">
            <text:p>0</text:p>
          </table:table-cell>
          <table:table-cell table:formula="of:=[original.AC160]" office:value-type="float" office:value="0" calcext:value-type="float">
            <text:p>0</text:p>
          </table:table-cell>
          <table:table-cell table:formula="of:=[original.O160]" office:value-type="float" office:value="0" calcext:value-type="float">
            <text:p>0</text:p>
          </table:table-cell>
          <table:table-cell table:formula="of:=['patched-standard'.AB160]" office:value-type="float" office:value="0" calcext:value-type="float">
            <text:p>0</text:p>
          </table:table-cell>
          <table:table-cell table:formula="of:=['patched-standard'.AC160]" office:value-type="float" office:value="0" calcext:value-type="float">
            <text:p>0</text:p>
          </table:table-cell>
          <table:table-cell table:formula="of:=['patched-standard'.O160]" office:value-type="float" office:value="0" calcext:value-type="float">
            <text:p>0</text:p>
          </table:table-cell>
          <table:table-cell table:formula="of:=['patched-aggressive'.AB160]" office:value-type="float" office:value="0" calcext:value-type="float">
            <text:p>0</text:p>
          </table:table-cell>
          <table:table-cell table:formula="of:=['patched-aggressive'.AC160]" office:value-type="float" office:value="0" calcext:value-type="float">
            <text:p>0</text:p>
          </table:table-cell>
          <table:table-cell table:formula="of:=['patched-aggressive'.O160]" office:value-type="float" office:value="0" calcext:value-type="float">
            <text:p>0</text:p>
          </table:table-cell>
        </table:table-row>
        <table:table-row table:style-name="ro1">
          <table:table-cell table:formula="of:=[original.AB161]" office:value-type="float" office:value="0" calcext:value-type="float">
            <text:p>0</text:p>
          </table:table-cell>
          <table:table-cell table:formula="of:=[original.AC161]" office:value-type="float" office:value="0" calcext:value-type="float">
            <text:p>0</text:p>
          </table:table-cell>
          <table:table-cell table:formula="of:=[original.O161]" office:value-type="float" office:value="0" calcext:value-type="float">
            <text:p>0</text:p>
          </table:table-cell>
          <table:table-cell table:formula="of:=['patched-standard'.AB161]" office:value-type="float" office:value="0" calcext:value-type="float">
            <text:p>0</text:p>
          </table:table-cell>
          <table:table-cell table:formula="of:=['patched-standard'.AC161]" office:value-type="float" office:value="0" calcext:value-type="float">
            <text:p>0</text:p>
          </table:table-cell>
          <table:table-cell table:formula="of:=['patched-standard'.O161]" office:value-type="float" office:value="0" calcext:value-type="float">
            <text:p>0</text:p>
          </table:table-cell>
          <table:table-cell table:formula="of:=['patched-aggressive'.AB161]" office:value-type="float" office:value="0" calcext:value-type="float">
            <text:p>0</text:p>
          </table:table-cell>
          <table:table-cell table:formula="of:=['patched-aggressive'.AC161]" office:value-type="float" office:value="0" calcext:value-type="float">
            <text:p>0</text:p>
          </table:table-cell>
          <table:table-cell table:formula="of:=['patched-aggressive'.O161]" office:value-type="float" office:value="0" calcext:value-type="float">
            <text:p>0</text:p>
          </table:table-cell>
        </table:table-row>
        <table:table-row table:style-name="ro1">
          <table:table-cell table:formula="of:=[original.AB162]" office:value-type="float" office:value="0" calcext:value-type="float">
            <text:p>0</text:p>
          </table:table-cell>
          <table:table-cell table:formula="of:=[original.AC162]" office:value-type="float" office:value="0" calcext:value-type="float">
            <text:p>0</text:p>
          </table:table-cell>
          <table:table-cell table:formula="of:=[original.O162]" office:value-type="float" office:value="0" calcext:value-type="float">
            <text:p>0</text:p>
          </table:table-cell>
          <table:table-cell table:formula="of:=['patched-standard'.AB162]" office:value-type="float" office:value="0" calcext:value-type="float">
            <text:p>0</text:p>
          </table:table-cell>
          <table:table-cell table:formula="of:=['patched-standard'.AC162]" office:value-type="float" office:value="0" calcext:value-type="float">
            <text:p>0</text:p>
          </table:table-cell>
          <table:table-cell table:formula="of:=['patched-standard'.O162]" office:value-type="float" office:value="0" calcext:value-type="float">
            <text:p>0</text:p>
          </table:table-cell>
          <table:table-cell table:formula="of:=['patched-aggressive'.AB162]" office:value-type="float" office:value="0" calcext:value-type="float">
            <text:p>0</text:p>
          </table:table-cell>
          <table:table-cell table:formula="of:=['patched-aggressive'.AC162]" office:value-type="float" office:value="0" calcext:value-type="float">
            <text:p>0</text:p>
          </table:table-cell>
          <table:table-cell table:formula="of:=['patched-aggressive'.O162]" office:value-type="float" office:value="0" calcext:value-type="float">
            <text:p>0</text:p>
          </table:table-cell>
        </table:table-row>
        <table:table-row table:style-name="ro1">
          <table:table-cell table:formula="of:=[original.AB163]" office:value-type="float" office:value="0" calcext:value-type="float">
            <text:p>0</text:p>
          </table:table-cell>
          <table:table-cell table:formula="of:=[original.AC163]" office:value-type="float" office:value="0" calcext:value-type="float">
            <text:p>0</text:p>
          </table:table-cell>
          <table:table-cell table:formula="of:=[original.O163]" office:value-type="float" office:value="0" calcext:value-type="float">
            <text:p>0</text:p>
          </table:table-cell>
          <table:table-cell table:formula="of:=['patched-standard'.AB163]" office:value-type="float" office:value="0" calcext:value-type="float">
            <text:p>0</text:p>
          </table:table-cell>
          <table:table-cell table:formula="of:=['patched-standard'.AC163]" office:value-type="float" office:value="0" calcext:value-type="float">
            <text:p>0</text:p>
          </table:table-cell>
          <table:table-cell table:formula="of:=['patched-standard'.O163]" office:value-type="float" office:value="0" calcext:value-type="float">
            <text:p>0</text:p>
          </table:table-cell>
          <table:table-cell table:formula="of:=['patched-aggressive'.AB163]" office:value-type="float" office:value="0" calcext:value-type="float">
            <text:p>0</text:p>
          </table:table-cell>
          <table:table-cell table:formula="of:=['patched-aggressive'.AC163]" office:value-type="float" office:value="0" calcext:value-type="float">
            <text:p>0</text:p>
          </table:table-cell>
          <table:table-cell table:formula="of:=['patched-aggressive'.O163]" office:value-type="float" office:value="0" calcext:value-type="float">
            <text:p>0</text:p>
          </table:table-cell>
        </table:table-row>
        <table:table-row table:style-name="ro1">
          <table:table-cell table:formula="of:=[original.AB164]" office:value-type="float" office:value="0" calcext:value-type="float">
            <text:p>0</text:p>
          </table:table-cell>
          <table:table-cell table:formula="of:=[original.AC164]" office:value-type="float" office:value="0" calcext:value-type="float">
            <text:p>0</text:p>
          </table:table-cell>
          <table:table-cell table:formula="of:=[original.O164]" office:value-type="float" office:value="0" calcext:value-type="float">
            <text:p>0</text:p>
          </table:table-cell>
          <table:table-cell table:formula="of:=['patched-standard'.AB164]" office:value-type="float" office:value="0" calcext:value-type="float">
            <text:p>0</text:p>
          </table:table-cell>
          <table:table-cell table:formula="of:=['patched-standard'.AC164]" office:value-type="float" office:value="0" calcext:value-type="float">
            <text:p>0</text:p>
          </table:table-cell>
          <table:table-cell table:formula="of:=['patched-standard'.O164]" office:value-type="float" office:value="0" calcext:value-type="float">
            <text:p>0</text:p>
          </table:table-cell>
          <table:table-cell table:formula="of:=['patched-aggressive'.AB164]" office:value-type="float" office:value="0" calcext:value-type="float">
            <text:p>0</text:p>
          </table:table-cell>
          <table:table-cell table:formula="of:=['patched-aggressive'.AC164]" office:value-type="float" office:value="0" calcext:value-type="float">
            <text:p>0</text:p>
          </table:table-cell>
          <table:table-cell table:formula="of:=['patched-aggressive'.O164]" office:value-type="float" office:value="0" calcext:value-type="float">
            <text:p>0</text:p>
          </table:table-cell>
        </table:table-row>
        <table:table-row table:style-name="ro1">
          <table:table-cell table:formula="of:=[original.AB165]" office:value-type="float" office:value="0" calcext:value-type="float">
            <text:p>0</text:p>
          </table:table-cell>
          <table:table-cell table:formula="of:=[original.AC165]" office:value-type="float" office:value="0" calcext:value-type="float">
            <text:p>0</text:p>
          </table:table-cell>
          <table:table-cell table:formula="of:=[original.O165]" office:value-type="float" office:value="0" calcext:value-type="float">
            <text:p>0</text:p>
          </table:table-cell>
          <table:table-cell table:formula="of:=['patched-standard'.AB165]" office:value-type="float" office:value="0" calcext:value-type="float">
            <text:p>0</text:p>
          </table:table-cell>
          <table:table-cell table:formula="of:=['patched-standard'.AC165]" office:value-type="float" office:value="0" calcext:value-type="float">
            <text:p>0</text:p>
          </table:table-cell>
          <table:table-cell table:formula="of:=['patched-standard'.O165]" office:value-type="float" office:value="0" calcext:value-type="float">
            <text:p>0</text:p>
          </table:table-cell>
          <table:table-cell table:formula="of:=['patched-aggressive'.AB165]" office:value-type="float" office:value="0" calcext:value-type="float">
            <text:p>0</text:p>
          </table:table-cell>
          <table:table-cell table:formula="of:=['patched-aggressive'.AC165]" office:value-type="float" office:value="0" calcext:value-type="float">
            <text:p>0</text:p>
          </table:table-cell>
          <table:table-cell table:formula="of:=['patched-aggressive'.O165]" office:value-type="float" office:value="0" calcext:value-type="float">
            <text:p>0</text:p>
          </table:table-cell>
        </table:table-row>
        <table:table-row table:style-name="ro1">
          <table:table-cell table:formula="of:=[original.AB166]" office:value-type="float" office:value="0" calcext:value-type="float">
            <text:p>0</text:p>
          </table:table-cell>
          <table:table-cell table:formula="of:=[original.AC166]" office:value-type="float" office:value="0" calcext:value-type="float">
            <text:p>0</text:p>
          </table:table-cell>
          <table:table-cell table:formula="of:=[original.O166]" office:value-type="float" office:value="0" calcext:value-type="float">
            <text:p>0</text:p>
          </table:table-cell>
          <table:table-cell table:formula="of:=['patched-standard'.AB166]" office:value-type="float" office:value="0" calcext:value-type="float">
            <text:p>0</text:p>
          </table:table-cell>
          <table:table-cell table:formula="of:=['patched-standard'.AC166]" office:value-type="float" office:value="0" calcext:value-type="float">
            <text:p>0</text:p>
          </table:table-cell>
          <table:table-cell table:formula="of:=['patched-standard'.O166]" office:value-type="float" office:value="0" calcext:value-type="float">
            <text:p>0</text:p>
          </table:table-cell>
          <table:table-cell table:formula="of:=['patched-aggressive'.AB166]" office:value-type="float" office:value="0" calcext:value-type="float">
            <text:p>0</text:p>
          </table:table-cell>
          <table:table-cell table:formula="of:=['patched-aggressive'.AC166]" office:value-type="float" office:value="0" calcext:value-type="float">
            <text:p>0</text:p>
          </table:table-cell>
          <table:table-cell table:formula="of:=['patched-aggressive'.O166]" office:value-type="float" office:value="0" calcext:value-type="float">
            <text:p>0</text:p>
          </table:table-cell>
        </table:table-row>
        <table:table-row table:style-name="ro1">
          <table:table-cell table:formula="of:=[original.AB167]" office:value-type="float" office:value="0" calcext:value-type="float">
            <text:p>0</text:p>
          </table:table-cell>
          <table:table-cell table:formula="of:=[original.AC167]" office:value-type="float" office:value="0" calcext:value-type="float">
            <text:p>0</text:p>
          </table:table-cell>
          <table:table-cell table:formula="of:=[original.O167]" office:value-type="float" office:value="0" calcext:value-type="float">
            <text:p>0</text:p>
          </table:table-cell>
          <table:table-cell table:formula="of:=['patched-standard'.AB167]" office:value-type="float" office:value="0" calcext:value-type="float">
            <text:p>0</text:p>
          </table:table-cell>
          <table:table-cell table:formula="of:=['patched-standard'.AC167]" office:value-type="float" office:value="0" calcext:value-type="float">
            <text:p>0</text:p>
          </table:table-cell>
          <table:table-cell table:formula="of:=['patched-standard'.O167]" office:value-type="float" office:value="0" calcext:value-type="float">
            <text:p>0</text:p>
          </table:table-cell>
          <table:table-cell table:formula="of:=['patched-aggressive'.AB167]" office:value-type="float" office:value="0" calcext:value-type="float">
            <text:p>0</text:p>
          </table:table-cell>
          <table:table-cell table:formula="of:=['patched-aggressive'.AC167]" office:value-type="float" office:value="0" calcext:value-type="float">
            <text:p>0</text:p>
          </table:table-cell>
          <table:table-cell table:formula="of:=['patched-aggressive'.O167]" office:value-type="float" office:value="0" calcext:value-type="float">
            <text:p>0</text:p>
          </table:table-cell>
        </table:table-row>
        <table:table-row table:style-name="ro1">
          <table:table-cell table:formula="of:=[original.AB168]" office:value-type="float" office:value="0" calcext:value-type="float">
            <text:p>0</text:p>
          </table:table-cell>
          <table:table-cell table:formula="of:=[original.AC168]" office:value-type="float" office:value="0" calcext:value-type="float">
            <text:p>0</text:p>
          </table:table-cell>
          <table:table-cell table:formula="of:=[original.O168]" office:value-type="float" office:value="0" calcext:value-type="float">
            <text:p>0</text:p>
          </table:table-cell>
          <table:table-cell table:formula="of:=['patched-standard'.AB168]" office:value-type="float" office:value="0" calcext:value-type="float">
            <text:p>0</text:p>
          </table:table-cell>
          <table:table-cell table:formula="of:=['patched-standard'.AC168]" office:value-type="float" office:value="0" calcext:value-type="float">
            <text:p>0</text:p>
          </table:table-cell>
          <table:table-cell table:formula="of:=['patched-standard'.O168]" office:value-type="float" office:value="0" calcext:value-type="float">
            <text:p>0</text:p>
          </table:table-cell>
          <table:table-cell table:formula="of:=['patched-aggressive'.AB168]" office:value-type="float" office:value="0" calcext:value-type="float">
            <text:p>0</text:p>
          </table:table-cell>
          <table:table-cell table:formula="of:=['patched-aggressive'.AC168]" office:value-type="float" office:value="0" calcext:value-type="float">
            <text:p>0</text:p>
          </table:table-cell>
          <table:table-cell table:formula="of:=['patched-aggressive'.O168]" office:value-type="float" office:value="0" calcext:value-type="float">
            <text:p>0</text:p>
          </table:table-cell>
        </table:table-row>
        <table:table-row table:style-name="ro1">
          <table:table-cell table:formula="of:=[original.AB169]" office:value-type="float" office:value="0" calcext:value-type="float">
            <text:p>0</text:p>
          </table:table-cell>
          <table:table-cell table:formula="of:=[original.AC169]" office:value-type="float" office:value="0" calcext:value-type="float">
            <text:p>0</text:p>
          </table:table-cell>
          <table:table-cell table:formula="of:=[original.O169]" office:value-type="float" office:value="0" calcext:value-type="float">
            <text:p>0</text:p>
          </table:table-cell>
          <table:table-cell table:formula="of:=['patched-standard'.AB169]" office:value-type="float" office:value="0" calcext:value-type="float">
            <text:p>0</text:p>
          </table:table-cell>
          <table:table-cell table:formula="of:=['patched-standard'.AC169]" office:value-type="float" office:value="0" calcext:value-type="float">
            <text:p>0</text:p>
          </table:table-cell>
          <table:table-cell table:formula="of:=['patched-standard'.O169]" office:value-type="float" office:value="0" calcext:value-type="float">
            <text:p>0</text:p>
          </table:table-cell>
          <table:table-cell table:formula="of:=['patched-aggressive'.AB169]" office:value-type="float" office:value="0" calcext:value-type="float">
            <text:p>0</text:p>
          </table:table-cell>
          <table:table-cell table:formula="of:=['patched-aggressive'.AC169]" office:value-type="float" office:value="0" calcext:value-type="float">
            <text:p>0</text:p>
          </table:table-cell>
          <table:table-cell table:formula="of:=['patched-aggressive'.O169]" office:value-type="float" office:value="0" calcext:value-type="float">
            <text:p>0</text:p>
          </table:table-cell>
        </table:table-row>
        <table:table-row table:style-name="ro1">
          <table:table-cell table:formula="of:=[original.AB170]" office:value-type="float" office:value="0" calcext:value-type="float">
            <text:p>0</text:p>
          </table:table-cell>
          <table:table-cell table:formula="of:=[original.AC170]" office:value-type="float" office:value="0" calcext:value-type="float">
            <text:p>0</text:p>
          </table:table-cell>
          <table:table-cell table:formula="of:=[original.O170]" office:value-type="float" office:value="0" calcext:value-type="float">
            <text:p>0</text:p>
          </table:table-cell>
          <table:table-cell table:formula="of:=['patched-standard'.AB170]" office:value-type="float" office:value="0" calcext:value-type="float">
            <text:p>0</text:p>
          </table:table-cell>
          <table:table-cell table:formula="of:=['patched-standard'.AC170]" office:value-type="float" office:value="0" calcext:value-type="float">
            <text:p>0</text:p>
          </table:table-cell>
          <table:table-cell table:formula="of:=['patched-standard'.O170]" office:value-type="float" office:value="0" calcext:value-type="float">
            <text:p>0</text:p>
          </table:table-cell>
          <table:table-cell table:formula="of:=['patched-aggressive'.AB170]" office:value-type="float" office:value="0" calcext:value-type="float">
            <text:p>0</text:p>
          </table:table-cell>
          <table:table-cell table:formula="of:=['patched-aggressive'.AC170]" office:value-type="float" office:value="0" calcext:value-type="float">
            <text:p>0</text:p>
          </table:table-cell>
          <table:table-cell table:formula="of:=['patched-aggressive'.O170]" office:value-type="float" office:value="0" calcext:value-type="float">
            <text:p>0</text:p>
          </table:table-cell>
        </table:table-row>
        <table:table-row table:style-name="ro1">
          <table:table-cell table:formula="of:=[original.AB171]" office:value-type="float" office:value="0" calcext:value-type="float">
            <text:p>0</text:p>
          </table:table-cell>
          <table:table-cell table:formula="of:=[original.AC171]" office:value-type="float" office:value="0" calcext:value-type="float">
            <text:p>0</text:p>
          </table:table-cell>
          <table:table-cell table:formula="of:=[original.O171]" office:value-type="float" office:value="0" calcext:value-type="float">
            <text:p>0</text:p>
          </table:table-cell>
          <table:table-cell table:formula="of:=['patched-standard'.AB171]" office:value-type="float" office:value="0" calcext:value-type="float">
            <text:p>0</text:p>
          </table:table-cell>
          <table:table-cell table:formula="of:=['patched-standard'.AC171]" office:value-type="float" office:value="0" calcext:value-type="float">
            <text:p>0</text:p>
          </table:table-cell>
          <table:table-cell table:formula="of:=['patched-standard'.O171]" office:value-type="float" office:value="0" calcext:value-type="float">
            <text:p>0</text:p>
          </table:table-cell>
          <table:table-cell table:formula="of:=['patched-aggressive'.AB171]" office:value-type="float" office:value="0" calcext:value-type="float">
            <text:p>0</text:p>
          </table:table-cell>
          <table:table-cell table:formula="of:=['patched-aggressive'.AC171]" office:value-type="float" office:value="0" calcext:value-type="float">
            <text:p>0</text:p>
          </table:table-cell>
          <table:table-cell table:formula="of:=['patched-aggressive'.O171]" office:value-type="float" office:value="0" calcext:value-type="float">
            <text:p>0</text:p>
          </table:table-cell>
        </table:table-row>
        <table:table-row table:style-name="ro1">
          <table:table-cell table:formula="of:=[original.AB172]" office:value-type="float" office:value="0" calcext:value-type="float">
            <text:p>0</text:p>
          </table:table-cell>
          <table:table-cell table:formula="of:=[original.AC172]" office:value-type="float" office:value="0" calcext:value-type="float">
            <text:p>0</text:p>
          </table:table-cell>
          <table:table-cell table:formula="of:=[original.O172]" office:value-type="float" office:value="0" calcext:value-type="float">
            <text:p>0</text:p>
          </table:table-cell>
          <table:table-cell table:formula="of:=['patched-standard'.AB172]" office:value-type="float" office:value="0" calcext:value-type="float">
            <text:p>0</text:p>
          </table:table-cell>
          <table:table-cell table:formula="of:=['patched-standard'.AC172]" office:value-type="float" office:value="0" calcext:value-type="float">
            <text:p>0</text:p>
          </table:table-cell>
          <table:table-cell table:formula="of:=['patched-standard'.O172]" office:value-type="float" office:value="0" calcext:value-type="float">
            <text:p>0</text:p>
          </table:table-cell>
          <table:table-cell table:formula="of:=['patched-aggressive'.AB172]" office:value-type="float" office:value="0" calcext:value-type="float">
            <text:p>0</text:p>
          </table:table-cell>
          <table:table-cell table:formula="of:=['patched-aggressive'.AC172]" office:value-type="float" office:value="0" calcext:value-type="float">
            <text:p>0</text:p>
          </table:table-cell>
          <table:table-cell table:formula="of:=['patched-aggressive'.O172]" office:value-type="float" office:value="0" calcext:value-type="float">
            <text:p>0</text:p>
          </table:table-cell>
        </table:table-row>
        <table:table-row table:style-name="ro1">
          <table:table-cell table:formula="of:=[original.AB173]" office:value-type="float" office:value="0" calcext:value-type="float">
            <text:p>0</text:p>
          </table:table-cell>
          <table:table-cell table:formula="of:=[original.AC173]" office:value-type="float" office:value="0" calcext:value-type="float">
            <text:p>0</text:p>
          </table:table-cell>
          <table:table-cell table:formula="of:=[original.O173]" office:value-type="float" office:value="0" calcext:value-type="float">
            <text:p>0</text:p>
          </table:table-cell>
          <table:table-cell table:formula="of:=['patched-standard'.AB173]" office:value-type="float" office:value="0" calcext:value-type="float">
            <text:p>0</text:p>
          </table:table-cell>
          <table:table-cell table:formula="of:=['patched-standard'.AC173]" office:value-type="float" office:value="0" calcext:value-type="float">
            <text:p>0</text:p>
          </table:table-cell>
          <table:table-cell table:formula="of:=['patched-standard'.O173]" office:value-type="float" office:value="0" calcext:value-type="float">
            <text:p>0</text:p>
          </table:table-cell>
          <table:table-cell table:formula="of:=['patched-aggressive'.AB173]" office:value-type="float" office:value="0" calcext:value-type="float">
            <text:p>0</text:p>
          </table:table-cell>
          <table:table-cell table:formula="of:=['patched-aggressive'.AC173]" office:value-type="float" office:value="0" calcext:value-type="float">
            <text:p>0</text:p>
          </table:table-cell>
          <table:table-cell table:formula="of:=['patched-aggressive'.O173]" office:value-type="float" office:value="0" calcext:value-type="float">
            <text:p>0</text:p>
          </table:table-cell>
        </table:table-row>
        <table:table-row table:style-name="ro1">
          <table:table-cell table:formula="of:=[original.AB174]" office:value-type="float" office:value="0" calcext:value-type="float">
            <text:p>0</text:p>
          </table:table-cell>
          <table:table-cell table:formula="of:=[original.AC174]" office:value-type="float" office:value="0" calcext:value-type="float">
            <text:p>0</text:p>
          </table:table-cell>
          <table:table-cell table:formula="of:=[original.O174]" office:value-type="float" office:value="0" calcext:value-type="float">
            <text:p>0</text:p>
          </table:table-cell>
          <table:table-cell table:formula="of:=['patched-standard'.AB174]" office:value-type="float" office:value="0" calcext:value-type="float">
            <text:p>0</text:p>
          </table:table-cell>
          <table:table-cell table:formula="of:=['patched-standard'.AC174]" office:value-type="float" office:value="0" calcext:value-type="float">
            <text:p>0</text:p>
          </table:table-cell>
          <table:table-cell table:formula="of:=['patched-standard'.O174]" office:value-type="float" office:value="0" calcext:value-type="float">
            <text:p>0</text:p>
          </table:table-cell>
          <table:table-cell table:formula="of:=['patched-aggressive'.AB174]" office:value-type="float" office:value="0" calcext:value-type="float">
            <text:p>0</text:p>
          </table:table-cell>
          <table:table-cell table:formula="of:=['patched-aggressive'.AC174]" office:value-type="float" office:value="0" calcext:value-type="float">
            <text:p>0</text:p>
          </table:table-cell>
          <table:table-cell table:formula="of:=['patched-aggressive'.O174]" office:value-type="float" office:value="0" calcext:value-type="float">
            <text:p>0</text:p>
          </table:table-cell>
        </table:table-row>
        <table:table-row table:style-name="ro1">
          <table:table-cell table:formula="of:=[original.AB175]" office:value-type="float" office:value="0" calcext:value-type="float">
            <text:p>0</text:p>
          </table:table-cell>
          <table:table-cell table:formula="of:=[original.AC175]" office:value-type="float" office:value="0" calcext:value-type="float">
            <text:p>0</text:p>
          </table:table-cell>
          <table:table-cell table:formula="of:=[original.O175]" office:value-type="float" office:value="0" calcext:value-type="float">
            <text:p>0</text:p>
          </table:table-cell>
          <table:table-cell table:formula="of:=['patched-standard'.AB175]" office:value-type="float" office:value="0" calcext:value-type="float">
            <text:p>0</text:p>
          </table:table-cell>
          <table:table-cell table:formula="of:=['patched-standard'.AC175]" office:value-type="float" office:value="0" calcext:value-type="float">
            <text:p>0</text:p>
          </table:table-cell>
          <table:table-cell table:formula="of:=['patched-standard'.O175]" office:value-type="float" office:value="0" calcext:value-type="float">
            <text:p>0</text:p>
          </table:table-cell>
          <table:table-cell table:formula="of:=['patched-aggressive'.AB175]" office:value-type="float" office:value="0" calcext:value-type="float">
            <text:p>0</text:p>
          </table:table-cell>
          <table:table-cell table:formula="of:=['patched-aggressive'.AC175]" office:value-type="float" office:value="0" calcext:value-type="float">
            <text:p>0</text:p>
          </table:table-cell>
          <table:table-cell table:formula="of:=['patched-aggressive'.O175]" office:value-type="float" office:value="0" calcext:value-type="float">
            <text:p>0</text:p>
          </table:table-cell>
        </table:table-row>
        <table:table-row table:style-name="ro1">
          <table:table-cell table:formula="of:=[original.AB176]" office:value-type="float" office:value="0" calcext:value-type="float">
            <text:p>0</text:p>
          </table:table-cell>
          <table:table-cell table:formula="of:=[original.AC176]" office:value-type="float" office:value="0" calcext:value-type="float">
            <text:p>0</text:p>
          </table:table-cell>
          <table:table-cell table:formula="of:=[original.O176]" office:value-type="float" office:value="0" calcext:value-type="float">
            <text:p>0</text:p>
          </table:table-cell>
          <table:table-cell table:formula="of:=['patched-standard'.AB176]" office:value-type="float" office:value="0" calcext:value-type="float">
            <text:p>0</text:p>
          </table:table-cell>
          <table:table-cell table:formula="of:=['patched-standard'.AC176]" office:value-type="float" office:value="0" calcext:value-type="float">
            <text:p>0</text:p>
          </table:table-cell>
          <table:table-cell table:formula="of:=['patched-standard'.O176]" office:value-type="float" office:value="0" calcext:value-type="float">
            <text:p>0</text:p>
          </table:table-cell>
          <table:table-cell table:formula="of:=['patched-aggressive'.AB176]" office:value-type="float" office:value="0" calcext:value-type="float">
            <text:p>0</text:p>
          </table:table-cell>
          <table:table-cell table:formula="of:=['patched-aggressive'.AC176]" office:value-type="float" office:value="0" calcext:value-type="float">
            <text:p>0</text:p>
          </table:table-cell>
          <table:table-cell table:formula="of:=['patched-aggressive'.O176]" office:value-type="float" office:value="0" calcext:value-type="float">
            <text:p>0</text:p>
          </table:table-cell>
        </table:table-row>
        <table:table-row table:style-name="ro1">
          <table:table-cell table:formula="of:=[original.AB177]" office:value-type="float" office:value="0" calcext:value-type="float">
            <text:p>0</text:p>
          </table:table-cell>
          <table:table-cell table:formula="of:=[original.AC177]" office:value-type="float" office:value="0" calcext:value-type="float">
            <text:p>0</text:p>
          </table:table-cell>
          <table:table-cell table:formula="of:=[original.O177]" office:value-type="float" office:value="0" calcext:value-type="float">
            <text:p>0</text:p>
          </table:table-cell>
          <table:table-cell table:formula="of:=['patched-standard'.AB177]" office:value-type="float" office:value="0" calcext:value-type="float">
            <text:p>0</text:p>
          </table:table-cell>
          <table:table-cell table:formula="of:=['patched-standard'.AC177]" office:value-type="float" office:value="0" calcext:value-type="float">
            <text:p>0</text:p>
          </table:table-cell>
          <table:table-cell table:formula="of:=['patched-standard'.O177]" office:value-type="float" office:value="0" calcext:value-type="float">
            <text:p>0</text:p>
          </table:table-cell>
          <table:table-cell table:formula="of:=['patched-aggressive'.AB177]" office:value-type="float" office:value="0" calcext:value-type="float">
            <text:p>0</text:p>
          </table:table-cell>
          <table:table-cell table:formula="of:=['patched-aggressive'.AC177]" office:value-type="float" office:value="0" calcext:value-type="float">
            <text:p>0</text:p>
          </table:table-cell>
          <table:table-cell table:formula="of:=['patched-aggressive'.O177]" office:value-type="float" office:value="0" calcext:value-type="float">
            <text:p>0</text:p>
          </table:table-cell>
        </table:table-row>
        <table:table-row table:style-name="ro1">
          <table:table-cell table:formula="of:=[original.AB178]" office:value-type="float" office:value="0" calcext:value-type="float">
            <text:p>0</text:p>
          </table:table-cell>
          <table:table-cell table:formula="of:=[original.AC178]" office:value-type="float" office:value="0" calcext:value-type="float">
            <text:p>0</text:p>
          </table:table-cell>
          <table:table-cell table:formula="of:=[original.O178]" office:value-type="float" office:value="0" calcext:value-type="float">
            <text:p>0</text:p>
          </table:table-cell>
          <table:table-cell table:formula="of:=['patched-standard'.AB178]" office:value-type="float" office:value="0" calcext:value-type="float">
            <text:p>0</text:p>
          </table:table-cell>
          <table:table-cell table:formula="of:=['patched-standard'.AC178]" office:value-type="float" office:value="0" calcext:value-type="float">
            <text:p>0</text:p>
          </table:table-cell>
          <table:table-cell table:formula="of:=['patched-standard'.O178]" office:value-type="float" office:value="0" calcext:value-type="float">
            <text:p>0</text:p>
          </table:table-cell>
          <table:table-cell table:formula="of:=['patched-aggressive'.AB178]" office:value-type="float" office:value="0" calcext:value-type="float">
            <text:p>0</text:p>
          </table:table-cell>
          <table:table-cell table:formula="of:=['patched-aggressive'.AC178]" office:value-type="float" office:value="0" calcext:value-type="float">
            <text:p>0</text:p>
          </table:table-cell>
          <table:table-cell table:formula="of:=['patched-aggressive'.O178]" office:value-type="float" office:value="0" calcext:value-type="float">
            <text:p>0</text:p>
          </table:table-cell>
        </table:table-row>
        <table:table-row table:style-name="ro1">
          <table:table-cell table:formula="of:=[original.AB179]" office:value-type="float" office:value="0" calcext:value-type="float">
            <text:p>0</text:p>
          </table:table-cell>
          <table:table-cell table:formula="of:=[original.AC179]" office:value-type="float" office:value="0" calcext:value-type="float">
            <text:p>0</text:p>
          </table:table-cell>
          <table:table-cell table:formula="of:=[original.O179]" office:value-type="float" office:value="0" calcext:value-type="float">
            <text:p>0</text:p>
          </table:table-cell>
          <table:table-cell table:formula="of:=['patched-standard'.AB179]" office:value-type="float" office:value="0" calcext:value-type="float">
            <text:p>0</text:p>
          </table:table-cell>
          <table:table-cell table:formula="of:=['patched-standard'.AC179]" office:value-type="float" office:value="0" calcext:value-type="float">
            <text:p>0</text:p>
          </table:table-cell>
          <table:table-cell table:formula="of:=['patched-standard'.O179]" office:value-type="float" office:value="0" calcext:value-type="float">
            <text:p>0</text:p>
          </table:table-cell>
          <table:table-cell table:formula="of:=['patched-aggressive'.AB179]" office:value-type="float" office:value="0" calcext:value-type="float">
            <text:p>0</text:p>
          </table:table-cell>
          <table:table-cell table:formula="of:=['patched-aggressive'.AC179]" office:value-type="float" office:value="0" calcext:value-type="float">
            <text:p>0</text:p>
          </table:table-cell>
          <table:table-cell table:formula="of:=['patched-aggressive'.O179]" office:value-type="float" office:value="0" calcext:value-type="float">
            <text:p>0</text:p>
          </table:table-cell>
        </table:table-row>
        <table:table-row table:style-name="ro1">
          <table:table-cell table:formula="of:=[original.AB180]" office:value-type="float" office:value="0" calcext:value-type="float">
            <text:p>0</text:p>
          </table:table-cell>
          <table:table-cell table:formula="of:=[original.AC180]" office:value-type="float" office:value="0" calcext:value-type="float">
            <text:p>0</text:p>
          </table:table-cell>
          <table:table-cell table:formula="of:=[original.O180]" office:value-type="float" office:value="0" calcext:value-type="float">
            <text:p>0</text:p>
          </table:table-cell>
          <table:table-cell table:formula="of:=['patched-standard'.AB180]" office:value-type="float" office:value="0" calcext:value-type="float">
            <text:p>0</text:p>
          </table:table-cell>
          <table:table-cell table:formula="of:=['patched-standard'.AC180]" office:value-type="float" office:value="0" calcext:value-type="float">
            <text:p>0</text:p>
          </table:table-cell>
          <table:table-cell table:formula="of:=['patched-standard'.O180]" office:value-type="float" office:value="0" calcext:value-type="float">
            <text:p>0</text:p>
          </table:table-cell>
          <table:table-cell table:formula="of:=['patched-aggressive'.AB180]" office:value-type="float" office:value="0" calcext:value-type="float">
            <text:p>0</text:p>
          </table:table-cell>
          <table:table-cell table:formula="of:=['patched-aggressive'.AC180]" office:value-type="float" office:value="0" calcext:value-type="float">
            <text:p>0</text:p>
          </table:table-cell>
          <table:table-cell table:formula="of:=['patched-aggressive'.O180]" office:value-type="float" office:value="0" calcext:value-type="float">
            <text:p>0</text:p>
          </table:table-cell>
        </table:table-row>
      </table:table>
      <table:table table:name="orig, comm vs used" table:style-name="ta1">
        <table:shapes>
          <draw:frame draw:z-index="0" draw:style-name="gr1" draw:text-style-name="P1" svg:width="898.3pt" svg:height="636.94pt" svg:x="0.03pt" svg:y="0.03pt">
            <loext:p draw:notify-on-update-of-ranges="Sheet3.A2:Sheet3.A3 Sheet3.A4:Sheet3.A180 Sheet3.B2:Sheet3.B3 Sheet3.B4:Sheet3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, comm vs used" table:style-name="ta1">
        <table:shapes>
          <draw:frame draw:z-index="0" draw:style-name="gr1" draw:text-style-name="P1" svg:width="898.3pt" svg:height="627.17pt" svg:x="0.03pt" svg:y="0.03pt">
            <loext:p draw:notify-on-update-of-ranges="Sheet3.D2:Sheet3.D3 Sheet3.D4:Sheet3.D180 Sheet3.E2:Sheet3.E3 Sheet3.E4:Sheet3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-aggr, comm vs used" table:style-name="ta1">
        <table:shapes>
          <draw:frame draw:z-index="0" draw:style-name="gr1" draw:text-style-name="P1" svg:width="893.62pt" svg:height="623.4pt" svg:x="0.03pt" svg:y="0.03pt">
            <loext:p draw:notify-on-update-of-ranges="Sheet3.G2:Sheet3.G3 Sheet3.G4:Sheet3.G180 Sheet3.H2:Sheet3.H3 Sheet3.H4:Sheet3.H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-aggr, comm" table:style-name="ta1">
        <table:shapes>
          <draw:frame draw:z-index="0" draw:style-name="gr1" draw:text-style-name="P1" svg:width="893.62pt" svg:height="622.63pt" svg:x="0.03pt" svg:y="0.03pt">
            <loext:p draw:notify-on-update-of-ranges="Sheet3.A2:Sheet3.A3 Sheet3.A4:Sheet3.A180 Sheet3.G2:Sheet3.G3 Sheet3.G4:Sheet3.G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rss" table:style-name="ta1">
        <table:shapes>
          <draw:frame draw:z-index="0" draw:style-name="gr1" draw:text-style-name="P1" svg:width="894.42pt" svg:height="639.95pt" svg:x="0.03pt" svg:y="0.03pt">
            <loext:p draw:notify-on-update-of-ranges="Sheet3.C2:Sheet3.C3 Sheet3.C4:Sheet3.C180 Sheet3.I2:Sheet3.I3 Sheet3.I4:Sheet3.I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00/00/0000</text:date>, <text:time style:data-style-name="N2" text:time-value="09:56:32.016870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19-10-08T09:57:27.397323110</dc:date>
    <meta:editing-duration>PT57M55S</meta:editing-duration>
    <meta:editing-cycles>34</meta:editing-cycles>
    <meta:generator>LibreOffice/5.1.6.2$Linux_X86_64 LibreOffice_project/10m0$Build-2</meta:generator>
    <meta:document-statistic meta:table-count="9" meta:cell-count="22092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471cm" xlink:href=".." xlink:type="simple" chart:class="chart:line" chart:style-name="ch1">
        <chart:legend chart:legend-position="end" svg:x="27.331cm" svg:y="10.687cm" style:legend-expansion="high" chart:style-name="ch2"/>
        <chart:plot-area chart:style-name="ch3" table:cell-range-address="Sheet3.A2:Sheet3.B180" chart:data-source-has-labels="row" svg:x="0.633cm" svg:y="0.449cm" svg:width="26.065cm" svg:height="21.573cm">
          <chartooo:coordinate-region svg:x="1.81cm" svg:y="0.57cm" svg:width="24.747cm" svg:height="20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B4:Sheet3.B180" chart:label-cell-address="Sheet3.B2:Sheet3.B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40">
                <text:p>13440</text:p>
              </table:table-cell>
              <table:table-cell office:value-type="float" office:value="11190">
                <text:p>111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0">
                <text:p>13440</text:p>
              </table:table-cell>
              <table:table-cell office:value-type="float" office:value="11190">
                <text:p>11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40">
                <text:p>13440</text:p>
              </table:table-cell>
              <table:table-cell office:value-type="float" office:value="11190">
                <text:p>11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40">
                <text:p>13440</text:p>
              </table:table-cell>
              <table:table-cell office:value-type="float" office:value="11190">
                <text:p>11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904">
                <text:p>38904</text:p>
              </table:table-cell>
              <table:table-cell office:value-type="float" office:value="34201">
                <text:p>34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528">
                <text:p>69528</text:p>
              </table:table-cell>
              <table:table-cell office:value-type="float" office:value="51466">
                <text:p>51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528">
                <text:p>69528</text:p>
              </table:table-cell>
              <table:table-cell office:value-type="float" office:value="51466">
                <text:p>51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528">
                <text:p>69528</text:p>
              </table:table-cell>
              <table:table-cell office:value-type="float" office:value="51466">
                <text:p>51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528">
                <text:p>69528</text:p>
              </table:table-cell>
              <table:table-cell office:value-type="float" office:value="51466">
                <text:p>51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528">
                <text:p>69528</text:p>
              </table:table-cell>
              <table:table-cell office:value-type="float" office:value="51467">
                <text:p>514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528">
                <text:p>69528</text:p>
              </table:table-cell>
              <table:table-cell office:value-type="float" office:value="51467">
                <text:p>51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528">
                <text:p>69528</text:p>
              </table:table-cell>
              <table:table-cell office:value-type="float" office:value="51467">
                <text:p>51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528">
                <text:p>69528</text:p>
              </table:table-cell>
              <table:table-cell office:value-type="float" office:value="51467">
                <text:p>514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528">
                <text:p>69528</text:p>
              </table:table-cell>
              <table:table-cell office:value-type="float" office:value="41410">
                <text:p>414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528">
                <text:p>69528</text:p>
              </table:table-cell>
              <table:table-cell office:value-type="float" office:value="41410">
                <text:p>414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528">
                <text:p>69528</text:p>
              </table:table-cell>
              <table:table-cell office:value-type="float" office:value="41410">
                <text:p>414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528">
                <text:p>69528</text:p>
              </table:table-cell>
              <table:table-cell office:value-type="float" office:value="41410">
                <text:p>414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528">
                <text:p>69528</text:p>
              </table:table-cell>
              <table:table-cell office:value-type="float" office:value="41411">
                <text:p>414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528">
                <text:p>69528</text:p>
              </table:table-cell>
              <table:table-cell office:value-type="float" office:value="41411">
                <text:p>41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528">
                <text:p>69528</text:p>
              </table:table-cell>
              <table:table-cell office:value-type="float" office:value="41411">
                <text:p>41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528">
                <text:p>69528</text:p>
              </table:table-cell>
              <table:table-cell office:value-type="float" office:value="41411">
                <text:p>414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528">
                <text:p>69528</text:p>
              </table:table-cell>
              <table:table-cell office:value-type="float" office:value="31355">
                <text:p>31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528">
                <text:p>69528</text:p>
              </table:table-cell>
              <table:table-cell office:value-type="float" office:value="31355">
                <text:p>31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528">
                <text:p>69528</text:p>
              </table:table-cell>
              <table:table-cell office:value-type="float" office:value="31355">
                <text:p>313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528">
                <text:p>69528</text:p>
              </table:table-cell>
              <table:table-cell office:value-type="float" office:value="31355">
                <text:p>31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528">
                <text:p>69528</text:p>
              </table:table-cell>
              <table:table-cell office:value-type="float" office:value="31356">
                <text:p>31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528">
                <text:p>69528</text:p>
              </table:table-cell>
              <table:table-cell office:value-type="float" office:value="31356">
                <text:p>313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528">
                <text:p>69528</text:p>
              </table:table-cell>
              <table:table-cell office:value-type="float" office:value="31356">
                <text:p>313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528">
                <text:p>69528</text:p>
              </table:table-cell>
              <table:table-cell office:value-type="float" office:value="31356">
                <text:p>313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9384">
                <text:p>79384</text:p>
              </table:table-cell>
              <table:table-cell office:value-type="float" office:value="70538">
                <text:p>705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0536">
                <text:p>80536</text:p>
              </table:table-cell>
              <table:table-cell office:value-type="float" office:value="71581">
                <text:p>715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0536">
                <text:p>80536</text:p>
              </table:table-cell>
              <table:table-cell office:value-type="float" office:value="71581">
                <text:p>715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0536">
                <text:p>80536</text:p>
              </table:table-cell>
              <table:table-cell office:value-type="float" office:value="71581">
                <text:p>715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0536">
                <text:p>80536</text:p>
              </table:table-cell>
              <table:table-cell office:value-type="float" office:value="71581">
                <text:p>715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536">
                <text:p>80536</text:p>
              </table:table-cell>
              <table:table-cell office:value-type="float" office:value="71582">
                <text:p>715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536">
                <text:p>80536</text:p>
              </table:table-cell>
              <table:table-cell office:value-type="float" office:value="71582">
                <text:p>715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536">
                <text:p>80536</text:p>
              </table:table-cell>
              <table:table-cell office:value-type="float" office:value="71582">
                <text:p>715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0536">
                <text:p>80536</text:p>
              </table:table-cell>
              <table:table-cell office:value-type="float" office:value="71582">
                <text:p>715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536">
                <text:p>80536</text:p>
              </table:table-cell>
              <table:table-cell office:value-type="float" office:value="61526">
                <text:p>615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536">
                <text:p>80536</text:p>
              </table:table-cell>
              <table:table-cell office:value-type="float" office:value="61526">
                <text:p>615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536">
                <text:p>80536</text:p>
              </table:table-cell>
              <table:table-cell office:value-type="float" office:value="61526">
                <text:p>615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536">
                <text:p>80536</text:p>
              </table:table-cell>
              <table:table-cell office:value-type="float" office:value="61526">
                <text:p>615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536">
                <text:p>80536</text:p>
              </table:table-cell>
              <table:table-cell office:value-type="float" office:value="61530">
                <text:p>615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536">
                <text:p>80536</text:p>
              </table:table-cell>
              <table:table-cell office:value-type="float" office:value="61530">
                <text:p>615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536">
                <text:p>80536</text:p>
              </table:table-cell>
              <table:table-cell office:value-type="float" office:value="61530">
                <text:p>615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536">
                <text:p>80536</text:p>
              </table:table-cell>
              <table:table-cell office:value-type="float" office:value="61530">
                <text:p>615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240">
                <text:p>25240</text:p>
              </table:table-cell>
              <table:table-cell office:value-type="float" office:value="11249">
                <text:p>112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240">
                <text:p>25240</text:p>
              </table:table-cell>
              <table:table-cell office:value-type="float" office:value="11249">
                <text:p>112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240">
                <text:p>25240</text:p>
              </table:table-cell>
              <table:table-cell office:value-type="float" office:value="11249">
                <text:p>112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240">
                <text:p>25240</text:p>
              </table:table-cell>
              <table:table-cell office:value-type="float" office:value="11249">
                <text:p>112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126cm" xlink:href=".." xlink:type="simple" chart:class="chart:line" chart:style-name="ch1">
        <chart:legend chart:legend-position="end" svg:x="27.198cm" svg:y="10.515cm" style:legend-expansion="high" chart:style-name="ch2"/>
        <chart:plot-area chart:style-name="ch3" table:cell-range-address="Sheet3.D2:Sheet3.E180" chart:data-source-has-labels="row" svg:x="0.633cm" svg:y="0.442cm" svg:width="25.932cm" svg:height="21.242cm">
          <chartooo:coordinate-region svg:x="1.81cm" svg:y="0.563cm" svg:width="24.755cm" svg:height="20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4:Sheet3.D180" chart:label-cell-address="Sheet3.D2:Sheet3.D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 meta-used</text:p>
                <text:list>
                  <text:list-item>
                    <text:p>patched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84">
                <text:p>11584</text:p>
              </table:table-cell>
              <table:table-cell office:value-type="float" office:value="11285">
                <text:p>11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84">
                <text:p>11584</text:p>
              </table:table-cell>
              <table:table-cell office:value-type="float" office:value="11285">
                <text:p>1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84">
                <text:p>11584</text:p>
              </table:table-cell>
              <table:table-cell office:value-type="float" office:value="11285">
                <text:p>11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84">
                <text:p>11584</text:p>
              </table:table-cell>
              <table:table-cell office:value-type="float" office:value="11285">
                <text:p>11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76">
                <text:p>32576</text:p>
              </table:table-cell>
              <table:table-cell office:value-type="float" office:value="29034">
                <text:p>29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520">
                <text:p>67520</text:p>
              </table:table-cell>
              <table:table-cell office:value-type="float" office:value="39604">
                <text:p>39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520">
                <text:p>67520</text:p>
              </table:table-cell>
              <table:table-cell office:value-type="float" office:value="39604">
                <text:p>39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520">
                <text:p>67520</text:p>
              </table:table-cell>
              <table:table-cell office:value-type="float" office:value="39604">
                <text:p>396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20">
                <text:p>67520</text:p>
              </table:table-cell>
              <table:table-cell office:value-type="float" office:value="39604">
                <text:p>396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584">
                <text:p>67584</text:p>
              </table:table-cell>
              <table:table-cell office:value-type="float" office:value="39605">
                <text:p>39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584">
                <text:p>67584</text:p>
              </table:table-cell>
              <table:table-cell office:value-type="float" office:value="39605">
                <text:p>396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584">
                <text:p>67584</text:p>
              </table:table-cell>
              <table:table-cell office:value-type="float" office:value="39605">
                <text:p>39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584">
                <text:p>67584</text:p>
              </table:table-cell>
              <table:table-cell office:value-type="float" office:value="39605">
                <text:p>39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584">
                <text:p>67584</text:p>
              </table:table-cell>
              <table:table-cell office:value-type="float" office:value="30180">
                <text:p>30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584">
                <text:p>67584</text:p>
              </table:table-cell>
              <table:table-cell office:value-type="float" office:value="30180">
                <text:p>301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584">
                <text:p>67584</text:p>
              </table:table-cell>
              <table:table-cell office:value-type="float" office:value="30180">
                <text:p>301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584">
                <text:p>67584</text:p>
              </table:table-cell>
              <table:table-cell office:value-type="float" office:value="30180">
                <text:p>30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584">
                <text:p>67584</text:p>
              </table:table-cell>
              <table:table-cell office:value-type="float" office:value="30181">
                <text:p>30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584">
                <text:p>67584</text:p>
              </table:table-cell>
              <table:table-cell office:value-type="float" office:value="30181">
                <text:p>30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584">
                <text:p>67584</text:p>
              </table:table-cell>
              <table:table-cell office:value-type="float" office:value="30181">
                <text:p>30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584">
                <text:p>67584</text:p>
              </table:table-cell>
              <table:table-cell office:value-type="float" office:value="30181">
                <text:p>30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120">
                <text:p>69120</text:p>
              </table:table-cell>
              <table:table-cell office:value-type="float" office:value="60021">
                <text:p>60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848">
                <text:p>78848</text:p>
              </table:table-cell>
              <table:table-cell office:value-type="float" office:value="68234">
                <text:p>682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8848">
                <text:p>78848</text:p>
              </table:table-cell>
              <table:table-cell office:value-type="float" office:value="68234">
                <text:p>682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848">
                <text:p>78848</text:p>
              </table:table-cell>
              <table:table-cell office:value-type="float" office:value="68234">
                <text:p>682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848">
                <text:p>78848</text:p>
              </table:table-cell>
              <table:table-cell office:value-type="float" office:value="68234">
                <text:p>682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8848">
                <text:p>78848</text:p>
              </table:table-cell>
              <table:table-cell office:value-type="float" office:value="68235">
                <text:p>682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848">
                <text:p>78848</text:p>
              </table:table-cell>
              <table:table-cell office:value-type="float" office:value="68235">
                <text:p>68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848">
                <text:p>78848</text:p>
              </table:table-cell>
              <table:table-cell office:value-type="float" office:value="68235">
                <text:p>682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848">
                <text:p>78848</text:p>
              </table:table-cell>
              <table:table-cell office:value-type="float" office:value="68235">
                <text:p>682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648">
                <text:p>11648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648">
                <text:p>11648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648">
                <text:p>11648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648">
                <text:p>11648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93cm" xlink:href=".." xlink:type="simple" chart:class="chart:line" chart:style-name="ch1">
        <chart:legend chart:legend-position="end" svg:x="26.266cm" svg:y="10.448cm" style:legend-expansion="high" chart:style-name="ch2"/>
        <chart:plot-area chart:style-name="ch3" table:cell-range-address="Sheet3.G2:Sheet3.H180" chart:data-source-has-labels="row" svg:x="0.63cm" svg:y="0.439cm" svg:width="25.006cm" svg:height="21.115cm">
          <chartooo:coordinate-region svg:x="1.807cm" svg:y="0.56cm" svg:width="23.824cm" svg:height="19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80" chart:label-cell-address="Sheet3.G2:Sheet3.G3" chart:class="chart:line">
            <chart:data-point chart:repeated="177"/>
          </chart:series>
          <chart:series chart:style-name="ch7" chart:values-cell-range-address="Sheet3.H4:Sheet3.H180" chart:label-cell-address="Sheet3.H2:Sheet3.H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aggr meta-used</text:p>
                <text:list>
                  <text:list-item>
                    <text:p>patched-aggr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52">
                <text:p>1155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52">
                <text:p>1155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52">
                <text:p>1155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52">
                <text:p>1155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728">
                <text:p>33728</text:p>
              </table:table-cell>
              <table:table-cell office:value-type="float" office:value="30015">
                <text:p>30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584">
                <text:p>67584</text:p>
              </table:table-cell>
              <table:table-cell office:value-type="float" office:value="49091">
                <text:p>49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584">
                <text:p>67584</text:p>
              </table:table-cell>
              <table:table-cell office:value-type="float" office:value="49091">
                <text:p>49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584">
                <text:p>67584</text:p>
              </table:table-cell>
              <table:table-cell office:value-type="float" office:value="49091">
                <text:p>49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584">
                <text:p>67584</text:p>
              </table:table-cell>
              <table:table-cell office:value-type="float" office:value="49091">
                <text:p>49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584">
                <text:p>67584</text:p>
              </table:table-cell>
              <table:table-cell office:value-type="float" office:value="49092">
                <text:p>49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584">
                <text:p>67584</text:p>
              </table:table-cell>
              <table:table-cell office:value-type="float" office:value="49092">
                <text:p>49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584">
                <text:p>67584</text:p>
              </table:table-cell>
              <table:table-cell office:value-type="float" office:value="49092">
                <text:p>49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584">
                <text:p>67584</text:p>
              </table:table-cell>
              <table:table-cell office:value-type="float" office:value="49092">
                <text:p>49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184">
                <text:p>61184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184">
                <text:p>61184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184">
                <text:p>61184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184">
                <text:p>61184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184">
                <text:p>61184</text:p>
              </table:table-cell>
              <table:table-cell office:value-type="float" office:value="39668">
                <text:p>39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184">
                <text:p>61184</text:p>
              </table:table-cell>
              <table:table-cell office:value-type="float" office:value="39668">
                <text:p>39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184">
                <text:p>61184</text:p>
              </table:table-cell>
              <table:table-cell office:value-type="float" office:value="39668">
                <text:p>39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184">
                <text:p>61184</text:p>
              </table:table-cell>
              <table:table-cell office:value-type="float" office:value="39668">
                <text:p>396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584">
                <text:p>65584</text:p>
              </table:table-cell>
              <table:table-cell office:value-type="float" office:value="56891">
                <text:p>568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800">
                <text:p>78800</text:p>
              </table:table-cell>
              <table:table-cell office:value-type="float" office:value="68297">
                <text:p>68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8800">
                <text:p>78800</text:p>
              </table:table-cell>
              <table:table-cell office:value-type="float" office:value="68297">
                <text:p>682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800">
                <text:p>78800</text:p>
              </table:table-cell>
              <table:table-cell office:value-type="float" office:value="68297">
                <text:p>682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800">
                <text:p>78800</text:p>
              </table:table-cell>
              <table:table-cell office:value-type="float" office:value="68297">
                <text:p>682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8800">
                <text:p>78800</text:p>
              </table:table-cell>
              <table:table-cell office:value-type="float" office:value="68298">
                <text:p>682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800">
                <text:p>78800</text:p>
              </table:table-cell>
              <table:table-cell office:value-type="float" office:value="68298">
                <text:p>682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800">
                <text:p>78800</text:p>
              </table:table-cell>
              <table:table-cell office:value-type="float" office:value="68298">
                <text:p>68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800">
                <text:p>78800</text:p>
              </table:table-cell>
              <table:table-cell office:value-type="float" office:value="68298">
                <text:p>682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8784">
                <text:p>78784</text:p>
              </table:table-cell>
              <table:table-cell office:value-type="float" office:value="58803">
                <text:p>588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784">
                <text:p>78784</text:p>
              </table:table-cell>
              <table:table-cell office:value-type="float" office:value="58803">
                <text:p>588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784">
                <text:p>78784</text:p>
              </table:table-cell>
              <table:table-cell office:value-type="float" office:value="58803">
                <text:p>588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8784">
                <text:p>78784</text:p>
              </table:table-cell>
              <table:table-cell office:value-type="float" office:value="58803">
                <text:p>588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784">
                <text:p>78784</text:p>
              </table:table-cell>
              <table:table-cell office:value-type="float" office:value="58806">
                <text:p>588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784">
                <text:p>78784</text:p>
              </table:table-cell>
              <table:table-cell office:value-type="float" office:value="58806">
                <text:p>588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784">
                <text:p>78784</text:p>
              </table:table-cell>
              <table:table-cell office:value-type="float" office:value="58806">
                <text:p>588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784">
                <text:p>78784</text:p>
              </table:table-cell>
              <table:table-cell office:value-type="float" office:value="58806">
                <text:p>588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600">
                <text:p>11600</text:p>
              </table:table-cell>
              <table:table-cell office:value-type="float" office:value="11399">
                <text:p>113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600">
                <text:p>11600</text:p>
              </table:table-cell>
              <table:table-cell office:value-type="float" office:value="11399">
                <text:p>113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600">
                <text:p>11600</text:p>
              </table:table-cell>
              <table:table-cell office:value-type="float" office:value="11399">
                <text:p>11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600">
                <text:p>11600</text:p>
              </table:table-cell>
              <table:table-cell office:value-type="float" office:value="11399">
                <text:p>11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66cm" xlink:href=".." xlink:type="simple" chart:class="chart:line" chart:style-name="ch1">
        <chart:legend chart:legend-position="end" svg:x="26.266cm" svg:y="10.435cm" style:legend-expansion="high" chart:style-name="ch2"/>
        <chart:plot-area chart:style-name="ch3" table:cell-range-address="Sheet3.A2:Sheet3.A180 Sheet3.G2:Sheet3.G180" chart:data-source-has-labels="row" svg:x="0.63cm" svg:y="0.439cm" svg:width="25.006cm" svg:height="21.088cm">
          <chartooo:coordinate-region svg:x="1.992cm" svg:y="0.56cm" svg:width="23.638cm" svg:height="19.9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G4:Sheet3.G180" chart:label-cell-address="Sheet3.G2:Sheet3.G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40">
                <text:p>13440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0">
                <text:p>13440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40">
                <text:p>13440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40">
                <text:p>13440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768">
                <text:p>32768</text:p>
              </table:table-cell>
              <table:table-cell office:value-type="float" office:value="34992">
                <text:p>34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544">
                <text:p>123544</text:p>
              </table:table-cell>
              <table:table-cell office:value-type="float" office:value="126112">
                <text:p>126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3640">
                <text:p>223640</text:p>
              </table:table-cell>
              <table:table-cell office:value-type="float" office:value="225760">
                <text:p>2257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328">
                <text:p>324328</text:p>
              </table:table-cell>
              <table:table-cell office:value-type="float" office:value="324720">
                <text:p>3247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2248">
                <text:p>422248</text:p>
              </table:table-cell>
              <table:table-cell office:value-type="float" office:value="420816">
                <text:p>420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424">
                <text:p>520424</text:p>
              </table:table-cell>
              <table:table-cell office:value-type="float" office:value="517216">
                <text:p>517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3416">
                <text:p>573416</text:p>
              </table:table-cell>
              <table:table-cell office:value-type="float" office:value="364736">
                <text:p>3647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3416">
                <text:p>573416</text:p>
              </table:table-cell>
              <table:table-cell office:value-type="float" office:value="449296">
                <text:p>4492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3416">
                <text:p>573416</text:p>
              </table:table-cell>
              <table:table-cell office:value-type="float" office:value="530896">
                <text:p>5308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6648">
                <text:p>636648</text:p>
              </table:table-cell>
              <table:table-cell office:value-type="float" office:value="622048">
                <text:p>6220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1976">
                <text:p>111976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1976">
                <text:p>111976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1976">
                <text:p>111976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1976">
                <text:p>111976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4cm" svg:height="22.577cm" xlink:href=".." xlink:type="simple" chart:class="chart:line" chart:style-name="ch1">
        <chart:legend chart:legend-position="end" svg:x="27.194cm" svg:y="10.74cm" style:legend-expansion="high" chart:style-name="ch2"/>
        <chart:plot-area chart:style-name="ch3" table:cell-range-address="Sheet3.C2:Sheet3.C180 Sheet3.I2:Sheet3.I180" chart:data-source-has-labels="row" svg:x="0.631cm" svg:y="0.451cm" svg:width="25.932cm" svg:height="21.675cm">
          <chartooo:coordinate-region svg:x="1.993cm" svg:y="0.572cm" svg:width="24.569cm" svg:height="20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I4:Sheet3.I180" chart:label-cell-address="Sheet3.I2:Sheet3.I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-aggr rss-all</text:p>
                <text:list>
                  <text:list-item>
                    <text:p>patched-aggr</text:p>
                  </text:list-item>
                  <text:list-item>
                    <text:p>rss-all</text:p>
                  </text:list-item>
                </text:list>
                <draw:g>
                  <svg:desc>Sheet3.I2:Sheet3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I4:Sheet3.I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20">
                <text:p>33220</text:p>
              </table:table-cell>
              <table:table-cell office:value-type="float" office:value="33080">
                <text:p>330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588">
                <text:p>75588</text:p>
              </table:table-cell>
              <table:table-cell office:value-type="float" office:value="73384">
                <text:p>73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588">
                <text:p>75588</text:p>
              </table:table-cell>
              <table:table-cell office:value-type="float" office:value="73384">
                <text:p>73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588">
                <text:p>75588</text:p>
              </table:table-cell>
              <table:table-cell office:value-type="float" office:value="73384">
                <text:p>73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588">
                <text:p>75588</text:p>
              </table:table-cell>
              <table:table-cell office:value-type="float" office:value="73384">
                <text:p>73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128">
                <text:p>117128</text:p>
              </table:table-cell>
              <table:table-cell office:value-type="float" office:value="109548">
                <text:p>109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520">
                <text:p>185520</text:p>
              </table:table-cell>
              <table:table-cell office:value-type="float" office:value="189016">
                <text:p>189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520">
                <text:p>185520</text:p>
              </table:table-cell>
              <table:table-cell office:value-type="float" office:value="189016">
                <text:p>189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5520">
                <text:p>185520</text:p>
              </table:table-cell>
              <table:table-cell office:value-type="float" office:value="189016">
                <text:p>189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520">
                <text:p>185520</text:p>
              </table:table-cell>
              <table:table-cell office:value-type="float" office:value="189016">
                <text:p>189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520">
                <text:p>185520</text:p>
              </table:table-cell>
              <table:table-cell office:value-type="float" office:value="189016">
                <text:p>189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8492">
                <text:p>178492</text:p>
              </table:table-cell>
              <table:table-cell office:value-type="float" office:value="181908">
                <text:p>181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8492">
                <text:p>178492</text:p>
              </table:table-cell>
              <table:table-cell office:value-type="float" office:value="181908">
                <text:p>181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492">
                <text:p>178492</text:p>
              </table:table-cell>
              <table:table-cell office:value-type="float" office:value="181908">
                <text:p>1819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0292">
                <text:p>190292</text:p>
              </table:table-cell>
              <table:table-cell office:value-type="float" office:value="181096">
                <text:p>1810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1712">
                <text:p>191712</text:p>
              </table:table-cell>
              <table:table-cell office:value-type="float" office:value="194680">
                <text:p>1946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1712">
                <text:p>191712</text:p>
              </table:table-cell>
              <table:table-cell office:value-type="float" office:value="194680">
                <text:p>1946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1712">
                <text:p>191712</text:p>
              </table:table-cell>
              <table:table-cell office:value-type="float" office:value="194680">
                <text:p>1946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1712">
                <text:p>191712</text:p>
              </table:table-cell>
              <table:table-cell office:value-type="float" office:value="185200">
                <text:p>1852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1788">
                <text:p>191788</text:p>
              </table:table-cell>
              <table:table-cell office:value-type="float" office:value="185272">
                <text:p>185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1788">
                <text:p>191788</text:p>
              </table:table-cell>
              <table:table-cell office:value-type="float" office:value="185272">
                <text:p>1852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1788">
                <text:p>191788</text:p>
              </table:table-cell>
              <table:table-cell office:value-type="float" office:value="185272">
                <text:p>1852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1788">
                <text:p>191788</text:p>
              </table:table-cell>
              <table:table-cell office:value-type="float" office:value="185272">
                <text:p>1852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548">
                <text:p>136548</text:p>
              </table:table-cell>
              <table:table-cell office:value-type="float" office:value="118476">
                <text:p>1184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6548">
                <text:p>136548</text:p>
              </table:table-cell>
              <table:table-cell office:value-type="float" office:value="118476">
                <text:p>1184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548">
                <text:p>136548</text:p>
              </table:table-cell>
              <table:table-cell office:value-type="float" office:value="118476">
                <text:p>1184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6548">
                <text:p>136548</text:p>
              </table:table-cell>
              <table:table-cell office:value-type="float" office:value="118476">
                <text:p>118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